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 e4 hand</text:p>
          </table:table-cell>
          <table:table-cell office:value-type="string" calcext:value-type="string">
            <text:p>X moto hand</text:p>
          </table:table-cell>
          <table:table-cell/>
          <table:table-cell office:value-type="string" calcext:value-type="string">
            <text:p>Y e4 hand</text:p>
          </table:table-cell>
          <table:table-cell office:value-type="string" calcext:value-type="string">
            <text:p>Y moto hand</text:p>
          </table:table-cell>
          <table:table-cell/>
          <table:table-cell office:value-type="string" calcext:value-type="string">
            <text:p>Z e4</text:p>
          </table:table-cell>
          <table:table-cell office:value-type="string" calcext:value-type="string">
            <text:p>Z moto hand</text:p>
          </table:table-cell>
          <table:table-cell/>
          <table:table-cell office:value-type="string" calcext:value-type="string">
            <text:p>avg e4</text:p>
          </table:table-cell>
          <table:table-cell office:value-type="string" calcext:value-type="string">
            <text:p>avg moto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]+[.D2]+[.G2])/3" office:value-type="float" office:value="0.447916666666667" calcext:value-type="float">
            <text:p>0.447916666666667</text:p>
          </table:table-cell>
          <table:table-cell table:formula="of:=([.B2]+[.E2]+[.H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]+[.D3]+[.G3])/3" office:value-type="float" office:value="0.453125" calcext:value-type="float">
            <text:p>0.453125</text:p>
          </table:table-cell>
          <table:table-cell table:formula="of:=([.B3]+[.E3]+[.H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]+[.D4]+[.G4])/3" office:value-type="float" office:value="0.447916666666667" calcext:value-type="float">
            <text:p>0.447916666666667</text:p>
          </table:table-cell>
          <table:table-cell table:formula="of:=([.B4]+[.E4]+[.H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5]+[.D5]+[.G5])/3" office:value-type="float" office:value="0.447916666666667" calcext:value-type="float">
            <text:p>0.447916666666667</text:p>
          </table:table-cell>
          <table:table-cell table:formula="of:=([.B5]+[.E5]+[.H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6]+[.D6]+[.G6])/3" office:value-type="float" office:value="0.447916666666667" calcext:value-type="float">
            <text:p>0.447916666666667</text:p>
          </table:table-cell>
          <table:table-cell table:formula="of:=([.B6]+[.E6]+[.H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7]+[.D7]+[.G7])/3" office:value-type="float" office:value="0.447916666666667" calcext:value-type="float">
            <text:p>0.447916666666667</text:p>
          </table:table-cell>
          <table:table-cell table:formula="of:=([.B7]+[.E7]+[.H7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8]+[.D8]+[.G8])/3" office:value-type="float" office:value="0.447916666666667" calcext:value-type="float">
            <text:p>0.447916666666667</text:p>
          </table:table-cell>
          <table:table-cell table:formula="of:=([.B8]+[.E8]+[.H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9]+[.D9]+[.G9])/3" office:value-type="float" office:value="0.442708333333333" calcext:value-type="float">
            <text:p>0.442708333333333</text:p>
          </table:table-cell>
          <table:table-cell table:formula="of:=([.B9]+[.E9]+[.H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0]+[.D10]+[.G10])/3" office:value-type="float" office:value="0.442708333333333" calcext:value-type="float">
            <text:p>0.442708333333333</text:p>
          </table:table-cell>
          <table:table-cell table:formula="of:=([.B10]+[.E10]+[.H1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1]+[.D11]+[.G11])/3" office:value-type="float" office:value="0.442708333333333" calcext:value-type="float">
            <text:p>0.442708333333333</text:p>
          </table:table-cell>
          <table:table-cell table:formula="of:=([.B11]+[.E11]+[.H1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2]+[.D12]+[.G12])/3" office:value-type="float" office:value="0.447916666666667" calcext:value-type="float">
            <text:p>0.447916666666667</text:p>
          </table:table-cell>
          <table:table-cell table:formula="of:=([.B12]+[.E12]+[.H12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3]+[.D13]+[.G13])/3" office:value-type="float" office:value="0.447916666666667" calcext:value-type="float">
            <text:p>0.447916666666667</text:p>
          </table:table-cell>
          <table:table-cell table:formula="of:=([.B13]+[.E13]+[.H1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4]+[.D14]+[.G14])/3" office:value-type="float" office:value="0.447916666666667" calcext:value-type="float">
            <text:p>0.447916666666667</text:p>
          </table:table-cell>
          <table:table-cell table:formula="of:=([.B14]+[.E14]+[.H1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5]+[.D15]+[.G15])/3" office:value-type="float" office:value="0.447916666666667" calcext:value-type="float">
            <text:p>0.447916666666667</text:p>
          </table:table-cell>
          <table:table-cell table:formula="of:=([.B15]+[.E15]+[.H1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6]+[.D16]+[.G16])/3" office:value-type="float" office:value="0.453125" calcext:value-type="float">
            <text:p>0.453125</text:p>
          </table:table-cell>
          <table:table-cell table:formula="of:=([.B16]+[.E16]+[.H16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7]+[.D17]+[.G17])/3" office:value-type="float" office:value="0.447916666666667" calcext:value-type="float">
            <text:p>0.447916666666667</text:p>
          </table:table-cell>
          <table:table-cell table:formula="of:=([.B17]+[.E17]+[.H17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8]+[.D18]+[.G18])/3" office:value-type="float" office:value="0.447916666666667" calcext:value-type="float">
            <text:p>0.447916666666667</text:p>
          </table:table-cell>
          <table:table-cell table:formula="of:=([.B18]+[.E18]+[.H1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9]+[.D19]+[.G19])/3" office:value-type="float" office:value="0.447916666666667" calcext:value-type="float">
            <text:p>0.447916666666667</text:p>
          </table:table-cell>
          <table:table-cell table:formula="of:=([.B19]+[.E19]+[.H1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0]+[.D20]+[.G20])/3" office:value-type="float" office:value="0.447916666666667" calcext:value-type="float">
            <text:p>0.447916666666667</text:p>
          </table:table-cell>
          <table:table-cell table:formula="of:=([.B20]+[.E20]+[.H2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]+[.D21]+[.G21])/3" office:value-type="float" office:value="0.453125" calcext:value-type="float">
            <text:p>0.453125</text:p>
          </table:table-cell>
          <table:table-cell table:formula="of:=([.B21]+[.E21]+[.H21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2]+[.D22]+[.G22])/3" office:value-type="float" office:value="0.442708333333333" calcext:value-type="float">
            <text:p>0.442708333333333</text:p>
          </table:table-cell>
          <table:table-cell table:formula="of:=([.B22]+[.E22]+[.H22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3]+[.D23]+[.G23])/3" office:value-type="float" office:value="0.442708333333333" calcext:value-type="float">
            <text:p>0.442708333333333</text:p>
          </table:table-cell>
          <table:table-cell table:formula="of:=([.B23]+[.E23]+[.H2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4]+[.D24]+[.G24])/3" office:value-type="float" office:value="0.453125" calcext:value-type="float">
            <text:p>0.453125</text:p>
          </table:table-cell>
          <table:table-cell table:formula="of:=([.B24]+[.E24]+[.H2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5]+[.D25]+[.G25])/3" office:value-type="float" office:value="0.453125" calcext:value-type="float">
            <text:p>0.453125</text:p>
          </table:table-cell>
          <table:table-cell table:formula="of:=([.B25]+[.E25]+[.H2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]+[.D26]+[.G26])/3" office:value-type="float" office:value="0.447916666666667" calcext:value-type="float">
            <text:p>0.447916666666667</text:p>
          </table:table-cell>
          <table:table-cell table:formula="of:=([.B26]+[.E26]+[.H26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7]+[.D27]+[.G27])/3" office:value-type="float" office:value="0.453125" calcext:value-type="float">
            <text:p>0.453125</text:p>
          </table:table-cell>
          <table:table-cell table:formula="of:=([.B27]+[.E27]+[.H2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8]+[.D28]+[.G28])/3" office:value-type="float" office:value="0.447916666666667" calcext:value-type="float">
            <text:p>0.447916666666667</text:p>
          </table:table-cell>
          <table:table-cell table:formula="of:=([.B28]+[.E28]+[.H2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9]+[.D29]+[.G29])/3" office:value-type="float" office:value="0.447916666666667" calcext:value-type="float">
            <text:p>0.447916666666667</text:p>
          </table:table-cell>
          <table:table-cell table:formula="of:=([.B29]+[.E29]+[.H2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0]+[.D30]+[.G30])/3" office:value-type="float" office:value="0.447916666666667" calcext:value-type="float">
            <text:p>0.447916666666667</text:p>
          </table:table-cell>
          <table:table-cell table:formula="of:=([.B30]+[.E30]+[.H30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]+[.D31]+[.G31])/3" office:value-type="float" office:value="0.447916666666667" calcext:value-type="float">
            <text:p>0.447916666666667</text:p>
          </table:table-cell>
          <table:table-cell table:formula="of:=([.B31]+[.E31]+[.H3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]+[.D32]+[.G32])/3" office:value-type="float" office:value="0.453125" calcext:value-type="float">
            <text:p>0.453125</text:p>
          </table:table-cell>
          <table:table-cell table:formula="of:=([.B32]+[.E32]+[.H32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3]+[.D33]+[.G33])/3" office:value-type="float" office:value="0.447916666666667" calcext:value-type="float">
            <text:p>0.447916666666667</text:p>
          </table:table-cell>
          <table:table-cell table:formula="of:=([.B33]+[.E33]+[.H33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4]+[.D34]+[.G34])/3" office:value-type="float" office:value="0.447916666666667" calcext:value-type="float">
            <text:p>0.447916666666667</text:p>
          </table:table-cell>
          <table:table-cell table:formula="of:=([.B34]+[.E34]+[.H34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5]+[.D35]+[.G35])/3" office:value-type="float" office:value="0.447916666666667" calcext:value-type="float">
            <text:p>0.447916666666667</text:p>
          </table:table-cell>
          <table:table-cell table:formula="of:=([.B35]+[.E35]+[.H3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6]+[.D36]+[.G36])/3" office:value-type="float" office:value="0.447916666666667" calcext:value-type="float">
            <text:p>0.447916666666667</text:p>
          </table:table-cell>
          <table:table-cell table:formula="of:=([.B36]+[.E36]+[.H36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7]+[.D37]+[.G37])/3" office:value-type="float" office:value="0.442708333333333" calcext:value-type="float">
            <text:p>0.442708333333333</text:p>
          </table:table-cell>
          <table:table-cell table:formula="of:=([.B37]+[.E37]+[.H3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8]+[.D38]+[.G38])/3" office:value-type="float" office:value="0.453125" calcext:value-type="float">
            <text:p>0.453125</text:p>
          </table:table-cell>
          <table:table-cell table:formula="of:=([.B38]+[.E38]+[.H3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9]+[.D39]+[.G39])/3" office:value-type="float" office:value="0.447916666666667" calcext:value-type="float">
            <text:p>0.447916666666667</text:p>
          </table:table-cell>
          <table:table-cell table:formula="of:=([.B39]+[.E39]+[.H3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0]+[.D40]+[.G40])/3" office:value-type="float" office:value="0.447916666666667" calcext:value-type="float">
            <text:p>0.447916666666667</text:p>
          </table:table-cell>
          <table:table-cell table:formula="of:=([.B40]+[.E40]+[.H40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41]+[.D41]+[.G41])/3" office:value-type="float" office:value="0.453125" calcext:value-type="float">
            <text:p>0.453125</text:p>
          </table:table-cell>
          <table:table-cell table:formula="of:=([.B41]+[.E41]+[.H41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42]+[.D42]+[.G42])/3" office:value-type="float" office:value="0.453125" calcext:value-type="float">
            <text:p>0.453125</text:p>
          </table:table-cell>
          <table:table-cell table:formula="of:=([.B42]+[.E42]+[.H42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43]+[.D43]+[.G43])/3" office:value-type="float" office:value="0.453125" calcext:value-type="float">
            <text:p>0.453125</text:p>
          </table:table-cell>
          <table:table-cell table:formula="of:=([.B43]+[.E43]+[.H4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4]+[.D44]+[.G44])/3" office:value-type="float" office:value="0.453125" calcext:value-type="float">
            <text:p>0.453125</text:p>
          </table:table-cell>
          <table:table-cell table:formula="of:=([.B44]+[.E44]+[.H44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-0.03125" calcext:value-type="float">
            <text:p>-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5]+[.D45]+[.G45])/3" office:value-type="float" office:value="0.453125" calcext:value-type="float">
            <text:p>0.453125</text:p>
          </table:table-cell>
          <table:table-cell table:formula="of:=([.B45]+[.E45]+[.H45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-0.03125" calcext:value-type="float">
            <text:p>-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46]+[.D46]+[.G46])/3" office:value-type="float" office:value="0.447916666666667" calcext:value-type="float">
            <text:p>0.447916666666667</text:p>
          </table:table-cell>
          <table:table-cell table:formula="of:=([.B46]+[.E46]+[.H46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7]+[.D47]+[.G47])/3" office:value-type="float" office:value="0.453125" calcext:value-type="float">
            <text:p>0.453125</text:p>
          </table:table-cell>
          <table:table-cell table:formula="of:=([.B47]+[.E47]+[.H4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8]+[.D48]+[.G48])/3" office:value-type="float" office:value="0.453125" calcext:value-type="float">
            <text:p>0.453125</text:p>
          </table:table-cell>
          <table:table-cell table:formula="of:=([.B48]+[.E48]+[.H4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49]+[.D49]+[.G49])/3" office:value-type="float" office:value="0.453125" calcext:value-type="float">
            <text:p>0.453125</text:p>
          </table:table-cell>
          <table:table-cell table:formula="of:=([.B49]+[.E49]+[.H4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0]+[.D50]+[.G50])/3" office:value-type="float" office:value="0.453125" calcext:value-type="float">
            <text:p>0.453125</text:p>
          </table:table-cell>
          <table:table-cell table:formula="of:=([.B50]+[.E50]+[.H50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1]+[.D51]+[.G51])/3" office:value-type="float" office:value="0.453125" calcext:value-type="float">
            <text:p>0.453125</text:p>
          </table:table-cell>
          <table:table-cell table:formula="of:=([.B51]+[.E51]+[.H5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2]+[.D52]+[.G52])/3" office:value-type="float" office:value="0.453125" calcext:value-type="float">
            <text:p>0.453125</text:p>
          </table:table-cell>
          <table:table-cell table:formula="of:=([.B52]+[.E52]+[.H52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3]+[.D53]+[.G53])/3" office:value-type="float" office:value="0.453125" calcext:value-type="float">
            <text:p>0.453125</text:p>
          </table:table-cell>
          <table:table-cell table:formula="of:=([.B53]+[.E53]+[.H5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4]+[.D54]+[.G54])/3" office:value-type="float" office:value="0.447916666666667" calcext:value-type="float">
            <text:p>0.447916666666667</text:p>
          </table:table-cell>
          <table:table-cell table:formula="of:=([.B54]+[.E54]+[.H5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5]+[.D55]+[.G55])/3" office:value-type="float" office:value="0.447916666666667" calcext:value-type="float">
            <text:p>0.447916666666667</text:p>
          </table:table-cell>
          <table:table-cell table:formula="of:=([.B55]+[.E55]+[.H5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6]+[.D56]+[.G56])/3" office:value-type="float" office:value="0.453125" calcext:value-type="float">
            <text:p>0.453125</text:p>
          </table:table-cell>
          <table:table-cell table:formula="of:=([.B56]+[.E56]+[.H5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57]+[.D57]+[.G57])/3" office:value-type="float" office:value="0.453125" calcext:value-type="float">
            <text:p>0.453125</text:p>
          </table:table-cell>
          <table:table-cell table:formula="of:=([.B57]+[.E57]+[.H5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8]+[.D58]+[.G58])/3" office:value-type="float" office:value="0.453125" calcext:value-type="float">
            <text:p>0.453125</text:p>
          </table:table-cell>
          <table:table-cell table:formula="of:=([.B58]+[.E58]+[.H58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9]+[.D59]+[.G59])/3" office:value-type="float" office:value="0.447916666666667" calcext:value-type="float">
            <text:p>0.447916666666667</text:p>
          </table:table-cell>
          <table:table-cell table:formula="of:=([.B59]+[.E59]+[.H59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0]+[.D60]+[.G60])/3" office:value-type="float" office:value="0.447916666666667" calcext:value-type="float">
            <text:p>0.447916666666667</text:p>
          </table:table-cell>
          <table:table-cell table:formula="of:=([.B60]+[.E60]+[.H6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1]+[.D61]+[.G61])/3" office:value-type="float" office:value="0.447916666666667" calcext:value-type="float">
            <text:p>0.447916666666667</text:p>
          </table:table-cell>
          <table:table-cell table:formula="of:=([.B61]+[.E61]+[.H61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2]+[.D62]+[.G62])/3" office:value-type="float" office:value="0.447916666666667" calcext:value-type="float">
            <text:p>0.447916666666667</text:p>
          </table:table-cell>
          <table:table-cell table:formula="of:=([.B62]+[.E62]+[.H62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3]+[.D63]+[.G63])/3" office:value-type="float" office:value="0.453125" calcext:value-type="float">
            <text:p>0.453125</text:p>
          </table:table-cell>
          <table:table-cell table:formula="of:=([.B63]+[.E63]+[.H63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4]+[.D64]+[.G64])/3" office:value-type="float" office:value="0.447916666666667" calcext:value-type="float">
            <text:p>0.447916666666667</text:p>
          </table:table-cell>
          <table:table-cell table:formula="of:=([.B64]+[.E64]+[.H64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5]+[.D65]+[.G65])/3" office:value-type="float" office:value="0.453125" calcext:value-type="float">
            <text:p>0.453125</text:p>
          </table:table-cell>
          <table:table-cell table:formula="of:=([.B65]+[.E65]+[.H6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66]+[.D66]+[.G66])/3" office:value-type="float" office:value="0.447916666666667" calcext:value-type="float">
            <text:p>0.447916666666667</text:p>
          </table:table-cell>
          <table:table-cell table:formula="of:=([.B66]+[.E66]+[.H6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67]+[.D67]+[.G67])/3" office:value-type="float" office:value="0.447916666666667" calcext:value-type="float">
            <text:p>0.447916666666667</text:p>
          </table:table-cell>
          <table:table-cell table:formula="of:=([.B67]+[.E67]+[.H6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68]+[.D68]+[.G68])/3" office:value-type="float" office:value="0.453125" calcext:value-type="float">
            <text:p>0.453125</text:p>
          </table:table-cell>
          <table:table-cell table:formula="of:=([.B68]+[.E68]+[.H6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69]+[.D69]+[.G69])/3" office:value-type="float" office:value="0.447916666666667" calcext:value-type="float">
            <text:p>0.447916666666667</text:p>
          </table:table-cell>
          <table:table-cell table:formula="of:=([.B69]+[.E69]+[.H6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0]+[.D70]+[.G70])/3" office:value-type="float" office:value="0.453125" calcext:value-type="float">
            <text:p>0.453125</text:p>
          </table:table-cell>
          <table:table-cell table:formula="of:=([.B70]+[.E70]+[.H7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1]+[.D71]+[.G71])/3" office:value-type="float" office:value="0.447916666666667" calcext:value-type="float">
            <text:p>0.447916666666667</text:p>
          </table:table-cell>
          <table:table-cell table:formula="of:=([.B71]+[.E71]+[.H7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2]+[.D72]+[.G72])/3" office:value-type="float" office:value="0.453125" calcext:value-type="float">
            <text:p>0.453125</text:p>
          </table:table-cell>
          <table:table-cell table:formula="of:=([.B72]+[.E72]+[.H7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3]+[.D73]+[.G73])/3" office:value-type="float" office:value="0.447916666666667" calcext:value-type="float">
            <text:p>0.447916666666667</text:p>
          </table:table-cell>
          <table:table-cell table:formula="of:=([.B73]+[.E73]+[.H7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4]+[.D74]+[.G74])/3" office:value-type="float" office:value="0.453125" calcext:value-type="float">
            <text:p>0.453125</text:p>
          </table:table-cell>
          <table:table-cell table:formula="of:=([.B74]+[.E74]+[.H7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5]+[.D75]+[.G75])/3" office:value-type="float" office:value="0.453125" calcext:value-type="float">
            <text:p>0.453125</text:p>
          </table:table-cell>
          <table:table-cell table:formula="of:=([.B75]+[.E75]+[.H7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6]+[.D76]+[.G76])/3" office:value-type="float" office:value="0.453125" calcext:value-type="float">
            <text:p>0.453125</text:p>
          </table:table-cell>
          <table:table-cell table:formula="of:=([.B76]+[.E76]+[.H7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7]+[.D77]+[.G77])/3" office:value-type="float" office:value="0.458333333333333" calcext:value-type="float">
            <text:p>0.458333333333333</text:p>
          </table:table-cell>
          <table:table-cell table:formula="of:=([.B77]+[.E77]+[.H77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78]+[.D78]+[.G78])/3" office:value-type="float" office:value="0.4375" calcext:value-type="float">
            <text:p>0.4375</text:p>
          </table:table-cell>
          <table:table-cell table:formula="of:=([.B78]+[.E78]+[.H7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9]+[.D79]+[.G79])/3" office:value-type="float" office:value="0.447916666666667" calcext:value-type="float">
            <text:p>0.447916666666667</text:p>
          </table:table-cell>
          <table:table-cell table:formula="of:=([.B79]+[.E79]+[.H7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0]+[.D80]+[.G80])/3" office:value-type="float" office:value="0.442708333333333" calcext:value-type="float">
            <text:p>0.442708333333333</text:p>
          </table:table-cell>
          <table:table-cell table:formula="of:=([.B80]+[.E80]+[.H80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1]+[.D81]+[.G81])/3" office:value-type="float" office:value="0.447916666666667" calcext:value-type="float">
            <text:p>0.447916666666667</text:p>
          </table:table-cell>
          <table:table-cell table:formula="of:=([.B81]+[.E81]+[.H8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2]+[.D82]+[.G82])/3" office:value-type="float" office:value="0.447916666666667" calcext:value-type="float">
            <text:p>0.447916666666667</text:p>
          </table:table-cell>
          <table:table-cell table:formula="of:=([.B82]+[.E82]+[.H82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3]+[.D83]+[.G83])/3" office:value-type="float" office:value="0.447916666666667" calcext:value-type="float">
            <text:p>0.447916666666667</text:p>
          </table:table-cell>
          <table:table-cell table:formula="of:=([.B83]+[.E83]+[.H8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84]+[.D84]+[.G84])/3" office:value-type="float" office:value="0.447916666666667" calcext:value-type="float">
            <text:p>0.447916666666667</text:p>
          </table:table-cell>
          <table:table-cell table:formula="of:=([.B84]+[.E84]+[.H8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5]+[.D85]+[.G85])/3" office:value-type="float" office:value="0.447916666666667" calcext:value-type="float">
            <text:p>0.447916666666667</text:p>
          </table:table-cell>
          <table:table-cell table:formula="of:=([.B85]+[.E85]+[.H8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6]+[.D86]+[.G86])/3" office:value-type="float" office:value="0.447916666666667" calcext:value-type="float">
            <text:p>0.447916666666667</text:p>
          </table:table-cell>
          <table:table-cell table:formula="of:=([.B86]+[.E86]+[.H8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7]+[.D87]+[.G87])/3" office:value-type="float" office:value="0.453125" calcext:value-type="float">
            <text:p>0.453125</text:p>
          </table:table-cell>
          <table:table-cell table:formula="of:=([.B87]+[.E87]+[.H8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88]+[.D88]+[.G88])/3" office:value-type="float" office:value="0.447916666666667" calcext:value-type="float">
            <text:p>0.447916666666667</text:p>
          </table:table-cell>
          <table:table-cell table:formula="of:=([.B88]+[.E88]+[.H88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9]+[.D89]+[.G89])/3" office:value-type="float" office:value="0.447916666666667" calcext:value-type="float">
            <text:p>0.447916666666667</text:p>
          </table:table-cell>
          <table:table-cell table:formula="of:=([.B89]+[.E89]+[.H8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90]+[.D90]+[.G90])/3" office:value-type="float" office:value="0.447916666666667" calcext:value-type="float">
            <text:p>0.447916666666667</text:p>
          </table:table-cell>
          <table:table-cell table:formula="of:=([.B90]+[.E90]+[.H9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1]+[.D91]+[.G91])/3" office:value-type="float" office:value="0.447916666666667" calcext:value-type="float">
            <text:p>0.447916666666667</text:p>
          </table:table-cell>
          <table:table-cell table:formula="of:=([.B91]+[.E91]+[.H9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2]+[.D92]+[.G92])/3" office:value-type="float" office:value="0.447916666666667" calcext:value-type="float">
            <text:p>0.447916666666667</text:p>
          </table:table-cell>
          <table:table-cell table:formula="of:=([.B92]+[.E92]+[.H92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3]+[.D93]+[.G93])/3" office:value-type="float" office:value="0.453125" calcext:value-type="float">
            <text:p>0.453125</text:p>
          </table:table-cell>
          <table:table-cell table:formula="of:=([.B93]+[.E93]+[.H9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4]+[.D94]+[.G94])/3" office:value-type="float" office:value="0.447916666666667" calcext:value-type="float">
            <text:p>0.447916666666667</text:p>
          </table:table-cell>
          <table:table-cell table:formula="of:=([.B94]+[.E94]+[.H9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5]+[.D95]+[.G95])/3" office:value-type="float" office:value="0.447916666666667" calcext:value-type="float">
            <text:p>0.447916666666667</text:p>
          </table:table-cell>
          <table:table-cell table:formula="of:=([.B95]+[.E95]+[.H9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96]+[.D96]+[.G96])/3" office:value-type="float" office:value="0.447916666666667" calcext:value-type="float">
            <text:p>0.447916666666667</text:p>
          </table:table-cell>
          <table:table-cell table:formula="of:=([.B96]+[.E96]+[.H96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97]+[.D97]+[.G97])/3" office:value-type="float" office:value="0.447916666666667" calcext:value-type="float">
            <text:p>0.447916666666667</text:p>
          </table:table-cell>
          <table:table-cell table:formula="of:=([.B97]+[.E97]+[.H9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98]+[.D98]+[.G98])/3" office:value-type="float" office:value="0.447916666666667" calcext:value-type="float">
            <text:p>0.447916666666667</text:p>
          </table:table-cell>
          <table:table-cell table:formula="of:=([.B98]+[.E98]+[.H98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99]+[.D99]+[.G99])/3" office:value-type="float" office:value="0.447916666666667" calcext:value-type="float">
            <text:p>0.447916666666667</text:p>
          </table:table-cell>
          <table:table-cell table:formula="of:=([.B99]+[.E99]+[.H9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0]+[.D100]+[.G100])/3" office:value-type="float" office:value="0.453125" calcext:value-type="float">
            <text:p>0.453125</text:p>
          </table:table-cell>
          <table:table-cell table:formula="of:=([.B100]+[.E100]+[.H10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01]+[.D101]+[.G101])/3" office:value-type="float" office:value="0.447916666666667" calcext:value-type="float">
            <text:p>0.447916666666667</text:p>
          </table:table-cell>
          <table:table-cell table:formula="of:=([.B101]+[.E101]+[.H101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02]+[.D102]+[.G102])/3" office:value-type="float" office:value="0.447916666666667" calcext:value-type="float">
            <text:p>0.447916666666667</text:p>
          </table:table-cell>
          <table:table-cell table:formula="of:=([.B102]+[.E102]+[.H10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03]+[.D103]+[.G103])/3" office:value-type="float" office:value="0.447916666666667" calcext:value-type="float">
            <text:p>0.447916666666667</text:p>
          </table:table-cell>
          <table:table-cell table:formula="of:=([.B103]+[.E103]+[.H10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4]+[.D104]+[.G104])/3" office:value-type="float" office:value="0.453125" calcext:value-type="float">
            <text:p>0.453125</text:p>
          </table:table-cell>
          <table:table-cell table:formula="of:=([.B104]+[.E104]+[.H10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5]+[.D105]+[.G105])/3" office:value-type="float" office:value="0.447916666666667" calcext:value-type="float">
            <text:p>0.447916666666667</text:p>
          </table:table-cell>
          <table:table-cell table:formula="of:=([.B105]+[.E105]+[.H10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6]+[.D106]+[.G106])/3" office:value-type="float" office:value="0.453125" calcext:value-type="float">
            <text:p>0.453125</text:p>
          </table:table-cell>
          <table:table-cell table:formula="of:=([.B106]+[.E106]+[.H106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7]+[.D107]+[.G107])/3" office:value-type="float" office:value="0.453125" calcext:value-type="float">
            <text:p>0.453125</text:p>
          </table:table-cell>
          <table:table-cell table:formula="of:=([.B107]+[.E107]+[.H10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8]+[.D108]+[.G108])/3" office:value-type="float" office:value="0.453125" calcext:value-type="float">
            <text:p>0.453125</text:p>
          </table:table-cell>
          <table:table-cell table:formula="of:=([.B108]+[.E108]+[.H10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09]+[.D109]+[.G109])/3" office:value-type="float" office:value="0.453125" calcext:value-type="float">
            <text:p>0.453125</text:p>
          </table:table-cell>
          <table:table-cell table:formula="of:=([.B109]+[.E109]+[.H10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0]+[.D110]+[.G110])/3" office:value-type="float" office:value="0.447916666666667" calcext:value-type="float">
            <text:p>0.447916666666667</text:p>
          </table:table-cell>
          <table:table-cell table:formula="of:=([.B110]+[.E110]+[.H11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1]+[.D111]+[.G111])/3" office:value-type="float" office:value="0.453125" calcext:value-type="float">
            <text:p>0.453125</text:p>
          </table:table-cell>
          <table:table-cell table:formula="of:=([.B111]+[.E111]+[.H11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2]+[.D112]+[.G112])/3" office:value-type="float" office:value="0.453125" calcext:value-type="float">
            <text:p>0.453125</text:p>
          </table:table-cell>
          <table:table-cell table:formula="of:=([.B112]+[.E112]+[.H11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3]+[.D113]+[.G113])/3" office:value-type="float" office:value="0.447916666666667" calcext:value-type="float">
            <text:p>0.447916666666667</text:p>
          </table:table-cell>
          <table:table-cell table:formula="of:=([.B113]+[.E113]+[.H11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4]+[.D114]+[.G114])/3" office:value-type="float" office:value="0.447916666666667" calcext:value-type="float">
            <text:p>0.447916666666667</text:p>
          </table:table-cell>
          <table:table-cell table:formula="of:=([.B114]+[.E114]+[.H11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15]+[.D115]+[.G115])/3" office:value-type="float" office:value="0.447916666666667" calcext:value-type="float">
            <text:p>0.447916666666667</text:p>
          </table:table-cell>
          <table:table-cell table:formula="of:=([.B115]+[.E115]+[.H11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6]+[.D116]+[.G116])/3" office:value-type="float" office:value="0.458333333333333" calcext:value-type="float">
            <text:p>0.458333333333333</text:p>
          </table:table-cell>
          <table:table-cell table:formula="of:=([.B116]+[.E116]+[.H11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7]+[.D117]+[.G117])/3" office:value-type="float" office:value="0.447916666666667" calcext:value-type="float">
            <text:p>0.447916666666667</text:p>
          </table:table-cell>
          <table:table-cell table:formula="of:=([.B117]+[.E117]+[.H11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8]+[.D118]+[.G118])/3" office:value-type="float" office:value="0.453125" calcext:value-type="float">
            <text:p>0.453125</text:p>
          </table:table-cell>
          <table:table-cell table:formula="of:=([.B118]+[.E118]+[.H11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19]+[.D119]+[.G119])/3" office:value-type="float" office:value="0.442708333333333" calcext:value-type="float">
            <text:p>0.442708333333333</text:p>
          </table:table-cell>
          <table:table-cell table:formula="of:=([.B119]+[.E119]+[.H11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0]+[.D120]+[.G120])/3" office:value-type="float" office:value="0.4375" calcext:value-type="float">
            <text:p>0.4375</text:p>
          </table:table-cell>
          <table:table-cell table:formula="of:=([.B120]+[.E120]+[.H12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1]+[.D121]+[.G121])/3" office:value-type="float" office:value="0.442708333333333" calcext:value-type="float">
            <text:p>0.442708333333333</text:p>
          </table:table-cell>
          <table:table-cell table:formula="of:=([.B121]+[.E121]+[.H12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2]+[.D122]+[.G122])/3" office:value-type="float" office:value="0.453125" calcext:value-type="float">
            <text:p>0.453125</text:p>
          </table:table-cell>
          <table:table-cell table:formula="of:=([.B122]+[.E122]+[.H12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3]+[.D123]+[.G123])/3" office:value-type="float" office:value="0.453125" calcext:value-type="float">
            <text:p>0.453125</text:p>
          </table:table-cell>
          <table:table-cell table:formula="of:=([.B123]+[.E123]+[.H12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4]+[.D124]+[.G124])/3" office:value-type="float" office:value="0.453125" calcext:value-type="float">
            <text:p>0.453125</text:p>
          </table:table-cell>
          <table:table-cell table:formula="of:=([.B124]+[.E124]+[.H12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5]+[.D125]+[.G125])/3" office:value-type="float" office:value="0.453125" calcext:value-type="float">
            <text:p>0.453125</text:p>
          </table:table-cell>
          <table:table-cell table:formula="of:=([.B125]+[.E125]+[.H12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6]+[.D126]+[.G126])/3" office:value-type="float" office:value="0.453125" calcext:value-type="float">
            <text:p>0.453125</text:p>
          </table:table-cell>
          <table:table-cell table:formula="of:=([.B126]+[.E126]+[.H12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7]+[.D127]+[.G127])/3" office:value-type="float" office:value="0.453125" calcext:value-type="float">
            <text:p>0.453125</text:p>
          </table:table-cell>
          <table:table-cell table:formula="of:=([.B127]+[.E127]+[.H12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8]+[.D128]+[.G128])/3" office:value-type="float" office:value="0.447916666666667" calcext:value-type="float">
            <text:p>0.447916666666667</text:p>
          </table:table-cell>
          <table:table-cell table:formula="of:=([.B128]+[.E128]+[.H12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9]+[.D129]+[.G129])/3" office:value-type="float" office:value="0.458333333333333" calcext:value-type="float">
            <text:p>0.458333333333333</text:p>
          </table:table-cell>
          <table:table-cell table:formula="of:=([.B129]+[.E129]+[.H12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0]+[.D130]+[.G130])/3" office:value-type="float" office:value="0.453125" calcext:value-type="float">
            <text:p>0.453125</text:p>
          </table:table-cell>
          <table:table-cell table:formula="of:=([.B130]+[.E130]+[.H13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1]+[.D131]+[.G131])/3" office:value-type="float" office:value="0.453125" calcext:value-type="float">
            <text:p>0.453125</text:p>
          </table:table-cell>
          <table:table-cell table:formula="of:=([.B131]+[.E131]+[.H131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2]+[.D132]+[.G132])/3" office:value-type="float" office:value="0.453125" calcext:value-type="float">
            <text:p>0.453125</text:p>
          </table:table-cell>
          <table:table-cell table:formula="of:=([.B132]+[.E132]+[.H132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3]+[.D133]+[.G133])/3" office:value-type="float" office:value="0.447916666666667" calcext:value-type="float">
            <text:p>0.447916666666667</text:p>
          </table:table-cell>
          <table:table-cell table:formula="of:=([.B133]+[.E133]+[.H13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4]+[.D134]+[.G134])/3" office:value-type="float" office:value="0.453125" calcext:value-type="float">
            <text:p>0.453125</text:p>
          </table:table-cell>
          <table:table-cell table:formula="of:=([.B134]+[.E134]+[.H134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5]+[.D135]+[.G135])/3" office:value-type="float" office:value="0.447916666666667" calcext:value-type="float">
            <text:p>0.447916666666667</text:p>
          </table:table-cell>
          <table:table-cell table:formula="of:=([.B135]+[.E135]+[.H13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36]+[.D136]+[.G136])/3" office:value-type="float" office:value="0.453125" calcext:value-type="float">
            <text:p>0.453125</text:p>
          </table:table-cell>
          <table:table-cell table:formula="of:=([.B136]+[.E136]+[.H13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7]+[.D137]+[.G137])/3" office:value-type="float" office:value="0.453125" calcext:value-type="float">
            <text:p>0.453125</text:p>
          </table:table-cell>
          <table:table-cell table:formula="of:=([.B137]+[.E137]+[.H13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8]+[.D138]+[.G138])/3" office:value-type="float" office:value="0.453125" calcext:value-type="float">
            <text:p>0.453125</text:p>
          </table:table-cell>
          <table:table-cell table:formula="of:=([.B138]+[.E138]+[.H13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9]+[.D139]+[.G139])/3" office:value-type="float" office:value="0.447916666666667" calcext:value-type="float">
            <text:p>0.447916666666667</text:p>
          </table:table-cell>
          <table:table-cell table:formula="of:=([.B139]+[.E139]+[.H13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0]+[.D140]+[.G140])/3" office:value-type="float" office:value="0.453125" calcext:value-type="float">
            <text:p>0.453125</text:p>
          </table:table-cell>
          <table:table-cell table:formula="of:=([.B140]+[.E140]+[.H14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1]+[.D141]+[.G141])/3" office:value-type="float" office:value="0.453125" calcext:value-type="float">
            <text:p>0.453125</text:p>
          </table:table-cell>
          <table:table-cell table:formula="of:=([.B141]+[.E141]+[.H14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2]+[.D142]+[.G142])/3" office:value-type="float" office:value="0.458333333333333" calcext:value-type="float">
            <text:p>0.458333333333333</text:p>
          </table:table-cell>
          <table:table-cell table:formula="of:=([.B142]+[.E142]+[.H142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3]+[.D143]+[.G143])/3" office:value-type="float" office:value="0.458333333333333" calcext:value-type="float">
            <text:p>0.458333333333333</text:p>
          </table:table-cell>
          <table:table-cell table:formula="of:=([.B143]+[.E143]+[.H14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4]+[.D144]+[.G144])/3" office:value-type="float" office:value="0.453125" calcext:value-type="float">
            <text:p>0.453125</text:p>
          </table:table-cell>
          <table:table-cell table:formula="of:=([.B144]+[.E144]+[.H14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45]+[.D145]+[.G145])/3" office:value-type="float" office:value="0.453125" calcext:value-type="float">
            <text:p>0.453125</text:p>
          </table:table-cell>
          <table:table-cell table:formula="of:=([.B145]+[.E145]+[.H14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46]+[.D146]+[.G146])/3" office:value-type="float" office:value="0.453125" calcext:value-type="float">
            <text:p>0.453125</text:p>
          </table:table-cell>
          <table:table-cell table:formula="of:=([.B146]+[.E146]+[.H146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47]+[.D147]+[.G147])/3" office:value-type="float" office:value="0.453125" calcext:value-type="float">
            <text:p>0.453125</text:p>
          </table:table-cell>
          <table:table-cell table:formula="of:=([.B147]+[.E147]+[.H14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8]+[.D148]+[.G148])/3" office:value-type="float" office:value="0.453125" calcext:value-type="float">
            <text:p>0.453125</text:p>
          </table:table-cell>
          <table:table-cell table:formula="of:=([.B148]+[.E148]+[.H14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49]+[.D149]+[.G149])/3" office:value-type="float" office:value="0.453125" calcext:value-type="float">
            <text:p>0.453125</text:p>
          </table:table-cell>
          <table:table-cell table:formula="of:=([.B149]+[.E149]+[.H14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0]+[.D150]+[.G150])/3" office:value-type="float" office:value="0.447916666666667" calcext:value-type="float">
            <text:p>0.447916666666667</text:p>
          </table:table-cell>
          <table:table-cell table:formula="of:=([.B150]+[.E150]+[.H15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1]+[.D151]+[.G151])/3" office:value-type="float" office:value="0.453125" calcext:value-type="float">
            <text:p>0.453125</text:p>
          </table:table-cell>
          <table:table-cell table:formula="of:=([.B151]+[.E151]+[.H15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2]+[.D152]+[.G152])/3" office:value-type="float" office:value="0.458333333333333" calcext:value-type="float">
            <text:p>0.458333333333333</text:p>
          </table:table-cell>
          <table:table-cell table:formula="of:=([.B152]+[.E152]+[.H152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3]+[.D153]+[.G153])/3" office:value-type="float" office:value="0.447916666666667" calcext:value-type="float">
            <text:p>0.447916666666667</text:p>
          </table:table-cell>
          <table:table-cell table:formula="of:=([.B153]+[.E153]+[.H15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54]+[.D154]+[.G154])/3" office:value-type="float" office:value="0.458333333333333" calcext:value-type="float">
            <text:p>0.458333333333333</text:p>
          </table:table-cell>
          <table:table-cell table:formula="of:=([.B154]+[.E154]+[.H15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5]+[.D155]+[.G155])/3" office:value-type="float" office:value="0.447916666666667" calcext:value-type="float">
            <text:p>0.447916666666667</text:p>
          </table:table-cell>
          <table:table-cell table:formula="of:=([.B155]+[.E155]+[.H15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6]+[.D156]+[.G156])/3" office:value-type="float" office:value="0.447916666666667" calcext:value-type="float">
            <text:p>0.447916666666667</text:p>
          </table:table-cell>
          <table:table-cell table:formula="of:=([.B156]+[.E156]+[.H156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7]+[.D157]+[.G157])/3" office:value-type="float" office:value="0.447916666666667" calcext:value-type="float">
            <text:p>0.447916666666667</text:p>
          </table:table-cell>
          <table:table-cell table:formula="of:=([.B157]+[.E157]+[.H157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8]+[.D158]+[.G158])/3" office:value-type="float" office:value="0.447916666666667" calcext:value-type="float">
            <text:p>0.447916666666667</text:p>
          </table:table-cell>
          <table:table-cell table:formula="of:=([.B158]+[.E158]+[.H15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59]+[.D159]+[.G159])/3" office:value-type="float" office:value="0.453125" calcext:value-type="float">
            <text:p>0.453125</text:p>
          </table:table-cell>
          <table:table-cell table:formula="of:=([.B159]+[.E159]+[.H15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0]+[.D160]+[.G160])/3" office:value-type="float" office:value="0.453125" calcext:value-type="float">
            <text:p>0.453125</text:p>
          </table:table-cell>
          <table:table-cell table:formula="of:=([.B160]+[.E160]+[.H16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1]+[.D161]+[.G161])/3" office:value-type="float" office:value="0.453125" calcext:value-type="float">
            <text:p>0.453125</text:p>
          </table:table-cell>
          <table:table-cell table:formula="of:=([.B161]+[.E161]+[.H16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2]+[.D162]+[.G162])/3" office:value-type="float" office:value="0.447916666666667" calcext:value-type="float">
            <text:p>0.447916666666667</text:p>
          </table:table-cell>
          <table:table-cell table:formula="of:=([.B162]+[.E162]+[.H16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3]+[.D163]+[.G163])/3" office:value-type="float" office:value="0.453125" calcext:value-type="float">
            <text:p>0.453125</text:p>
          </table:table-cell>
          <table:table-cell table:formula="of:=([.B163]+[.E163]+[.H163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4]+[.D164]+[.G164])/3" office:value-type="float" office:value="0.447916666666667" calcext:value-type="float">
            <text:p>0.447916666666667</text:p>
          </table:table-cell>
          <table:table-cell table:formula="of:=([.B164]+[.E164]+[.H16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65]+[.D165]+[.G165])/3" office:value-type="float" office:value="0.453125" calcext:value-type="float">
            <text:p>0.453125</text:p>
          </table:table-cell>
          <table:table-cell table:formula="of:=([.B165]+[.E165]+[.H165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6]+[.D166]+[.G166])/3" office:value-type="float" office:value="0.447916666666667" calcext:value-type="float">
            <text:p>0.447916666666667</text:p>
          </table:table-cell>
          <table:table-cell table:formula="of:=([.B166]+[.E166]+[.H16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7]+[.D167]+[.G167])/3" office:value-type="float" office:value="0.458333333333333" calcext:value-type="float">
            <text:p>0.458333333333333</text:p>
          </table:table-cell>
          <table:table-cell table:formula="of:=([.B167]+[.E167]+[.H167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8]+[.D168]+[.G168])/3" office:value-type="float" office:value="0.453125" calcext:value-type="float">
            <text:p>0.453125</text:p>
          </table:table-cell>
          <table:table-cell table:formula="of:=([.B168]+[.E168]+[.H16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69]+[.D169]+[.G169])/3" office:value-type="float" office:value="0.453125" calcext:value-type="float">
            <text:p>0.453125</text:p>
          </table:table-cell>
          <table:table-cell table:formula="of:=([.B169]+[.E169]+[.H16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0]+[.D170]+[.G170])/3" office:value-type="float" office:value="0.458333333333333" calcext:value-type="float">
            <text:p>0.458333333333333</text:p>
          </table:table-cell>
          <table:table-cell table:formula="of:=([.B170]+[.E170]+[.H17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71]+[.D171]+[.G171])/3" office:value-type="float" office:value="0.447916666666667" calcext:value-type="float">
            <text:p>0.447916666666667</text:p>
          </table:table-cell>
          <table:table-cell table:formula="of:=([.B171]+[.E171]+[.H171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72]+[.D172]+[.G172])/3" office:value-type="float" office:value="0.453125" calcext:value-type="float">
            <text:p>0.453125</text:p>
          </table:table-cell>
          <table:table-cell table:formula="of:=([.B172]+[.E172]+[.H172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3]+[.D173]+[.G173])/3" office:value-type="float" office:value="0.447916666666667" calcext:value-type="float">
            <text:p>0.447916666666667</text:p>
          </table:table-cell>
          <table:table-cell table:formula="of:=([.B173]+[.E173]+[.H173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4]+[.D174]+[.G174])/3" office:value-type="float" office:value="0.453125" calcext:value-type="float">
            <text:p>0.453125</text:p>
          </table:table-cell>
          <table:table-cell table:formula="of:=([.B174]+[.E174]+[.H17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5]+[.D175]+[.G175])/3" office:value-type="float" office:value="0.447916666666667" calcext:value-type="float">
            <text:p>0.447916666666667</text:p>
          </table:table-cell>
          <table:table-cell table:formula="of:=([.B175]+[.E175]+[.H175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6]+[.D176]+[.G176])/3" office:value-type="float" office:value="0.447916666666667" calcext:value-type="float">
            <text:p>0.447916666666667</text:p>
          </table:table-cell>
          <table:table-cell table:formula="of:=([.B176]+[.E176]+[.H176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7]+[.D177]+[.G177])/3" office:value-type="float" office:value="0.447916666666667" calcext:value-type="float">
            <text:p>0.447916666666667</text:p>
          </table:table-cell>
          <table:table-cell table:formula="of:=([.B177]+[.E177]+[.H177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8]+[.D178]+[.G178])/3" office:value-type="float" office:value="0.453125" calcext:value-type="float">
            <text:p>0.453125</text:p>
          </table:table-cell>
          <table:table-cell table:formula="of:=([.B178]+[.E178]+[.H17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9]+[.D179]+[.G179])/3" office:value-type="float" office:value="0.453125" calcext:value-type="float">
            <text:p>0.453125</text:p>
          </table:table-cell>
          <table:table-cell table:formula="of:=([.B179]+[.E179]+[.H17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0]+[.D180]+[.G180])/3" office:value-type="float" office:value="0.453125" calcext:value-type="float">
            <text:p>0.453125</text:p>
          </table:table-cell>
          <table:table-cell table:formula="of:=([.B180]+[.E180]+[.H180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1]+[.D181]+[.G181])/3" office:value-type="float" office:value="0.458333333333333" calcext:value-type="float">
            <text:p>0.458333333333333</text:p>
          </table:table-cell>
          <table:table-cell table:formula="of:=([.B181]+[.E181]+[.H181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2]+[.D182]+[.G182])/3" office:value-type="float" office:value="0.447916666666667" calcext:value-type="float">
            <text:p>0.447916666666667</text:p>
          </table:table-cell>
          <table:table-cell table:formula="of:=([.B182]+[.E182]+[.H182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3]+[.D183]+[.G183])/3" office:value-type="float" office:value="0.453125" calcext:value-type="float">
            <text:p>0.453125</text:p>
          </table:table-cell>
          <table:table-cell table:formula="of:=([.B183]+[.E183]+[.H183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84]+[.D184]+[.G184])/3" office:value-type="float" office:value="0.453125" calcext:value-type="float">
            <text:p>0.453125</text:p>
          </table:table-cell>
          <table:table-cell table:formula="of:=([.B184]+[.E184]+[.H18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85]+[.D185]+[.G185])/3" office:value-type="float" office:value="0.453125" calcext:value-type="float">
            <text:p>0.453125</text:p>
          </table:table-cell>
          <table:table-cell table:formula="of:=([.B185]+[.E185]+[.H18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6]+[.D186]+[.G186])/3" office:value-type="float" office:value="0.447916666666667" calcext:value-type="float">
            <text:p>0.447916666666667</text:p>
          </table:table-cell>
          <table:table-cell table:formula="of:=([.B186]+[.E186]+[.H186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87]+[.D187]+[.G187])/3" office:value-type="float" office:value="0.453125" calcext:value-type="float">
            <text:p>0.453125</text:p>
          </table:table-cell>
          <table:table-cell table:formula="of:=([.B187]+[.E187]+[.H187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88]+[.D188]+[.G188])/3" office:value-type="float" office:value="0.458333333333333" calcext:value-type="float">
            <text:p>0.458333333333333</text:p>
          </table:table-cell>
          <table:table-cell table:formula="of:=([.B188]+[.E188]+[.H188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89]+[.D189]+[.G189])/3" office:value-type="float" office:value="0.447916666666667" calcext:value-type="float">
            <text:p>0.447916666666667</text:p>
          </table:table-cell>
          <table:table-cell table:formula="of:=([.B189]+[.E189]+[.H18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90]+[.D190]+[.G190])/3" office:value-type="float" office:value="0.453125" calcext:value-type="float">
            <text:p>0.453125</text:p>
          </table:table-cell>
          <table:table-cell table:formula="of:=([.B190]+[.E190]+[.H190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91]+[.D191]+[.G191])/3" office:value-type="float" office:value="0.447916666666667" calcext:value-type="float">
            <text:p>0.447916666666667</text:p>
          </table:table-cell>
          <table:table-cell table:formula="of:=([.B191]+[.E191]+[.H191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92]+[.D192]+[.G192])/3" office:value-type="float" office:value="0.447916666666667" calcext:value-type="float">
            <text:p>0.447916666666667</text:p>
          </table:table-cell>
          <table:table-cell table:formula="of:=([.B192]+[.E192]+[.H192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93]+[.D193]+[.G193])/3" office:value-type="float" office:value="0.453125" calcext:value-type="float">
            <text:p>0.453125</text:p>
          </table:table-cell>
          <table:table-cell table:formula="of:=([.B193]+[.E193]+[.H193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94]+[.D194]+[.G194])/3" office:value-type="float" office:value="0.447916666666667" calcext:value-type="float">
            <text:p>0.447916666666667</text:p>
          </table:table-cell>
          <table:table-cell table:formula="of:=([.B194]+[.E194]+[.H194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95]+[.D195]+[.G195])/3" office:value-type="float" office:value="0.453125" calcext:value-type="float">
            <text:p>0.453125</text:p>
          </table:table-cell>
          <table:table-cell table:formula="of:=([.B195]+[.E195]+[.H195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96]+[.D196]+[.G196])/3" office:value-type="float" office:value="0.453125" calcext:value-type="float">
            <text:p>0.453125</text:p>
          </table:table-cell>
          <table:table-cell table:formula="of:=([.B196]+[.E196]+[.H196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97]+[.D197]+[.G197])/3" office:value-type="float" office:value="0.453125" calcext:value-type="float">
            <text:p>0.453125</text:p>
          </table:table-cell>
          <table:table-cell table:formula="of:=([.B197]+[.E197]+[.H19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98]+[.D198]+[.G198])/3" office:value-type="float" office:value="0.447916666666667" calcext:value-type="float">
            <text:p>0.447916666666667</text:p>
          </table:table-cell>
          <table:table-cell table:formula="of:=([.B198]+[.E198]+[.H19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99]+[.D199]+[.G199])/3" office:value-type="float" office:value="0.453125" calcext:value-type="float">
            <text:p>0.453125</text:p>
          </table:table-cell>
          <table:table-cell table:formula="of:=([.B199]+[.E199]+[.H199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00]+[.D200]+[.G200])/3" office:value-type="float" office:value="0.447916666666667" calcext:value-type="float">
            <text:p>0.447916666666667</text:p>
          </table:table-cell>
          <table:table-cell table:formula="of:=([.B200]+[.E200]+[.H20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01]+[.D201]+[.G201])/3" office:value-type="float" office:value="0.447916666666667" calcext:value-type="float">
            <text:p>0.447916666666667</text:p>
          </table:table-cell>
          <table:table-cell table:formula="of:=([.B201]+[.E201]+[.H201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02]+[.D202]+[.G202])/3" office:value-type="float" office:value="0.453125" calcext:value-type="float">
            <text:p>0.453125</text:p>
          </table:table-cell>
          <table:table-cell table:formula="of:=([.B202]+[.E202]+[.H20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03]+[.D203]+[.G203])/3" office:value-type="float" office:value="0.447916666666667" calcext:value-type="float">
            <text:p>0.447916666666667</text:p>
          </table:table-cell>
          <table:table-cell table:formula="of:=([.B203]+[.E203]+[.H203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04]+[.D204]+[.G204])/3" office:value-type="float" office:value="0.458333333333333" calcext:value-type="float">
            <text:p>0.458333333333333</text:p>
          </table:table-cell>
          <table:table-cell table:formula="of:=([.B204]+[.E204]+[.H204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05]+[.D205]+[.G205])/3" office:value-type="float" office:value="0.447916666666667" calcext:value-type="float">
            <text:p>0.447916666666667</text:p>
          </table:table-cell>
          <table:table-cell table:formula="of:=([.B205]+[.E205]+[.H20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06]+[.D206]+[.G206])/3" office:value-type="float" office:value="0.458333333333333" calcext:value-type="float">
            <text:p>0.458333333333333</text:p>
          </table:table-cell>
          <table:table-cell table:formula="of:=([.B206]+[.E206]+[.H20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07]+[.D207]+[.G207])/3" office:value-type="float" office:value="0.442708333333333" calcext:value-type="float">
            <text:p>0.442708333333333</text:p>
          </table:table-cell>
          <table:table-cell table:formula="of:=([.B207]+[.E207]+[.H207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08]+[.D208]+[.G208])/3" office:value-type="float" office:value="0.453125" calcext:value-type="float">
            <text:p>0.453125</text:p>
          </table:table-cell>
          <table:table-cell table:formula="of:=([.B208]+[.E208]+[.H208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09]+[.D209]+[.G209])/3" office:value-type="float" office:value="0.447916666666667" calcext:value-type="float">
            <text:p>0.447916666666667</text:p>
          </table:table-cell>
          <table:table-cell table:formula="of:=([.B209]+[.E209]+[.H20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0]+[.D210]+[.G210])/3" office:value-type="float" office:value="0.447916666666667" calcext:value-type="float">
            <text:p>0.447916666666667</text:p>
          </table:table-cell>
          <table:table-cell table:formula="of:=([.B210]+[.E210]+[.H210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1]+[.D211]+[.G211])/3" office:value-type="float" office:value="0.447916666666667" calcext:value-type="float">
            <text:p>0.447916666666667</text:p>
          </table:table-cell>
          <table:table-cell table:formula="of:=([.B211]+[.E211]+[.H21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12]+[.D212]+[.G212])/3" office:value-type="float" office:value="0.447916666666667" calcext:value-type="float">
            <text:p>0.447916666666667</text:p>
          </table:table-cell>
          <table:table-cell table:formula="of:=([.B212]+[.E212]+[.H212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13]+[.D213]+[.G213])/3" office:value-type="float" office:value="0.442708333333333" calcext:value-type="float">
            <text:p>0.442708333333333</text:p>
          </table:table-cell>
          <table:table-cell table:formula="of:=([.B213]+[.E213]+[.H213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4]+[.D214]+[.G214])/3" office:value-type="float" office:value="0.453125" calcext:value-type="float">
            <text:p>0.453125</text:p>
          </table:table-cell>
          <table:table-cell table:formula="of:=([.B214]+[.E214]+[.H214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5]+[.D215]+[.G215])/3" office:value-type="float" office:value="0.453125" calcext:value-type="float">
            <text:p>0.453125</text:p>
          </table:table-cell>
          <table:table-cell table:formula="of:=([.B215]+[.E215]+[.H215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16]+[.D216]+[.G216])/3" office:value-type="float" office:value="0.453125" calcext:value-type="float">
            <text:p>0.453125</text:p>
          </table:table-cell>
          <table:table-cell table:formula="of:=([.B216]+[.E216]+[.H216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17]+[.D217]+[.G217])/3" office:value-type="float" office:value="0.458333333333333" calcext:value-type="float">
            <text:p>0.458333333333333</text:p>
          </table:table-cell>
          <table:table-cell table:formula="of:=([.B217]+[.E217]+[.H21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18]+[.D218]+[.G218])/3" office:value-type="float" office:value="0.453125" calcext:value-type="float">
            <text:p>0.453125</text:p>
          </table:table-cell>
          <table:table-cell table:formula="of:=([.B218]+[.E218]+[.H21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19]+[.D219]+[.G219])/3" office:value-type="float" office:value="0.458333333333333" calcext:value-type="float">
            <text:p>0.458333333333333</text:p>
          </table:table-cell>
          <table:table-cell table:formula="of:=([.B219]+[.E219]+[.H21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0]+[.D220]+[.G220])/3" office:value-type="float" office:value="0.458333333333333" calcext:value-type="float">
            <text:p>0.458333333333333</text:p>
          </table:table-cell>
          <table:table-cell table:formula="of:=([.B220]+[.E220]+[.H220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1]+[.D221]+[.G221])/3" office:value-type="float" office:value="0.453125" calcext:value-type="float">
            <text:p>0.453125</text:p>
          </table:table-cell>
          <table:table-cell table:formula="of:=([.B221]+[.E221]+[.H221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2]+[.D222]+[.G222])/3" office:value-type="float" office:value="0.447916666666667" calcext:value-type="float">
            <text:p>0.447916666666667</text:p>
          </table:table-cell>
          <table:table-cell table:formula="of:=([.B222]+[.E222]+[.H22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3]+[.D223]+[.G223])/3" office:value-type="float" office:value="0.447916666666667" calcext:value-type="float">
            <text:p>0.447916666666667</text:p>
          </table:table-cell>
          <table:table-cell table:formula="of:=([.B223]+[.E223]+[.H223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24]+[.D224]+[.G224])/3" office:value-type="float" office:value="0.453125" calcext:value-type="float">
            <text:p>0.453125</text:p>
          </table:table-cell>
          <table:table-cell table:formula="of:=([.B224]+[.E224]+[.H22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5]+[.D225]+[.G225])/3" office:value-type="float" office:value="0.447916666666667" calcext:value-type="float">
            <text:p>0.447916666666667</text:p>
          </table:table-cell>
          <table:table-cell table:formula="of:=([.B225]+[.E225]+[.H22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26]+[.D226]+[.G226])/3" office:value-type="float" office:value="0.453125" calcext:value-type="float">
            <text:p>0.453125</text:p>
          </table:table-cell>
          <table:table-cell table:formula="of:=([.B226]+[.E226]+[.H22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27]+[.D227]+[.G227])/3" office:value-type="float" office:value="0.453125" calcext:value-type="float">
            <text:p>0.453125</text:p>
          </table:table-cell>
          <table:table-cell table:formula="of:=([.B227]+[.E227]+[.H22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28]+[.D228]+[.G228])/3" office:value-type="float" office:value="0.453125" calcext:value-type="float">
            <text:p>0.453125</text:p>
          </table:table-cell>
          <table:table-cell table:formula="of:=([.B228]+[.E228]+[.H22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29]+[.D229]+[.G229])/3" office:value-type="float" office:value="0.453125" calcext:value-type="float">
            <text:p>0.453125</text:p>
          </table:table-cell>
          <table:table-cell table:formula="of:=([.B229]+[.E229]+[.H22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30]+[.D230]+[.G230])/3" office:value-type="float" office:value="0.447916666666667" calcext:value-type="float">
            <text:p>0.447916666666667</text:p>
          </table:table-cell>
          <table:table-cell table:formula="of:=([.B230]+[.E230]+[.H230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31]+[.D231]+[.G231])/3" office:value-type="float" office:value="0.453125" calcext:value-type="float">
            <text:p>0.453125</text:p>
          </table:table-cell>
          <table:table-cell table:formula="of:=([.B231]+[.E231]+[.H23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32]+[.D232]+[.G232])/3" office:value-type="float" office:value="0.447916666666667" calcext:value-type="float">
            <text:p>0.447916666666667</text:p>
          </table:table-cell>
          <table:table-cell table:formula="of:=([.B232]+[.E232]+[.H232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33]+[.D233]+[.G233])/3" office:value-type="float" office:value="0.453125" calcext:value-type="float">
            <text:p>0.453125</text:p>
          </table:table-cell>
          <table:table-cell table:formula="of:=([.B233]+[.E233]+[.H23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34]+[.D234]+[.G234])/3" office:value-type="float" office:value="0.458333333333333" calcext:value-type="float">
            <text:p>0.458333333333333</text:p>
          </table:table-cell>
          <table:table-cell table:formula="of:=([.B234]+[.E234]+[.H23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35]+[.D235]+[.G235])/3" office:value-type="float" office:value="0.458333333333333" calcext:value-type="float">
            <text:p>0.458333333333333</text:p>
          </table:table-cell>
          <table:table-cell table:formula="of:=([.B235]+[.E235]+[.H23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36]+[.D236]+[.G236])/3" office:value-type="float" office:value="0.453125" calcext:value-type="float">
            <text:p>0.453125</text:p>
          </table:table-cell>
          <table:table-cell table:formula="of:=([.B236]+[.E236]+[.H23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37]+[.D237]+[.G237])/3" office:value-type="float" office:value="0.458333333333333" calcext:value-type="float">
            <text:p>0.458333333333333</text:p>
          </table:table-cell>
          <table:table-cell table:formula="of:=([.B237]+[.E237]+[.H237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38]+[.D238]+[.G238])/3" office:value-type="float" office:value="0.458333333333333" calcext:value-type="float">
            <text:p>0.458333333333333</text:p>
          </table:table-cell>
          <table:table-cell table:formula="of:=([.B238]+[.E238]+[.H23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39]+[.D239]+[.G239])/3" office:value-type="float" office:value="0.453125" calcext:value-type="float">
            <text:p>0.453125</text:p>
          </table:table-cell>
          <table:table-cell table:formula="of:=([.B239]+[.E239]+[.H239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40]+[.D240]+[.G240])/3" office:value-type="float" office:value="0.453125" calcext:value-type="float">
            <text:p>0.453125</text:p>
          </table:table-cell>
          <table:table-cell table:formula="of:=([.B240]+[.E240]+[.H24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41]+[.D241]+[.G241])/3" office:value-type="float" office:value="0.453125" calcext:value-type="float">
            <text:p>0.453125</text:p>
          </table:table-cell>
          <table:table-cell table:formula="of:=([.B241]+[.E241]+[.H24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42]+[.D242]+[.G242])/3" office:value-type="float" office:value="0.458333333333333" calcext:value-type="float">
            <text:p>0.458333333333333</text:p>
          </table:table-cell>
          <table:table-cell table:formula="of:=([.B242]+[.E242]+[.H242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43]+[.D243]+[.G243])/3" office:value-type="float" office:value="0.447916666666667" calcext:value-type="float">
            <text:p>0.447916666666667</text:p>
          </table:table-cell>
          <table:table-cell table:formula="of:=([.B243]+[.E243]+[.H24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44]+[.D244]+[.G244])/3" office:value-type="float" office:value="0.453125" calcext:value-type="float">
            <text:p>0.453125</text:p>
          </table:table-cell>
          <table:table-cell table:formula="of:=([.B244]+[.E244]+[.H24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45]+[.D245]+[.G245])/3" office:value-type="float" office:value="0.447916666666667" calcext:value-type="float">
            <text:p>0.447916666666667</text:p>
          </table:table-cell>
          <table:table-cell table:formula="of:=([.B245]+[.E245]+[.H24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46]+[.D246]+[.G246])/3" office:value-type="float" office:value="0.442708333333333" calcext:value-type="float">
            <text:p>0.442708333333333</text:p>
          </table:table-cell>
          <table:table-cell table:formula="of:=([.B246]+[.E246]+[.H246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47]+[.D247]+[.G247])/3" office:value-type="float" office:value="0.447916666666667" calcext:value-type="float">
            <text:p>0.447916666666667</text:p>
          </table:table-cell>
          <table:table-cell table:formula="of:=([.B247]+[.E247]+[.H24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48]+[.D248]+[.G248])/3" office:value-type="float" office:value="0.453125" calcext:value-type="float">
            <text:p>0.453125</text:p>
          </table:table-cell>
          <table:table-cell table:formula="of:=([.B248]+[.E248]+[.H248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49]+[.D249]+[.G249])/3" office:value-type="float" office:value="0.458333333333333" calcext:value-type="float">
            <text:p>0.458333333333333</text:p>
          </table:table-cell>
          <table:table-cell table:formula="of:=([.B249]+[.E249]+[.H24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0]+[.D250]+[.G250])/3" office:value-type="float" office:value="0.453125" calcext:value-type="float">
            <text:p>0.453125</text:p>
          </table:table-cell>
          <table:table-cell table:formula="of:=([.B250]+[.E250]+[.H250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1]+[.D251]+[.G251])/3" office:value-type="float" office:value="0.453125" calcext:value-type="float">
            <text:p>0.453125</text:p>
          </table:table-cell>
          <table:table-cell table:formula="of:=([.B251]+[.E251]+[.H251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2]+[.D252]+[.G252])/3" office:value-type="float" office:value="0.453125" calcext:value-type="float">
            <text:p>0.453125</text:p>
          </table:table-cell>
          <table:table-cell table:formula="of:=([.B252]+[.E252]+[.H25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3]+[.D253]+[.G253])/3" office:value-type="float" office:value="0.453125" calcext:value-type="float">
            <text:p>0.453125</text:p>
          </table:table-cell>
          <table:table-cell table:formula="of:=([.B253]+[.E253]+[.H25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54]+[.D254]+[.G254])/3" office:value-type="float" office:value="0.453125" calcext:value-type="float">
            <text:p>0.453125</text:p>
          </table:table-cell>
          <table:table-cell table:formula="of:=([.B254]+[.E254]+[.H25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55]+[.D255]+[.G255])/3" office:value-type="float" office:value="0.458333333333333" calcext:value-type="float">
            <text:p>0.458333333333333</text:p>
          </table:table-cell>
          <table:table-cell table:formula="of:=([.B255]+[.E255]+[.H255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56]+[.D256]+[.G256])/3" office:value-type="float" office:value="0.453125" calcext:value-type="float">
            <text:p>0.453125</text:p>
          </table:table-cell>
          <table:table-cell table:formula="of:=([.B256]+[.E256]+[.H25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7]+[.D257]+[.G257])/3" office:value-type="float" office:value="0.453125" calcext:value-type="float">
            <text:p>0.453125</text:p>
          </table:table-cell>
          <table:table-cell table:formula="of:=([.B257]+[.E257]+[.H25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58]+[.D258]+[.G258])/3" office:value-type="float" office:value="0.453125" calcext:value-type="float">
            <text:p>0.453125</text:p>
          </table:table-cell>
          <table:table-cell table:formula="of:=([.B258]+[.E258]+[.H25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59]+[.D259]+[.G259])/3" office:value-type="float" office:value="0.453125" calcext:value-type="float">
            <text:p>0.453125</text:p>
          </table:table-cell>
          <table:table-cell table:formula="of:=([.B259]+[.E259]+[.H259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0]+[.D260]+[.G260])/3" office:value-type="float" office:value="0.458333333333333" calcext:value-type="float">
            <text:p>0.458333333333333</text:p>
          </table:table-cell>
          <table:table-cell table:formula="of:=([.B260]+[.E260]+[.H26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61]+[.D261]+[.G261])/3" office:value-type="float" office:value="0.453125" calcext:value-type="float">
            <text:p>0.453125</text:p>
          </table:table-cell>
          <table:table-cell table:formula="of:=([.B261]+[.E261]+[.H26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62]+[.D262]+[.G262])/3" office:value-type="float" office:value="0.453125" calcext:value-type="float">
            <text:p>0.453125</text:p>
          </table:table-cell>
          <table:table-cell table:formula="of:=([.B262]+[.E262]+[.H262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3]+[.D263]+[.G263])/3" office:value-type="float" office:value="0.453125" calcext:value-type="float">
            <text:p>0.453125</text:p>
          </table:table-cell>
          <table:table-cell table:formula="of:=([.B263]+[.E263]+[.H2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64]+[.D264]+[.G264])/3" office:value-type="float" office:value="0.453125" calcext:value-type="float">
            <text:p>0.453125</text:p>
          </table:table-cell>
          <table:table-cell table:formula="of:=([.B264]+[.E264]+[.H26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5]+[.D265]+[.G265])/3" office:value-type="float" office:value="0.453125" calcext:value-type="float">
            <text:p>0.453125</text:p>
          </table:table-cell>
          <table:table-cell table:formula="of:=([.B265]+[.E265]+[.H26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6]+[.D266]+[.G266])/3" office:value-type="float" office:value="0.453125" calcext:value-type="float">
            <text:p>0.453125</text:p>
          </table:table-cell>
          <table:table-cell table:formula="of:=([.B266]+[.E266]+[.H26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67]+[.D267]+[.G267])/3" office:value-type="float" office:value="0.458333333333333" calcext:value-type="float">
            <text:p>0.458333333333333</text:p>
          </table:table-cell>
          <table:table-cell table:formula="of:=([.B267]+[.E267]+[.H26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68]+[.D268]+[.G268])/3" office:value-type="float" office:value="0.453125" calcext:value-type="float">
            <text:p>0.453125</text:p>
          </table:table-cell>
          <table:table-cell table:formula="of:=([.B268]+[.E268]+[.H26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69]+[.D269]+[.G269])/3" office:value-type="float" office:value="0.453125" calcext:value-type="float">
            <text:p>0.453125</text:p>
          </table:table-cell>
          <table:table-cell table:formula="of:=([.B269]+[.E269]+[.H26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70]+[.D270]+[.G270])/3" office:value-type="float" office:value="0.463541666666667" calcext:value-type="float">
            <text:p>0.463541666666667</text:p>
          </table:table-cell>
          <table:table-cell table:formula="of:=([.B270]+[.E270]+[.H27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71]+[.D271]+[.G271])/3" office:value-type="float" office:value="0.453125" calcext:value-type="float">
            <text:p>0.453125</text:p>
          </table:table-cell>
          <table:table-cell table:formula="of:=([.B271]+[.E271]+[.H27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5" calcext:value-type="float">
            <text:p>0.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72]+[.D272]+[.G272])/3" office:value-type="float" office:value="0.453125" calcext:value-type="float">
            <text:p>0.453125</text:p>
          </table:table-cell>
          <table:table-cell table:formula="of:=([.B272]+[.E272]+[.H272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73]+[.D273]+[.G273])/3" office:value-type="float" office:value="0.458333333333333" calcext:value-type="float">
            <text:p>0.458333333333333</text:p>
          </table:table-cell>
          <table:table-cell table:formula="of:=([.B273]+[.E273]+[.H273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74]+[.D274]+[.G274])/3" office:value-type="float" office:value="0.458333333333333" calcext:value-type="float">
            <text:p>0.458333333333333</text:p>
          </table:table-cell>
          <table:table-cell table:formula="of:=([.B274]+[.E274]+[.H27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75]+[.D275]+[.G275])/3" office:value-type="float" office:value="0.453125" calcext:value-type="float">
            <text:p>0.453125</text:p>
          </table:table-cell>
          <table:table-cell table:formula="of:=([.B275]+[.E275]+[.H27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76]+[.D276]+[.G276])/3" office:value-type="float" office:value="0.453125" calcext:value-type="float">
            <text:p>0.453125</text:p>
          </table:table-cell>
          <table:table-cell table:formula="of:=([.B276]+[.E276]+[.H27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77]+[.D277]+[.G277])/3" office:value-type="float" office:value="0.458333333333333" calcext:value-type="float">
            <text:p>0.458333333333333</text:p>
          </table:table-cell>
          <table:table-cell table:formula="of:=([.B277]+[.E277]+[.H27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78]+[.D278]+[.G278])/3" office:value-type="float" office:value="0.453125" calcext:value-type="float">
            <text:p>0.453125</text:p>
          </table:table-cell>
          <table:table-cell table:formula="of:=([.B278]+[.E278]+[.H27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79]+[.D279]+[.G279])/3" office:value-type="float" office:value="0.453125" calcext:value-type="float">
            <text:p>0.453125</text:p>
          </table:table-cell>
          <table:table-cell table:formula="of:=([.B279]+[.E279]+[.H27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80]+[.D280]+[.G280])/3" office:value-type="float" office:value="0.458333333333333" calcext:value-type="float">
            <text:p>0.458333333333333</text:p>
          </table:table-cell>
          <table:table-cell table:formula="of:=([.B280]+[.E280]+[.H28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81]+[.D281]+[.G281])/3" office:value-type="float" office:value="0.453125" calcext:value-type="float">
            <text:p>0.453125</text:p>
          </table:table-cell>
          <table:table-cell table:formula="of:=([.B281]+[.E281]+[.H2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82]+[.D282]+[.G282])/3" office:value-type="float" office:value="0.453125" calcext:value-type="float">
            <text:p>0.453125</text:p>
          </table:table-cell>
          <table:table-cell table:formula="of:=([.B282]+[.E282]+[.H28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83]+[.D283]+[.G283])/3" office:value-type="float" office:value="0.453125" calcext:value-type="float">
            <text:p>0.453125</text:p>
          </table:table-cell>
          <table:table-cell table:formula="of:=([.B283]+[.E283]+[.H28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84]+[.D284]+[.G284])/3" office:value-type="float" office:value="0.453125" calcext:value-type="float">
            <text:p>0.453125</text:p>
          </table:table-cell>
          <table:table-cell table:formula="of:=([.B284]+[.E284]+[.H28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85]+[.D285]+[.G285])/3" office:value-type="float" office:value="0.453125" calcext:value-type="float">
            <text:p>0.453125</text:p>
          </table:table-cell>
          <table:table-cell table:formula="of:=([.B285]+[.E285]+[.H285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86]+[.D286]+[.G286])/3" office:value-type="float" office:value="0.447916666666667" calcext:value-type="float">
            <text:p>0.447916666666667</text:p>
          </table:table-cell>
          <table:table-cell table:formula="of:=([.B286]+[.E286]+[.H28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87]+[.D287]+[.G287])/3" office:value-type="float" office:value="0.447916666666667" calcext:value-type="float">
            <text:p>0.447916666666667</text:p>
          </table:table-cell>
          <table:table-cell table:formula="of:=([.B287]+[.E287]+[.H28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88]+[.D288]+[.G288])/3" office:value-type="float" office:value="0.453125" calcext:value-type="float">
            <text:p>0.453125</text:p>
          </table:table-cell>
          <table:table-cell table:formula="of:=([.B288]+[.E288]+[.H28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89]+[.D289]+[.G289])/3" office:value-type="float" office:value="0.453125" calcext:value-type="float">
            <text:p>0.453125</text:p>
          </table:table-cell>
          <table:table-cell table:formula="of:=([.B289]+[.E289]+[.H28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0]+[.D290]+[.G290])/3" office:value-type="float" office:value="0.453125" calcext:value-type="float">
            <text:p>0.453125</text:p>
          </table:table-cell>
          <table:table-cell table:formula="of:=([.B290]+[.E290]+[.H29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1]+[.D291]+[.G291])/3" office:value-type="float" office:value="0.458333333333333" calcext:value-type="float">
            <text:p>0.458333333333333</text:p>
          </table:table-cell>
          <table:table-cell table:formula="of:=([.B291]+[.E291]+[.H29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2]+[.D292]+[.G292])/3" office:value-type="float" office:value="0.458333333333333" calcext:value-type="float">
            <text:p>0.458333333333333</text:p>
          </table:table-cell>
          <table:table-cell table:formula="of:=([.B292]+[.E292]+[.H29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3]+[.D293]+[.G293])/3" office:value-type="float" office:value="0.458333333333333" calcext:value-type="float">
            <text:p>0.458333333333333</text:p>
          </table:table-cell>
          <table:table-cell table:formula="of:=([.B293]+[.E293]+[.H29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94]+[.D294]+[.G294])/3" office:value-type="float" office:value="0.453125" calcext:value-type="float">
            <text:p>0.453125</text:p>
          </table:table-cell>
          <table:table-cell table:formula="of:=([.B294]+[.E294]+[.H29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95]+[.D295]+[.G295])/3" office:value-type="float" office:value="0.453125" calcext:value-type="float">
            <text:p>0.453125</text:p>
          </table:table-cell>
          <table:table-cell table:formula="of:=([.B295]+[.E295]+[.H29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6]+[.D296]+[.G296])/3" office:value-type="float" office:value="0.453125" calcext:value-type="float">
            <text:p>0.453125</text:p>
          </table:table-cell>
          <table:table-cell table:formula="of:=([.B296]+[.E296]+[.H29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297]+[.D297]+[.G297])/3" office:value-type="float" office:value="0.453125" calcext:value-type="float">
            <text:p>0.453125</text:p>
          </table:table-cell>
          <table:table-cell table:formula="of:=([.B297]+[.E297]+[.H29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98]+[.D298]+[.G298])/3" office:value-type="float" office:value="0.458333333333333" calcext:value-type="float">
            <text:p>0.458333333333333</text:p>
          </table:table-cell>
          <table:table-cell table:formula="of:=([.B298]+[.E298]+[.H29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99]+[.D299]+[.G299])/3" office:value-type="float" office:value="0.453125" calcext:value-type="float">
            <text:p>0.453125</text:p>
          </table:table-cell>
          <table:table-cell table:formula="of:=([.B299]+[.E299]+[.H2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0]+[.D300]+[.G300])/3" office:value-type="float" office:value="0.453125" calcext:value-type="float">
            <text:p>0.453125</text:p>
          </table:table-cell>
          <table:table-cell table:formula="of:=([.B300]+[.E300]+[.H300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1]+[.D301]+[.G301])/3" office:value-type="float" office:value="0.453125" calcext:value-type="float">
            <text:p>0.453125</text:p>
          </table:table-cell>
          <table:table-cell table:formula="of:=([.B301]+[.E301]+[.H30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2]+[.D302]+[.G302])/3" office:value-type="float" office:value="0.453125" calcext:value-type="float">
            <text:p>0.453125</text:p>
          </table:table-cell>
          <table:table-cell table:formula="of:=([.B302]+[.E302]+[.H30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03]+[.D303]+[.G303])/3" office:value-type="float" office:value="0.453125" calcext:value-type="float">
            <text:p>0.453125</text:p>
          </table:table-cell>
          <table:table-cell table:formula="of:=([.B303]+[.E303]+[.H30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04]+[.D304]+[.G304])/3" office:value-type="float" office:value="0.453125" calcext:value-type="float">
            <text:p>0.453125</text:p>
          </table:table-cell>
          <table:table-cell table:formula="of:=([.B304]+[.E304]+[.H30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5]+[.D305]+[.G305])/3" office:value-type="float" office:value="0.453125" calcext:value-type="float">
            <text:p>0.453125</text:p>
          </table:table-cell>
          <table:table-cell table:formula="of:=([.B305]+[.E305]+[.H30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06]+[.D306]+[.G306])/3" office:value-type="float" office:value="0.453125" calcext:value-type="float">
            <text:p>0.453125</text:p>
          </table:table-cell>
          <table:table-cell table:formula="of:=([.B306]+[.E306]+[.H30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7]+[.D307]+[.G307])/3" office:value-type="float" office:value="0.453125" calcext:value-type="float">
            <text:p>0.453125</text:p>
          </table:table-cell>
          <table:table-cell table:formula="of:=([.B307]+[.E307]+[.H30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08]+[.D308]+[.G308])/3" office:value-type="float" office:value="0.453125" calcext:value-type="float">
            <text:p>0.453125</text:p>
          </table:table-cell>
          <table:table-cell table:formula="of:=([.B308]+[.E308]+[.H30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09]+[.D309]+[.G309])/3" office:value-type="float" office:value="0.458333333333333" calcext:value-type="float">
            <text:p>0.458333333333333</text:p>
          </table:table-cell>
          <table:table-cell table:formula="of:=([.B309]+[.E309]+[.H309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10]+[.D310]+[.G310])/3" office:value-type="float" office:value="0.458333333333333" calcext:value-type="float">
            <text:p>0.458333333333333</text:p>
          </table:table-cell>
          <table:table-cell table:formula="of:=([.B310]+[.E310]+[.H31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1]+[.D311]+[.G311])/3" office:value-type="float" office:value="0.453125" calcext:value-type="float">
            <text:p>0.453125</text:p>
          </table:table-cell>
          <table:table-cell table:formula="of:=([.B311]+[.E311]+[.H31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12]+[.D312]+[.G312])/3" office:value-type="float" office:value="0.453125" calcext:value-type="float">
            <text:p>0.453125</text:p>
          </table:table-cell>
          <table:table-cell table:formula="of:=([.B312]+[.E312]+[.H31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3]+[.D313]+[.G313])/3" office:value-type="float" office:value="0.453125" calcext:value-type="float">
            <text:p>0.453125</text:p>
          </table:table-cell>
          <table:table-cell table:formula="of:=([.B313]+[.E313]+[.H31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4]+[.D314]+[.G314])/3" office:value-type="float" office:value="0.453125" calcext:value-type="float">
            <text:p>0.453125</text:p>
          </table:table-cell>
          <table:table-cell table:formula="of:=([.B314]+[.E314]+[.H31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5]+[.D315]+[.G315])/3" office:value-type="float" office:value="0.453125" calcext:value-type="float">
            <text:p>0.453125</text:p>
          </table:table-cell>
          <table:table-cell table:formula="of:=([.B315]+[.E315]+[.H31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16]+[.D316]+[.G316])/3" office:value-type="float" office:value="0.453125" calcext:value-type="float">
            <text:p>0.453125</text:p>
          </table:table-cell>
          <table:table-cell table:formula="of:=([.B316]+[.E316]+[.H31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17]+[.D317]+[.G317])/3" office:value-type="float" office:value="0.458333333333333" calcext:value-type="float">
            <text:p>0.458333333333333</text:p>
          </table:table-cell>
          <table:table-cell table:formula="of:=([.B317]+[.E317]+[.H31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18]+[.D318]+[.G318])/3" office:value-type="float" office:value="0.453125" calcext:value-type="float">
            <text:p>0.453125</text:p>
          </table:table-cell>
          <table:table-cell table:formula="of:=([.B318]+[.E318]+[.H31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19]+[.D319]+[.G319])/3" office:value-type="float" office:value="0.447916666666667" calcext:value-type="float">
            <text:p>0.447916666666667</text:p>
          </table:table-cell>
          <table:table-cell table:formula="of:=([.B319]+[.E319]+[.H319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20]+[.D320]+[.G320])/3" office:value-type="float" office:value="0.458333333333333" calcext:value-type="float">
            <text:p>0.458333333333333</text:p>
          </table:table-cell>
          <table:table-cell table:formula="of:=([.B320]+[.E320]+[.H32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21]+[.D321]+[.G321])/3" office:value-type="float" office:value="0.458333333333333" calcext:value-type="float">
            <text:p>0.458333333333333</text:p>
          </table:table-cell>
          <table:table-cell table:formula="of:=([.B321]+[.E321]+[.H32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322]+[.D322]+[.G322])/3" office:value-type="float" office:value="0.453125" calcext:value-type="float">
            <text:p>0.453125</text:p>
          </table:table-cell>
          <table:table-cell table:formula="of:=([.B322]+[.E322]+[.H32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3]+[.D323]+[.G323])/3" office:value-type="float" office:value="0.453125" calcext:value-type="float">
            <text:p>0.453125</text:p>
          </table:table-cell>
          <table:table-cell table:formula="of:=([.B323]+[.E323]+[.H32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24]+[.D324]+[.G324])/3" office:value-type="float" office:value="0.458333333333333" calcext:value-type="float">
            <text:p>0.458333333333333</text:p>
          </table:table-cell>
          <table:table-cell table:formula="of:=([.B324]+[.E324]+[.H32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5]+[.D325]+[.G325])/3" office:value-type="float" office:value="0.453125" calcext:value-type="float">
            <text:p>0.453125</text:p>
          </table:table-cell>
          <table:table-cell table:formula="of:=([.B325]+[.E325]+[.H32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6]+[.D326]+[.G326])/3" office:value-type="float" office:value="0.453125" calcext:value-type="float">
            <text:p>0.453125</text:p>
          </table:table-cell>
          <table:table-cell table:formula="of:=([.B326]+[.E326]+[.H32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7]+[.D327]+[.G327])/3" office:value-type="float" office:value="0.458333333333333" calcext:value-type="float">
            <text:p>0.458333333333333</text:p>
          </table:table-cell>
          <table:table-cell table:formula="of:=([.B327]+[.E327]+[.H32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28]+[.D328]+[.G328])/3" office:value-type="float" office:value="0.453125" calcext:value-type="float">
            <text:p>0.453125</text:p>
          </table:table-cell>
          <table:table-cell table:formula="of:=([.B328]+[.E328]+[.H328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29]+[.D329]+[.G329])/3" office:value-type="float" office:value="0.453125" calcext:value-type="float">
            <text:p>0.453125</text:p>
          </table:table-cell>
          <table:table-cell table:formula="of:=([.B329]+[.E329]+[.H3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330]+[.D330]+[.G330])/3" office:value-type="float" office:value="0.453125" calcext:value-type="float">
            <text:p>0.453125</text:p>
          </table:table-cell>
          <table:table-cell table:formula="of:=([.B330]+[.E330]+[.H330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31]+[.D331]+[.G331])/3" office:value-type="float" office:value="0.453125" calcext:value-type="float">
            <text:p>0.453125</text:p>
          </table:table-cell>
          <table:table-cell table:formula="of:=([.B331]+[.E331]+[.H33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32]+[.D332]+[.G332])/3" office:value-type="float" office:value="0.453125" calcext:value-type="float">
            <text:p>0.453125</text:p>
          </table:table-cell>
          <table:table-cell table:formula="of:=([.B332]+[.E332]+[.H332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33]+[.D333]+[.G333])/3" office:value-type="float" office:value="0.453125" calcext:value-type="float">
            <text:p>0.453125</text:p>
          </table:table-cell>
          <table:table-cell table:formula="of:=([.B333]+[.E333]+[.H33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34]+[.D334]+[.G334])/3" office:value-type="float" office:value="0.453125" calcext:value-type="float">
            <text:p>0.453125</text:p>
          </table:table-cell>
          <table:table-cell table:formula="of:=([.B334]+[.E334]+[.H334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35]+[.D335]+[.G335])/3" office:value-type="float" office:value="0.458333333333333" calcext:value-type="float">
            <text:p>0.458333333333333</text:p>
          </table:table-cell>
          <table:table-cell table:formula="of:=([.B335]+[.E335]+[.H33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36]+[.D336]+[.G336])/3" office:value-type="float" office:value="0.453125" calcext:value-type="float">
            <text:p>0.453125</text:p>
          </table:table-cell>
          <table:table-cell table:formula="of:=([.B336]+[.E336]+[.H33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37]+[.D337]+[.G337])/3" office:value-type="float" office:value="0.453125" calcext:value-type="float">
            <text:p>0.453125</text:p>
          </table:table-cell>
          <table:table-cell table:formula="of:=([.B337]+[.E337]+[.H33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38]+[.D338]+[.G338])/3" office:value-type="float" office:value="0.447916666666667" calcext:value-type="float">
            <text:p>0.447916666666667</text:p>
          </table:table-cell>
          <table:table-cell table:formula="of:=([.B338]+[.E338]+[.H3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339]+[.D339]+[.G339])/3" office:value-type="float" office:value="0.453125" calcext:value-type="float">
            <text:p>0.453125</text:p>
          </table:table-cell>
          <table:table-cell table:formula="of:=([.B339]+[.E339]+[.H33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0]+[.D340]+[.G340])/3" office:value-type="float" office:value="0.453125" calcext:value-type="float">
            <text:p>0.453125</text:p>
          </table:table-cell>
          <table:table-cell table:formula="of:=([.B340]+[.E340]+[.H34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1]+[.D341]+[.G341])/3" office:value-type="float" office:value="0.453125" calcext:value-type="float">
            <text:p>0.453125</text:p>
          </table:table-cell>
          <table:table-cell table:formula="of:=([.B341]+[.E341]+[.H34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2]+[.D342]+[.G342])/3" office:value-type="float" office:value="0.458333333333333" calcext:value-type="float">
            <text:p>0.458333333333333</text:p>
          </table:table-cell>
          <table:table-cell table:formula="of:=([.B342]+[.E342]+[.H34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3]+[.D343]+[.G343])/3" office:value-type="float" office:value="0.46875" calcext:value-type="float">
            <text:p>0.46875</text:p>
          </table:table-cell>
          <table:table-cell table:formula="of:=([.B343]+[.E343]+[.H34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44]+[.D344]+[.G344])/3" office:value-type="float" office:value="0.46875" calcext:value-type="float">
            <text:p>0.46875</text:p>
          </table:table-cell>
          <table:table-cell table:formula="of:=([.B344]+[.E344]+[.H34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5]+[.D345]+[.G345])/3" office:value-type="float" office:value="0.536458333333333" calcext:value-type="float">
            <text:p>0.536458333333333</text:p>
          </table:table-cell>
          <table:table-cell table:formula="of:=([.B345]+[.E345]+[.H34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6]+[.D346]+[.G346])/3" office:value-type="float" office:value="0.588541666666667" calcext:value-type="float">
            <text:p>0.588541666666667</text:p>
          </table:table-cell>
          <table:table-cell table:formula="of:=([.B346]+[.E346]+[.H34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.09375" calcext:value-type="float">
            <text:p>1.0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47]+[.D347]+[.G347])/3" office:value-type="float" office:value="0.666666666666667" calcext:value-type="float">
            <text:p>0.666666666666667</text:p>
          </table:table-cell>
          <table:table-cell table:formula="of:=([.B347]+[.E347]+[.H34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.15625" calcext:value-type="float">
            <text:p>1.1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48]+[.D348]+[.G348])/3" office:value-type="float" office:value="0.697916666666667" calcext:value-type="float">
            <text:p>0.697916666666667</text:p>
          </table:table-cell>
          <table:table-cell table:formula="of:=([.B348]+[.E348]+[.H34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49]+[.D349]+[.G349])/3" office:value-type="float" office:value="0.838541666666667" calcext:value-type="float">
            <text:p>0.838541666666667</text:p>
          </table:table-cell>
          <table:table-cell table:formula="of:=([.B349]+[.E349]+[.H34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.265625" calcext:value-type="float">
            <text:p>1.2656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50]+[.D350]+[.G350])/3" office:value-type="float" office:value="0.911458333333333" calcext:value-type="float">
            <text:p>0.911458333333333</text:p>
          </table:table-cell>
          <table:table-cell table:formula="of:=([.B350]+[.E350]+[.H350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.125" calcext:value-type="float">
            <text:p>1.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351]+[.D351]+[.G351])/3" office:value-type="float" office:value="1.0625" calcext:value-type="float">
            <text:p>1.0625</text:p>
          </table:table-cell>
          <table:table-cell table:formula="of:=([.B351]+[.E351]+[.H35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.125" calcext:value-type="float">
            <text:p>1.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352]+[.D352]+[.G352])/3" office:value-type="float" office:value="1.25" calcext:value-type="float">
            <text:p>1.25</text:p>
          </table:table-cell>
          <table:table-cell table:formula="of:=([.B352]+[.E352]+[.H35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353]+[.D353]+[.G353])/3" office:value-type="float" office:value="1.15104166666667" calcext:value-type="float">
            <text:p>1.15104166666667</text:p>
          </table:table-cell>
          <table:table-cell table:formula="of:=([.B353]+[.E353]+[.H35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.015625" calcext:value-type="float">
            <text:p>1.0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354]+[.D354]+[.G354])/3" office:value-type="float" office:value="0.729166666666667" calcext:value-type="float">
            <text:p>0.729166666666667</text:p>
          </table:table-cell>
          <table:table-cell table:formula="of:=([.B354]+[.E354]+[.H354])/3" office:value-type="float" office:value="0.572916666666667" calcext:value-type="float">
            <text:p>0.572916666666667</text:p>
          </table:table-cell>
        </table:table-row>
        <table:table-row table:style-name="ro1">
          <table:table-cell office:value-type="float" office:value="1.171875" calcext:value-type="float">
            <text:p>1.1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355]+[.D355]+[.G355])/3" office:value-type="float" office:value="0.671875" calcext:value-type="float">
            <text:p>0.671875</text:p>
          </table:table-cell>
          <table:table-cell table:formula="of:=([.B355]+[.E355]+[.H355])/3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formula="of:=([.A356]+[.D356]+[.G356])/3" office:value-type="float" office:value="0.572916666666667" calcext:value-type="float">
            <text:p>0.572916666666667</text:p>
          </table:table-cell>
          <table:table-cell table:formula="of:=([.B356]+[.E356]+[.H356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357]+[.D357]+[.G357])/3" office:value-type="float" office:value="0.546875" calcext:value-type="float">
            <text:p>0.546875</text:p>
          </table:table-cell>
          <table:table-cell table:formula="of:=([.B357]+[.E357]+[.H357])/3" office:value-type="float" office:value="0.661458333333333" calcext:value-type="float">
            <text:p>0.661458333333333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1.0625" calcext:value-type="float">
            <text:p>1.0625</text:p>
          </table:table-cell>
          <table:table-cell/>
          <table:table-cell table:formula="of:=([.A358]+[.D358]+[.G358])/3" office:value-type="float" office:value="0.296875" calcext:value-type="float">
            <text:p>0.296875</text:p>
          </table:table-cell>
          <table:table-cell table:formula="of:=([.B358]+[.E358]+[.H358])/3" office:value-type="float" office:value="0.744791666666667" calcext:value-type="float">
            <text:p>0.744791666666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1.03125" calcext:value-type="float">
            <text:p>1.03125</text:p>
          </table:table-cell>
          <table:table-cell/>
          <table:table-cell table:formula="of:=([.A359]+[.D359]+[.G359])/3" office:value-type="float" office:value="0.208333333333333" calcext:value-type="float">
            <text:p>0.208333333333333</text:p>
          </table:table-cell>
          <table:table-cell table:formula="of:=([.B359]+[.E359]+[.H359])/3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984375" calcext:value-type="float">
            <text:p>0.984375</text:p>
          </table:table-cell>
          <table:table-cell/>
          <table:table-cell table:formula="of:=([.A360]+[.D360]+[.G360])/3" office:value-type="float" office:value="0.104166666666667" calcext:value-type="float">
            <text:p>0.104166666666667</text:p>
          </table:table-cell>
          <table:table-cell table:formula="of:=([.B360]+[.E360]+[.H360])/3"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-0.140625" calcext:value-type="float">
            <text:p>-0.140625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([.A361]+[.D361]+[.G361])/3" office:value-type="float" office:value="-0.0104166666666667" calcext:value-type="float">
            <text:p>-0.010416666666667</text:p>
          </table:table-cell>
          <table:table-cell table:formula="of:=([.B361]+[.E361]+[.H361])/3"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953125" calcext:value-type="float">
            <text:p>0.953125</text:p>
          </table:table-cell>
          <table:table-cell/>
          <table:table-cell table:formula="of:=([.A362]+[.D362]+[.G362])/3" office:value-type="float" office:value="0.09375" calcext:value-type="float">
            <text:p>0.09375</text:p>
          </table:table-cell>
          <table:table-cell table:formula="of:=([.B362]+[.E362]+[.H362])/3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-0.703125" calcext:value-type="float">
            <text:p>-0.703125</text:p>
          </table:table-cell>
          <table:table-cell office:value-type="float" office:value="1.078125" calcext:value-type="float">
            <text:p>1.07812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363]+[.D363]+[.G363])/3" office:value-type="float" office:value="-0.015625" calcext:value-type="float">
            <text:p>-0.015625</text:p>
          </table:table-cell>
          <table:table-cell table:formula="of:=([.B363]+[.E363]+[.H363])/3" office:value-type="float" office:value="0.817708333333333" calcext:value-type="float">
            <text:p>0.817708333333333</text:p>
          </table:table-cell>
        </table:table-row>
        <table:table-row table:style-name="ro1">
          <table:table-cell office:value-type="float" office:value="-1.609375" calcext:value-type="float">
            <text:p>-1.609375</text:p>
          </table:table-cell>
          <table:table-cell office:value-type="float" office:value="1.09375" calcext:value-type="float">
            <text:p>1.09375</text:p>
          </table:table-cell>
          <table:table-cell/>
          <table:table-cell office:value-type="float" office:value="-0.40625" calcext:value-type="float">
            <text:p>-0.4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364]+[.D364]+[.G364])/3" office:value-type="float" office:value="-0.588541666666667" calcext:value-type="float">
            <text:p>-0.588541666666667</text:p>
          </table:table-cell>
          <table:table-cell table:formula="of:=([.B364]+[.E364]+[.H364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-1.265625" calcext:value-type="float">
            <text:p>-1.265625</text:p>
          </table:table-cell>
          <table:table-cell office:value-type="float" office:value="1.21875" calcext:value-type="float">
            <text:p>1.2187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365]+[.D365]+[.G365])/3" office:value-type="float" office:value="-0.640625" calcext:value-type="float">
            <text:p>-0.640625</text:p>
          </table:table-cell>
          <table:table-cell table:formula="of:=([.B365]+[.E365]+[.H365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366]+[.D366]+[.G366])/3" office:value-type="float" office:value="-0.833333333333333" calcext:value-type="float">
            <text:p>-0.833333333333333</text:p>
          </table:table-cell>
          <table:table-cell table:formula="of:=([.B366]+[.E366]+[.H366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-0.5625" calcext:value-type="float">
            <text:p>-0.56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367]+[.D367]+[.G367])/3" office:value-type="float" office:value="-0.359375" calcext:value-type="float">
            <text:p>-0.359375</text:p>
          </table:table-cell>
          <table:table-cell table:formula="of:=([.B367]+[.E367]+[.H367])/3"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0.296875" calcext:value-type="float">
            <text:p>-0.296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368]+[.D368]+[.G368])/3" office:value-type="float" office:value="-0.0989583333333333" calcext:value-type="float">
            <text:p>-0.098958333333333</text:p>
          </table:table-cell>
          <table:table-cell table:formula="of:=([.B368]+[.E368]+[.H368])/3" office:value-type="float" office:value="0.286458333333333" calcext:value-type="float">
            <text:p>0.286458333333333</text:p>
          </table:table-cell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369]+[.D369]+[.G369])/3" office:value-type="float" office:value="0.0677083333333333" calcext:value-type="float">
            <text:p>0.067708333333333</text:p>
          </table:table-cell>
          <table:table-cell table:formula="of:=([.B369]+[.E369]+[.H369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1.328125" calcext:value-type="float">
            <text:p>1.32812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-1.03125" calcext:value-type="float">
            <text:p>-1.0312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0.046875" calcext:value-type="float">
            <text:p>0.04687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370]+[.D370]+[.G370])/3" office:value-type="float" office:value="0.114583333333333" calcext:value-type="float">
            <text:p>0.114583333333333</text:p>
          </table:table-cell>
          <table:table-cell table:formula="of:=([.B370]+[.E370]+[.H370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-0.171875" calcext:value-type="float">
            <text:p>-0.1718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371]+[.D371]+[.G371])/3" office:value-type="float" office:value="0.0833333333333333" calcext:value-type="float">
            <text:p>0.083333333333333</text:p>
          </table:table-cell>
          <table:table-cell table:formula="of:=([.B371]+[.E371]+[.H371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-1.0625" calcext:value-type="float">
            <text:p>-1.062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372]+[.D372]+[.G372])/3" office:value-type="float" office:value="-0.213541666666667" calcext:value-type="float">
            <text:p>-0.213541666666667</text:p>
          </table:table-cell>
          <table:table-cell table:formula="of:=([.B372]+[.E372]+[.H372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373]+[.D373]+[.G373])/3" office:value-type="float" office:value="-0.0833333333333333" calcext:value-type="float">
            <text:p>-0.083333333333333</text:p>
          </table:table-cell>
          <table:table-cell table:formula="of:=([.B373]+[.E373]+[.H373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4375" calcext:value-type="float">
            <text:p>-1.234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374]+[.D374]+[.G374])/3" office:value-type="float" office:value="-0.484375" calcext:value-type="float">
            <text:p>-0.484375</text:p>
          </table:table-cell>
          <table:table-cell table:formula="of:=([.B374]+[.E374]+[.H374])/3" office:value-type="float" office:value="-0.0416666666666667" calcext:value-type="float">
            <text:p>-0.041666666666667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375]+[.D375]+[.G375])/3" office:value-type="float" office:value="-0.875" calcext:value-type="float">
            <text:p>-0.875</text:p>
          </table:table-cell>
          <table:table-cell table:formula="of:=([.B375]+[.E375]+[.H375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-1.828125" calcext:value-type="float">
            <text:p>-1.8281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376]+[.D376]+[.G376])/3" office:value-type="float" office:value="-1" calcext:value-type="float">
            <text:p>-1</text:p>
          </table:table-cell>
          <table:table-cell table:formula="of:=([.B376]+[.E376]+[.H376])/3" office:value-type="float" office:value="0.00520833333333333" calcext:value-type="float">
            <text:p>0.005208333333333</text:p>
          </table:table-cell>
        </table:table-row>
        <table:table-row table:style-name="ro1">
          <table:table-cell office:value-type="float" office:value="-0.890625" calcext:value-type="float">
            <text:p>-0.89062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377]+[.D377]+[.G377])/3" office:value-type="float" office:value="-0.4375" calcext:value-type="float">
            <text:p>-0.4375</text:p>
          </table:table-cell>
          <table:table-cell table:formula="of:=([.B377]+[.E377]+[.H377])/3" office:value-type="float" office:value="-0.0416666666666667" calcext:value-type="float">
            <text:p>-0.041666666666667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([.A378]+[.D378]+[.G378])/3" office:value-type="float" office:value="-0.223958333333333" calcext:value-type="float">
            <text:p>-0.223958333333333</text:p>
          </table:table-cell>
          <table:table-cell table:formula="of:=([.B378]+[.E378]+[.H378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-0.609375" calcext:value-type="float">
            <text:p>-0.6093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379]+[.D379]+[.G379])/3" office:value-type="float" office:value="0.177083333333333" calcext:value-type="float">
            <text:p>0.177083333333333</text:p>
          </table:table-cell>
          <table:table-cell table:formula="of:=([.B379]+[.E379]+[.H379])/3" office:value-type="float" office:value="-0.276041666666667" calcext:value-type="float">
            <text:p>-0.276041666666667</text:p>
          </table:table-cell>
        </table:table-row>
        <table:table-row table:style-name="ro1">
          <table:table-cell office:value-type="float" office:value="1.203125" calcext:value-type="float">
            <text:p>1.20312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380]+[.D380]+[.G380])/3" office:value-type="float" office:value="0.223958333333333" calcext:value-type="float">
            <text:p>0.223958333333333</text:p>
          </table:table-cell>
          <table:table-cell table:formula="of:=([.B380]+[.E380]+[.H380])/3" office:value-type="float" office:value="-0.380208333333333" calcext:value-type="float">
            <text:p>-0.380208333333333</text:p>
          </table:table-cell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-1.0625" calcext:value-type="float">
            <text:p>-1.06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381]+[.D381]+[.G381])/3" office:value-type="float" office:value="-0.114583333333333" calcext:value-type="float">
            <text:p>-0.114583333333333</text:p>
          </table:table-cell>
          <table:table-cell table:formula="of:=([.B381]+[.E381]+[.H381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382]+[.D382]+[.G382])/3" office:value-type="float" office:value="-0.28125" calcext:value-type="float">
            <text:p>-0.28125</text:p>
          </table:table-cell>
          <table:table-cell table:formula="of:=([.B382]+[.E382]+[.H382])/3" office:value-type="float" office:value="-0.364583333333333" calcext:value-type="float">
            <text:p>-0.36458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671875" calcext:value-type="float">
            <text:p>-0.671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383]+[.D383]+[.G383])/3" office:value-type="float" office:value="-0.0625" calcext:value-type="float">
            <text:p>-0.0625</text:p>
          </table:table-cell>
          <table:table-cell table:formula="of:=([.B383]+[.E383]+[.H383])/3" office:value-type="float" office:value="-0.00520833333333333" calcext:value-type="float">
            <text:p>-0.005208333333333</text:p>
          </table:table-cell>
        </table:table-row>
        <table:table-row table:style-name="ro1">
          <table:table-cell office:value-type="float" office:value="-0.265625" calcext:value-type="float">
            <text:p>-0.2656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384]+[.D384]+[.G384])/3" office:value-type="float" office:value="-0.0416666666666667" calcext:value-type="float">
            <text:p>-0.041666666666667</text:p>
          </table:table-cell>
          <table:table-cell table:formula="of:=([.B384]+[.E384]+[.H384])/3" office:value-type="float" office:value="0.00520833333333335" calcext:value-type="float">
            <text:p>0.005208333333333</text:p>
          </table:table-cell>
        </table:table-row>
        <table:table-row table:style-name="ro1">
          <table:table-cell office:value-type="float" office:value="-1.59375" calcext:value-type="float">
            <text:p>-1.59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-1.046875" calcext:value-type="float">
            <text:p>-1.046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385]+[.D385]+[.G385])/3" office:value-type="float" office:value="-0.770833333333333" calcext:value-type="float">
            <text:p>-0.770833333333333</text:p>
          </table:table-cell>
          <table:table-cell table:formula="of:=([.B385]+[.E385]+[.H385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1.046875" calcext:value-type="float">
            <text:p>-1.0468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1.140625" calcext:value-type="float">
            <text:p>-1.14062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386]+[.D386]+[.G386])/3" office:value-type="float" office:value="-0.734375" calcext:value-type="float">
            <text:p>-0.734375</text:p>
          </table:table-cell>
          <table:table-cell table:formula="of:=([.B386]+[.E386]+[.H386])/3" office:value-type="float" office:value="0.0677083333333334" calcext:value-type="float">
            <text:p>0.067708333333333</text:p>
          </table:table-cell>
        </table:table-row>
        <table:table-row table:style-name="ro1">
          <table:table-cell office:value-type="float" office:value="-1.484375" calcext:value-type="float">
            <text:p>-1.48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387]+[.D387]+[.G387])/3" office:value-type="float" office:value="-0.682291666666667" calcext:value-type="float">
            <text:p>-0.682291666666667</text:p>
          </table:table-cell>
          <table:table-cell table:formula="of:=([.B387]+[.E387]+[.H387])/3" office:value-type="float" office:value="-0.0104166666666667" calcext:value-type="float">
            <text:p>-0.010416666666667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-0.96875" calcext:value-type="float">
            <text:p>-0.96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388]+[.D388]+[.G388])/3" office:value-type="float" office:value="-0.5625" calcext:value-type="float">
            <text:p>-0.5625</text:p>
          </table:table-cell>
          <table:table-cell table:formula="of:=([.B388]+[.E388]+[.H388])/3" office:value-type="float" office:value="-0.286458333333333" calcext:value-type="float">
            <text:p>-0.286458333333333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389]+[.D389]+[.G389])/3" office:value-type="float" office:value="-0.208333333333333" calcext:value-type="float">
            <text:p>-0.208333333333333</text:p>
          </table:table-cell>
          <table:table-cell table:formula="of:=([.B389]+[.E389]+[.H389])/3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.203125" calcext:value-type="float">
            <text:p>1.203125</text:p>
          </table:table-cell>
          <table:table-cell office:value-type="float" office:value="-1.15625" calcext:value-type="float">
            <text:p>-1.1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90]+[.D390]+[.G390])/3" office:value-type="float" office:value="0.0208333333333333" calcext:value-type="float">
            <text:p>0.020833333333333</text:p>
          </table:table-cell>
          <table:table-cell table:formula="of:=([.B390]+[.E390]+[.H390])/3" office:value-type="float" office:value="-0.640625" calcext:value-type="float">
            <text:p>-0.640625</text:p>
          </table:table-cell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391]+[.D391]+[.G391])/3" office:value-type="float" office:value="0.0729166666666667" calcext:value-type="float">
            <text:p>0.072916666666667</text:p>
          </table:table-cell>
          <table:table-cell table:formula="of:=([.B391]+[.E391]+[.H391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-0.671875" calcext:value-type="float">
            <text:p>-0.67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392]+[.D392]+[.G392])/3" office:value-type="float" office:value="-0.244791666666667" calcext:value-type="float">
            <text:p>-0.244791666666667</text:p>
          </table:table-cell>
          <table:table-cell table:formula="of:=([.B392]+[.E392]+[.H392])/3" office:value-type="float" office:value="-0.151041666666667" calcext:value-type="float">
            <text:p>-0.151041666666667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393]+[.D393]+[.G393])/3" office:value-type="float" office:value="-0.145833333333333" calcext:value-type="float">
            <text:p>-0.145833333333333</text:p>
          </table:table-cell>
          <table:table-cell table:formula="of:=([.B393]+[.E393]+[.H393])/3" office:value-type="float" office:value="-0.161458333333333" calcext:value-type="float">
            <text:p>-0.161458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394]+[.D394]+[.G394])/3" office:value-type="float" office:value="-0.0260416666666667" calcext:value-type="float">
            <text:p>-0.026041666666667</text:p>
          </table:table-cell>
          <table:table-cell table:formula="of:=([.B394]+[.E394]+[.H394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375" calcext:value-type="float">
            <text:p>-1.0937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395]+[.D395]+[.G395])/3" office:value-type="float" office:value="-0.453125" calcext:value-type="float">
            <text:p>-0.453125</text:p>
          </table:table-cell>
          <table:table-cell table:formula="of:=([.B395]+[.E395]+[.H395])/3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1.015625" calcext:value-type="float">
            <text:p>-1.01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396]+[.D396]+[.G396])/3" office:value-type="float" office:value="-0.802083333333333" calcext:value-type="float">
            <text:p>-0.802083333333333</text:p>
          </table:table-cell>
          <table:table-cell table:formula="of:=([.B396]+[.E396]+[.H396])/3" office:value-type="float" office:value="0.0364583333333333" calcext:value-type="float">
            <text:p>0.036458333333333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397]+[.D397]+[.G397])/3" office:value-type="float" office:value="-0.84375" calcext:value-type="float">
            <text:p>-0.84375</text:p>
          </table:table-cell>
          <table:table-cell table:formula="of:=([.B397]+[.E397]+[.H397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-0.6875" calcext:value-type="float">
            <text:p>-0.6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953125" calcext:value-type="float">
            <text:p>-0.9531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398]+[.D398]+[.G398])/3" office:value-type="float" office:value="-0.395833333333333" calcext:value-type="float">
            <text:p>-0.395833333333333</text:p>
          </table:table-cell>
          <table:table-cell table:formula="of:=([.B398]+[.E398]+[.H398])/3" office:value-type="float" office:value="-0.541666666666667" calcext:value-type="float">
            <text:p>-0.541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399]+[.D399]+[.G399])/3" office:value-type="float" office:value="-0.239583333333333" calcext:value-type="float">
            <text:p>-0.239583333333333</text:p>
          </table:table-cell>
          <table:table-cell table:formula="of:=([.B399]+[.E399]+[.H399])/3" office:value-type="float" office:value="-0.552083333333333" calcext:value-type="float">
            <text:p>-0.552083333333333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953125" calcext:value-type="float">
            <text:p>-0.953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15625" calcext:value-type="float">
            <text:p>0.15625</text:p>
          </table:table-cell>
          <table:table-cell/>
          <table:table-cell table:formula="of:=([.A400]+[.D400]+[.G400])/3" office:value-type="float" office:value="-0.046875" calcext:value-type="float">
            <text:p>-0.046875</text:p>
          </table:table-cell>
          <table:table-cell table:formula="of:=([.B400]+[.E400]+[.H400])/3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401]+[.D401]+[.G401])/3" office:value-type="float" office:value="0.0208333333333333" calcext:value-type="float">
            <text:p>0.020833333333333</text:p>
          </table:table-cell>
          <table:table-cell table:formula="of:=([.B401]+[.E401]+[.H401])/3" office:value-type="float" office:value="-0.427083333333333" calcext:value-type="float">
            <text:p>-0.427083333333333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402]+[.D402]+[.G402])/3" office:value-type="float" office:value="-0.151041666666667" calcext:value-type="float">
            <text:p>-0.151041666666667</text:p>
          </table:table-cell>
          <table:table-cell table:formula="of:=([.B402]+[.E402]+[.H402])/3" office:value-type="float" office:value="-0.177083333333333" calcext:value-type="float">
            <text:p>-0.177083333333333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-1.015625" calcext:value-type="float">
            <text:p>-1.015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-0.484375" calcext:value-type="float">
            <text:p>-0.48437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403]+[.D403]+[.G403])/3" office:value-type="float" office:value="-0.177083333333333" calcext:value-type="float">
            <text:p>-0.177083333333333</text:p>
          </table:table-cell>
          <table:table-cell table:formula="of:=([.B403]+[.E403]+[.H403])/3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404]+[.D404]+[.G404])/3" office:value-type="float" office:value="0.0677083333333333" calcext:value-type="float">
            <text:p>0.067708333333333</text:p>
          </table:table-cell>
          <table:table-cell table:formula="of:=([.B404]+[.E404]+[.H404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-0.265625" calcext:value-type="float">
            <text:p>-0.265625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405]+[.D405]+[.G405])/3" office:value-type="float" office:value="-0.0364583333333333" calcext:value-type="float">
            <text:p>-0.036458333333333</text:p>
          </table:table-cell>
          <table:table-cell table:formula="of:=([.B405]+[.E405]+[.H405])/3" office:value-type="float" office:value="0.0833333333333334" calcext:value-type="float">
            <text:p>0.083333333333333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406]+[.D406]+[.G406])/3" office:value-type="float" office:value="-0.614583333333333" calcext:value-type="float">
            <text:p>-0.614583333333333</text:p>
          </table:table-cell>
          <table:table-cell table:formula="of:=([.B406]+[.E406]+[.H406])/3" office:value-type="float" office:value="-0.0364583333333333" calcext:value-type="float">
            <text:p>-0.036458333333333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407]+[.D407]+[.G407])/3" office:value-type="float" office:value="-0.973958333333333" calcext:value-type="float">
            <text:p>-0.973958333333333</text:p>
          </table:table-cell>
          <table:table-cell table:formula="of:=([.B407]+[.E407]+[.H407])/3" office:value-type="float" office:value="-0.234375" calcext:value-type="float">
            <text:p>-0.234375</text:p>
          </table:table-cell>
        </table:table-row>
        <table:table-row table:style-name="ro1">
          <table:table-cell office:value-type="float" office:value="-1.703125" calcext:value-type="float">
            <text:p>-1.70312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408]+[.D408]+[.G408])/3" office:value-type="float" office:value="-0.703125" calcext:value-type="float">
            <text:p>-0.703125</text:p>
          </table:table-cell>
          <table:table-cell table:formula="of:=([.B408]+[.E408]+[.H408])/3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-0.46875" calcext:value-type="float">
            <text:p>-0.46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409]+[.D409]+[.G409])/3" office:value-type="float" office:value="-0.203125" calcext:value-type="float">
            <text:p>-0.203125</text:p>
          </table:table-cell>
          <table:table-cell table:formula="of:=([.B409]+[.E409]+[.H409])/3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-0.21875" calcext:value-type="float">
            <text:p>-0.218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([.A410]+[.D410]+[.G410])/3" office:value-type="float" office:value="-0.213541666666667" calcext:value-type="float">
            <text:p>-0.213541666666667</text:p>
          </table:table-cell>
          <table:table-cell table:formula="of:=([.B410]+[.E410]+[.H410])/3" office:value-type="float" office:value="-0.526041666666667" calcext:value-type="float">
            <text:p>-0.526041666666667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411]+[.D411]+[.G411])/3" office:value-type="float" office:value="-0.0729166666666667" calcext:value-type="float">
            <text:p>-0.072916666666667</text:p>
          </table:table-cell>
          <table:table-cell table:formula="of:=([.B411]+[.E411]+[.H411])/3" office:value-type="float" office:value="-0.286458333333333" calcext:value-type="float">
            <text:p>-0.286458333333333</text:p>
          </table:table-cell>
        </table:table-row>
        <table:table-row table:style-name="ro1">
          <table:table-cell office:value-type="float" office:value="1.296875" calcext:value-type="float">
            <text:p>1.29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412]+[.D412]+[.G412])/3" office:value-type="float" office:value="0.130208333333333" calcext:value-type="float">
            <text:p>0.130208333333333</text:p>
          </table:table-cell>
          <table:table-cell table:formula="of:=([.B412]+[.E412]+[.H412])/3" office:value-type="float" office:value="-0.140625" calcext:value-type="float">
            <text:p>-0.140625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413]+[.D413]+[.G413])/3" office:value-type="float" office:value="-0.125" calcext:value-type="float">
            <text:p>-0.125</text:p>
          </table:table-cell>
          <table:table-cell table:formula="of:=([.B413]+[.E413]+[.H413])/3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1.171875" calcext:value-type="float">
            <text:p>1.1718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-0.125" calcext:value-type="float">
            <text:p>-0.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414]+[.D414]+[.G414])/3" office:value-type="float" office:value="0.0989583333333333" calcext:value-type="float">
            <text:p>0.098958333333333</text:p>
          </table:table-cell>
          <table:table-cell table:formula="of:=([.B414]+[.E414]+[.H414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71875" calcext:value-type="float">
            <text:p>-0.1718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415]+[.D415]+[.G415])/3" office:value-type="float" office:value="0.151041666666667" calcext:value-type="float">
            <text:p>0.151041666666667</text:p>
          </table:table-cell>
          <table:table-cell table:formula="of:=([.B415]+[.E415]+[.H415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390625" calcext:value-type="float">
            <text:p>-0.390625</text:p>
          </table:table-cell>
          <table:table-cell office:value-type="float" office:value="1.171875" calcext:value-type="float">
            <text:p>1.171875</text:p>
          </table:table-cell>
          <table:table-cell/>
          <table:table-cell office:value-type="float" office:value="-0.046875" calcext:value-type="float">
            <text:p>-0.046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416]+[.D416]+[.G416])/3" office:value-type="float" office:value="0.0885416666666667" calcext:value-type="float">
            <text:p>0.088541666666667</text:p>
          </table:table-cell>
          <table:table-cell table:formula="of:=([.B416]+[.E416]+[.H416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417]+[.D417]+[.G417])/3" office:value-type="float" office:value="-0.5" calcext:value-type="float">
            <text:p>-0.5</text:p>
          </table:table-cell>
          <table:table-cell table:formula="of:=([.B417]+[.E417]+[.H417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-0.890625" calcext:value-type="float">
            <text:p>-0.89062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418]+[.D418]+[.G418])/3" office:value-type="float" office:value="-0.46875" calcext:value-type="float">
            <text:p>-0.46875</text:p>
          </table:table-cell>
          <table:table-cell table:formula="of:=([.B418]+[.E418]+[.H418])/3" office:value-type="float" office:value="-0.177083333333333" calcext:value-type="float">
            <text:p>-0.177083333333333</text:p>
          </table:table-cell>
        </table:table-row>
        <table:table-row table:style-name="ro1">
          <table:table-cell office:value-type="float" office:value="-1.21875" calcext:value-type="float">
            <text:p>-1.218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-0.234375" calcext:value-type="float">
            <text:p>-0.2343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419]+[.D419]+[.G419])/3" office:value-type="float" office:value="-0.359375" calcext:value-type="float">
            <text:p>-0.359375</text:p>
          </table:table-cell>
          <table:table-cell table:formula="of:=([.B419]+[.E419]+[.H419])/3" office:value-type="float" office:value="-0.416666666666667" calcext:value-type="float">
            <text:p>-0.416666666666667</text:p>
          </table:table-cell>
        </table:table-row>
        <table:table-row table:style-name="ro1">
          <table:table-cell table:number-columns-repeated="2" office:value-type="float" office:value="-0.78125" calcext:value-type="float">
            <text:p>-0.7812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([.A420]+[.D420]+[.G420])/3" office:value-type="float" office:value="-0.09375" calcext:value-type="float">
            <text:p>-0.09375</text:p>
          </table:table-cell>
          <table:table-cell table:formula="of:=([.B420]+[.E420]+[.H420])/3" office:value-type="float" office:value="-0.520833333333333" calcext:value-type="float">
            <text:p>-0.52083333333333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.234375" calcext:value-type="float">
            <text:p>-1.2343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96875" calcext:value-type="float">
            <text:p>0.96875</text:p>
          </table:table-cell>
          <table:table-cell office:value-type="float" office:value="0.015625" calcext:value-type="float">
            <text:p>0.015625</text:p>
          </table:table-cell>
          <table:table-cell/>
          <table:table-cell table:formula="of:=([.A421]+[.D421]+[.G421])/3" office:value-type="float" office:value="0.046875" calcext:value-type="float">
            <text:p>0.046875</text:p>
          </table:table-cell>
          <table:table-cell table:formula="of:=([.B421]+[.E421]+[.H421])/3" office:value-type="float" office:value="-0.645833333333333" calcext:value-type="float">
            <text:p>-0.645833333333333</text:p>
          </table:table-cell>
        </table:table-row>
        <table:table-row table:style-name="ro1">
          <table:table-cell office:value-type="float" office:value="-0.578125" calcext:value-type="float">
            <text:p>-0.57812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-0.125" calcext:value-type="float">
            <text:p>-0.1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422]+[.D422]+[.G422])/3" office:value-type="float" office:value="0" calcext:value-type="float">
            <text:p>0</text:p>
          </table:table-cell>
          <table:table-cell table:formula="of:=([.B422]+[.E422]+[.H422])/3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-0.671875" calcext:value-type="float">
            <text:p>-0.67187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-0.046875" calcext:value-type="float">
            <text:p>-0.046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23]+[.D423]+[.G423])/3" office:value-type="float" office:value="0.03125" calcext:value-type="float">
            <text:p>0.03125</text:p>
          </table:table-cell>
          <table:table-cell table:formula="of:=([.B423]+[.E423]+[.H423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-0.546875" calcext:value-type="float">
            <text:p>-0.54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424]+[.D424]+[.G424])/3" office:value-type="float" office:value="0.046875" calcext:value-type="float">
            <text:p>0.046875</text:p>
          </table:table-cell>
          <table:table-cell table:formula="of:=([.B424]+[.E424]+[.H424])/3" office:value-type="float" office:value="-0.0885416666666666" calcext:value-type="float">
            <text:p>-0.088541666666667</text:p>
          </table:table-cell>
        </table:table-row>
        <table:table-row table:style-name="ro1">
          <table:table-cell office:value-type="float" office:value="-0.390625" calcext:value-type="float">
            <text:p>-0.3906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425]+[.D425]+[.G425])/3" office:value-type="float" office:value="0.21875" calcext:value-type="float">
            <text:p>0.21875</text:p>
          </table:table-cell>
          <table:table-cell table:formula="of:=([.B425]+[.E425]+[.H425])/3" office:value-type="float" office:value="0.0364583333333334" calcext:value-type="float">
            <text:p>0.036458333333333</text:p>
          </table:table-cell>
        </table:table-row>
        <table:table-row table:style-name="ro1">
          <table:table-cell office:value-type="float" office:value="-0.15625" calcext:value-type="float">
            <text:p>-0.15625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426]+[.D426]+[.G426])/3" office:value-type="float" office:value="0.390625" calcext:value-type="float">
            <text:p>0.390625</text:p>
          </table:table-cell>
          <table:table-cell table:formula="of:=([.B426]+[.E426]+[.H426])/3" office:value-type="float" office:value="0.286458333333333" calcext:value-type="float">
            <text:p>0.2864583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1.109375" calcext:value-type="float">
            <text:p>1.10937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1.1875" calcext:value-type="float">
            <text:p>1.18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427]+[.D427]+[.G427])/3" office:value-type="float" office:value="0.635416666666667" calcext:value-type="float">
            <text:p>0.635416666666667</text:p>
          </table:table-cell>
          <table:table-cell table:formula="of:=([.B427]+[.E427]+[.H427])/3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-0.28125" calcext:value-type="float">
            <text:p>-0.281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1.0625" calcext:value-type="float">
            <text:p>1.06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428]+[.D428]+[.G428])/3" office:value-type="float" office:value="0.526041666666667" calcext:value-type="float">
            <text:p>0.526041666666667</text:p>
          </table:table-cell>
          <table:table-cell table:formula="of:=([.B428]+[.E428]+[.H428])/3" office:value-type="float" office:value="-0.229166666666667" calcext:value-type="float">
            <text:p>-0.2291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429]+[.D429]+[.G429])/3" office:value-type="float" office:value="0.421875" calcext:value-type="float">
            <text:p>0.421875</text:p>
          </table:table-cell>
          <table:table-cell table:formula="of:=([.B429]+[.E429]+[.H429])/3" office:value-type="float" office:value="-0.322916666666667" calcext:value-type="float">
            <text:p>-0.322916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430]+[.D430]+[.G430])/3" office:value-type="float" office:value="0.536458333333333" calcext:value-type="float">
            <text:p>0.536458333333333</text:p>
          </table:table-cell>
          <table:table-cell table:formula="of:=([.B430]+[.E430]+[.H430])/3" office:value-type="float" office:value="-0.203125" calcext:value-type="float">
            <text:p>-0.20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-0.453125" calcext:value-type="float">
            <text:p>-0.453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431]+[.D431]+[.G431])/3" office:value-type="float" office:value="0.635416666666667" calcext:value-type="float">
            <text:p>0.635416666666667</text:p>
          </table:table-cell>
          <table:table-cell table:formula="of:=([.B431]+[.E431]+[.H431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1.015625" calcext:value-type="float">
            <text:p>1.0156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432]+[.D432]+[.G432])/3" office:value-type="float" office:value="0.828125" calcext:value-type="float">
            <text:p>0.828125</text:p>
          </table:table-cell>
          <table:table-cell table:formula="of:=([.B432]+[.E432]+[.H432])/3" office:value-type="float" office:value="-0.197916666666667" calcext:value-type="float">
            <text:p>-0.197916666666667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433]+[.D433]+[.G433])/3" office:value-type="float" office:value="0.739583333333333" calcext:value-type="float">
            <text:p>0.739583333333333</text:p>
          </table:table-cell>
          <table:table-cell table:formula="of:=([.B433]+[.E433]+[.H433])/3" office:value-type="float" office:value="-0.213541666666667" calcext:value-type="float">
            <text:p>-0.213541666666667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434]+[.D434]+[.G434])/3" office:value-type="float" office:value="0.6875" calcext:value-type="float">
            <text:p>0.6875</text:p>
          </table:table-cell>
          <table:table-cell table:formula="of:=([.B434]+[.E434]+[.H434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1.015625" calcext:value-type="float">
            <text:p>1.01562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435]+[.D435]+[.G435])/3" office:value-type="float" office:value="0.682291666666667" calcext:value-type="float">
            <text:p>0.682291666666667</text:p>
          </table:table-cell>
          <table:table-cell table:formula="of:=([.B435]+[.E435]+[.H435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1.09375" calcext:value-type="float">
            <text:p>1.0937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36]+[.D436]+[.G436])/3" office:value-type="float" office:value="0.770833333333333" calcext:value-type="float">
            <text:p>0.770833333333333</text:p>
          </table:table-cell>
          <table:table-cell table:formula="of:=([.B436]+[.E436]+[.H436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1.046875" calcext:value-type="float">
            <text:p>1.0468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437]+[.D437]+[.G437])/3" office:value-type="float" office:value="0.854166666666667" calcext:value-type="float">
            <text:p>0.854166666666667</text:p>
          </table:table-cell>
          <table:table-cell table:formula="of:=([.B437]+[.E437]+[.H437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-0.296875" calcext:value-type="float">
            <text:p>-0.29687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438]+[.D438]+[.G438])/3" office:value-type="float" office:value="0.760416666666667" calcext:value-type="float">
            <text:p>0.760416666666667</text:p>
          </table:table-cell>
          <table:table-cell table:formula="of:=([.B438]+[.E438]+[.H438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1875" calcext:value-type="float">
            <text:p>-0.18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439]+[.D439]+[.G439])/3" office:value-type="float" office:value="0.598958333333333" calcext:value-type="float">
            <text:p>0.598958333333333</text:p>
          </table:table-cell>
          <table:table-cell table:formula="of:=([.B439]+[.E439]+[.H439])/3" office:value-type="float" office:value="0.270833333333333" calcext:value-type="float">
            <text:p>0.27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90625" calcext:value-type="float">
            <text:p>0.90625</text:p>
          </table:table-cell>
          <table:table-cell/>
          <table:table-cell table:formula="of:=([.A440]+[.D440]+[.G440])/3" office:value-type="float" office:value="0.520833333333333" calcext:value-type="float">
            <text:p>0.520833333333333</text:p>
          </table:table-cell>
          <table:table-cell table:formula="of:=([.B440]+[.E440]+[.H440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([.A441]+[.D441]+[.G441])/3" office:value-type="float" office:value="0.510416666666667" calcext:value-type="float">
            <text:p>0.510416666666667</text:p>
          </table:table-cell>
          <table:table-cell table:formula="of:=([.B441]+[.E441]+[.H44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/>
          <table:table-cell table:formula="of:=([.A442]+[.D442]+[.G442])/3" office:value-type="float" office:value="0.494791666666667" calcext:value-type="float">
            <text:p>0.494791666666667</text:p>
          </table:table-cell>
          <table:table-cell table:formula="of:=([.B442]+[.E442]+[.H442])/3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formula="of:=([.A443]+[.D443]+[.G443])/3" office:value-type="float" office:value="0.510416666666667" calcext:value-type="float">
            <text:p>0.510416666666667</text:p>
          </table:table-cell>
          <table:table-cell table:formula="of:=([.B443]+[.E443]+[.H44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444]+[.D444]+[.G444])/3" office:value-type="float" office:value="0.588541666666667" calcext:value-type="float">
            <text:p>0.588541666666667</text:p>
          </table:table-cell>
          <table:table-cell table:formula="of:=([.B444]+[.E444]+[.H44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1.09375" calcext:value-type="float">
            <text:p>1.09375</text:p>
          </table:table-cell>
          <table:table-cell/>
          <table:table-cell table:formula="of:=([.A445]+[.D445]+[.G445])/3" office:value-type="float" office:value="0.546875" calcext:value-type="float">
            <text:p>0.546875</text:p>
          </table:table-cell>
          <table:table-cell table:formula="of:=([.B445]+[.E445]+[.H445])/3" office:value-type="float" office:value="0.729166666666667" calcext:value-type="float">
            <text:p>0.7291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953125" calcext:value-type="float">
            <text:p>0.953125</text:p>
          </table:table-cell>
          <table:table-cell/>
          <table:table-cell table:formula="of:=([.A446]+[.D446]+[.G446])/3" office:value-type="float" office:value="0.520833333333333" calcext:value-type="float">
            <text:p>0.520833333333333</text:p>
          </table:table-cell>
          <table:table-cell table:formula="of:=([.B446]+[.E446]+[.H446])/3" office:value-type="float" office:value="0.692708333333333" calcext:value-type="float">
            <text:p>0.69270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447]+[.D447]+[.G447])/3" office:value-type="float" office:value="0.505208333333333" calcext:value-type="float">
            <text:p>0.505208333333333</text:p>
          </table:table-cell>
          <table:table-cell table:formula="of:=([.B447]+[.E447]+[.H447])/3" office:value-type="float" office:value="0.604166666666667" calcext:value-type="float">
            <text:p>0.604166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([.A448]+[.D448]+[.G448])/3" office:value-type="float" office:value="0.442708333333333" calcext:value-type="float">
            <text:p>0.442708333333333</text:p>
          </table:table-cell>
          <table:table-cell table:formula="of:=([.B448]+[.E448]+[.H448])/3"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449]+[.D449]+[.G449])/3" office:value-type="float" office:value="0.458333333333333" calcext:value-type="float">
            <text:p>0.458333333333333</text:p>
          </table:table-cell>
          <table:table-cell table:formula="of:=([.B449]+[.E449]+[.H449])/3" office:value-type="float" office:value="0.614583333333333" calcext:value-type="float">
            <text:p>0.61458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450]+[.D450]+[.G450])/3" office:value-type="float" office:value="0.494791666666667" calcext:value-type="float">
            <text:p>0.494791666666667</text:p>
          </table:table-cell>
          <table:table-cell table:formula="of:=([.B450]+[.E450]+[.H450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451]+[.D451]+[.G451])/3" office:value-type="float" office:value="0.479166666666667" calcext:value-type="float">
            <text:p>0.479166666666667</text:p>
          </table:table-cell>
          <table:table-cell table:formula="of:=([.B451]+[.E451]+[.H451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452]+[.D452]+[.G452])/3" office:value-type="float" office:value="0.484375" calcext:value-type="float">
            <text:p>0.484375</text:p>
          </table:table-cell>
          <table:table-cell table:formula="of:=([.B452]+[.E452]+[.H452])/3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([.A453]+[.D453]+[.G453])/3" office:value-type="float" office:value="0.46875" calcext:value-type="float">
            <text:p>0.46875</text:p>
          </table:table-cell>
          <table:table-cell table:formula="of:=([.B453]+[.E453]+[.H453])/3" office:value-type="float" office:value="0.848958333333333" calcext:value-type="float">
            <text:p>0.84895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454]+[.D454]+[.G454])/3" office:value-type="float" office:value="0.463541666666667" calcext:value-type="float">
            <text:p>0.463541666666667</text:p>
          </table:table-cell>
          <table:table-cell table:formula="of:=([.B454]+[.E454]+[.H454])/3" office:value-type="float" office:value="0.677083333333333" calcext:value-type="float">
            <text:p>0.67708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455]+[.D455]+[.G455])/3" office:value-type="float" office:value="0.489583333333333" calcext:value-type="float">
            <text:p>0.489583333333333</text:p>
          </table:table-cell>
          <table:table-cell table:formula="of:=([.B455]+[.E455]+[.H455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456]+[.D456]+[.G456])/3" office:value-type="float" office:value="0.5" calcext:value-type="float">
            <text:p>0.5</text:p>
          </table:table-cell>
          <table:table-cell table:formula="of:=([.B456]+[.E456]+[.H45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57]+[.D457]+[.G457])/3" office:value-type="float" office:value="0.489583333333333" calcext:value-type="float">
            <text:p>0.489583333333333</text:p>
          </table:table-cell>
          <table:table-cell table:formula="of:=([.B457]+[.E457]+[.H457])/3"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58]+[.D458]+[.G458])/3" office:value-type="float" office:value="0.494791666666667" calcext:value-type="float">
            <text:p>0.494791666666667</text:p>
          </table:table-cell>
          <table:table-cell table:formula="of:=([.B458]+[.E458]+[.H458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459]+[.D459]+[.G459])/3" office:value-type="float" office:value="0.484375" calcext:value-type="float">
            <text:p>0.484375</text:p>
          </table:table-cell>
          <table:table-cell table:formula="of:=([.B459]+[.E459]+[.H459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460]+[.D460]+[.G460])/3" office:value-type="float" office:value="0.473958333333333" calcext:value-type="float">
            <text:p>0.473958333333333</text:p>
          </table:table-cell>
          <table:table-cell table:formula="of:=([.B460]+[.E460]+[.H460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461]+[.D461]+[.G461])/3" office:value-type="float" office:value="0.484375" calcext:value-type="float">
            <text:p>0.484375</text:p>
          </table:table-cell>
          <table:table-cell table:formula="of:=([.B461]+[.E461]+[.H461])/3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462]+[.D462]+[.G462])/3" office:value-type="float" office:value="0.489583333333333" calcext:value-type="float">
            <text:p>0.489583333333333</text:p>
          </table:table-cell>
          <table:table-cell table:formula="of:=([.B462]+[.E462]+[.H46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463]+[.D463]+[.G463])/3" office:value-type="float" office:value="0.494791666666667" calcext:value-type="float">
            <text:p>0.494791666666667</text:p>
          </table:table-cell>
          <table:table-cell table:formula="of:=([.B463]+[.E463]+[.H46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464]+[.D464]+[.G464])/3" office:value-type="float" office:value="0.489583333333333" calcext:value-type="float">
            <text:p>0.489583333333333</text:p>
          </table:table-cell>
          <table:table-cell table:formula="of:=([.B464]+[.E464]+[.H46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465]+[.D465]+[.G465])/3" office:value-type="float" office:value="0.489583333333333" calcext:value-type="float">
            <text:p>0.489583333333333</text:p>
          </table:table-cell>
          <table:table-cell table:formula="of:=([.B465]+[.E465]+[.H465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66]+[.D466]+[.G466])/3" office:value-type="float" office:value="0.479166666666667" calcext:value-type="float">
            <text:p>0.479166666666667</text:p>
          </table:table-cell>
          <table:table-cell table:formula="of:=([.B466]+[.E466]+[.H46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67]+[.D467]+[.G467])/3" office:value-type="float" office:value="0.489583333333333" calcext:value-type="float">
            <text:p>0.489583333333333</text:p>
          </table:table-cell>
          <table:table-cell table:formula="of:=([.B467]+[.E467]+[.H4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468]+[.D468]+[.G468])/3" office:value-type="float" office:value="0.494791666666667" calcext:value-type="float">
            <text:p>0.494791666666667</text:p>
          </table:table-cell>
          <table:table-cell table:formula="of:=([.B468]+[.E468]+[.H4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469]+[.D469]+[.G469])/3" office:value-type="float" office:value="0.489583333333333" calcext:value-type="float">
            <text:p>0.489583333333333</text:p>
          </table:table-cell>
          <table:table-cell table:formula="of:=([.B469]+[.E469]+[.H46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70]+[.D470]+[.G470])/3" office:value-type="float" office:value="0.489583333333333" calcext:value-type="float">
            <text:p>0.489583333333333</text:p>
          </table:table-cell>
          <table:table-cell table:formula="of:=([.B470]+[.E470]+[.H47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71]+[.D471]+[.G471])/3" office:value-type="float" office:value="0.489583333333333" calcext:value-type="float">
            <text:p>0.489583333333333</text:p>
          </table:table-cell>
          <table:table-cell table:formula="of:=([.B471]+[.E471]+[.H47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72]+[.D472]+[.G472])/3" office:value-type="float" office:value="0.489583333333333" calcext:value-type="float">
            <text:p>0.489583333333333</text:p>
          </table:table-cell>
          <table:table-cell table:formula="of:=([.B472]+[.E472]+[.H47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73]+[.D473]+[.G473])/3" office:value-type="float" office:value="0.484375" calcext:value-type="float">
            <text:p>0.484375</text:p>
          </table:table-cell>
          <table:table-cell table:formula="of:=([.B473]+[.E473]+[.H47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74]+[.D474]+[.G474])/3" office:value-type="float" office:value="0.494791666666667" calcext:value-type="float">
            <text:p>0.494791666666667</text:p>
          </table:table-cell>
          <table:table-cell table:formula="of:=([.B474]+[.E474]+[.H474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75]+[.D475]+[.G475])/3" office:value-type="float" office:value="0.494791666666667" calcext:value-type="float">
            <text:p>0.494791666666667</text:p>
          </table:table-cell>
          <table:table-cell table:formula="of:=([.B475]+[.E475]+[.H475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476]+[.D476]+[.G476])/3" office:value-type="float" office:value="0.489583333333333" calcext:value-type="float">
            <text:p>0.489583333333333</text:p>
          </table:table-cell>
          <table:table-cell table:formula="of:=([.B476]+[.E476]+[.H47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77]+[.D477]+[.G477])/3" office:value-type="float" office:value="0.484375" calcext:value-type="float">
            <text:p>0.484375</text:p>
          </table:table-cell>
          <table:table-cell table:formula="of:=([.B477]+[.E477]+[.H47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78]+[.D478]+[.G478])/3" office:value-type="float" office:value="0.473958333333333" calcext:value-type="float">
            <text:p>0.473958333333333</text:p>
          </table:table-cell>
          <table:table-cell table:formula="of:=([.B478]+[.E478]+[.H47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79]+[.D479]+[.G479])/3" office:value-type="float" office:value="0.489583333333333" calcext:value-type="float">
            <text:p>0.489583333333333</text:p>
          </table:table-cell>
          <table:table-cell table:formula="of:=([.B479]+[.E479]+[.H47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80]+[.D480]+[.G480])/3" office:value-type="float" office:value="0.484375" calcext:value-type="float">
            <text:p>0.484375</text:p>
          </table:table-cell>
          <table:table-cell table:formula="of:=([.B480]+[.E480]+[.H4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81]+[.D481]+[.G481])/3" office:value-type="float" office:value="0.489583333333333" calcext:value-type="float">
            <text:p>0.489583333333333</text:p>
          </table:table-cell>
          <table:table-cell table:formula="of:=([.B481]+[.E481]+[.H4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82]+[.D482]+[.G482])/3" office:value-type="float" office:value="0.489583333333333" calcext:value-type="float">
            <text:p>0.489583333333333</text:p>
          </table:table-cell>
          <table:table-cell table:formula="of:=([.B482]+[.E482]+[.H48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83]+[.D483]+[.G483])/3" office:value-type="float" office:value="0.489583333333333" calcext:value-type="float">
            <text:p>0.489583333333333</text:p>
          </table:table-cell>
          <table:table-cell table:formula="of:=([.B483]+[.E483]+[.H48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84]+[.D484]+[.G484])/3" office:value-type="float" office:value="0.484375" calcext:value-type="float">
            <text:p>0.484375</text:p>
          </table:table-cell>
          <table:table-cell table:formula="of:=([.B484]+[.E484]+[.H48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85]+[.D485]+[.G485])/3" office:value-type="float" office:value="0.484375" calcext:value-type="float">
            <text:p>0.484375</text:p>
          </table:table-cell>
          <table:table-cell table:formula="of:=([.B485]+[.E485]+[.H48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86]+[.D486]+[.G486])/3" office:value-type="float" office:value="0.484375" calcext:value-type="float">
            <text:p>0.484375</text:p>
          </table:table-cell>
          <table:table-cell table:formula="of:=([.B486]+[.E486]+[.H48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87]+[.D487]+[.G487])/3" office:value-type="float" office:value="0.484375" calcext:value-type="float">
            <text:p>0.484375</text:p>
          </table:table-cell>
          <table:table-cell table:formula="of:=([.B487]+[.E487]+[.H48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88]+[.D488]+[.G488])/3" office:value-type="float" office:value="0.484375" calcext:value-type="float">
            <text:p>0.484375</text:p>
          </table:table-cell>
          <table:table-cell table:formula="of:=([.B488]+[.E488]+[.H4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89]+[.D489]+[.G489])/3" office:value-type="float" office:value="0.484375" calcext:value-type="float">
            <text:p>0.484375</text:p>
          </table:table-cell>
          <table:table-cell table:formula="of:=([.B489]+[.E489]+[.H48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90]+[.D490]+[.G490])/3" office:value-type="float" office:value="0.484375" calcext:value-type="float">
            <text:p>0.484375</text:p>
          </table:table-cell>
          <table:table-cell table:formula="of:=([.B490]+[.E490]+[.H49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91]+[.D491]+[.G491])/3" office:value-type="float" office:value="0.484375" calcext:value-type="float">
            <text:p>0.484375</text:p>
          </table:table-cell>
          <table:table-cell table:formula="of:=([.B491]+[.E491]+[.H49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92]+[.D492]+[.G492])/3" office:value-type="float" office:value="0.484375" calcext:value-type="float">
            <text:p>0.484375</text:p>
          </table:table-cell>
          <table:table-cell table:formula="of:=([.B492]+[.E492]+[.H4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93]+[.D493]+[.G493])/3" office:value-type="float" office:value="0.479166666666667" calcext:value-type="float">
            <text:p>0.479166666666667</text:p>
          </table:table-cell>
          <table:table-cell table:formula="of:=([.B493]+[.E493]+[.H49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94]+[.D494]+[.G494])/3" office:value-type="float" office:value="0.484375" calcext:value-type="float">
            <text:p>0.484375</text:p>
          </table:table-cell>
          <table:table-cell table:formula="of:=([.B494]+[.E494]+[.H49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95]+[.D495]+[.G495])/3" office:value-type="float" office:value="0.489583333333333" calcext:value-type="float">
            <text:p>0.489583333333333</text:p>
          </table:table-cell>
          <table:table-cell table:formula="of:=([.B495]+[.E495]+[.H49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96]+[.D496]+[.G496])/3" office:value-type="float" office:value="0.479166666666667" calcext:value-type="float">
            <text:p>0.479166666666667</text:p>
          </table:table-cell>
          <table:table-cell table:formula="of:=([.B496]+[.E496]+[.H49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497]+[.D497]+[.G497])/3" office:value-type="float" office:value="0.484375" calcext:value-type="float">
            <text:p>0.484375</text:p>
          </table:table-cell>
          <table:table-cell table:formula="of:=([.B497]+[.E497]+[.H49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98]+[.D498]+[.G498])/3" office:value-type="float" office:value="0.484375" calcext:value-type="float">
            <text:p>0.484375</text:p>
          </table:table-cell>
          <table:table-cell table:formula="of:=([.B498]+[.E498]+[.H49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499]+[.D499]+[.G499])/3" office:value-type="float" office:value="0.489583333333333" calcext:value-type="float">
            <text:p>0.489583333333333</text:p>
          </table:table-cell>
          <table:table-cell table:formula="of:=([.B499]+[.E499]+[.H4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00]+[.D500]+[.G500])/3" office:value-type="float" office:value="0.484375" calcext:value-type="float">
            <text:p>0.484375</text:p>
          </table:table-cell>
          <table:table-cell table:formula="of:=([.B500]+[.E500]+[.H50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1]+[.D501]+[.G501])/3" office:value-type="float" office:value="0.489583333333333" calcext:value-type="float">
            <text:p>0.489583333333333</text:p>
          </table:table-cell>
          <table:table-cell table:formula="of:=([.B501]+[.E501]+[.H50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2]+[.D502]+[.G502])/3" office:value-type="float" office:value="0.484375" calcext:value-type="float">
            <text:p>0.484375</text:p>
          </table:table-cell>
          <table:table-cell table:formula="of:=([.B502]+[.E502]+[.H50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3]+[.D503]+[.G503])/3" office:value-type="float" office:value="0.484375" calcext:value-type="float">
            <text:p>0.484375</text:p>
          </table:table-cell>
          <table:table-cell table:formula="of:=([.B503]+[.E503]+[.H50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4]+[.D504]+[.G504])/3" office:value-type="float" office:value="0.484375" calcext:value-type="float">
            <text:p>0.484375</text:p>
          </table:table-cell>
          <table:table-cell table:formula="of:=([.B504]+[.E504]+[.H50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5]+[.D505]+[.G505])/3" office:value-type="float" office:value="0.479166666666667" calcext:value-type="float">
            <text:p>0.479166666666667</text:p>
          </table:table-cell>
          <table:table-cell table:formula="of:=([.B505]+[.E505]+[.H50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6]+[.D506]+[.G506])/3" office:value-type="float" office:value="0.484375" calcext:value-type="float">
            <text:p>0.484375</text:p>
          </table:table-cell>
          <table:table-cell table:formula="of:=([.B506]+[.E506]+[.H50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7]+[.D507]+[.G507])/3" office:value-type="float" office:value="0.479166666666667" calcext:value-type="float">
            <text:p>0.479166666666667</text:p>
          </table:table-cell>
          <table:table-cell table:formula="of:=([.B507]+[.E507]+[.H50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08]+[.D508]+[.G508])/3" office:value-type="float" office:value="0.489583333333333" calcext:value-type="float">
            <text:p>0.489583333333333</text:p>
          </table:table-cell>
          <table:table-cell table:formula="of:=([.B508]+[.E508]+[.H50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09]+[.D509]+[.G509])/3" office:value-type="float" office:value="0.484375" calcext:value-type="float">
            <text:p>0.484375</text:p>
          </table:table-cell>
          <table:table-cell table:formula="of:=([.B509]+[.E509]+[.H50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0]+[.D510]+[.G510])/3" office:value-type="float" office:value="0.479166666666667" calcext:value-type="float">
            <text:p>0.479166666666667</text:p>
          </table:table-cell>
          <table:table-cell table:formula="of:=([.B510]+[.E510]+[.H51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1]+[.D511]+[.G511])/3" office:value-type="float" office:value="0.489583333333333" calcext:value-type="float">
            <text:p>0.489583333333333</text:p>
          </table:table-cell>
          <table:table-cell table:formula="of:=([.B511]+[.E511]+[.H51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2]+[.D512]+[.G512])/3" office:value-type="float" office:value="0.479166666666667" calcext:value-type="float">
            <text:p>0.479166666666667</text:p>
          </table:table-cell>
          <table:table-cell table:formula="of:=([.B512]+[.E512]+[.H51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3]+[.D513]+[.G513])/3" office:value-type="float" office:value="0.473958333333333" calcext:value-type="float">
            <text:p>0.473958333333333</text:p>
          </table:table-cell>
          <table:table-cell table:formula="of:=([.B513]+[.E513]+[.H51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4]+[.D514]+[.G514])/3" office:value-type="float" office:value="0.484375" calcext:value-type="float">
            <text:p>0.484375</text:p>
          </table:table-cell>
          <table:table-cell table:formula="of:=([.B514]+[.E514]+[.H51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515]+[.D515]+[.G515])/3" office:value-type="float" office:value="0.473958333333333" calcext:value-type="float">
            <text:p>0.473958333333333</text:p>
          </table:table-cell>
          <table:table-cell table:formula="of:=([.B515]+[.E515]+[.H515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16]+[.D516]+[.G516])/3" office:value-type="float" office:value="0.484375" calcext:value-type="float">
            <text:p>0.484375</text:p>
          </table:table-cell>
          <table:table-cell table:formula="of:=([.B516]+[.E516]+[.H51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17]+[.D517]+[.G517])/3" office:value-type="float" office:value="0.479166666666667" calcext:value-type="float">
            <text:p>0.479166666666667</text:p>
          </table:table-cell>
          <table:table-cell table:formula="of:=([.B517]+[.E517]+[.H51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18]+[.D518]+[.G518])/3" office:value-type="float" office:value="0.484375" calcext:value-type="float">
            <text:p>0.484375</text:p>
          </table:table-cell>
          <table:table-cell table:formula="of:=([.B518]+[.E518]+[.H51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19]+[.D519]+[.G519])/3" office:value-type="float" office:value="0.484375" calcext:value-type="float">
            <text:p>0.484375</text:p>
          </table:table-cell>
          <table:table-cell table:formula="of:=([.B519]+[.E519]+[.H519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20]+[.D520]+[.G520])/3" office:value-type="float" office:value="0.479166666666667" calcext:value-type="float">
            <text:p>0.479166666666667</text:p>
          </table:table-cell>
          <table:table-cell table:formula="of:=([.B520]+[.E520]+[.H52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21]+[.D521]+[.G521])/3" office:value-type="float" office:value="0.479166666666667" calcext:value-type="float">
            <text:p>0.479166666666667</text:p>
          </table:table-cell>
          <table:table-cell table:formula="of:=([.B521]+[.E521]+[.H52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522]+[.D522]+[.G522])/3" office:value-type="float" office:value="0.489583333333333" calcext:value-type="float">
            <text:p>0.489583333333333</text:p>
          </table:table-cell>
          <table:table-cell table:formula="of:=([.B522]+[.E522]+[.H52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23]+[.D523]+[.G523])/3" office:value-type="float" office:value="0.479166666666667" calcext:value-type="float">
            <text:p>0.479166666666667</text:p>
          </table:table-cell>
          <table:table-cell table:formula="of:=([.B523]+[.E523]+[.H52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24]+[.D524]+[.G524])/3" office:value-type="float" office:value="0.484375" calcext:value-type="float">
            <text:p>0.484375</text:p>
          </table:table-cell>
          <table:table-cell table:formula="of:=([.B524]+[.E524]+[.H52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25]+[.D525]+[.G525])/3" office:value-type="float" office:value="0.473958333333333" calcext:value-type="float">
            <text:p>0.473958333333333</text:p>
          </table:table-cell>
          <table:table-cell table:formula="of:=([.B525]+[.E525]+[.H52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26]+[.D526]+[.G526])/3" office:value-type="float" office:value="0.479166666666667" calcext:value-type="float">
            <text:p>0.479166666666667</text:p>
          </table:table-cell>
          <table:table-cell table:formula="of:=([.B526]+[.E526]+[.H52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27]+[.D527]+[.G527])/3" office:value-type="float" office:value="0.473958333333333" calcext:value-type="float">
            <text:p>0.473958333333333</text:p>
          </table:table-cell>
          <table:table-cell table:formula="of:=([.B527]+[.E527]+[.H52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46875" calcext:value-type="float">
            <text:p>0.546875</text:p>
          </table:table-cell>
          <table:table-cell/>
          <table:table-cell table:formula="of:=([.A528]+[.D528]+[.G528])/3" office:value-type="float" office:value="0.473958333333333" calcext:value-type="float">
            <text:p>0.473958333333333</text:p>
          </table:table-cell>
          <table:table-cell table:formula="of:=([.B528]+[.E528]+[.H52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529]+[.D529]+[.G529])/3" office:value-type="float" office:value="0.489583333333333" calcext:value-type="float">
            <text:p>0.489583333333333</text:p>
          </table:table-cell>
          <table:table-cell table:formula="of:=([.B529]+[.E529]+[.H52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30]+[.D530]+[.G530])/3" office:value-type="float" office:value="0.489583333333333" calcext:value-type="float">
            <text:p>0.489583333333333</text:p>
          </table:table-cell>
          <table:table-cell table:formula="of:=([.B530]+[.E530]+[.H530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31]+[.D531]+[.G531])/3" office:value-type="float" office:value="0.46875" calcext:value-type="float">
            <text:p>0.46875</text:p>
          </table:table-cell>
          <table:table-cell table:formula="of:=([.B531]+[.E531]+[.H53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32]+[.D532]+[.G532])/3" office:value-type="float" office:value="0.484375" calcext:value-type="float">
            <text:p>0.484375</text:p>
          </table:table-cell>
          <table:table-cell table:formula="of:=([.B532]+[.E532]+[.H53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33]+[.D533]+[.G533])/3" office:value-type="float" office:value="0.479166666666667" calcext:value-type="float">
            <text:p>0.479166666666667</text:p>
          </table:table-cell>
          <table:table-cell table:formula="of:=([.B533]+[.E533]+[.H53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34]+[.D534]+[.G534])/3" office:value-type="float" office:value="0.479166666666667" calcext:value-type="float">
            <text:p>0.479166666666667</text:p>
          </table:table-cell>
          <table:table-cell table:formula="of:=([.B534]+[.E534]+[.H53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35]+[.D535]+[.G535])/3" office:value-type="float" office:value="0.489583333333333" calcext:value-type="float">
            <text:p>0.489583333333333</text:p>
          </table:table-cell>
          <table:table-cell table:formula="of:=([.B535]+[.E535]+[.H53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36]+[.D536]+[.G536])/3" office:value-type="float" office:value="0.484375" calcext:value-type="float">
            <text:p>0.484375</text:p>
          </table:table-cell>
          <table:table-cell table:formula="of:=([.B536]+[.E536]+[.H53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537]+[.D537]+[.G537])/3" office:value-type="float" office:value="0.484375" calcext:value-type="float">
            <text:p>0.484375</text:p>
          </table:table-cell>
          <table:table-cell table:formula="of:=([.B537]+[.E537]+[.H53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38]+[.D538]+[.G538])/3" office:value-type="float" office:value="0.473958333333333" calcext:value-type="float">
            <text:p>0.473958333333333</text:p>
          </table:table-cell>
          <table:table-cell table:formula="of:=([.B538]+[.E538]+[.H5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39]+[.D539]+[.G539])/3" office:value-type="float" office:value="0.479166666666667" calcext:value-type="float">
            <text:p>0.479166666666667</text:p>
          </table:table-cell>
          <table:table-cell table:formula="of:=([.B539]+[.E539]+[.H53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40]+[.D540]+[.G540])/3" office:value-type="float" office:value="0.484375" calcext:value-type="float">
            <text:p>0.484375</text:p>
          </table:table-cell>
          <table:table-cell table:formula="of:=([.B540]+[.E540]+[.H540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41]+[.D541]+[.G541])/3" office:value-type="float" office:value="0.484375" calcext:value-type="float">
            <text:p>0.484375</text:p>
          </table:table-cell>
          <table:table-cell table:formula="of:=([.B541]+[.E541]+[.H54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42]+[.D542]+[.G542])/3" office:value-type="float" office:value="0.489583333333333" calcext:value-type="float">
            <text:p>0.489583333333333</text:p>
          </table:table-cell>
          <table:table-cell table:formula="of:=([.B542]+[.E542]+[.H54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43]+[.D543]+[.G543])/3" office:value-type="float" office:value="0.489583333333333" calcext:value-type="float">
            <text:p>0.489583333333333</text:p>
          </table:table-cell>
          <table:table-cell table:formula="of:=([.B543]+[.E543]+[.H54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44]+[.D544]+[.G544])/3" office:value-type="float" office:value="0.489583333333333" calcext:value-type="float">
            <text:p>0.489583333333333</text:p>
          </table:table-cell>
          <table:table-cell table:formula="of:=([.B544]+[.E544]+[.H544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545]+[.D545]+[.G545])/3" office:value-type="float" office:value="0.473958333333333" calcext:value-type="float">
            <text:p>0.473958333333333</text:p>
          </table:table-cell>
          <table:table-cell table:formula="of:=([.B545]+[.E545]+[.H54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46]+[.D546]+[.G546])/3" office:value-type="float" office:value="0.484375" calcext:value-type="float">
            <text:p>0.484375</text:p>
          </table:table-cell>
          <table:table-cell table:formula="of:=([.B546]+[.E546]+[.H54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47]+[.D547]+[.G547])/3" office:value-type="float" office:value="0.484375" calcext:value-type="float">
            <text:p>0.484375</text:p>
          </table:table-cell>
          <table:table-cell table:formula="of:=([.B547]+[.E547]+[.H54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48]+[.D548]+[.G548])/3" office:value-type="float" office:value="0.479166666666667" calcext:value-type="float">
            <text:p>0.479166666666667</text:p>
          </table:table-cell>
          <table:table-cell table:formula="of:=([.B548]+[.E548]+[.H54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49]+[.D549]+[.G549])/3" office:value-type="float" office:value="0.489583333333333" calcext:value-type="float">
            <text:p>0.489583333333333</text:p>
          </table:table-cell>
          <table:table-cell table:formula="of:=([.B549]+[.E549]+[.H54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50]+[.D550]+[.G550])/3" office:value-type="float" office:value="0.479166666666667" calcext:value-type="float">
            <text:p>0.479166666666667</text:p>
          </table:table-cell>
          <table:table-cell table:formula="of:=([.B550]+[.E550]+[.H550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51]+[.D551]+[.G551])/3" office:value-type="float" office:value="0.479166666666667" calcext:value-type="float">
            <text:p>0.479166666666667</text:p>
          </table:table-cell>
          <table:table-cell table:formula="of:=([.B551]+[.E551]+[.H551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52]+[.D552]+[.G552])/3" office:value-type="float" office:value="0.489583333333333" calcext:value-type="float">
            <text:p>0.489583333333333</text:p>
          </table:table-cell>
          <table:table-cell table:formula="of:=([.B552]+[.E552]+[.H552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53]+[.D553]+[.G553])/3" office:value-type="float" office:value="0.484375" calcext:value-type="float">
            <text:p>0.484375</text:p>
          </table:table-cell>
          <table:table-cell table:formula="of:=([.B553]+[.E553]+[.H553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54]+[.D554]+[.G554])/3" office:value-type="float" office:value="0.484375" calcext:value-type="float">
            <text:p>0.484375</text:p>
          </table:table-cell>
          <table:table-cell table:formula="of:=([.B554]+[.E554]+[.H55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55]+[.D555]+[.G555])/3" office:value-type="float" office:value="0.489583333333333" calcext:value-type="float">
            <text:p>0.489583333333333</text:p>
          </table:table-cell>
          <table:table-cell table:formula="of:=([.B555]+[.E555]+[.H55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56]+[.D556]+[.G556])/3" office:value-type="float" office:value="0.473958333333333" calcext:value-type="float">
            <text:p>0.473958333333333</text:p>
          </table:table-cell>
          <table:table-cell table:formula="of:=([.B556]+[.E556]+[.H55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57]+[.D557]+[.G557])/3" office:value-type="float" office:value="0.479166666666667" calcext:value-type="float">
            <text:p>0.479166666666667</text:p>
          </table:table-cell>
          <table:table-cell table:formula="of:=([.B557]+[.E557]+[.H55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58]+[.D558]+[.G558])/3" office:value-type="float" office:value="0.484375" calcext:value-type="float">
            <text:p>0.484375</text:p>
          </table:table-cell>
          <table:table-cell table:formula="of:=([.B558]+[.E558]+[.H55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59]+[.D559]+[.G559])/3" office:value-type="float" office:value="0.473958333333333" calcext:value-type="float">
            <text:p>0.473958333333333</text:p>
          </table:table-cell>
          <table:table-cell table:formula="of:=([.B559]+[.E559]+[.H559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60]+[.D560]+[.G560])/3" office:value-type="float" office:value="0.489583333333333" calcext:value-type="float">
            <text:p>0.489583333333333</text:p>
          </table:table-cell>
          <table:table-cell table:formula="of:=([.B560]+[.E560]+[.H560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61]+[.D561]+[.G561])/3" office:value-type="float" office:value="0.479166666666667" calcext:value-type="float">
            <text:p>0.479166666666667</text:p>
          </table:table-cell>
          <table:table-cell table:formula="of:=([.B561]+[.E561]+[.H561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62]+[.D562]+[.G562])/3" office:value-type="float" office:value="0.479166666666667" calcext:value-type="float">
            <text:p>0.479166666666667</text:p>
          </table:table-cell>
          <table:table-cell table:formula="of:=([.B562]+[.E562]+[.H56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63]+[.D563]+[.G563])/3" office:value-type="float" office:value="0.484375" calcext:value-type="float">
            <text:p>0.484375</text:p>
          </table:table-cell>
          <table:table-cell table:formula="of:=([.B563]+[.E563]+[.H563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64]+[.D564]+[.G564])/3" office:value-type="float" office:value="0.489583333333333" calcext:value-type="float">
            <text:p>0.489583333333333</text:p>
          </table:table-cell>
          <table:table-cell table:formula="of:=([.B564]+[.E564]+[.H56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65]+[.D565]+[.G565])/3" office:value-type="float" office:value="0.484375" calcext:value-type="float">
            <text:p>0.484375</text:p>
          </table:table-cell>
          <table:table-cell table:formula="of:=([.B565]+[.E565]+[.H56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66]+[.D566]+[.G566])/3" office:value-type="float" office:value="0.494791666666667" calcext:value-type="float">
            <text:p>0.494791666666667</text:p>
          </table:table-cell>
          <table:table-cell table:formula="of:=([.B566]+[.E566]+[.H56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67]+[.D567]+[.G567])/3" office:value-type="float" office:value="0.489583333333333" calcext:value-type="float">
            <text:p>0.489583333333333</text:p>
          </table:table-cell>
          <table:table-cell table:formula="of:=([.B567]+[.E567]+[.H56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68]+[.D568]+[.G568])/3" office:value-type="float" office:value="0.489583333333333" calcext:value-type="float">
            <text:p>0.489583333333333</text:p>
          </table:table-cell>
          <table:table-cell table:formula="of:=([.B568]+[.E568]+[.H56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69]+[.D569]+[.G569])/3" office:value-type="float" office:value="0.484375" calcext:value-type="float">
            <text:p>0.484375</text:p>
          </table:table-cell>
          <table:table-cell table:formula="of:=([.B569]+[.E569]+[.H56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70]+[.D570]+[.G570])/3" office:value-type="float" office:value="0.479166666666667" calcext:value-type="float">
            <text:p>0.479166666666667</text:p>
          </table:table-cell>
          <table:table-cell table:formula="of:=([.B570]+[.E570]+[.H570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71]+[.D571]+[.G571])/3" office:value-type="float" office:value="0.489583333333333" calcext:value-type="float">
            <text:p>0.489583333333333</text:p>
          </table:table-cell>
          <table:table-cell table:formula="of:=([.B571]+[.E571]+[.H571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2]+[.D572]+[.G572])/3" office:value-type="float" office:value="0.489583333333333" calcext:value-type="float">
            <text:p>0.489583333333333</text:p>
          </table:table-cell>
          <table:table-cell table:formula="of:=([.B572]+[.E572]+[.H57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3]+[.D573]+[.G573])/3" office:value-type="float" office:value="0.473958333333333" calcext:value-type="float">
            <text:p>0.473958333333333</text:p>
          </table:table-cell>
          <table:table-cell table:formula="of:=([.B573]+[.E573]+[.H57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4]+[.D574]+[.G574])/3" office:value-type="float" office:value="0.489583333333333" calcext:value-type="float">
            <text:p>0.489583333333333</text:p>
          </table:table-cell>
          <table:table-cell table:formula="of:=([.B574]+[.E574]+[.H574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5]+[.D575]+[.G575])/3" office:value-type="float" office:value="0.484375" calcext:value-type="float">
            <text:p>0.484375</text:p>
          </table:table-cell>
          <table:table-cell table:formula="of:=([.B575]+[.E575]+[.H57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6]+[.D576]+[.G576])/3" office:value-type="float" office:value="0.484375" calcext:value-type="float">
            <text:p>0.484375</text:p>
          </table:table-cell>
          <table:table-cell table:formula="of:=([.B576]+[.E576]+[.H57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77]+[.D577]+[.G577])/3" office:value-type="float" office:value="0.479166666666667" calcext:value-type="float">
            <text:p>0.479166666666667</text:p>
          </table:table-cell>
          <table:table-cell table:formula="of:=([.B577]+[.E577]+[.H57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78]+[.D578]+[.G578])/3" office:value-type="float" office:value="0.484375" calcext:value-type="float">
            <text:p>0.484375</text:p>
          </table:table-cell>
          <table:table-cell table:formula="of:=([.B578]+[.E578]+[.H57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79]+[.D579]+[.G579])/3" office:value-type="float" office:value="0.479166666666667" calcext:value-type="float">
            <text:p>0.479166666666667</text:p>
          </table:table-cell>
          <table:table-cell table:formula="of:=([.B579]+[.E579]+[.H57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80]+[.D580]+[.G580])/3" office:value-type="float" office:value="0.489583333333333" calcext:value-type="float">
            <text:p>0.489583333333333</text:p>
          </table:table-cell>
          <table:table-cell table:formula="of:=([.B580]+[.E580]+[.H580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81]+[.D581]+[.G581])/3" office:value-type="float" office:value="0.484375" calcext:value-type="float">
            <text:p>0.484375</text:p>
          </table:table-cell>
          <table:table-cell table:formula="of:=([.B581]+[.E581]+[.H581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82]+[.D582]+[.G582])/3" office:value-type="float" office:value="0.489583333333333" calcext:value-type="float">
            <text:p>0.489583333333333</text:p>
          </table:table-cell>
          <table:table-cell table:formula="of:=([.B582]+[.E582]+[.H58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83]+[.D583]+[.G583])/3" office:value-type="float" office:value="0.489583333333333" calcext:value-type="float">
            <text:p>0.489583333333333</text:p>
          </table:table-cell>
          <table:table-cell table:formula="of:=([.B583]+[.E583]+[.H58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84]+[.D584]+[.G584])/3" office:value-type="float" office:value="0.484375" calcext:value-type="float">
            <text:p>0.484375</text:p>
          </table:table-cell>
          <table:table-cell table:formula="of:=([.B584]+[.E584]+[.H58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85]+[.D585]+[.G585])/3" office:value-type="float" office:value="0.484375" calcext:value-type="float">
            <text:p>0.484375</text:p>
          </table:table-cell>
          <table:table-cell table:formula="of:=([.B585]+[.E585]+[.H585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86]+[.D586]+[.G586])/3" office:value-type="float" office:value="0.489583333333333" calcext:value-type="float">
            <text:p>0.489583333333333</text:p>
          </table:table-cell>
          <table:table-cell table:formula="of:=([.B586]+[.E586]+[.H58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87]+[.D587]+[.G587])/3" office:value-type="float" office:value="0.489583333333333" calcext:value-type="float">
            <text:p>0.489583333333333</text:p>
          </table:table-cell>
          <table:table-cell table:formula="of:=([.B587]+[.E587]+[.H58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88]+[.D588]+[.G588])/3" office:value-type="float" office:value="0.484375" calcext:value-type="float">
            <text:p>0.484375</text:p>
          </table:table-cell>
          <table:table-cell table:formula="of:=([.B588]+[.E588]+[.H58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89]+[.D589]+[.G589])/3" office:value-type="float" office:value="0.489583333333333" calcext:value-type="float">
            <text:p>0.489583333333333</text:p>
          </table:table-cell>
          <table:table-cell table:formula="of:=([.B589]+[.E589]+[.H58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90]+[.D590]+[.G590])/3" office:value-type="float" office:value="0.484375" calcext:value-type="float">
            <text:p>0.484375</text:p>
          </table:table-cell>
          <table:table-cell table:formula="of:=([.B590]+[.E590]+[.H59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91]+[.D591]+[.G591])/3" office:value-type="float" office:value="0.484375" calcext:value-type="float">
            <text:p>0.484375</text:p>
          </table:table-cell>
          <table:table-cell table:formula="of:=([.B591]+[.E591]+[.H591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92]+[.D592]+[.G592])/3" office:value-type="float" office:value="0.484375" calcext:value-type="float">
            <text:p>0.484375</text:p>
          </table:table-cell>
          <table:table-cell table:formula="of:=([.B592]+[.E592]+[.H59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93]+[.D593]+[.G593])/3" office:value-type="float" office:value="0.484375" calcext:value-type="float">
            <text:p>0.484375</text:p>
          </table:table-cell>
          <table:table-cell table:formula="of:=([.B593]+[.E593]+[.H59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594]+[.D594]+[.G594])/3" office:value-type="float" office:value="0.484375" calcext:value-type="float">
            <text:p>0.484375</text:p>
          </table:table-cell>
          <table:table-cell table:formula="of:=([.B594]+[.E594]+[.H59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95]+[.D595]+[.G595])/3" office:value-type="float" office:value="0.479166666666667" calcext:value-type="float">
            <text:p>0.479166666666667</text:p>
          </table:table-cell>
          <table:table-cell table:formula="of:=([.B595]+[.E595]+[.H59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596]+[.D596]+[.G596])/3" office:value-type="float" office:value="0.489583333333333" calcext:value-type="float">
            <text:p>0.489583333333333</text:p>
          </table:table-cell>
          <table:table-cell table:formula="of:=([.B596]+[.E596]+[.H596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97]+[.D597]+[.G597])/3" office:value-type="float" office:value="0.484375" calcext:value-type="float">
            <text:p>0.484375</text:p>
          </table:table-cell>
          <table:table-cell table:formula="of:=([.B597]+[.E597]+[.H59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598]+[.D598]+[.G598])/3" office:value-type="float" office:value="0.479166666666667" calcext:value-type="float">
            <text:p>0.479166666666667</text:p>
          </table:table-cell>
          <table:table-cell table:formula="of:=([.B598]+[.E598]+[.H598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599]+[.D599]+[.G599])/3" office:value-type="float" office:value="0.494791666666667" calcext:value-type="float">
            <text:p>0.494791666666667</text:p>
          </table:table-cell>
          <table:table-cell table:formula="of:=([.B599]+[.E599]+[.H59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00]+[.D600]+[.G600])/3" office:value-type="float" office:value="0.494791666666667" calcext:value-type="float">
            <text:p>0.494791666666667</text:p>
          </table:table-cell>
          <table:table-cell table:formula="of:=([.B600]+[.E600]+[.H600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01]+[.D601]+[.G601])/3" office:value-type="float" office:value="0.479166666666667" calcext:value-type="float">
            <text:p>0.479166666666667</text:p>
          </table:table-cell>
          <table:table-cell table:formula="of:=([.B601]+[.E601]+[.H60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02]+[.D602]+[.G602])/3" office:value-type="float" office:value="0.489583333333333" calcext:value-type="float">
            <text:p>0.489583333333333</text:p>
          </table:table-cell>
          <table:table-cell table:formula="of:=([.B602]+[.E602]+[.H60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03]+[.D603]+[.G603])/3" office:value-type="float" office:value="0.479166666666667" calcext:value-type="float">
            <text:p>0.479166666666667</text:p>
          </table:table-cell>
          <table:table-cell table:formula="of:=([.B603]+[.E603]+[.H60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04]+[.D604]+[.G604])/3" office:value-type="float" office:value="0.473958333333333" calcext:value-type="float">
            <text:p>0.473958333333333</text:p>
          </table:table-cell>
          <table:table-cell table:formula="of:=([.B604]+[.E604]+[.H60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05]+[.D605]+[.G605])/3" office:value-type="float" office:value="0.489583333333333" calcext:value-type="float">
            <text:p>0.489583333333333</text:p>
          </table:table-cell>
          <table:table-cell table:formula="of:=([.B605]+[.E605]+[.H60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06]+[.D606]+[.G606])/3" office:value-type="float" office:value="0.484375" calcext:value-type="float">
            <text:p>0.484375</text:p>
          </table:table-cell>
          <table:table-cell table:formula="of:=([.B606]+[.E606]+[.H60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07]+[.D607]+[.G607])/3" office:value-type="float" office:value="0.484375" calcext:value-type="float">
            <text:p>0.484375</text:p>
          </table:table-cell>
          <table:table-cell table:formula="of:=([.B607]+[.E607]+[.H60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08]+[.D608]+[.G608])/3" office:value-type="float" office:value="0.489583333333333" calcext:value-type="float">
            <text:p>0.489583333333333</text:p>
          </table:table-cell>
          <table:table-cell table:formula="of:=([.B608]+[.E608]+[.H60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09]+[.D609]+[.G609])/3" office:value-type="float" office:value="0.494791666666667" calcext:value-type="float">
            <text:p>0.494791666666667</text:p>
          </table:table-cell>
          <table:table-cell table:formula="of:=([.B609]+[.E609]+[.H60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10]+[.D610]+[.G610])/3" office:value-type="float" office:value="0.489583333333333" calcext:value-type="float">
            <text:p>0.489583333333333</text:p>
          </table:table-cell>
          <table:table-cell table:formula="of:=([.B610]+[.E610]+[.H61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11]+[.D611]+[.G611])/3" office:value-type="float" office:value="0.5" calcext:value-type="float">
            <text:p>0.5</text:p>
          </table:table-cell>
          <table:table-cell table:formula="of:=([.B611]+[.E611]+[.H61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12]+[.D612]+[.G612])/3" office:value-type="float" office:value="0.484375" calcext:value-type="float">
            <text:p>0.484375</text:p>
          </table:table-cell>
          <table:table-cell table:formula="of:=([.B612]+[.E612]+[.H61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13]+[.D613]+[.G613])/3" office:value-type="float" office:value="0.489583333333333" calcext:value-type="float">
            <text:p>0.489583333333333</text:p>
          </table:table-cell>
          <table:table-cell table:formula="of:=([.B613]+[.E613]+[.H61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34375" calcext:value-type="float">
            <text:p>0.23437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14]+[.D614]+[.G614])/3" office:value-type="float" office:value="0.489583333333333" calcext:value-type="float">
            <text:p>0.489583333333333</text:p>
          </table:table-cell>
          <table:table-cell table:formula="of:=([.B614]+[.E614]+[.H614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15]+[.D615]+[.G615])/3" office:value-type="float" office:value="0.489583333333333" calcext:value-type="float">
            <text:p>0.489583333333333</text:p>
          </table:table-cell>
          <table:table-cell table:formula="of:=([.B615]+[.E615]+[.H6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16]+[.D616]+[.G616])/3" office:value-type="float" office:value="0.489583333333333" calcext:value-type="float">
            <text:p>0.489583333333333</text:p>
          </table:table-cell>
          <table:table-cell table:formula="of:=([.B616]+[.E616]+[.H61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17]+[.D617]+[.G617])/3" office:value-type="float" office:value="0.489583333333333" calcext:value-type="float">
            <text:p>0.489583333333333</text:p>
          </table:table-cell>
          <table:table-cell table:formula="of:=([.B617]+[.E617]+[.H61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18]+[.D618]+[.G618])/3" office:value-type="float" office:value="0.489583333333333" calcext:value-type="float">
            <text:p>0.489583333333333</text:p>
          </table:table-cell>
          <table:table-cell table:formula="of:=([.B618]+[.E618]+[.H61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19]+[.D619]+[.G619])/3" office:value-type="float" office:value="0.479166666666667" calcext:value-type="float">
            <text:p>0.479166666666667</text:p>
          </table:table-cell>
          <table:table-cell table:formula="of:=([.B619]+[.E619]+[.H61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0]+[.D620]+[.G620])/3" office:value-type="float" office:value="0.489583333333333" calcext:value-type="float">
            <text:p>0.489583333333333</text:p>
          </table:table-cell>
          <table:table-cell table:formula="of:=([.B620]+[.E620]+[.H62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21]+[.D621]+[.G621])/3" office:value-type="float" office:value="0.479166666666667" calcext:value-type="float">
            <text:p>0.479166666666667</text:p>
          </table:table-cell>
          <table:table-cell table:formula="of:=([.B621]+[.E621]+[.H62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2]+[.D622]+[.G622])/3" office:value-type="float" office:value="0.489583333333333" calcext:value-type="float">
            <text:p>0.489583333333333</text:p>
          </table:table-cell>
          <table:table-cell table:formula="of:=([.B622]+[.E622]+[.H62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3]+[.D623]+[.G623])/3" office:value-type="float" office:value="0.484375" calcext:value-type="float">
            <text:p>0.484375</text:p>
          </table:table-cell>
          <table:table-cell table:formula="of:=([.B623]+[.E623]+[.H6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6875" calcext:value-type="float">
            <text:p>0.68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624]+[.D624]+[.G624])/3" office:value-type="float" office:value="0.479166666666667" calcext:value-type="float">
            <text:p>0.479166666666667</text:p>
          </table:table-cell>
          <table:table-cell table:formula="of:=([.B624]+[.E624]+[.H62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25]+[.D625]+[.G625])/3" office:value-type="float" office:value="0.489583333333333" calcext:value-type="float">
            <text:p>0.489583333333333</text:p>
          </table:table-cell>
          <table:table-cell table:formula="of:=([.B625]+[.E625]+[.H62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6]+[.D626]+[.G626])/3" office:value-type="float" office:value="0.484375" calcext:value-type="float">
            <text:p>0.484375</text:p>
          </table:table-cell>
          <table:table-cell table:formula="of:=([.B626]+[.E626]+[.H62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27]+[.D627]+[.G627])/3" office:value-type="float" office:value="0.484375" calcext:value-type="float">
            <text:p>0.484375</text:p>
          </table:table-cell>
          <table:table-cell table:formula="of:=([.B627]+[.E627]+[.H62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8]+[.D628]+[.G628])/3" office:value-type="float" office:value="0.489583333333333" calcext:value-type="float">
            <text:p>0.489583333333333</text:p>
          </table:table-cell>
          <table:table-cell table:formula="of:=([.B628]+[.E628]+[.H62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29]+[.D629]+[.G629])/3" office:value-type="float" office:value="0.484375" calcext:value-type="float">
            <text:p>0.484375</text:p>
          </table:table-cell>
          <table:table-cell table:formula="of:=([.B629]+[.E629]+[.H6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30]+[.D630]+[.G630])/3" office:value-type="float" office:value="0.484375" calcext:value-type="float">
            <text:p>0.484375</text:p>
          </table:table-cell>
          <table:table-cell table:formula="of:=([.B630]+[.E630]+[.H6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31]+[.D631]+[.G631])/3" office:value-type="float" office:value="0.484375" calcext:value-type="float">
            <text:p>0.484375</text:p>
          </table:table-cell>
          <table:table-cell table:formula="of:=([.B631]+[.E631]+[.H631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632]+[.D632]+[.G632])/3" office:value-type="float" office:value="0.489583333333333" calcext:value-type="float">
            <text:p>0.489583333333333</text:p>
          </table:table-cell>
          <table:table-cell table:formula="of:=([.B632]+[.E632]+[.H632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33]+[.D633]+[.G633])/3" office:value-type="float" office:value="0.489583333333333" calcext:value-type="float">
            <text:p>0.489583333333333</text:p>
          </table:table-cell>
          <table:table-cell table:formula="of:=([.B633]+[.E633]+[.H63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34]+[.D634]+[.G634])/3" office:value-type="float" office:value="0.484375" calcext:value-type="float">
            <text:p>0.484375</text:p>
          </table:table-cell>
          <table:table-cell table:formula="of:=([.B634]+[.E634]+[.H63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35]+[.D635]+[.G635])/3" office:value-type="float" office:value="0.489583333333333" calcext:value-type="float">
            <text:p>0.489583333333333</text:p>
          </table:table-cell>
          <table:table-cell table:formula="of:=([.B635]+[.E635]+[.H63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36]+[.D636]+[.G636])/3" office:value-type="float" office:value="0.489583333333333" calcext:value-type="float">
            <text:p>0.489583333333333</text:p>
          </table:table-cell>
          <table:table-cell table:formula="of:=([.B636]+[.E636]+[.H63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37]+[.D637]+[.G637])/3" office:value-type="float" office:value="0.479166666666667" calcext:value-type="float">
            <text:p>0.479166666666667</text:p>
          </table:table-cell>
          <table:table-cell table:formula="of:=([.B637]+[.E637]+[.H63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38]+[.D638]+[.G638])/3" office:value-type="float" office:value="0.484375" calcext:value-type="float">
            <text:p>0.484375</text:p>
          </table:table-cell>
          <table:table-cell table:formula="of:=([.B638]+[.E638]+[.H63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39]+[.D639]+[.G639])/3" office:value-type="float" office:value="0.489583333333333" calcext:value-type="float">
            <text:p>0.489583333333333</text:p>
          </table:table-cell>
          <table:table-cell table:formula="of:=([.B639]+[.E639]+[.H63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0]+[.D640]+[.G640])/3" office:value-type="float" office:value="0.484375" calcext:value-type="float">
            <text:p>0.484375</text:p>
          </table:table-cell>
          <table:table-cell table:formula="of:=([.B640]+[.E640]+[.H64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1]+[.D641]+[.G641])/3" office:value-type="float" office:value="0.484375" calcext:value-type="float">
            <text:p>0.484375</text:p>
          </table:table-cell>
          <table:table-cell table:formula="of:=([.B641]+[.E641]+[.H64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2]+[.D642]+[.G642])/3" office:value-type="float" office:value="0.484375" calcext:value-type="float">
            <text:p>0.484375</text:p>
          </table:table-cell>
          <table:table-cell table:formula="of:=([.B642]+[.E642]+[.H64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43]+[.D643]+[.G643])/3" office:value-type="float" office:value="0.489583333333333" calcext:value-type="float">
            <text:p>0.489583333333333</text:p>
          </table:table-cell>
          <table:table-cell table:formula="of:=([.B643]+[.E643]+[.H64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44]+[.D644]+[.G644])/3" office:value-type="float" office:value="0.479166666666667" calcext:value-type="float">
            <text:p>0.479166666666667</text:p>
          </table:table-cell>
          <table:table-cell table:formula="of:=([.B644]+[.E644]+[.H64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5]+[.D645]+[.G645])/3" office:value-type="float" office:value="0.484375" calcext:value-type="float">
            <text:p>0.484375</text:p>
          </table:table-cell>
          <table:table-cell table:formula="of:=([.B645]+[.E645]+[.H64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646]+[.D646]+[.G646])/3" office:value-type="float" office:value="0.489583333333333" calcext:value-type="float">
            <text:p>0.489583333333333</text:p>
          </table:table-cell>
          <table:table-cell table:formula="of:=([.B646]+[.E646]+[.H64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7]+[.D647]+[.G647])/3" office:value-type="float" office:value="0.484375" calcext:value-type="float">
            <text:p>0.484375</text:p>
          </table:table-cell>
          <table:table-cell table:formula="of:=([.B647]+[.E647]+[.H64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8]+[.D648]+[.G648])/3" office:value-type="float" office:value="0.494791666666667" calcext:value-type="float">
            <text:p>0.494791666666667</text:p>
          </table:table-cell>
          <table:table-cell table:formula="of:=([.B648]+[.E648]+[.H64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49]+[.D649]+[.G649])/3" office:value-type="float" office:value="0.489583333333333" calcext:value-type="float">
            <text:p>0.489583333333333</text:p>
          </table:table-cell>
          <table:table-cell table:formula="of:=([.B649]+[.E649]+[.H64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50]+[.D650]+[.G650])/3" office:value-type="float" office:value="0.473958333333333" calcext:value-type="float">
            <text:p>0.473958333333333</text:p>
          </table:table-cell>
          <table:table-cell table:formula="of:=([.B650]+[.E650]+[.H65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1]+[.D651]+[.G651])/3" office:value-type="float" office:value="0.489583333333333" calcext:value-type="float">
            <text:p>0.489583333333333</text:p>
          </table:table-cell>
          <table:table-cell table:formula="of:=([.B651]+[.E651]+[.H65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52]+[.D652]+[.G652])/3" office:value-type="float" office:value="0.484375" calcext:value-type="float">
            <text:p>0.484375</text:p>
          </table:table-cell>
          <table:table-cell table:formula="of:=([.B652]+[.E652]+[.H65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53]+[.D653]+[.G653])/3" office:value-type="float" office:value="0.479166666666667" calcext:value-type="float">
            <text:p>0.479166666666667</text:p>
          </table:table-cell>
          <table:table-cell table:formula="of:=([.B653]+[.E653]+[.H65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4]+[.D654]+[.G654])/3" office:value-type="float" office:value="0.489583333333333" calcext:value-type="float">
            <text:p>0.489583333333333</text:p>
          </table:table-cell>
          <table:table-cell table:formula="of:=([.B654]+[.E654]+[.H65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5]+[.D655]+[.G655])/3" office:value-type="float" office:value="0.484375" calcext:value-type="float">
            <text:p>0.484375</text:p>
          </table:table-cell>
          <table:table-cell table:formula="of:=([.B655]+[.E655]+[.H65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6]+[.D656]+[.G656])/3" office:value-type="float" office:value="0.484375" calcext:value-type="float">
            <text:p>0.484375</text:p>
          </table:table-cell>
          <table:table-cell table:formula="of:=([.B656]+[.E656]+[.H65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57]+[.D657]+[.G657])/3" office:value-type="float" office:value="0.489583333333333" calcext:value-type="float">
            <text:p>0.489583333333333</text:p>
          </table:table-cell>
          <table:table-cell table:formula="of:=([.B657]+[.E657]+[.H65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8]+[.D658]+[.G658])/3" office:value-type="float" office:value="0.484375" calcext:value-type="float">
            <text:p>0.484375</text:p>
          </table:table-cell>
          <table:table-cell table:formula="of:=([.B658]+[.E658]+[.H65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59]+[.D659]+[.G659])/3" office:value-type="float" office:value="0.484375" calcext:value-type="float">
            <text:p>0.484375</text:p>
          </table:table-cell>
          <table:table-cell table:formula="of:=([.B659]+[.E659]+[.H65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0]+[.D660]+[.G660])/3" office:value-type="float" office:value="0.484375" calcext:value-type="float">
            <text:p>0.484375</text:p>
          </table:table-cell>
          <table:table-cell table:formula="of:=([.B660]+[.E660]+[.H6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1]+[.D661]+[.G661])/3" office:value-type="float" office:value="0.484375" calcext:value-type="float">
            <text:p>0.484375</text:p>
          </table:table-cell>
          <table:table-cell table:formula="of:=([.B661]+[.E661]+[.H66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2]+[.D662]+[.G662])/3" office:value-type="float" office:value="0.484375" calcext:value-type="float">
            <text:p>0.484375</text:p>
          </table:table-cell>
          <table:table-cell table:formula="of:=([.B662]+[.E662]+[.H66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63]+[.D663]+[.G663])/3" office:value-type="float" office:value="0.479166666666667" calcext:value-type="float">
            <text:p>0.479166666666667</text:p>
          </table:table-cell>
          <table:table-cell table:formula="of:=([.B663]+[.E663]+[.H66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4]+[.D664]+[.G664])/3" office:value-type="float" office:value="0.489583333333333" calcext:value-type="float">
            <text:p>0.489583333333333</text:p>
          </table:table-cell>
          <table:table-cell table:formula="of:=([.B664]+[.E664]+[.H66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65]+[.D665]+[.G665])/3" office:value-type="float" office:value="0.484375" calcext:value-type="float">
            <text:p>0.484375</text:p>
          </table:table-cell>
          <table:table-cell table:formula="of:=([.B665]+[.E665]+[.H66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66]+[.D666]+[.G666])/3" office:value-type="float" office:value="0.484375" calcext:value-type="float">
            <text:p>0.484375</text:p>
          </table:table-cell>
          <table:table-cell table:formula="of:=([.B666]+[.E666]+[.H66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7]+[.D667]+[.G667])/3" office:value-type="float" office:value="0.484375" calcext:value-type="float">
            <text:p>0.484375</text:p>
          </table:table-cell>
          <table:table-cell table:formula="of:=([.B667]+[.E667]+[.H6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8]+[.D668]+[.G668])/3" office:value-type="float" office:value="0.484375" calcext:value-type="float">
            <text:p>0.484375</text:p>
          </table:table-cell>
          <table:table-cell table:formula="of:=([.B668]+[.E668]+[.H6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69]+[.D669]+[.G669])/3" office:value-type="float" office:value="0.484375" calcext:value-type="float">
            <text:p>0.484375</text:p>
          </table:table-cell>
          <table:table-cell table:formula="of:=([.B669]+[.E669]+[.H66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0]+[.D670]+[.G670])/3" office:value-type="float" office:value="0.484375" calcext:value-type="float">
            <text:p>0.484375</text:p>
          </table:table-cell>
          <table:table-cell table:formula="of:=([.B670]+[.E670]+[.H67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71]+[.D671]+[.G671])/3" office:value-type="float" office:value="0.489583333333333" calcext:value-type="float">
            <text:p>0.489583333333333</text:p>
          </table:table-cell>
          <table:table-cell table:formula="of:=([.B671]+[.E671]+[.H67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72]+[.D672]+[.G672])/3" office:value-type="float" office:value="0.484375" calcext:value-type="float">
            <text:p>0.484375</text:p>
          </table:table-cell>
          <table:table-cell table:formula="of:=([.B672]+[.E672]+[.H67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3]+[.D673]+[.G673])/3" office:value-type="float" office:value="0.494791666666667" calcext:value-type="float">
            <text:p>0.494791666666667</text:p>
          </table:table-cell>
          <table:table-cell table:formula="of:=([.B673]+[.E673]+[.H67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74]+[.D674]+[.G674])/3" office:value-type="float" office:value="0.484375" calcext:value-type="float">
            <text:p>0.484375</text:p>
          </table:table-cell>
          <table:table-cell table:formula="of:=([.B674]+[.E674]+[.H67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5]+[.D675]+[.G675])/3" office:value-type="float" office:value="0.484375" calcext:value-type="float">
            <text:p>0.484375</text:p>
          </table:table-cell>
          <table:table-cell table:formula="of:=([.B675]+[.E675]+[.H67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6]+[.D676]+[.G676])/3" office:value-type="float" office:value="0.484375" calcext:value-type="float">
            <text:p>0.484375</text:p>
          </table:table-cell>
          <table:table-cell table:formula="of:=([.B676]+[.E676]+[.H67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7]+[.D677]+[.G677])/3" office:value-type="float" office:value="0.484375" calcext:value-type="float">
            <text:p>0.484375</text:p>
          </table:table-cell>
          <table:table-cell table:formula="of:=([.B677]+[.E677]+[.H6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8]+[.D678]+[.G678])/3" office:value-type="float" office:value="0.484375" calcext:value-type="float">
            <text:p>0.484375</text:p>
          </table:table-cell>
          <table:table-cell table:formula="of:=([.B678]+[.E678]+[.H67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79]+[.D679]+[.G679])/3" office:value-type="float" office:value="0.489583333333333" calcext:value-type="float">
            <text:p>0.489583333333333</text:p>
          </table:table-cell>
          <table:table-cell table:formula="of:=([.B679]+[.E679]+[.H67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80]+[.D680]+[.G680])/3" office:value-type="float" office:value="0.484375" calcext:value-type="float">
            <text:p>0.484375</text:p>
          </table:table-cell>
          <table:table-cell table:formula="of:=([.B680]+[.E680]+[.H68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81]+[.D681]+[.G681])/3" office:value-type="float" office:value="0.484375" calcext:value-type="float">
            <text:p>0.484375</text:p>
          </table:table-cell>
          <table:table-cell table:formula="of:=([.B681]+[.E681]+[.H6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82]+[.D682]+[.G682])/3" office:value-type="float" office:value="0.489583333333333" calcext:value-type="float">
            <text:p>0.489583333333333</text:p>
          </table:table-cell>
          <table:table-cell table:formula="of:=([.B682]+[.E682]+[.H68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683]+[.D683]+[.G683])/3" office:value-type="float" office:value="0.484375" calcext:value-type="float">
            <text:p>0.484375</text:p>
          </table:table-cell>
          <table:table-cell table:formula="of:=([.B683]+[.E683]+[.H68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84]+[.D684]+[.G684])/3" office:value-type="float" office:value="0.479166666666667" calcext:value-type="float">
            <text:p>0.479166666666667</text:p>
          </table:table-cell>
          <table:table-cell table:formula="of:=([.B684]+[.E684]+[.H68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85]+[.D685]+[.G685])/3" office:value-type="float" office:value="0.489583333333333" calcext:value-type="float">
            <text:p>0.489583333333333</text:p>
          </table:table-cell>
          <table:table-cell table:formula="of:=([.B685]+[.E685]+[.H68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686]+[.D686]+[.G686])/3" office:value-type="float" office:value="0.489583333333333" calcext:value-type="float">
            <text:p>0.489583333333333</text:p>
          </table:table-cell>
          <table:table-cell table:formula="of:=([.B686]+[.E686]+[.H68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687]+[.D687]+[.G687])/3" office:value-type="float" office:value="0.484375" calcext:value-type="float">
            <text:p>0.484375</text:p>
          </table:table-cell>
          <table:table-cell table:formula="of:=([.B687]+[.E687]+[.H68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88]+[.D688]+[.G688])/3" office:value-type="float" office:value="0.494791666666667" calcext:value-type="float">
            <text:p>0.494791666666667</text:p>
          </table:table-cell>
          <table:table-cell table:formula="of:=([.B688]+[.E688]+[.H68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89]+[.D689]+[.G689])/3" office:value-type="float" office:value="0.505208333333333" calcext:value-type="float">
            <text:p>0.505208333333333</text:p>
          </table:table-cell>
          <table:table-cell table:formula="of:=([.B689]+[.E689]+[.H68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90]+[.D690]+[.G690])/3" office:value-type="float" office:value="0.510416666666667" calcext:value-type="float">
            <text:p>0.510416666666667</text:p>
          </table:table-cell>
          <table:table-cell table:formula="of:=([.B690]+[.E690]+[.H69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91]+[.D691]+[.G691])/3" office:value-type="float" office:value="0.526041666666667" calcext:value-type="float">
            <text:p>0.526041666666667</text:p>
          </table:table-cell>
          <table:table-cell table:formula="of:=([.B691]+[.E691]+[.H69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92]+[.D692]+[.G692])/3" office:value-type="float" office:value="0.713541666666667" calcext:value-type="float">
            <text:p>0.713541666666667</text:p>
          </table:table-cell>
          <table:table-cell table:formula="of:=([.B692]+[.E692]+[.H6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93]+[.D693]+[.G693])/3" office:value-type="float" office:value="0.817708333333333" calcext:value-type="float">
            <text:p>0.817708333333333</text:p>
          </table:table-cell>
          <table:table-cell table:formula="of:=([.B693]+[.E693]+[.H69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375" calcext:value-type="float">
            <text:p>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03125" calcext:value-type="float">
            <text:p>1.20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94]+[.D694]+[.G694])/3" office:value-type="float" office:value="0.859375" calcext:value-type="float">
            <text:p>0.859375</text:p>
          </table:table-cell>
          <table:table-cell table:formula="of:=([.B694]+[.E694]+[.H69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1875" calcext:value-type="float">
            <text:p>1.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95]+[.D695]+[.G695])/3" office:value-type="float" office:value="0.8125" calcext:value-type="float">
            <text:p>0.8125</text:p>
          </table:table-cell>
          <table:table-cell table:formula="of:=([.B695]+[.E695]+[.H69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1.578125" calcext:value-type="float">
            <text:p>1.5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96]+[.D696]+[.G696])/3" office:value-type="float" office:value="1.19791666666667" calcext:value-type="float">
            <text:p>1.19791666666667</text:p>
          </table:table-cell>
          <table:table-cell table:formula="of:=([.B696]+[.E696]+[.H69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697]+[.D697]+[.G697])/3" office:value-type="float" office:value="1.30208333333333" calcext:value-type="float">
            <text:p>1.30208333333333</text:p>
          </table:table-cell>
          <table:table-cell table:formula="of:=([.B697]+[.E697]+[.H69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765625" calcext:value-type="float">
            <text:p>1.7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698]+[.D698]+[.G698])/3" office:value-type="float" office:value="1.08333333333333" calcext:value-type="float">
            <text:p>1.08333333333333</text:p>
          </table:table-cell>
          <table:table-cell table:formula="of:=([.B698]+[.E698]+[.H69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703125" calcext:value-type="float">
            <text:p>1.70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99]+[.D699]+[.G699])/3" office:value-type="float" office:value="1" calcext:value-type="float">
            <text:p>1</text:p>
          </table:table-cell>
          <table:table-cell table:formula="of:=([.B699]+[.E699]+[.H69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453125" calcext:value-type="float">
            <text:p>1.45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375" calcext:value-type="float">
            <text:p>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00]+[.D700]+[.G700])/3" office:value-type="float" office:value="0.828125" calcext:value-type="float">
            <text:p>0.828125</text:p>
          </table:table-cell>
          <table:table-cell table:formula="of:=([.B700]+[.E700]+[.H70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.171875" calcext:value-type="float">
            <text:p>1.1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046875" calcext:value-type="float">
            <text:p>0.04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1]+[.D701]+[.G701])/3" office:value-type="float" office:value="0.921875" calcext:value-type="float">
            <text:p>0.921875</text:p>
          </table:table-cell>
          <table:table-cell table:formula="of:=([.B701]+[.E701]+[.H70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.109375" calcext:value-type="float">
            <text:p>1.10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2]+[.D702]+[.G702])/3" office:value-type="float" office:value="0.666666666666667" calcext:value-type="float">
            <text:p>0.666666666666667</text:p>
          </table:table-cell>
          <table:table-cell table:formula="of:=([.B702]+[.E702]+[.H702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265625" calcext:value-type="float">
            <text:p>0.2656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3]+[.D703]+[.G703])/3" office:value-type="float" office:value="0.28125" calcext:value-type="float">
            <text:p>0.28125</text:p>
          </table:table-cell>
          <table:table-cell table:formula="of:=([.B703]+[.E703]+[.H70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4]+[.D704]+[.G704])/3" office:value-type="float" office:value="0.125" calcext:value-type="float">
            <text:p>0.125</text:p>
          </table:table-cell>
          <table:table-cell table:formula="of:=([.B704]+[.E704]+[.H70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265625" calcext:value-type="float">
            <text:p>-0.26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5]+[.D705]+[.G705])/3" office:value-type="float" office:value="0.0572916666666667" calcext:value-type="float">
            <text:p>0.057291666666667</text:p>
          </table:table-cell>
          <table:table-cell table:formula="of:=([.B705]+[.E705]+[.H70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71875" calcext:value-type="float">
            <text:p>-0.7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6]+[.D706]+[.G706])/3" office:value-type="float" office:value="-0.0885416666666667" calcext:value-type="float">
            <text:p>-0.088541666666667</text:p>
          </table:table-cell>
          <table:table-cell table:formula="of:=([.B706]+[.E706]+[.H70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1.15625" calcext:value-type="float">
            <text:p>-1.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7]+[.D707]+[.G707])/3" office:value-type="float" office:value="-0.5" calcext:value-type="float">
            <text:p>-0.5</text:p>
          </table:table-cell>
          <table:table-cell table:formula="of:=([.B707]+[.E707]+[.H70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90625" calcext:value-type="float">
            <text:p>-1.9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40625" calcext:value-type="float">
            <text:p>-0.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34375" calcext:value-type="float">
            <text:p>-0.234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08]+[.D708]+[.G708])/3" office:value-type="float" office:value="-0.848958333333333" calcext:value-type="float">
            <text:p>-0.848958333333333</text:p>
          </table:table-cell>
          <table:table-cell table:formula="of:=([.B708]+[.E708]+[.H70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09]+[.D709]+[.G709])/3" office:value-type="float" office:value="-0.526041666666667" calcext:value-type="float">
            <text:p>-0.526041666666667</text:p>
          </table:table-cell>
          <table:table-cell table:formula="of:=([.B709]+[.E709]+[.H70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0]+[.D710]+[.G710])/3" office:value-type="float" office:value="-0.197916666666667" calcext:value-type="float">
            <text:p>-0.197916666666667</text:p>
          </table:table-cell>
          <table:table-cell table:formula="of:=([.B710]+[.E710]+[.H71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1]+[.D711]+[.G711])/3" office:value-type="float" office:value="0.0677083333333333" calcext:value-type="float">
            <text:p>0.067708333333333</text:p>
          </table:table-cell>
          <table:table-cell table:formula="of:=([.B711]+[.E711]+[.H71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2]+[.D712]+[.G712])/3" office:value-type="float" office:value="0.291666666666667" calcext:value-type="float">
            <text:p>0.291666666666667</text:p>
          </table:table-cell>
          <table:table-cell table:formula="of:=([.B712]+[.E712]+[.H71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3]+[.D713]+[.G713])/3" office:value-type="float" office:value="-0.15625" calcext:value-type="float">
            <text:p>-0.15625</text:p>
          </table:table-cell>
          <table:table-cell table:formula="of:=([.B713]+[.E713]+[.H71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4]+[.D714]+[.G714])/3" office:value-type="float" office:value="-0.192708333333333" calcext:value-type="float">
            <text:p>-0.192708333333333</text:p>
          </table:table-cell>
          <table:table-cell table:formula="of:=([.B714]+[.E714]+[.H71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59375" calcext:value-type="float">
            <text:p>-0.5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15]+[.D715]+[.G715])/3" office:value-type="float" office:value="-0.114583333333333" calcext:value-type="float">
            <text:p>-0.114583333333333</text:p>
          </table:table-cell>
          <table:table-cell table:formula="of:=([.B715]+[.E715]+[.H71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6]+[.D716]+[.G716])/3" office:value-type="float" office:value="-0.317708333333333" calcext:value-type="float">
            <text:p>-0.317708333333333</text:p>
          </table:table-cell>
          <table:table-cell table:formula="of:=([.B716]+[.E716]+[.H7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7]+[.D717]+[.G717])/3" office:value-type="float" office:value="-0.921875" calcext:value-type="float">
            <text:p>-0.921875</text:p>
          </table:table-cell>
          <table:table-cell table:formula="of:=([.B717]+[.E717]+[.H71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1.90625" calcext:value-type="float">
            <text:p>-1.9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8]+[.D718]+[.G718])/3" office:value-type="float" office:value="-0.979166666666667" calcext:value-type="float">
            <text:p>-0.979166666666667</text:p>
          </table:table-cell>
          <table:table-cell table:formula="of:=([.B718]+[.E718]+[.H71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703125" calcext:value-type="float">
            <text:p>-0.70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19]+[.D719]+[.G719])/3" office:value-type="float" office:value="-0.317708333333333" calcext:value-type="float">
            <text:p>-0.317708333333333</text:p>
          </table:table-cell>
          <table:table-cell table:formula="of:=([.B719]+[.E719]+[.H71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20]+[.D720]+[.G720])/3" office:value-type="float" office:value="-0.0416666666666667" calcext:value-type="float">
            <text:p>-0.041666666666667</text:p>
          </table:table-cell>
          <table:table-cell table:formula="of:=([.B720]+[.E720]+[.H72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1]+[.D721]+[.G721])/3" office:value-type="float" office:value="0.078125" calcext:value-type="float">
            <text:p>0.078125</text:p>
          </table:table-cell>
          <table:table-cell table:formula="of:=([.B721]+[.E721]+[.H72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2]+[.D722]+[.G722])/3" office:value-type="float" office:value="0.135416666666667" calcext:value-type="float">
            <text:p>0.135416666666667</text:p>
          </table:table-cell>
          <table:table-cell table:formula="of:=([.B722]+[.E722]+[.H7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3]+[.D723]+[.G723])/3" office:value-type="float" office:value="0.00520833333333333" calcext:value-type="float">
            <text:p>0.005208333333333</text:p>
          </table:table-cell>
          <table:table-cell table:formula="of:=([.B723]+[.E723]+[.H72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4]+[.D724]+[.G724])/3" office:value-type="float" office:value="0.0104166666666667" calcext:value-type="float">
            <text:p>0.010416666666667</text:p>
          </table:table-cell>
          <table:table-cell table:formula="of:=([.B724]+[.E724]+[.H72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328125" calcext:value-type="float">
            <text:p>-0.32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5]+[.D725]+[.G725])/3" office:value-type="float" office:value="-0.135416666666667" calcext:value-type="float">
            <text:p>-0.135416666666667</text:p>
          </table:table-cell>
          <table:table-cell table:formula="of:=([.B725]+[.E725]+[.H72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26]+[.D726]+[.G726])/3" office:value-type="float" office:value="-0.895833333333333" calcext:value-type="float">
            <text:p>-0.895833333333333</text:p>
          </table:table-cell>
          <table:table-cell table:formula="of:=([.B726]+[.E726]+[.H7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7]+[.D727]+[.G727])/3" office:value-type="float" office:value="-1.20833333333333" calcext:value-type="float">
            <text:p>-1.20833333333333</text:p>
          </table:table-cell>
          <table:table-cell table:formula="of:=([.B727]+[.E727]+[.H72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8]+[.D728]+[.G728])/3" office:value-type="float" office:value="-0.4375" calcext:value-type="float">
            <text:p>-0.4375</text:p>
          </table:table-cell>
          <table:table-cell table:formula="of:=([.B728]+[.E728]+[.H72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29]+[.D729]+[.G729])/3" office:value-type="float" office:value="-0.1875" calcext:value-type="float">
            <text:p>-0.1875</text:p>
          </table:table-cell>
          <table:table-cell table:formula="of:=([.B729]+[.E729]+[.H72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96875" calcext:value-type="float">
            <text:p>-0.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0]+[.D730]+[.G730])/3" office:value-type="float" office:value="-0.208333333333333" calcext:value-type="float">
            <text:p>-0.208333333333333</text:p>
          </table:table-cell>
          <table:table-cell table:formula="of:=([.B730]+[.E730]+[.H7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140625" calcext:value-type="float">
            <text:p>1.14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.109375" calcext:value-type="float">
            <text:p>-1.10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1]+[.D731]+[.G731])/3" office:value-type="float" office:value="-0.0989583333333333" calcext:value-type="float">
            <text:p>-0.098958333333333</text:p>
          </table:table-cell>
          <table:table-cell table:formula="of:=([.B731]+[.E731]+[.H73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2]+[.D732]+[.G732])/3" office:value-type="float" office:value="-0.09375" calcext:value-type="float">
            <text:p>-0.09375</text:p>
          </table:table-cell>
          <table:table-cell table:formula="of:=([.B732]+[.E732]+[.H73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3]+[.D733]+[.G733])/3" office:value-type="float" office:value="-0.130208333333333" calcext:value-type="float">
            <text:p>-0.130208333333333</text:p>
          </table:table-cell>
          <table:table-cell table:formula="of:=([.B733]+[.E733]+[.H73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4]+[.D734]+[.G734])/3" office:value-type="float" office:value="0.0572916666666667" calcext:value-type="float">
            <text:p>0.057291666666667</text:p>
          </table:table-cell>
          <table:table-cell table:formula="of:=([.B734]+[.E734]+[.H73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515625" calcext:value-type="float">
            <text:p>-0.5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5]+[.D735]+[.G735])/3" office:value-type="float" office:value="-0.171875" calcext:value-type="float">
            <text:p>-0.171875</text:p>
          </table:table-cell>
          <table:table-cell table:formula="of:=([.B735]+[.E735]+[.H73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1.171875" calcext:value-type="float">
            <text:p>-1.17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6]+[.D736]+[.G736])/3" office:value-type="float" office:value="-1.01041666666667" calcext:value-type="float">
            <text:p>-1.01041666666667</text:p>
          </table:table-cell>
          <table:table-cell table:formula="of:=([.B736]+[.E736]+[.H73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1.828125" calcext:value-type="float">
            <text:p>-1.82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7]+[.D737]+[.G737])/3" office:value-type="float" office:value="-1.08854166666667" calcext:value-type="float">
            <text:p>-1.08854166666667</text:p>
          </table:table-cell>
          <table:table-cell table:formula="of:=([.B737]+[.E737]+[.H73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5625" calcext:value-type="float">
            <text:p>-0.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8]+[.D738]+[.G738])/3" office:value-type="float" office:value="-0.317708333333333" calcext:value-type="float">
            <text:p>-0.317708333333333</text:p>
          </table:table-cell>
          <table:table-cell table:formula="of:=([.B738]+[.E738]+[.H7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39]+[.D739]+[.G739])/3" office:value-type="float" office:value="-0.078125" calcext:value-type="float">
            <text:p>-0.078125</text:p>
          </table:table-cell>
          <table:table-cell table:formula="of:=([.B739]+[.E739]+[.H73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5625" calcext:value-type="float">
            <text:p>-0.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0]+[.D740]+[.G740])/3" office:value-type="float" office:value="-0.0885416666666666" calcext:value-type="float">
            <text:p>-0.088541666666667</text:p>
          </table:table-cell>
          <table:table-cell table:formula="of:=([.B740]+[.E740]+[.H74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1]+[.D741]+[.G741])/3" office:value-type="float" office:value="0.135416666666667" calcext:value-type="float">
            <text:p>0.135416666666667</text:p>
          </table:table-cell>
          <table:table-cell table:formula="of:=([.B741]+[.E741]+[.H74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2]+[.D742]+[.G742])/3" office:value-type="float" office:value="-0.0729166666666667" calcext:value-type="float">
            <text:p>-0.072916666666667</text:p>
          </table:table-cell>
          <table:table-cell table:formula="of:=([.B742]+[.E742]+[.H74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3]+[.D743]+[.G743])/3" office:value-type="float" office:value="0.0104166666666666" calcext:value-type="float">
            <text:p>0.010416666666667</text:p>
          </table:table-cell>
          <table:table-cell table:formula="of:=([.B743]+[.E743]+[.H74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671875" calcext:value-type="float">
            <text:p>-0.6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4]+[.D744]+[.G744])/3" office:value-type="float" office:value="0.0416666666666667" calcext:value-type="float">
            <text:p>0.041666666666667</text:p>
          </table:table-cell>
          <table:table-cell table:formula="of:=([.B744]+[.E744]+[.H74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890625" calcext:value-type="float">
            <text:p>-0.89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.0625" calcext:value-type="float">
            <text:p>-1.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45]+[.D745]+[.G745])/3" office:value-type="float" office:value="-0.6875" calcext:value-type="float">
            <text:p>-0.6875</text:p>
          </table:table-cell>
          <table:table-cell table:formula="of:=([.B745]+[.E745]+[.H74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1.046875" calcext:value-type="float">
            <text:p>-1.046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6]+[.D746]+[.G746])/3" office:value-type="float" office:value="-0.90625" calcext:value-type="float">
            <text:p>-0.90625</text:p>
          </table:table-cell>
          <table:table-cell table:formula="of:=([.B746]+[.E746]+[.H74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09375" calcext:value-type="float">
            <text:p>-1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140625" calcext:value-type="float">
            <text:p>-0.140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7]+[.D747]+[.G747])/3" office:value-type="float" office:value="-0.71875" calcext:value-type="float">
            <text:p>-0.71875</text:p>
          </table:table-cell>
          <table:table-cell table:formula="of:=([.B747]+[.E747]+[.H74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.046875" calcext:value-type="float">
            <text:p>-1.04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8]+[.D748]+[.G748])/3" office:value-type="float" office:value="-0.458333333333333" calcext:value-type="float">
            <text:p>-0.458333333333333</text:p>
          </table:table-cell>
          <table:table-cell table:formula="of:=([.B748]+[.E748]+[.H74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49]+[.D749]+[.G749])/3" office:value-type="float" office:value="-0.0364583333333333" calcext:value-type="float">
            <text:p>-0.036458333333333</text:p>
          </table:table-cell>
          <table:table-cell table:formula="of:=([.B749]+[.E749]+[.H74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046875" calcext:value-type="float">
            <text:p>1.0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0]+[.D750]+[.G750])/3" office:value-type="float" office:value="0.223958333333333" calcext:value-type="float">
            <text:p>0.223958333333333</text:p>
          </table:table-cell>
          <table:table-cell table:formula="of:=([.B750]+[.E750]+[.H75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1]+[.D751]+[.G751])/3" office:value-type="float" office:value="-0.0989583333333333" calcext:value-type="float">
            <text:p>-0.098958333333333</text:p>
          </table:table-cell>
          <table:table-cell table:formula="of:=([.B751]+[.E751]+[.H75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2]+[.D752]+[.G752])/3" office:value-type="float" office:value="-0.171875" calcext:value-type="float">
            <text:p>-0.171875</text:p>
          </table:table-cell>
          <table:table-cell table:formula="of:=([.B752]+[.E752]+[.H7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3]+[.D753]+[.G753])/3" office:value-type="float" office:value="-0.151041666666667" calcext:value-type="float">
            <text:p>-0.151041666666667</text:p>
          </table:table-cell>
          <table:table-cell table:formula="of:=([.B753]+[.E753]+[.H7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59375" calcext:value-type="float">
            <text:p>-0.5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4]+[.D754]+[.G754])/3" office:value-type="float" office:value="-0.25" calcext:value-type="float">
            <text:p>-0.25</text:p>
          </table:table-cell>
          <table:table-cell table:formula="of:=([.B754]+[.E754]+[.H75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1.015625" calcext:value-type="float">
            <text:p>-1.01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5]+[.D755]+[.G755])/3" office:value-type="float" office:value="-0.729166666666667" calcext:value-type="float">
            <text:p>-0.729166666666667</text:p>
          </table:table-cell>
          <table:table-cell table:formula="of:=([.B755]+[.E755]+[.H75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375" calcext:value-type="float">
            <text:p>-0.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56]+[.D756]+[.G756])/3" office:value-type="float" office:value="-0.817708333333333" calcext:value-type="float">
            <text:p>-0.817708333333333</text:p>
          </table:table-cell>
          <table:table-cell table:formula="of:=([.B756]+[.E756]+[.H75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84375" calcext:value-type="float">
            <text:p>-0.8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7]+[.D757]+[.G757])/3" office:value-type="float" office:value="-0.510416666666667" calcext:value-type="float">
            <text:p>-0.510416666666667</text:p>
          </table:table-cell>
          <table:table-cell table:formula="of:=([.B757]+[.E757]+[.H75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8]+[.D758]+[.G758])/3" office:value-type="float" office:value="0.0208333333333333" calcext:value-type="float">
            <text:p>0.020833333333333</text:p>
          </table:table-cell>
          <table:table-cell table:formula="of:=([.B758]+[.E758]+[.H75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59]+[.D759]+[.G759])/3" office:value-type="float" office:value="0.0677083333333333" calcext:value-type="float">
            <text:p>0.067708333333333</text:p>
          </table:table-cell>
          <table:table-cell table:formula="of:=([.B759]+[.E759]+[.H75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0]+[.D760]+[.G760])/3" office:value-type="float" office:value="0.0729166666666667" calcext:value-type="float">
            <text:p>0.072916666666667</text:p>
          </table:table-cell>
          <table:table-cell table:formula="of:=([.B760]+[.E760]+[.H76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1]+[.D761]+[.G761])/3" office:value-type="float" office:value="0.0677083333333333" calcext:value-type="float">
            <text:p>0.067708333333333</text:p>
          </table:table-cell>
          <table:table-cell table:formula="of:=([.B761]+[.E761]+[.H76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.21875" calcext:value-type="float">
            <text:p>-1.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2]+[.D762]+[.G762])/3" office:value-type="float" office:value="-0.1875" calcext:value-type="float">
            <text:p>-0.1875</text:p>
          </table:table-cell>
          <table:table-cell table:formula="of:=([.B762]+[.E762]+[.H76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3]+[.D763]+[.G763])/3" office:value-type="float" office:value="0.00520833333333333" calcext:value-type="float">
            <text:p>0.005208333333333</text:p>
          </table:table-cell>
          <table:table-cell table:formula="of:=([.B763]+[.E763]+[.H76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0625" calcext:value-type="float">
            <text:p>-1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1875" calcext:value-type="float">
            <text:p>-0.2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4]+[.D764]+[.G764])/3" office:value-type="float" office:value="-0.760416666666667" calcext:value-type="float">
            <text:p>-0.760416666666667</text:p>
          </table:table-cell>
          <table:table-cell table:formula="of:=([.B764]+[.E764]+[.H76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9375" calcext:value-type="float">
            <text:p>-0.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5]+[.D765]+[.G765])/3" office:value-type="float" office:value="-0.90625" calcext:value-type="float">
            <text:p>-0.90625</text:p>
          </table:table-cell>
          <table:table-cell table:formula="of:=([.B765]+[.E765]+[.H76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09375" calcext:value-type="float">
            <text:p>-1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6]+[.D766]+[.G766])/3" office:value-type="float" office:value="-0.645833333333333" calcext:value-type="float">
            <text:p>-0.645833333333333</text:p>
          </table:table-cell>
          <table:table-cell table:formula="of:=([.B766]+[.E766]+[.H76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59375" calcext:value-type="float">
            <text:p>-0.5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7]+[.D767]+[.G767])/3" office:value-type="float" office:value="-0.276041666666667" calcext:value-type="float">
            <text:p>-0.276041666666667</text:p>
          </table:table-cell>
          <table:table-cell table:formula="of:=([.B767]+[.E767]+[.H7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8]+[.D768]+[.G768])/3" office:value-type="float" office:value="0.078125" calcext:value-type="float">
            <text:p>0.078125</text:p>
          </table:table-cell>
          <table:table-cell table:formula="of:=([.B768]+[.E768]+[.H76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69]+[.D769]+[.G769])/3" office:value-type="float" office:value="-0.015625" calcext:value-type="float">
            <text:p>-0.015625</text:p>
          </table:table-cell>
          <table:table-cell table:formula="of:=([.B769]+[.E769]+[.H76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70]+[.D770]+[.G770])/3" office:value-type="float" office:value="0.104166666666667" calcext:value-type="float">
            <text:p>0.104166666666667</text:p>
          </table:table-cell>
          <table:table-cell table:formula="of:=([.B770]+[.E770]+[.H77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875" calcext:value-type="float">
            <text:p>-0.1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71]+[.D771]+[.G771])/3" office:value-type="float" office:value="-0.09375" calcext:value-type="float">
            <text:p>-0.09375</text:p>
          </table:table-cell>
          <table:table-cell table:formula="of:=([.B771]+[.E771]+[.H77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72]+[.D772]+[.G772])/3" office:value-type="float" office:value="0.114583333333333" calcext:value-type="float">
            <text:p>0.114583333333333</text:p>
          </table:table-cell>
          <table:table-cell table:formula="of:=([.B772]+[.E772]+[.H77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73]+[.D773]+[.G773])/3" office:value-type="float" office:value="-0.489583333333333" calcext:value-type="float">
            <text:p>-0.489583333333333</text:p>
          </table:table-cell>
          <table:table-cell table:formula="of:=([.B773]+[.E773]+[.H77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74]+[.D774]+[.G774])/3" office:value-type="float" office:value="-0.744791666666667" calcext:value-type="float">
            <text:p>-0.744791666666667</text:p>
          </table:table-cell>
          <table:table-cell table:formula="of:=([.B774]+[.E774]+[.H77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775]+[.D775]+[.G775])/3" office:value-type="float" office:value="-0.697916666666667" calcext:value-type="float">
            <text:p>-0.697916666666667</text:p>
          </table:table-cell>
          <table:table-cell table:formula="of:=([.B775]+[.E775]+[.H7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171875" calcext:value-type="float">
            <text:p>-1.17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484375" calcext:value-type="float">
            <text:p>-0.4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776]+[.D776]+[.G776])/3" office:value-type="float" office:value="-0.364583333333333" calcext:value-type="float">
            <text:p>-0.364583333333333</text:p>
          </table:table-cell>
          <table:table-cell table:formula="of:=([.B776]+[.E776]+[.H77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-0.15625" calcext:value-type="float">
            <text:p>-0.156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777]+[.D777]+[.G777])/3" office:value-type="float" office:value="-0.0260416666666667" calcext:value-type="float">
            <text:p>-0.026041666666667</text:p>
          </table:table-cell>
          <table:table-cell table:formula="of:=([.B777]+[.E777]+[.H777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90625" calcext:value-type="float">
            <text:p>0.90625</text:p>
          </table:table-cell>
          <table:table-cell/>
          <table:table-cell table:formula="of:=([.A778]+[.D778]+[.G778])/3" office:value-type="float" office:value="-0.00520833333333333" calcext:value-type="float">
            <text:p>-0.005208333333333</text:p>
          </table:table-cell>
          <table:table-cell table:formula="of:=([.B778]+[.E778]+[.H778])/3" office:value-type="float" office:value="0.729166666666667" calcext:value-type="float">
            <text:p>0.729166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9375" calcext:value-type="float">
            <text:p>0.9375</text:p>
          </table:table-cell>
          <table:table-cell/>
          <table:table-cell table:formula="of:=([.A779]+[.D779]+[.G779])/3" office:value-type="float" office:value="0.078125" calcext:value-type="float">
            <text:p>0.078125</text:p>
          </table:table-cell>
          <table:table-cell table:formula="of:=([.B779]+[.E779]+[.H779])/3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1.015625" calcext:value-type="float">
            <text:p>1.015625</text:p>
          </table:table-cell>
          <table:table-cell/>
          <table:table-cell table:formula="of:=([.A780]+[.D780]+[.G780])/3" office:value-type="float" office:value="0.135416666666667" calcext:value-type="float">
            <text:p>0.135416666666667</text:p>
          </table:table-cell>
          <table:table-cell table:formula="of:=([.B780]+[.E780]+[.H780])/3" office:value-type="float" office:value="0.822916666666667" calcext:value-type="float">
            <text:p>0.82291666666666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1.03125" calcext:value-type="float">
            <text:p>1.03125</text:p>
          </table:table-cell>
          <table:table-cell/>
          <table:table-cell table:formula="of:=([.A781]+[.D781]+[.G781])/3" office:value-type="float" office:value="0.0416666666666667" calcext:value-type="float">
            <text:p>0.041666666666667</text:p>
          </table:table-cell>
          <table:table-cell table:formula="of:=([.B781]+[.E781]+[.H781])/3" office:value-type="float" office:value="0.817708333333333" calcext:value-type="float">
            <text:p>0.817708333333333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953125" calcext:value-type="float">
            <text:p>0.953125</text:p>
          </table:table-cell>
          <table:table-cell/>
          <table:table-cell table:formula="of:=([.A782]+[.D782]+[.G782])/3" office:value-type="float" office:value="0.0208333333333333" calcext:value-type="float">
            <text:p>0.020833333333333</text:p>
          </table:table-cell>
          <table:table-cell table:formula="of:=([.B782]+[.E782]+[.H782])/3" office:value-type="float" office:value="0.802083333333333" calcext:value-type="float">
            <text:p>0.802083333333333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1.328125" calcext:value-type="float">
            <text:p>1.328125</text:p>
          </table:table-cell>
          <table:table-cell/>
          <table:table-cell office:value-type="float" office:value="-0.40625" calcext:value-type="float">
            <text:p>-0.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783]+[.D783]+[.G783])/3" office:value-type="float" office:value="0.140625" calcext:value-type="float">
            <text:p>0.140625</text:p>
          </table:table-cell>
          <table:table-cell table:formula="of:=([.B783]+[.E783]+[.H783])/3" office:value-type="float" office:value="0.989583333333333" calcext:value-type="float">
            <text:p>0.98958333333333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640625" calcext:value-type="float">
            <text:p>1.64062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84375" calcext:value-type="float">
            <text:p>0.84375</text:p>
          </table:table-cell>
          <table:table-cell/>
          <table:table-cell table:formula="of:=([.A784]+[.D784]+[.G784])/3" office:value-type="float" office:value="0.0677083333333333" calcext:value-type="float">
            <text:p>0.067708333333333</text:p>
          </table:table-cell>
          <table:table-cell table:formula="of:=([.B784]+[.E784]+[.H784])/3"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1.546875" calcext:value-type="float">
            <text:p>1.54687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785]+[.D785]+[.G785])/3" office:value-type="float" office:value="0.130208333333333" calcext:value-type="float">
            <text:p>0.130208333333333</text:p>
          </table:table-cell>
          <table:table-cell table:formula="of:=([.B785]+[.E785]+[.H785])/3" office:value-type="float" office:value="0.984375" calcext:value-type="float">
            <text:p>0.984375</text:p>
          </table:table-cell>
        </table:table-row>
        <table:table-row table:style-name="ro1">
          <table:table-cell office:value-type="float" office:value="1.109375" calcext:value-type="float">
            <text:p>1.109375</text:p>
          </table:table-cell>
          <table:table-cell office:value-type="float" office:value="1.3125" calcext:value-type="float">
            <text:p>1.312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786]+[.D786]+[.G786])/3" office:value-type="float" office:value="0.557291666666667" calcext:value-type="float">
            <text:p>0.557291666666667</text:p>
          </table:table-cell>
          <table:table-cell table:formula="of:=([.B786]+[.E786]+[.H786])/3"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109375" calcext:value-type="float">
            <text:p>1.10937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787]+[.D787]+[.G787])/3" office:value-type="float" office:value="0.625" calcext:value-type="float">
            <text:p>0.625</text:p>
          </table:table-cell>
          <table:table-cell table:formula="of:=([.B787]+[.E787]+[.H787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788]+[.D788]+[.G788])/3" office:value-type="float" office:value="0.848958333333333" calcext:value-type="float">
            <text:p>0.848958333333333</text:p>
          </table:table-cell>
          <table:table-cell table:formula="of:=([.B788]+[.E788]+[.H788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.234375" calcext:value-type="float">
            <text:p>1.23437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([.A789]+[.D789]+[.G789])/3" office:value-type="float" office:value="0.703125" calcext:value-type="float">
            <text:p>0.703125</text:p>
          </table:table-cell>
          <table:table-cell table:formula="of:=([.B789]+[.E789]+[.H789])/3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790]+[.D790]+[.G790])/3" office:value-type="float" office:value="0.307291666666667" calcext:value-type="float">
            <text:p>0.307291666666667</text:p>
          </table:table-cell>
          <table:table-cell table:formula="of:=([.B790]+[.E790]+[.H790])/3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0.234375" calcext:value-type="float">
            <text:p>0.234375</text:p>
          </table:table-cell>
          <table:table-cell/>
          <table:table-cell table:formula="of:=([.A791]+[.D791]+[.G791])/3" office:value-type="float" office:value="0.463541666666667" calcext:value-type="float">
            <text:p>0.463541666666667</text:p>
          </table:table-cell>
          <table:table-cell table:formula="of:=([.B791]+[.E791]+[.H791])/3" office:value-type="float" office:value="0.307291666666667" calcext:value-type="float">
            <text:p>0.30729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792]+[.D792]+[.G792])/3" office:value-type="float" office:value="0.671875" calcext:value-type="float">
            <text:p>0.671875</text:p>
          </table:table-cell>
          <table:table-cell table:formula="of:=([.B792]+[.E792]+[.H792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.015625" calcext:value-type="float">
            <text:p>1.0156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93]+[.D793]+[.G793])/3" office:value-type="float" office:value="0.609375" calcext:value-type="float">
            <text:p>0.609375</text:p>
          </table:table-cell>
          <table:table-cell table:formula="of:=([.B793]+[.E793]+[.H793])/3" office:value-type="float" office:value="0.0885416666666667" calcext:value-type="float">
            <text:p>0.088541666666667</text:p>
          </table:table-cell>
        </table:table-row>
        <table:table-row table:style-name="ro1">
          <table:table-cell office:value-type="float" office:value="1.359375" calcext:value-type="float">
            <text:p>1.3593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-0.3125" calcext:value-type="float">
            <text:p>-0.3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794]+[.D794]+[.G794])/3" office:value-type="float" office:value="0.927083333333333" calcext:value-type="float">
            <text:p>0.927083333333333</text:p>
          </table:table-cell>
          <table:table-cell table:formula="of:=([.B794]+[.E794]+[.H794])/3" office:value-type="float" office:value="0.0364583333333333" calcext:value-type="float">
            <text:p>0.036458333333333</text:p>
          </table:table-cell>
        </table:table-row>
        <table:table-row table:style-name="ro1">
          <table:table-cell office:value-type="float" office:value="1.265625" calcext:value-type="float">
            <text:p>1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795]+[.D795]+[.G795])/3" office:value-type="float" office:value="0.911458333333333" calcext:value-type="float">
            <text:p>0.911458333333333</text:p>
          </table:table-cell>
          <table:table-cell table:formula="of:=([.B795]+[.E795]+[.H795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34375" calcext:value-type="float">
            <text:p>-0.343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796]+[.D796]+[.G796])/3" office:value-type="float" office:value="0.536458333333333" calcext:value-type="float">
            <text:p>0.536458333333333</text:p>
          </table:table-cell>
          <table:table-cell table:formula="of:=([.B796]+[.E796]+[.H796])/3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-0.3125" calcext:value-type="float">
            <text:p>-0.312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797]+[.D797]+[.G797])/3" office:value-type="float" office:value="0.572916666666667" calcext:value-type="float">
            <text:p>0.572916666666667</text:p>
          </table:table-cell>
          <table:table-cell table:formula="of:=([.B797]+[.E797]+[.H797])/3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798]+[.D798]+[.G798])/3" office:value-type="float" office:value="0.65625" calcext:value-type="float">
            <text:p>0.65625</text:p>
          </table:table-cell>
          <table:table-cell table:formula="of:=([.B798]+[.E798]+[.H798])/3" office:value-type="float" office:value="-0.223958333333333" calcext:value-type="float">
            <text:p>-0.2239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1.109375" calcext:value-type="float">
            <text:p>1.109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799]+[.D799]+[.G799])/3" office:value-type="float" office:value="0.65625" calcext:value-type="float">
            <text:p>0.65625</text:p>
          </table:table-cell>
          <table:table-cell table:formula="of:=([.B799]+[.E799]+[.H799])/3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09375" calcext:value-type="float">
            <text:p>-0.09375</text:p>
          </table:table-cell>
          <table:table-cell/>
          <table:table-cell table:formula="of:=([.A800]+[.D800]+[.G800])/3" office:value-type="float" office:value="0.541666666666667" calcext:value-type="float">
            <text:p>0.541666666666667</text:p>
          </table:table-cell>
          <table:table-cell table:formula="of:=([.B800]+[.E800]+[.H800])/3" office:value-type="float" office:value="-0.588541666666667" calcext:value-type="float">
            <text:p>-0.5885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.109375" calcext:value-type="float">
            <text:p>-1.10937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03125" calcext:value-type="float">
            <text:p>-0.03125</text:p>
          </table:table-cell>
          <table:table-cell/>
          <table:table-cell table:formula="of:=([.A801]+[.D801]+[.G801])/3" office:value-type="float" office:value="0.505208333333333" calcext:value-type="float">
            <text:p>0.505208333333333</text:p>
          </table:table-cell>
          <table:table-cell table:formula="of:=([.B801]+[.E801]+[.H801])/3" office:value-type="float" office:value="-0.635416666666667" calcext:value-type="float">
            <text:p>-0.63541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-0.1875" calcext:value-type="float">
            <text:p>-0.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802]+[.D802]+[.G802])/3" office:value-type="float" office:value="0.53125" calcext:value-type="float">
            <text:p>0.53125</text:p>
          </table:table-cell>
          <table:table-cell table:formula="of:=([.B802]+[.E802]+[.H802])/3" office:value-type="float" office:value="-0.260416666666667" calcext:value-type="float">
            <text:p>-0.26041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803]+[.D803]+[.G803])/3" office:value-type="float" office:value="0.546875" calcext:value-type="float">
            <text:p>0.546875</text:p>
          </table:table-cell>
          <table:table-cell table:formula="of:=([.B803]+[.E803]+[.H803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804]+[.D804]+[.G804])/3" office:value-type="float" office:value="0.614583333333333" calcext:value-type="float">
            <text:p>0.614583333333333</text:p>
          </table:table-cell>
          <table:table-cell table:formula="of:=([.B804]+[.E804]+[.H804])/3" office:value-type="float" office:value="-0.0104166666666667" calcext:value-type="float">
            <text:p>-0.01041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805]+[.D805]+[.G805])/3" office:value-type="float" office:value="0.583333333333333" calcext:value-type="float">
            <text:p>0.583333333333333</text:p>
          </table:table-cell>
          <table:table-cell table:formula="of:=([.B805]+[.E805]+[.H805])/3" office:value-type="float" office:value="-0.0364583333333333" calcext:value-type="float">
            <text:p>-0.0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806]+[.D806]+[.G806])/3" office:value-type="float" office:value="0.505208333333333" calcext:value-type="float">
            <text:p>0.505208333333333</text:p>
          </table:table-cell>
          <table:table-cell table:formula="of:=([.B806]+[.E806]+[.H806])/3" office:value-type="float" office:value="0.0729166666666667" calcext:value-type="float">
            <text:p>0.07291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807]+[.D807]+[.G807])/3" office:value-type="float" office:value="0.494791666666667" calcext:value-type="float">
            <text:p>0.494791666666667</text:p>
          </table:table-cell>
          <table:table-cell table:formula="of:=([.B807]+[.E807]+[.H807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808]+[.D808]+[.G808])/3" office:value-type="float" office:value="0.427083333333333" calcext:value-type="float">
            <text:p>0.427083333333333</text:p>
          </table:table-cell>
          <table:table-cell table:formula="of:=([.B808]+[.E808]+[.H808])/3" office:value-type="float" office:value="-0.203125" calcext:value-type="float">
            <text:p>-0.203125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809]+[.D809]+[.G809])/3" office:value-type="float" office:value="0.442708333333333" calcext:value-type="float">
            <text:p>0.442708333333333</text:p>
          </table:table-cell>
          <table:table-cell table:formula="of:=([.B809]+[.E809]+[.H809])/3" office:value-type="float" office:value="-0.604166666666667" calcext:value-type="float">
            <text:p>-0.604166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-0.234375" calcext:value-type="float">
            <text:p>-0.234375</text:p>
          </table:table-cell>
          <table:table-cell/>
          <table:table-cell table:formula="of:=([.A810]+[.D810]+[.G810])/3" office:value-type="float" office:value="0.5" calcext:value-type="float">
            <text:p>0.5</text:p>
          </table:table-cell>
          <table:table-cell table:formula="of:=([.B810]+[.E810]+[.H810])/3" office:value-type="float" office:value="-0.708333333333333" calcext:value-type="float">
            <text:p>-0.7083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811]+[.D811]+[.G811])/3" office:value-type="float" office:value="0.484375" calcext:value-type="float">
            <text:p>0.484375</text:p>
          </table:table-cell>
          <table:table-cell table:formula="of:=([.B811]+[.E811]+[.H811])/3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812]+[.D812]+[.G812])/3" office:value-type="float" office:value="0.520833333333333" calcext:value-type="float">
            <text:p>0.520833333333333</text:p>
          </table:table-cell>
          <table:table-cell table:formula="of:=([.B812]+[.E812]+[.H812])/3" office:value-type="float" office:value="-0.380208333333333" calcext:value-type="float">
            <text:p>-0.38020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813]+[.D813]+[.G813])/3" office:value-type="float" office:value="0.479166666666667" calcext:value-type="float">
            <text:p>0.479166666666667</text:p>
          </table:table-cell>
          <table:table-cell table:formula="of:=([.B813]+[.E813]+[.H813])/3" office:value-type="float" office:value="-0.0572916666666667" calcext:value-type="float">
            <text:p>-0.057291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814]+[.D814]+[.G814])/3" office:value-type="float" office:value="0.46875" calcext:value-type="float">
            <text:p>0.46875</text:p>
          </table:table-cell>
          <table:table-cell table:formula="of:=([.B814]+[.E814]+[.H814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815]+[.D815]+[.G815])/3" office:value-type="float" office:value="0.494791666666667" calcext:value-type="float">
            <text:p>0.494791666666667</text:p>
          </table:table-cell>
          <table:table-cell table:formula="of:=([.B815]+[.E815]+[.H815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816]+[.D816]+[.G816])/3" office:value-type="float" office:value="0.484375" calcext:value-type="float">
            <text:p>0.484375</text:p>
          </table:table-cell>
          <table:table-cell table:formula="of:=([.B816]+[.E816]+[.H816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1.0625" calcext:value-type="float">
            <text:p>-1.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817]+[.D817]+[.G817])/3" office:value-type="float" office:value="0.5" calcext:value-type="float">
            <text:p>0.5</text:p>
          </table:table-cell>
          <table:table-cell table:formula="of:=([.B817]+[.E817]+[.H817])/3" office:value-type="float" office:value="-0.0572916666666666" calcext:value-type="float">
            <text:p>-0.05729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818]+[.D818]+[.G818])/3" office:value-type="float" office:value="0.505208333333333" calcext:value-type="float">
            <text:p>0.505208333333333</text:p>
          </table:table-cell>
          <table:table-cell table:formula="of:=([.B818]+[.E818]+[.H818])/3" office:value-type="float" office:value="-0.078125" calcext:value-type="float">
            <text:p>-0.078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819]+[.D819]+[.G819])/3" office:value-type="float" office:value="0.484375" calcext:value-type="float">
            <text:p>0.484375</text:p>
          </table:table-cell>
          <table:table-cell table:formula="of:=([.B819]+[.E819]+[.H819])/3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820]+[.D820]+[.G820])/3" office:value-type="float" office:value="0.484375" calcext:value-type="float">
            <text:p>0.484375</text:p>
          </table:table-cell>
          <table:table-cell table:formula="of:=([.B820]+[.E820]+[.H820])/3" office:value-type="float" office:value="-0.427083333333333" calcext:value-type="float">
            <text:p>-0.427083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-0.265625" calcext:value-type="float">
            <text:p>-0.265625</text:p>
          </table:table-cell>
          <table:table-cell/>
          <table:table-cell table:formula="of:=([.A821]+[.D821]+[.G821])/3" office:value-type="float" office:value="0.505208333333333" calcext:value-type="float">
            <text:p>0.505208333333333</text:p>
          </table:table-cell>
          <table:table-cell table:formula="of:=([.B821]+[.E821]+[.H821])/3" office:value-type="float" office:value="-0.697916666666667" calcext:value-type="float">
            <text:p>-0.69791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.046875" calcext:value-type="float">
            <text:p>-1.0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822]+[.D822]+[.G822])/3" office:value-type="float" office:value="0.489583333333333" calcext:value-type="float">
            <text:p>0.489583333333333</text:p>
          </table:table-cell>
          <table:table-cell table:formula="of:=([.B822]+[.E822]+[.H822])/3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823]+[.D823]+[.G823])/3" office:value-type="float" office:value="0.505208333333333" calcext:value-type="float">
            <text:p>0.505208333333333</text:p>
          </table:table-cell>
          <table:table-cell table:formula="of:=([.B823]+[.E823]+[.H823])/3" office:value-type="float" office:value="-0.223958333333333" calcext:value-type="float">
            <text:p>-0.223958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824]+[.D824]+[.G824])/3" office:value-type="float" office:value="0.505208333333333" calcext:value-type="float">
            <text:p>0.505208333333333</text:p>
          </table:table-cell>
          <table:table-cell table:formula="of:=([.B824]+[.E824]+[.H824])/3" office:value-type="float" office:value="-0.0260416666666667" calcext:value-type="float">
            <text:p>-0.0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825]+[.D825]+[.G825])/3" office:value-type="float" office:value="0.489583333333333" calcext:value-type="float">
            <text:p>0.489583333333333</text:p>
          </table:table-cell>
          <table:table-cell table:formula="of:=([.B825]+[.E825]+[.H825])/3" office:value-type="float" office:value="-0.046875" calcext:value-type="float">
            <text:p>-0.0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826]+[.D826]+[.G826])/3" office:value-type="float" office:value="0.494791666666667" calcext:value-type="float">
            <text:p>0.494791666666667</text:p>
          </table:table-cell>
          <table:table-cell table:formula="of:=([.B826]+[.E826]+[.H826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827]+[.D827]+[.G827])/3" office:value-type="float" office:value="0.5" calcext:value-type="float">
            <text:p>0.5</text:p>
          </table:table-cell>
          <table:table-cell table:formula="of:=([.B827]+[.E827]+[.H827])/3" office:value-type="float" office:value="0.145833333333333" calcext:value-type="float">
            <text:p>0.145833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828]+[.D828]+[.G828])/3" office:value-type="float" office:value="0.5" calcext:value-type="float">
            <text:p>0.5</text:p>
          </table:table-cell>
          <table:table-cell table:formula="of:=([.B828]+[.E828]+[.H828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829]+[.D829]+[.G829])/3" office:value-type="float" office:value="0.489583333333333" calcext:value-type="float">
            <text:p>0.489583333333333</text:p>
          </table:table-cell>
          <table:table-cell table:formula="of:=([.B829]+[.E829]+[.H829])/3" office:value-type="float" office:value="-0.015625" calcext:value-type="float">
            <text:p>-0.0156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830]+[.D830]+[.G830])/3" office:value-type="float" office:value="0.494791666666667" calcext:value-type="float">
            <text:p>0.494791666666667</text:p>
          </table:table-cell>
          <table:table-cell table:formula="of:=([.B830]+[.E830]+[.H830])/3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831]+[.D831]+[.G831])/3" office:value-type="float" office:value="0.494791666666667" calcext:value-type="float">
            <text:p>0.494791666666667</text:p>
          </table:table-cell>
          <table:table-cell table:formula="of:=([.B831]+[.E831]+[.H831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-0.140625" calcext:value-type="float">
            <text:p>-0.140625</text:p>
          </table:table-cell>
          <table:table-cell/>
          <table:table-cell table:formula="of:=([.A832]+[.D832]+[.G832])/3" office:value-type="float" office:value="0.489583333333333" calcext:value-type="float">
            <text:p>0.489583333333333</text:p>
          </table:table-cell>
          <table:table-cell table:formula="of:=([.B832]+[.E832]+[.H832])/3" office:value-type="float" office:value="-0.588541666666667" calcext:value-type="float">
            <text:p>-0.5885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833]+[.D833]+[.G833])/3" office:value-type="float" office:value="0.489583333333333" calcext:value-type="float">
            <text:p>0.489583333333333</text:p>
          </table:table-cell>
          <table:table-cell table:formula="of:=([.B833]+[.E833]+[.H833])/3" office:value-type="float" office:value="-0.489583333333333" calcext:value-type="float">
            <text:p>-0.4895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834]+[.D834]+[.G834])/3" office:value-type="float" office:value="0.489583333333333" calcext:value-type="float">
            <text:p>0.489583333333333</text:p>
          </table:table-cell>
          <table:table-cell table:formula="of:=([.B834]+[.E834]+[.H834])/3" office:value-type="float" office:value="-0.213541666666667" calcext:value-type="float">
            <text:p>-0.2135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835]+[.D835]+[.G835])/3" office:value-type="float" office:value="0.5" calcext:value-type="float">
            <text:p>0.5</text:p>
          </table:table-cell>
          <table:table-cell table:formula="of:=([.B835]+[.E835]+[.H835])/3" office:value-type="float" office:value="-0.0677083333333334" calcext:value-type="float">
            <text:p>-0.06770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836]+[.D836]+[.G836])/3" office:value-type="float" office:value="0.479166666666667" calcext:value-type="float">
            <text:p>0.479166666666667</text:p>
          </table:table-cell>
          <table:table-cell table:formula="of:=([.B836]+[.E836]+[.H836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837]+[.D837]+[.G837])/3" office:value-type="float" office:value="0.484375" calcext:value-type="float">
            <text:p>0.484375</text:p>
          </table:table-cell>
          <table:table-cell table:formula="of:=([.B837]+[.E837]+[.H837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838]+[.D838]+[.G838])/3" office:value-type="float" office:value="0.484375" calcext:value-type="float">
            <text:p>0.484375</text:p>
          </table:table-cell>
          <table:table-cell table:formula="of:=([.B838]+[.E838]+[.H838])/3" office:value-type="float" office:value="0.177083333333333" calcext:value-type="float">
            <text:p>0.17708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839]+[.D839]+[.G839])/3" office:value-type="float" office:value="0.494791666666667" calcext:value-type="float">
            <text:p>0.494791666666667</text:p>
          </table:table-cell>
          <table:table-cell table:formula="of:=([.B839]+[.E839]+[.H839])/3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840]+[.D840]+[.G840])/3" office:value-type="float" office:value="0.5" calcext:value-type="float">
            <text:p>0.5</text:p>
          </table:table-cell>
          <table:table-cell table:formula="of:=([.B840]+[.E840]+[.H840])/3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841]+[.D841]+[.G841])/3" office:value-type="float" office:value="0.479166666666667" calcext:value-type="float">
            <text:p>0.479166666666667</text:p>
          </table:table-cell>
          <table:table-cell table:formula="of:=([.B841]+[.E841]+[.H841])/3" office:value-type="float" office:value="-0.00520833333333333" calcext:value-type="float">
            <text:p>-0.0052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842]+[.D842]+[.G842])/3" office:value-type="float" office:value="0.489583333333333" calcext:value-type="float">
            <text:p>0.489583333333333</text:p>
          </table:table-cell>
          <table:table-cell table:formula="of:=([.B842]+[.E842]+[.H842])/3" office:value-type="float" office:value="-0.401041666666667" calcext:value-type="float">
            <text:p>-0.4010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-0.15625" calcext:value-type="float">
            <text:p>-0.15625</text:p>
          </table:table-cell>
          <table:table-cell/>
          <table:table-cell table:formula="of:=([.A843]+[.D843]+[.G843])/3" office:value-type="float" office:value="0.5" calcext:value-type="float">
            <text:p>0.5</text:p>
          </table:table-cell>
          <table:table-cell table:formula="of:=([.B843]+[.E843]+[.H843])/3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844]+[.D844]+[.G844])/3" office:value-type="float" office:value="0.479166666666667" calcext:value-type="float">
            <text:p>0.479166666666667</text:p>
          </table:table-cell>
          <table:table-cell table:formula="of:=([.B844]+[.E844]+[.H844])/3" office:value-type="float" office:value="-0.479166666666667" calcext:value-type="float">
            <text:p>-0.4791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845]+[.D845]+[.G845])/3" office:value-type="float" office:value="0.494791666666667" calcext:value-type="float">
            <text:p>0.494791666666667</text:p>
          </table:table-cell>
          <table:table-cell table:formula="of:=([.B845]+[.E845]+[.H845])/3" office:value-type="float" office:value="-0.239583333333333" calcext:value-type="float">
            <text:p>-0.23958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65625" calcext:value-type="float">
            <text:p>-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846]+[.D846]+[.G846])/3" office:value-type="float" office:value="0.494791666666667" calcext:value-type="float">
            <text:p>0.494791666666667</text:p>
          </table:table-cell>
          <table:table-cell table:formula="of:=([.B846]+[.E846]+[.H846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847]+[.D847]+[.G847])/3" office:value-type="float" office:value="0.494791666666667" calcext:value-type="float">
            <text:p>0.494791666666667</text:p>
          </table:table-cell>
          <table:table-cell table:formula="of:=([.B847]+[.E847]+[.H847])/3" office:value-type="float" office:value="-0.046875" calcext:value-type="float">
            <text:p>-0.0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848]+[.D848]+[.G848])/3" office:value-type="float" office:value="0.5" calcext:value-type="float">
            <text:p>0.5</text:p>
          </table:table-cell>
          <table:table-cell table:formula="of:=([.B848]+[.E848]+[.H848])/3" office:value-type="float" office:value="-0.0260416666666666" calcext:value-type="float">
            <text:p>-0.0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849]+[.D849]+[.G849])/3" office:value-type="float" office:value="0.494791666666667" calcext:value-type="float">
            <text:p>0.494791666666667</text:p>
          </table:table-cell>
          <table:table-cell table:formula="of:=([.B849]+[.E849]+[.H849])/3" office:value-type="float" office:value="0.151041666666667" calcext:value-type="float">
            <text:p>0.151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850]+[.D850]+[.G850])/3" office:value-type="float" office:value="0.489583333333333" calcext:value-type="float">
            <text:p>0.489583333333333</text:p>
          </table:table-cell>
          <table:table-cell table:formula="of:=([.B850]+[.E850]+[.H850])/3" office:value-type="float" office:value="0.223958333333333" calcext:value-type="float">
            <text:p>0.2239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851]+[.D851]+[.G851])/3" office:value-type="float" office:value="0.489583333333333" calcext:value-type="float">
            <text:p>0.489583333333333</text:p>
          </table:table-cell>
          <table:table-cell table:formula="of:=([.B851]+[.E851]+[.H851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852]+[.D852]+[.G852])/3" office:value-type="float" office:value="0.489583333333333" calcext:value-type="float">
            <text:p>0.489583333333333</text:p>
          </table:table-cell>
          <table:table-cell table:formula="of:=([.B852]+[.E852]+[.H852])/3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853]+[.D853]+[.G853])/3" office:value-type="float" office:value="0.489583333333333" calcext:value-type="float">
            <text:p>0.489583333333333</text:p>
          </table:table-cell>
          <table:table-cell table:formula="of:=([.B853]+[.E853]+[.H853])/3" office:value-type="float" office:value="-0.302083333333333" calcext:value-type="float">
            <text:p>-0.3020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5625" calcext:value-type="float">
            <text:p>0.15625</text:p>
          </table:table-cell>
          <table:table-cell/>
          <table:table-cell table:formula="of:=([.A854]+[.D854]+[.G854])/3" office:value-type="float" office:value="0.489583333333333" calcext:value-type="float">
            <text:p>0.489583333333333</text:p>
          </table:table-cell>
          <table:table-cell table:formula="of:=([.B854]+[.E854]+[.H854])/3" office:value-type="float" office:value="-0.432291666666667" calcext:value-type="float">
            <text:p>-0.4322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855]+[.D855]+[.G855])/3" office:value-type="float" office:value="0.489583333333333" calcext:value-type="float">
            <text:p>0.489583333333333</text:p>
          </table:table-cell>
          <table:table-cell table:formula="of:=([.B855]+[.E855]+[.H855])/3" office:value-type="float" office:value="-0.416666666666667" calcext:value-type="float">
            <text:p>-0.416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856]+[.D856]+[.G856])/3" office:value-type="float" office:value="0.489583333333333" calcext:value-type="float">
            <text:p>0.489583333333333</text:p>
          </table:table-cell>
          <table:table-cell table:formula="of:=([.B856]+[.E856]+[.H856])/3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15625" calcext:value-type="float">
            <text:p>-0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857]+[.D857]+[.G857])/3" office:value-type="float" office:value="0.494791666666667" calcext:value-type="float">
            <text:p>0.494791666666667</text:p>
          </table:table-cell>
          <table:table-cell table:formula="of:=([.B857]+[.E857]+[.H857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59375" calcext:value-type="float">
            <text:p>-0.859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858]+[.D858]+[.G858])/3" office:value-type="float" office:value="0.489583333333333" calcext:value-type="float">
            <text:p>0.489583333333333</text:p>
          </table:table-cell>
          <table:table-cell table:formula="of:=([.B858]+[.E858]+[.H858])/3" office:value-type="float" office:value="-0.0572916666666667" calcext:value-type="float">
            <text:p>-0.05729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859]+[.D859]+[.G859])/3" office:value-type="float" office:value="0.494791666666667" calcext:value-type="float">
            <text:p>0.494791666666667</text:p>
          </table:table-cell>
          <table:table-cell table:formula="of:=([.B859]+[.E859]+[.H859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860]+[.D860]+[.G860])/3" office:value-type="float" office:value="0.489583333333333" calcext:value-type="float">
            <text:p>0.489583333333333</text:p>
          </table:table-cell>
          <table:table-cell table:formula="of:=([.B860]+[.E860]+[.H860])/3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861]+[.D861]+[.G861])/3" office:value-type="float" office:value="0.489583333333333" calcext:value-type="float">
            <text:p>0.489583333333333</text:p>
          </table:table-cell>
          <table:table-cell table:formula="of:=([.B861]+[.E861]+[.H861])/3" office:value-type="float" office:value="0.192708333333333" calcext:value-type="float">
            <text:p>0.19270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862]+[.D862]+[.G862])/3" office:value-type="float" office:value="0.494791666666667" calcext:value-type="float">
            <text:p>0.494791666666667</text:p>
          </table:table-cell>
          <table:table-cell table:formula="of:=([.B862]+[.E862]+[.H862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863]+[.D863]+[.G863])/3" office:value-type="float" office:value="0.484375" calcext:value-type="float">
            <text:p>0.484375</text:p>
          </table:table-cell>
          <table:table-cell table:formula="of:=([.B863]+[.E863]+[.H863])/3" office:value-type="float" office:value="0.151041666666667" calcext:value-type="float">
            <text:p>0.151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64]+[.D864]+[.G864])/3" office:value-type="float" office:value="0.484375" calcext:value-type="float">
            <text:p>0.484375</text:p>
          </table:table-cell>
          <table:table-cell table:formula="of:=([.B864]+[.E864]+[.H864])/3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28125" calcext:value-type="float">
            <text:p>-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865]+[.D865]+[.G865])/3" office:value-type="float" office:value="0.494791666666667" calcext:value-type="float">
            <text:p>0.494791666666667</text:p>
          </table:table-cell>
          <table:table-cell table:formula="of:=([.B865]+[.E865]+[.H865])/3" office:value-type="float" office:value="-0.260416666666667" calcext:value-type="float">
            <text:p>-0.26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866]+[.D866]+[.G866])/3" office:value-type="float" office:value="0.479166666666667" calcext:value-type="float">
            <text:p>0.479166666666667</text:p>
          </table:table-cell>
          <table:table-cell table:formula="of:=([.B866]+[.E866]+[.H866])/3" office:value-type="float" office:value="-0.432291666666667" calcext:value-type="float">
            <text:p>-0.43229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867]+[.D867]+[.G867])/3" office:value-type="float" office:value="0.5" calcext:value-type="float">
            <text:p>0.5</text:p>
          </table:table-cell>
          <table:table-cell table:formula="of:=([.B867]+[.E867]+[.H867])/3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868]+[.D868]+[.G868])/3" office:value-type="float" office:value="0.484375" calcext:value-type="float">
            <text:p>0.484375</text:p>
          </table:table-cell>
          <table:table-cell table:formula="of:=([.B868]+[.E868]+[.H868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69]+[.D869]+[.G869])/3" office:value-type="float" office:value="0.473958333333333" calcext:value-type="float">
            <text:p>0.473958333333333</text:p>
          </table:table-cell>
          <table:table-cell table:formula="of:=([.B869]+[.E869]+[.H869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70]+[.D870]+[.G870])/3" office:value-type="float" office:value="0.5" calcext:value-type="float">
            <text:p>0.5</text:p>
          </table:table-cell>
          <table:table-cell table:formula="of:=([.B870]+[.E870]+[.H870])/3" office:value-type="float" office:value="-0.015625" calcext:value-type="float">
            <text:p>-0.0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871]+[.D871]+[.G871])/3" office:value-type="float" office:value="0.489583333333333" calcext:value-type="float">
            <text:p>0.489583333333333</text:p>
          </table:table-cell>
          <table:table-cell table:formula="of:=([.B871]+[.E871]+[.H871])/3" office:value-type="float" office:value="-0.0364583333333333" calcext:value-type="float">
            <text:p>-0.0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872]+[.D872]+[.G872])/3" office:value-type="float" office:value="0.489583333333333" calcext:value-type="float">
            <text:p>0.489583333333333</text:p>
          </table:table-cell>
          <table:table-cell table:formula="of:=([.B872]+[.E872]+[.H872])/3" office:value-type="float" office:value="0.161458333333333" calcext:value-type="float">
            <text:p>0.161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873]+[.D873]+[.G873])/3" office:value-type="float" office:value="0.494791666666667" calcext:value-type="float">
            <text:p>0.494791666666667</text:p>
          </table:table-cell>
          <table:table-cell table:formula="of:=([.B873]+[.E873]+[.H873])/3" office:value-type="float" office:value="0.182291666666667" calcext:value-type="float">
            <text:p>0.1822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874]+[.D874]+[.G874])/3" office:value-type="float" office:value="0.489583333333333" calcext:value-type="float">
            <text:p>0.489583333333333</text:p>
          </table:table-cell>
          <table:table-cell table:formula="of:=([.B874]+[.E874]+[.H874])/3" office:value-type="float" office:value="0.0989583333333334" calcext:value-type="float">
            <text:p>0.0989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453125" calcext:value-type="float">
            <text:p>-0.453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125" calcext:value-type="float">
            <text:p>0.125</text:p>
          </table:table-cell>
          <table:table-cell/>
          <table:table-cell table:formula="of:=([.A875]+[.D875]+[.G875])/3" office:value-type="float" office:value="0.484375" calcext:value-type="float">
            <text:p>0.484375</text:p>
          </table:table-cell>
          <table:table-cell table:formula="of:=([.B875]+[.E875]+[.H875])/3" office:value-type="float" office:value="0.145833333333333" calcext:value-type="float">
            <text:p>0.145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876]+[.D876]+[.G876])/3" office:value-type="float" office:value="0.484375" calcext:value-type="float">
            <text:p>0.484375</text:p>
          </table:table-cell>
          <table:table-cell table:formula="of:=([.B876]+[.E876]+[.H876])/3"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28125" calcext:value-type="float">
            <text:p>-0.2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877]+[.D877]+[.G877])/3" office:value-type="float" office:value="0.489583333333333" calcext:value-type="float">
            <text:p>0.489583333333333</text:p>
          </table:table-cell>
          <table:table-cell table:formula="of:=([.B877]+[.E877]+[.H877])/3"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21875" calcext:value-type="float">
            <text:p>-0.2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formula="of:=([.A878]+[.D878]+[.G878])/3" office:value-type="float" office:value="0.489583333333333" calcext:value-type="float">
            <text:p>0.489583333333333</text:p>
          </table:table-cell>
          <table:table-cell table:formula="of:=([.B878]+[.E878]+[.H878])/3" office:value-type="float" office:value="0.0677083333333333" calcext:value-type="float">
            <text:p>0.0677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1.03125" calcext:value-type="float">
            <text:p>1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879]+[.D879]+[.G879])/3" office:value-type="float" office:value="0.484375" calcext:value-type="float">
            <text:p>0.484375</text:p>
          </table:table-cell>
          <table:table-cell table:formula="of:=([.B879]+[.E879]+[.H87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.234375" calcext:value-type="float">
            <text:p>1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0625" calcext:value-type="float">
            <text:p>-0.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80]+[.D880]+[.G880])/3" office:value-type="float" office:value="0.489583333333333" calcext:value-type="float">
            <text:p>0.489583333333333</text:p>
          </table:table-cell>
          <table:table-cell table:formula="of:=([.B880]+[.E880]+[.H880])/3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881]+[.D881]+[.G881])/3" office:value-type="float" office:value="0.494791666666667" calcext:value-type="float">
            <text:p>0.494791666666667</text:p>
          </table:table-cell>
          <table:table-cell table:formula="of:=([.B881]+[.E881]+[.H881])/3" office:value-type="float" office:value="0.427083333333333" calcext:value-type="float">
            <text:p>0.42708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882]+[.D882]+[.G882])/3" office:value-type="float" office:value="0.489583333333333" calcext:value-type="float">
            <text:p>0.489583333333333</text:p>
          </table:table-cell>
          <table:table-cell table:formula="of:=([.B882]+[.E882]+[.H882])/3" office:value-type="float" office:value="0.442708333333333" calcext:value-type="float">
            <text:p>0.44270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883]+[.D883]+[.G883])/3" office:value-type="float" office:value="0.489583333333333" calcext:value-type="float">
            <text:p>0.489583333333333</text:p>
          </table:table-cell>
          <table:table-cell table:formula="of:=([.B883]+[.E883]+[.H883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.15625" calcext:value-type="float">
            <text:p>1.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884]+[.D884]+[.G884])/3" office:value-type="float" office:value="0.489583333333333" calcext:value-type="float">
            <text:p>0.489583333333333</text:p>
          </table:table-cell>
          <table:table-cell table:formula="of:=([.B884]+[.E884]+[.H884])/3" office:value-type="float" office:value="0.645833333333333" calcext:value-type="float">
            <text:p>0.645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1.03125" calcext:value-type="float">
            <text:p>1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85]+[.D885]+[.G885])/3" office:value-type="float" office:value="0.494791666666667" calcext:value-type="float">
            <text:p>0.494791666666667</text:p>
          </table:table-cell>
          <table:table-cell table:formula="of:=([.B885]+[.E885]+[.H885])/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886]+[.D886]+[.G886])/3" office:value-type="float" office:value="0.489583333333333" calcext:value-type="float">
            <text:p>0.489583333333333</text:p>
          </table:table-cell>
          <table:table-cell table:formula="of:=([.B886]+[.E886]+[.H886])/3" office:value-type="float" office:value="0.635416666666667" calcext:value-type="float">
            <text:p>0.635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887]+[.D887]+[.G887])/3" office:value-type="float" office:value="0.484375" calcext:value-type="float">
            <text:p>0.484375</text:p>
          </table:table-cell>
          <table:table-cell table:formula="of:=([.B887]+[.E887]+[.H887])/3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([.A888]+[.D888]+[.G888])/3" office:value-type="float" office:value="0.489583333333333" calcext:value-type="float">
            <text:p>0.489583333333333</text:p>
          </table:table-cell>
          <table:table-cell table:formula="of:=([.B888]+[.E888]+[.H888])/3" office:value-type="float" office:value="0.723958333333333" calcext:value-type="float">
            <text:p>0.7239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89]+[.D889]+[.G889])/3" office:value-type="float" office:value="0.489583333333333" calcext:value-type="float">
            <text:p>0.489583333333333</text:p>
          </table:table-cell>
          <table:table-cell table:formula="of:=([.B889]+[.E889]+[.H889])/3" office:value-type="float" office:value="0.697916666666667" calcext:value-type="float">
            <text:p>0.6979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90]+[.D890]+[.G890])/3" office:value-type="float" office:value="0.489583333333333" calcext:value-type="float">
            <text:p>0.489583333333333</text:p>
          </table:table-cell>
          <table:table-cell table:formula="of:=([.B890]+[.E890]+[.H890])/3"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891]+[.D891]+[.G891])/3" office:value-type="float" office:value="0.489583333333333" calcext:value-type="float">
            <text:p>0.489583333333333</text:p>
          </table:table-cell>
          <table:table-cell table:formula="of:=([.B891]+[.E891]+[.H891])/3"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892]+[.D892]+[.G892])/3" office:value-type="float" office:value="0.484375" calcext:value-type="float">
            <text:p>0.484375</text:p>
          </table:table-cell>
          <table:table-cell table:formula="of:=([.B892]+[.E892]+[.H892])/3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893]+[.D893]+[.G893])/3" office:value-type="float" office:value="0.489583333333333" calcext:value-type="float">
            <text:p>0.489583333333333</text:p>
          </table:table-cell>
          <table:table-cell table:formula="of:=([.B893]+[.E893]+[.H89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894]+[.D894]+[.G894])/3" office:value-type="float" office:value="0.489583333333333" calcext:value-type="float">
            <text:p>0.489583333333333</text:p>
          </table:table-cell>
          <table:table-cell table:formula="of:=([.B894]+[.E894]+[.H89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895]+[.D895]+[.G895])/3" office:value-type="float" office:value="0.479166666666667" calcext:value-type="float">
            <text:p>0.479166666666667</text:p>
          </table:table-cell>
          <table:table-cell table:formula="of:=([.B895]+[.E895]+[.H895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896]+[.D896]+[.G896])/3" office:value-type="float" office:value="0.489583333333333" calcext:value-type="float">
            <text:p>0.489583333333333</text:p>
          </table:table-cell>
          <table:table-cell table:formula="of:=([.B896]+[.E896]+[.H896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97]+[.D897]+[.G897])/3" office:value-type="float" office:value="0.489583333333333" calcext:value-type="float">
            <text:p>0.489583333333333</text:p>
          </table:table-cell>
          <table:table-cell table:formula="of:=([.B897]+[.E897]+[.H897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898]+[.D898]+[.G898])/3" office:value-type="float" office:value="0.484375" calcext:value-type="float">
            <text:p>0.484375</text:p>
          </table:table-cell>
          <table:table-cell table:formula="of:=([.B898]+[.E898]+[.H898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899]+[.D899]+[.G899])/3" office:value-type="float" office:value="0.489583333333333" calcext:value-type="float">
            <text:p>0.489583333333333</text:p>
          </table:table-cell>
          <table:table-cell table:formula="of:=([.B899]+[.E899]+[.H899])/3" office:value-type="float" office:value="0.614583333333333" calcext:value-type="float">
            <text:p>0.6145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900]+[.D900]+[.G900])/3" office:value-type="float" office:value="0.489583333333333" calcext:value-type="float">
            <text:p>0.489583333333333</text:p>
          </table:table-cell>
          <table:table-cell table:formula="of:=([.B900]+[.E900]+[.H900])/3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01]+[.D901]+[.G901])/3" office:value-type="float" office:value="0.484375" calcext:value-type="float">
            <text:p>0.484375</text:p>
          </table:table-cell>
          <table:table-cell table:formula="of:=([.B901]+[.E901]+[.H901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34375" calcext:value-type="float">
            <text:p>0.23437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02]+[.D902]+[.G902])/3" office:value-type="float" office:value="0.489583333333333" calcext:value-type="float">
            <text:p>0.489583333333333</text:p>
          </table:table-cell>
          <table:table-cell table:formula="of:=([.B902]+[.E902]+[.H90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03]+[.D903]+[.G903])/3" office:value-type="float" office:value="0.479166666666667" calcext:value-type="float">
            <text:p>0.479166666666667</text:p>
          </table:table-cell>
          <table:table-cell table:formula="of:=([.B903]+[.E903]+[.H90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04]+[.D904]+[.G904])/3" office:value-type="float" office:value="0.489583333333333" calcext:value-type="float">
            <text:p>0.489583333333333</text:p>
          </table:table-cell>
          <table:table-cell table:formula="of:=([.B904]+[.E904]+[.H904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05]+[.D905]+[.G905])/3" office:value-type="float" office:value="0.484375" calcext:value-type="float">
            <text:p>0.484375</text:p>
          </table:table-cell>
          <table:table-cell table:formula="of:=([.B905]+[.E905]+[.H90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06]+[.D906]+[.G906])/3" office:value-type="float" office:value="0.479166666666667" calcext:value-type="float">
            <text:p>0.479166666666667</text:p>
          </table:table-cell>
          <table:table-cell table:formula="of:=([.B906]+[.E906]+[.H90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907]+[.D907]+[.G907])/3" office:value-type="float" office:value="0.484375" calcext:value-type="float">
            <text:p>0.484375</text:p>
          </table:table-cell>
          <table:table-cell table:formula="of:=([.B907]+[.E907]+[.H90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908]+[.D908]+[.G908])/3" office:value-type="float" office:value="0.484375" calcext:value-type="float">
            <text:p>0.484375</text:p>
          </table:table-cell>
          <table:table-cell table:formula="of:=([.B908]+[.E908]+[.H908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909]+[.D909]+[.G909])/3" office:value-type="float" office:value="0.46875" calcext:value-type="float">
            <text:p>0.46875</text:p>
          </table:table-cell>
          <table:table-cell table:formula="of:=([.B909]+[.E909]+[.H90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10]+[.D910]+[.G910])/3" office:value-type="float" office:value="0.479166666666667" calcext:value-type="float">
            <text:p>0.479166666666667</text:p>
          </table:table-cell>
          <table:table-cell table:formula="of:=([.B910]+[.E910]+[.H91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11]+[.D911]+[.G911])/3" office:value-type="float" office:value="0.484375" calcext:value-type="float">
            <text:p>0.484375</text:p>
          </table:table-cell>
          <table:table-cell table:formula="of:=([.B911]+[.E911]+[.H91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2]+[.D912]+[.G912])/3" office:value-type="float" office:value="0.489583333333333" calcext:value-type="float">
            <text:p>0.489583333333333</text:p>
          </table:table-cell>
          <table:table-cell table:formula="of:=([.B912]+[.E912]+[.H91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3]+[.D913]+[.G913])/3" office:value-type="float" office:value="0.484375" calcext:value-type="float">
            <text:p>0.484375</text:p>
          </table:table-cell>
          <table:table-cell table:formula="of:=([.B913]+[.E913]+[.H91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4]+[.D914]+[.G914])/3" office:value-type="float" office:value="0.489583333333333" calcext:value-type="float">
            <text:p>0.489583333333333</text:p>
          </table:table-cell>
          <table:table-cell table:formula="of:=([.B914]+[.E914]+[.H91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5]+[.D915]+[.G915])/3" office:value-type="float" office:value="0.489583333333333" calcext:value-type="float">
            <text:p>0.489583333333333</text:p>
          </table:table-cell>
          <table:table-cell table:formula="of:=([.B915]+[.E915]+[.H91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916]+[.D916]+[.G916])/3" office:value-type="float" office:value="0.479166666666667" calcext:value-type="float">
            <text:p>0.479166666666667</text:p>
          </table:table-cell>
          <table:table-cell table:formula="of:=([.B916]+[.E916]+[.H9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7]+[.D917]+[.G917])/3" office:value-type="float" office:value="0.489583333333333" calcext:value-type="float">
            <text:p>0.489583333333333</text:p>
          </table:table-cell>
          <table:table-cell table:formula="of:=([.B917]+[.E917]+[.H91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18]+[.D918]+[.G918])/3" office:value-type="float" office:value="0.5" calcext:value-type="float">
            <text:p>0.5</text:p>
          </table:table-cell>
          <table:table-cell table:formula="of:=([.B918]+[.E918]+[.H91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19]+[.D919]+[.G919])/3" office:value-type="float" office:value="0.484375" calcext:value-type="float">
            <text:p>0.484375</text:p>
          </table:table-cell>
          <table:table-cell table:formula="of:=([.B919]+[.E919]+[.H91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920]+[.D920]+[.G920])/3" office:value-type="float" office:value="0.458333333333333" calcext:value-type="float">
            <text:p>0.458333333333333</text:p>
          </table:table-cell>
          <table:table-cell table:formula="of:=([.B920]+[.E920]+[.H92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21]+[.D921]+[.G921])/3" office:value-type="float" office:value="0.473958333333333" calcext:value-type="float">
            <text:p>0.473958333333333</text:p>
          </table:table-cell>
          <table:table-cell table:formula="of:=([.B921]+[.E921]+[.H92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22]+[.D922]+[.G922])/3" office:value-type="float" office:value="0.473958333333333" calcext:value-type="float">
            <text:p>0.473958333333333</text:p>
          </table:table-cell>
          <table:table-cell table:formula="of:=([.B922]+[.E922]+[.H92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23]+[.D923]+[.G923])/3" office:value-type="float" office:value="0.484375" calcext:value-type="float">
            <text:p>0.484375</text:p>
          </table:table-cell>
          <table:table-cell table:formula="of:=([.B923]+[.E923]+[.H9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24]+[.D924]+[.G924])/3" office:value-type="float" office:value="0.484375" calcext:value-type="float">
            <text:p>0.484375</text:p>
          </table:table-cell>
          <table:table-cell table:formula="of:=([.B924]+[.E924]+[.H92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925]+[.D925]+[.G925])/3" office:value-type="float" office:value="0.484375" calcext:value-type="float">
            <text:p>0.484375</text:p>
          </table:table-cell>
          <table:table-cell table:formula="of:=([.B925]+[.E925]+[.H92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926]+[.D926]+[.G926])/3" office:value-type="float" office:value="0.479166666666667" calcext:value-type="float">
            <text:p>0.479166666666667</text:p>
          </table:table-cell>
          <table:table-cell table:formula="of:=([.B926]+[.E926]+[.H92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27]+[.D927]+[.G927])/3" office:value-type="float" office:value="0.489583333333333" calcext:value-type="float">
            <text:p>0.489583333333333</text:p>
          </table:table-cell>
          <table:table-cell table:formula="of:=([.B927]+[.E927]+[.H92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28]+[.D928]+[.G928])/3" office:value-type="float" office:value="0.484375" calcext:value-type="float">
            <text:p>0.484375</text:p>
          </table:table-cell>
          <table:table-cell table:formula="of:=([.B928]+[.E928]+[.H92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29]+[.D929]+[.G929])/3" office:value-type="float" office:value="0.489583333333333" calcext:value-type="float">
            <text:p>0.489583333333333</text:p>
          </table:table-cell>
          <table:table-cell table:formula="of:=([.B929]+[.E929]+[.H92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0]+[.D930]+[.G930])/3" office:value-type="float" office:value="0.484375" calcext:value-type="float">
            <text:p>0.484375</text:p>
          </table:table-cell>
          <table:table-cell table:formula="of:=([.B930]+[.E930]+[.H9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31]+[.D931]+[.G931])/3" office:value-type="float" office:value="0.484375" calcext:value-type="float">
            <text:p>0.484375</text:p>
          </table:table-cell>
          <table:table-cell table:formula="of:=([.B931]+[.E931]+[.H93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32]+[.D932]+[.G932])/3" office:value-type="float" office:value="0.489583333333333" calcext:value-type="float">
            <text:p>0.489583333333333</text:p>
          </table:table-cell>
          <table:table-cell table:formula="of:=([.B932]+[.E932]+[.H932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933]+[.D933]+[.G933])/3" office:value-type="float" office:value="0.479166666666667" calcext:value-type="float">
            <text:p>0.479166666666667</text:p>
          </table:table-cell>
          <table:table-cell table:formula="of:=([.B933]+[.E933]+[.H93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4]+[.D934]+[.G934])/3" office:value-type="float" office:value="0.484375" calcext:value-type="float">
            <text:p>0.484375</text:p>
          </table:table-cell>
          <table:table-cell table:formula="of:=([.B934]+[.E934]+[.H93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5]+[.D935]+[.G935])/3" office:value-type="float" office:value="0.484375" calcext:value-type="float">
            <text:p>0.484375</text:p>
          </table:table-cell>
          <table:table-cell table:formula="of:=([.B935]+[.E935]+[.H93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36]+[.D936]+[.G936])/3" office:value-type="float" office:value="0.484375" calcext:value-type="float">
            <text:p>0.484375</text:p>
          </table:table-cell>
          <table:table-cell table:formula="of:=([.B936]+[.E936]+[.H93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7]+[.D937]+[.G937])/3" office:value-type="float" office:value="0.484375" calcext:value-type="float">
            <text:p>0.484375</text:p>
          </table:table-cell>
          <table:table-cell table:formula="of:=([.B937]+[.E937]+[.H93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8]+[.D938]+[.G938])/3" office:value-type="float" office:value="0.484375" calcext:value-type="float">
            <text:p>0.484375</text:p>
          </table:table-cell>
          <table:table-cell table:formula="of:=([.B938]+[.E938]+[.H93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39]+[.D939]+[.G939])/3" office:value-type="float" office:value="0.484375" calcext:value-type="float">
            <text:p>0.484375</text:p>
          </table:table-cell>
          <table:table-cell table:formula="of:=([.B939]+[.E939]+[.H93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0]+[.D940]+[.G940])/3" office:value-type="float" office:value="0.489583333333333" calcext:value-type="float">
            <text:p>0.489583333333333</text:p>
          </table:table-cell>
          <table:table-cell table:formula="of:=([.B940]+[.E940]+[.H94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1]+[.D941]+[.G941])/3" office:value-type="float" office:value="0.484375" calcext:value-type="float">
            <text:p>0.484375</text:p>
          </table:table-cell>
          <table:table-cell table:formula="of:=([.B941]+[.E941]+[.H94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42]+[.D942]+[.G942])/3" office:value-type="float" office:value="0.484375" calcext:value-type="float">
            <text:p>0.484375</text:p>
          </table:table-cell>
          <table:table-cell table:formula="of:=([.B942]+[.E942]+[.H94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43]+[.D943]+[.G943])/3" office:value-type="float" office:value="0.484375" calcext:value-type="float">
            <text:p>0.484375</text:p>
          </table:table-cell>
          <table:table-cell table:formula="of:=([.B943]+[.E943]+[.H94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4]+[.D944]+[.G944])/3" office:value-type="float" office:value="0.479166666666667" calcext:value-type="float">
            <text:p>0.479166666666667</text:p>
          </table:table-cell>
          <table:table-cell table:formula="of:=([.B944]+[.E944]+[.H94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45]+[.D945]+[.G945])/3" office:value-type="float" office:value="0.479166666666667" calcext:value-type="float">
            <text:p>0.479166666666667</text:p>
          </table:table-cell>
          <table:table-cell table:formula="of:=([.B945]+[.E945]+[.H94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6]+[.D946]+[.G946])/3" office:value-type="float" office:value="0.489583333333333" calcext:value-type="float">
            <text:p>0.489583333333333</text:p>
          </table:table-cell>
          <table:table-cell table:formula="of:=([.B946]+[.E946]+[.H94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7]+[.D947]+[.G947])/3" office:value-type="float" office:value="0.484375" calcext:value-type="float">
            <text:p>0.484375</text:p>
          </table:table-cell>
          <table:table-cell table:formula="of:=([.B947]+[.E947]+[.H94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8]+[.D948]+[.G948])/3" office:value-type="float" office:value="0.479166666666667" calcext:value-type="float">
            <text:p>0.479166666666667</text:p>
          </table:table-cell>
          <table:table-cell table:formula="of:=([.B948]+[.E948]+[.H94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49]+[.D949]+[.G949])/3" office:value-type="float" office:value="0.484375" calcext:value-type="float">
            <text:p>0.484375</text:p>
          </table:table-cell>
          <table:table-cell table:formula="of:=([.B949]+[.E949]+[.H94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0]+[.D950]+[.G950])/3" office:value-type="float" office:value="0.489583333333333" calcext:value-type="float">
            <text:p>0.489583333333333</text:p>
          </table:table-cell>
          <table:table-cell table:formula="of:=([.B950]+[.E950]+[.H95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1]+[.D951]+[.G951])/3" office:value-type="float" office:value="0.484375" calcext:value-type="float">
            <text:p>0.484375</text:p>
          </table:table-cell>
          <table:table-cell table:formula="of:=([.B951]+[.E951]+[.H95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2]+[.D952]+[.G952])/3" office:value-type="float" office:value="0.484375" calcext:value-type="float">
            <text:p>0.484375</text:p>
          </table:table-cell>
          <table:table-cell table:formula="of:=([.B952]+[.E952]+[.H9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53]+[.D953]+[.G953])/3" office:value-type="float" office:value="0.489583333333333" calcext:value-type="float">
            <text:p>0.489583333333333</text:p>
          </table:table-cell>
          <table:table-cell table:formula="of:=([.B953]+[.E953]+[.H9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54]+[.D954]+[.G954])/3" office:value-type="float" office:value="0.484375" calcext:value-type="float">
            <text:p>0.484375</text:p>
          </table:table-cell>
          <table:table-cell table:formula="of:=([.B954]+[.E954]+[.H95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5]+[.D955]+[.G955])/3" office:value-type="float" office:value="0.46875" calcext:value-type="float">
            <text:p>0.46875</text:p>
          </table:table-cell>
          <table:table-cell table:formula="of:=([.B955]+[.E955]+[.H95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56]+[.D956]+[.G956])/3" office:value-type="float" office:value="0.489583333333333" calcext:value-type="float">
            <text:p>0.489583333333333</text:p>
          </table:table-cell>
          <table:table-cell table:formula="of:=([.B956]+[.E956]+[.H95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7]+[.D957]+[.G957])/3" office:value-type="float" office:value="0.489583333333333" calcext:value-type="float">
            <text:p>0.489583333333333</text:p>
          </table:table-cell>
          <table:table-cell table:formula="of:=([.B957]+[.E957]+[.H95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58]+[.D958]+[.G958])/3" office:value-type="float" office:value="0.484375" calcext:value-type="float">
            <text:p>0.484375</text:p>
          </table:table-cell>
          <table:table-cell table:formula="of:=([.B958]+[.E958]+[.H95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59]+[.D959]+[.G959])/3" office:value-type="float" office:value="0.484375" calcext:value-type="float">
            <text:p>0.484375</text:p>
          </table:table-cell>
          <table:table-cell table:formula="of:=([.B959]+[.E959]+[.H95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0]+[.D960]+[.G960])/3" office:value-type="float" office:value="0.484375" calcext:value-type="float">
            <text:p>0.484375</text:p>
          </table:table-cell>
          <table:table-cell table:formula="of:=([.B960]+[.E960]+[.H9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61]+[.D961]+[.G961])/3" office:value-type="float" office:value="0.489583333333333" calcext:value-type="float">
            <text:p>0.489583333333333</text:p>
          </table:table-cell>
          <table:table-cell table:formula="of:=([.B961]+[.E961]+[.H96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62]+[.D962]+[.G962])/3" office:value-type="float" office:value="0.484375" calcext:value-type="float">
            <text:p>0.484375</text:p>
          </table:table-cell>
          <table:table-cell table:formula="of:=([.B962]+[.E962]+[.H96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3]+[.D963]+[.G963])/3" office:value-type="float" office:value="0.484375" calcext:value-type="float">
            <text:p>0.484375</text:p>
          </table:table-cell>
          <table:table-cell table:formula="of:=([.B963]+[.E963]+[.H9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4]+[.D964]+[.G964])/3" office:value-type="float" office:value="0.489583333333333" calcext:value-type="float">
            <text:p>0.489583333333333</text:p>
          </table:table-cell>
          <table:table-cell table:formula="of:=([.B964]+[.E964]+[.H96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5]+[.D965]+[.G965])/3" office:value-type="float" office:value="0.484375" calcext:value-type="float">
            <text:p>0.484375</text:p>
          </table:table-cell>
          <table:table-cell table:formula="of:=([.B965]+[.E965]+[.H96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66]+[.D966]+[.G966])/3" office:value-type="float" office:value="0.484375" calcext:value-type="float">
            <text:p>0.484375</text:p>
          </table:table-cell>
          <table:table-cell table:formula="of:=([.B966]+[.E966]+[.H966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7]+[.D967]+[.G967])/3" office:value-type="float" office:value="0.489583333333333" calcext:value-type="float">
            <text:p>0.489583333333333</text:p>
          </table:table-cell>
          <table:table-cell table:formula="of:=([.B967]+[.E967]+[.H9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68]+[.D968]+[.G968])/3" office:value-type="float" office:value="0.489583333333333" calcext:value-type="float">
            <text:p>0.489583333333333</text:p>
          </table:table-cell>
          <table:table-cell table:formula="of:=([.B968]+[.E968]+[.H96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69]+[.D969]+[.G969])/3" office:value-type="float" office:value="0.484375" calcext:value-type="float">
            <text:p>0.484375</text:p>
          </table:table-cell>
          <table:table-cell table:formula="of:=([.B969]+[.E969]+[.H96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0]+[.D970]+[.G970])/3" office:value-type="float" office:value="0.479166666666667" calcext:value-type="float">
            <text:p>0.479166666666667</text:p>
          </table:table-cell>
          <table:table-cell table:formula="of:=([.B970]+[.E970]+[.H97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1]+[.D971]+[.G971])/3" office:value-type="float" office:value="0.489583333333333" calcext:value-type="float">
            <text:p>0.489583333333333</text:p>
          </table:table-cell>
          <table:table-cell table:formula="of:=([.B971]+[.E971]+[.H97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2]+[.D972]+[.G972])/3" office:value-type="float" office:value="0.484375" calcext:value-type="float">
            <text:p>0.484375</text:p>
          </table:table-cell>
          <table:table-cell table:formula="of:=([.B972]+[.E972]+[.H97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3]+[.D973]+[.G973])/3" office:value-type="float" office:value="0.489583333333333" calcext:value-type="float">
            <text:p>0.489583333333333</text:p>
          </table:table-cell>
          <table:table-cell table:formula="of:=([.B973]+[.E973]+[.H97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4]+[.D974]+[.G974])/3" office:value-type="float" office:value="0.484375" calcext:value-type="float">
            <text:p>0.484375</text:p>
          </table:table-cell>
          <table:table-cell table:formula="of:=([.B974]+[.E974]+[.H97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5]+[.D975]+[.G975])/3" office:value-type="float" office:value="0.489583333333333" calcext:value-type="float">
            <text:p>0.489583333333333</text:p>
          </table:table-cell>
          <table:table-cell table:formula="of:=([.B975]+[.E975]+[.H9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6]+[.D976]+[.G976])/3" office:value-type="float" office:value="0.489583333333333" calcext:value-type="float">
            <text:p>0.489583333333333</text:p>
          </table:table-cell>
          <table:table-cell table:formula="of:=([.B976]+[.E976]+[.H97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7]+[.D977]+[.G977])/3" office:value-type="float" office:value="0.489583333333333" calcext:value-type="float">
            <text:p>0.489583333333333</text:p>
          </table:table-cell>
          <table:table-cell table:formula="of:=([.B977]+[.E977]+[.H9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8]+[.D978]+[.G978])/3" office:value-type="float" office:value="0.489583333333333" calcext:value-type="float">
            <text:p>0.489583333333333</text:p>
          </table:table-cell>
          <table:table-cell table:formula="of:=([.B978]+[.E978]+[.H97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79]+[.D979]+[.G979])/3" office:value-type="float" office:value="0.489583333333333" calcext:value-type="float">
            <text:p>0.489583333333333</text:p>
          </table:table-cell>
          <table:table-cell table:formula="of:=([.B979]+[.E979]+[.H97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80]+[.D980]+[.G980])/3" office:value-type="float" office:value="0.489583333333333" calcext:value-type="float">
            <text:p>0.489583333333333</text:p>
          </table:table-cell>
          <table:table-cell table:formula="of:=([.B980]+[.E980]+[.H9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81]+[.D981]+[.G981])/3" office:value-type="float" office:value="0.484375" calcext:value-type="float">
            <text:p>0.484375</text:p>
          </table:table-cell>
          <table:table-cell table:formula="of:=([.B981]+[.E981]+[.H98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82]+[.D982]+[.G982])/3" office:value-type="float" office:value="0.489583333333333" calcext:value-type="float">
            <text:p>0.489583333333333</text:p>
          </table:table-cell>
          <table:table-cell table:formula="of:=([.B982]+[.E982]+[.H98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83]+[.D983]+[.G983])/3" office:value-type="float" office:value="0.489583333333333" calcext:value-type="float">
            <text:p>0.489583333333333</text:p>
          </table:table-cell>
          <table:table-cell table:formula="of:=([.B983]+[.E983]+[.H98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84]+[.D984]+[.G984])/3" office:value-type="float" office:value="0.484375" calcext:value-type="float">
            <text:p>0.484375</text:p>
          </table:table-cell>
          <table:table-cell table:formula="of:=([.B984]+[.E984]+[.H98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85]+[.D985]+[.G985])/3" office:value-type="float" office:value="0.489583333333333" calcext:value-type="float">
            <text:p>0.489583333333333</text:p>
          </table:table-cell>
          <table:table-cell table:formula="of:=([.B985]+[.E985]+[.H98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86]+[.D986]+[.G986])/3" office:value-type="float" office:value="0.484375" calcext:value-type="float">
            <text:p>0.484375</text:p>
          </table:table-cell>
          <table:table-cell table:formula="of:=([.B986]+[.E986]+[.H98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87]+[.D987]+[.G987])/3" office:value-type="float" office:value="0.484375" calcext:value-type="float">
            <text:p>0.484375</text:p>
          </table:table-cell>
          <table:table-cell table:formula="of:=([.B987]+[.E987]+[.H98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88]+[.D988]+[.G988])/3" office:value-type="float" office:value="0.489583333333333" calcext:value-type="float">
            <text:p>0.489583333333333</text:p>
          </table:table-cell>
          <table:table-cell table:formula="of:=([.B988]+[.E988]+[.H9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89]+[.D989]+[.G989])/3" office:value-type="float" office:value="0.489583333333333" calcext:value-type="float">
            <text:p>0.489583333333333</text:p>
          </table:table-cell>
          <table:table-cell table:formula="of:=([.B989]+[.E989]+[.H98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90]+[.D990]+[.G990])/3" office:value-type="float" office:value="0.484375" calcext:value-type="float">
            <text:p>0.484375</text:p>
          </table:table-cell>
          <table:table-cell table:formula="of:=([.B990]+[.E990]+[.H99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91]+[.D991]+[.G991])/3" office:value-type="float" office:value="0.484375" calcext:value-type="float">
            <text:p>0.484375</text:p>
          </table:table-cell>
          <table:table-cell table:formula="of:=([.B991]+[.E991]+[.H99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92]+[.D992]+[.G992])/3" office:value-type="float" office:value="0.489583333333333" calcext:value-type="float">
            <text:p>0.489583333333333</text:p>
          </table:table-cell>
          <table:table-cell table:formula="of:=([.B992]+[.E992]+[.H99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93]+[.D993]+[.G993])/3" office:value-type="float" office:value="0.479166666666667" calcext:value-type="float">
            <text:p>0.479166666666667</text:p>
          </table:table-cell>
          <table:table-cell table:formula="of:=([.B993]+[.E993]+[.H99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94]+[.D994]+[.G994])/3" office:value-type="float" office:value="0.484375" calcext:value-type="float">
            <text:p>0.484375</text:p>
          </table:table-cell>
          <table:table-cell table:formula="of:=([.B994]+[.E994]+[.H99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995]+[.D995]+[.G995])/3" office:value-type="float" office:value="0.489583333333333" calcext:value-type="float">
            <text:p>0.489583333333333</text:p>
          </table:table-cell>
          <table:table-cell table:formula="of:=([.B995]+[.E995]+[.H99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96]+[.D996]+[.G996])/3" office:value-type="float" office:value="0.479166666666667" calcext:value-type="float">
            <text:p>0.479166666666667</text:p>
          </table:table-cell>
          <table:table-cell table:formula="of:=([.B996]+[.E996]+[.H99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97]+[.D997]+[.G997])/3" office:value-type="float" office:value="0.484375" calcext:value-type="float">
            <text:p>0.484375</text:p>
          </table:table-cell>
          <table:table-cell table:formula="of:=([.B997]+[.E997]+[.H99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998]+[.D998]+[.G998])/3" office:value-type="float" office:value="0.489583333333333" calcext:value-type="float">
            <text:p>0.489583333333333</text:p>
          </table:table-cell>
          <table:table-cell table:formula="of:=([.B998]+[.E998]+[.H99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999]+[.D999]+[.G999])/3" office:value-type="float" office:value="0.479166666666667" calcext:value-type="float">
            <text:p>0.479166666666667</text:p>
          </table:table-cell>
          <table:table-cell table:formula="of:=([.B999]+[.E999]+[.H99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00]+[.D1000]+[.G1000])/3" office:value-type="float" office:value="0.484375" calcext:value-type="float">
            <text:p>0.484375</text:p>
          </table:table-cell>
          <table:table-cell table:formula="of:=([.B1000]+[.E1000]+[.H100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01]+[.D1001]+[.G1001])/3" office:value-type="float" office:value="0.494791666666667" calcext:value-type="float">
            <text:p>0.494791666666667</text:p>
          </table:table-cell>
          <table:table-cell table:formula="of:=([.B1001]+[.E1001]+[.H100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02]+[.D1002]+[.G1002])/3" office:value-type="float" office:value="0.479166666666667" calcext:value-type="float">
            <text:p>0.479166666666667</text:p>
          </table:table-cell>
          <table:table-cell table:formula="of:=([.B1002]+[.E1002]+[.H1002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03]+[.D1003]+[.G1003])/3" office:value-type="float" office:value="0.489583333333333" calcext:value-type="float">
            <text:p>0.489583333333333</text:p>
          </table:table-cell>
          <table:table-cell table:formula="of:=([.B1003]+[.E1003]+[.H100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04]+[.D1004]+[.G1004])/3" office:value-type="float" office:value="0.494791666666667" calcext:value-type="float">
            <text:p>0.494791666666667</text:p>
          </table:table-cell>
          <table:table-cell table:formula="of:=([.B1004]+[.E1004]+[.H100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05]+[.D1005]+[.G1005])/3" office:value-type="float" office:value="0.484375" calcext:value-type="float">
            <text:p>0.484375</text:p>
          </table:table-cell>
          <table:table-cell table:formula="of:=([.B1005]+[.E1005]+[.H100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06]+[.D1006]+[.G1006])/3" office:value-type="float" office:value="0.484375" calcext:value-type="float">
            <text:p>0.484375</text:p>
          </table:table-cell>
          <table:table-cell table:formula="of:=([.B1006]+[.E1006]+[.H100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1007]+[.D1007]+[.G1007])/3" office:value-type="float" office:value="0.489583333333333" calcext:value-type="float">
            <text:p>0.489583333333333</text:p>
          </table:table-cell>
          <table:table-cell table:formula="of:=([.B1007]+[.E1007]+[.H100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08]+[.D1008]+[.G1008])/3" office:value-type="float" office:value="0.484375" calcext:value-type="float">
            <text:p>0.484375</text:p>
          </table:table-cell>
          <table:table-cell table:formula="of:=([.B1008]+[.E1008]+[.H100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09]+[.D1009]+[.G1009])/3" office:value-type="float" office:value="0.484375" calcext:value-type="float">
            <text:p>0.484375</text:p>
          </table:table-cell>
          <table:table-cell table:formula="of:=([.B1009]+[.E1009]+[.H100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10]+[.D1010]+[.G1010])/3" office:value-type="float" office:value="0.484375" calcext:value-type="float">
            <text:p>0.484375</text:p>
          </table:table-cell>
          <table:table-cell table:formula="of:=([.B1010]+[.E1010]+[.H101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11]+[.D1011]+[.G1011])/3" office:value-type="float" office:value="0.484375" calcext:value-type="float">
            <text:p>0.484375</text:p>
          </table:table-cell>
          <table:table-cell table:formula="of:=([.B1011]+[.E1011]+[.H10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12]+[.D1012]+[.G1012])/3" office:value-type="float" office:value="0.484375" calcext:value-type="float">
            <text:p>0.484375</text:p>
          </table:table-cell>
          <table:table-cell table:formula="of:=([.B1012]+[.E1012]+[.H101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13]+[.D1013]+[.G1013])/3" office:value-type="float" office:value="0.484375" calcext:value-type="float">
            <text:p>0.484375</text:p>
          </table:table-cell>
          <table:table-cell table:formula="of:=([.B1013]+[.E1013]+[.H101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014]+[.D1014]+[.G1014])/3" office:value-type="float" office:value="0.489583333333333" calcext:value-type="float">
            <text:p>0.489583333333333</text:p>
          </table:table-cell>
          <table:table-cell table:formula="of:=([.B1014]+[.E1014]+[.H101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15]+[.D1015]+[.G1015])/3" office:value-type="float" office:value="0.489583333333333" calcext:value-type="float">
            <text:p>0.489583333333333</text:p>
          </table:table-cell>
          <table:table-cell table:formula="of:=([.B1015]+[.E1015]+[.H101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625" calcext:value-type="float">
            <text:p>0.5625</text:p>
          </table:table-cell>
          <table:table-cell/>
          <table:table-cell table:formula="of:=([.A1016]+[.D1016]+[.G1016])/3" office:value-type="float" office:value="0.479166666666667" calcext:value-type="float">
            <text:p>0.479166666666667</text:p>
          </table:table-cell>
          <table:table-cell table:formula="of:=([.B1016]+[.E1016]+[.H101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17]+[.D1017]+[.G1017])/3" office:value-type="float" office:value="0.484375" calcext:value-type="float">
            <text:p>0.484375</text:p>
          </table:table-cell>
          <table:table-cell table:formula="of:=([.B1017]+[.E1017]+[.H101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18]+[.D1018]+[.G1018])/3" office:value-type="float" office:value="0.489583333333333" calcext:value-type="float">
            <text:p>0.489583333333333</text:p>
          </table:table-cell>
          <table:table-cell table:formula="of:=([.B1018]+[.E1018]+[.H10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019]+[.D1019]+[.G1019])/3" office:value-type="float" office:value="0.484375" calcext:value-type="float">
            <text:p>0.484375</text:p>
          </table:table-cell>
          <table:table-cell table:formula="of:=([.B1019]+[.E1019]+[.H1019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20]+[.D1020]+[.G1020])/3" office:value-type="float" office:value="0.484375" calcext:value-type="float">
            <text:p>0.484375</text:p>
          </table:table-cell>
          <table:table-cell table:formula="of:=([.B1020]+[.E1020]+[.H102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21]+[.D1021]+[.G1021])/3" office:value-type="float" office:value="0.484375" calcext:value-type="float">
            <text:p>0.484375</text:p>
          </table:table-cell>
          <table:table-cell table:formula="of:=([.B1021]+[.E1021]+[.H102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022]+[.D1022]+[.G1022])/3" office:value-type="float" office:value="0.484375" calcext:value-type="float">
            <text:p>0.484375</text:p>
          </table:table-cell>
          <table:table-cell table:formula="of:=([.B1022]+[.E1022]+[.H102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23]+[.D1023]+[.G1023])/3" office:value-type="float" office:value="0.484375" calcext:value-type="float">
            <text:p>0.484375</text:p>
          </table:table-cell>
          <table:table-cell table:formula="of:=([.B1023]+[.E1023]+[.H10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024]+[.D1024]+[.G1024])/3" office:value-type="float" office:value="0.484375" calcext:value-type="float">
            <text:p>0.484375</text:p>
          </table:table-cell>
          <table:table-cell table:formula="of:=([.B1024]+[.E1024]+[.H102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025]+[.D1025]+[.G1025])/3" office:value-type="float" office:value="0.484375" calcext:value-type="float">
            <text:p>0.484375</text:p>
          </table:table-cell>
          <table:table-cell table:formula="of:=([.B1025]+[.E1025]+[.H102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026]+[.D1026]+[.G1026])/3" office:value-type="float" office:value="0.489583333333333" calcext:value-type="float">
            <text:p>0.489583333333333</text:p>
          </table:table-cell>
          <table:table-cell table:formula="of:=([.B1026]+[.E1026]+[.H1026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number-columns-repeated="2" office:value-type="float" office:value="0.578125" calcext:value-type="float">
            <text:p>0.578125</text:p>
          </table:table-cell>
          <table:table-cell/>
          <table:table-cell table:formula="of:=([.A1027]+[.D1027]+[.G1027])/3" office:value-type="float" office:value="0.484375" calcext:value-type="float">
            <text:p>0.484375</text:p>
          </table:table-cell>
          <table:table-cell table:formula="of:=([.B1027]+[.E1027]+[.H1027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28]+[.D1028]+[.G1028])/3" office:value-type="float" office:value="0.494791666666667" calcext:value-type="float">
            <text:p>0.494791666666667</text:p>
          </table:table-cell>
          <table:table-cell table:formula="of:=([.B1028]+[.E1028]+[.H102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29]+[.D1029]+[.G1029])/3" office:value-type="float" office:value="0.484375" calcext:value-type="float">
            <text:p>0.484375</text:p>
          </table:table-cell>
          <table:table-cell table:formula="of:=([.B1029]+[.E1029]+[.H1029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0]+[.D1030]+[.G1030])/3" office:value-type="float" office:value="0.473958333333333" calcext:value-type="float">
            <text:p>0.473958333333333</text:p>
          </table:table-cell>
          <table:table-cell table:formula="of:=([.B1030]+[.E1030]+[.H103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1]+[.D1031]+[.G1031])/3" office:value-type="float" office:value="0.489583333333333" calcext:value-type="float">
            <text:p>0.489583333333333</text:p>
          </table:table-cell>
          <table:table-cell table:formula="of:=([.B1031]+[.E1031]+[.H103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2]+[.D1032]+[.G1032])/3" office:value-type="float" office:value="0.5" calcext:value-type="float">
            <text:p>0.5</text:p>
          </table:table-cell>
          <table:table-cell table:formula="of:=([.B1032]+[.E1032]+[.H103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3]+[.D1033]+[.G1033])/3" office:value-type="float" office:value="0.484375" calcext:value-type="float">
            <text:p>0.484375</text:p>
          </table:table-cell>
          <table:table-cell table:formula="of:=([.B1033]+[.E1033]+[.H103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34]+[.D1034]+[.G1034])/3" office:value-type="float" office:value="0.489583333333333" calcext:value-type="float">
            <text:p>0.489583333333333</text:p>
          </table:table-cell>
          <table:table-cell table:formula="of:=([.B1034]+[.E1034]+[.H103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35]+[.D1035]+[.G1035])/3" office:value-type="float" office:value="0.494791666666667" calcext:value-type="float">
            <text:p>0.494791666666667</text:p>
          </table:table-cell>
          <table:table-cell table:formula="of:=([.B1035]+[.E1035]+[.H103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6]+[.D1036]+[.G1036])/3" office:value-type="float" office:value="0.473958333333333" calcext:value-type="float">
            <text:p>0.473958333333333</text:p>
          </table:table-cell>
          <table:table-cell table:formula="of:=([.B1036]+[.E1036]+[.H103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7]+[.D1037]+[.G1037])/3" office:value-type="float" office:value="0.5" calcext:value-type="float">
            <text:p>0.5</text:p>
          </table:table-cell>
          <table:table-cell table:formula="of:=([.B1037]+[.E1037]+[.H103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8]+[.D1038]+[.G1038])/3" office:value-type="float" office:value="0.494791666666667" calcext:value-type="float">
            <text:p>0.494791666666667</text:p>
          </table:table-cell>
          <table:table-cell table:formula="of:=([.B1038]+[.E1038]+[.H10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39]+[.D1039]+[.G1039])/3" office:value-type="float" office:value="0.479166666666667" calcext:value-type="float">
            <text:p>0.479166666666667</text:p>
          </table:table-cell>
          <table:table-cell table:formula="of:=([.B1039]+[.E1039]+[.H103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0]+[.D1040]+[.G1040])/3" office:value-type="float" office:value="0.484375" calcext:value-type="float">
            <text:p>0.484375</text:p>
          </table:table-cell>
          <table:table-cell table:formula="of:=([.B1040]+[.E1040]+[.H104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41]+[.D1041]+[.G1041])/3" office:value-type="float" office:value="0.489583333333333" calcext:value-type="float">
            <text:p>0.489583333333333</text:p>
          </table:table-cell>
          <table:table-cell table:formula="of:=([.B1041]+[.E1041]+[.H104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2]+[.D1042]+[.G1042])/3" office:value-type="float" office:value="0.484375" calcext:value-type="float">
            <text:p>0.484375</text:p>
          </table:table-cell>
          <table:table-cell table:formula="of:=([.B1042]+[.E1042]+[.H104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43]+[.D1043]+[.G1043])/3" office:value-type="float" office:value="0.484375" calcext:value-type="float">
            <text:p>0.484375</text:p>
          </table:table-cell>
          <table:table-cell table:formula="of:=([.B1043]+[.E1043]+[.H104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4]+[.D1044]+[.G1044])/3" office:value-type="float" office:value="0.489583333333333" calcext:value-type="float">
            <text:p>0.489583333333333</text:p>
          </table:table-cell>
          <table:table-cell table:formula="of:=([.B1044]+[.E1044]+[.H104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5]+[.D1045]+[.G1045])/3" office:value-type="float" office:value="0.489583333333333" calcext:value-type="float">
            <text:p>0.489583333333333</text:p>
          </table:table-cell>
          <table:table-cell table:formula="of:=([.B1045]+[.E1045]+[.H104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46]+[.D1046]+[.G1046])/3" office:value-type="float" office:value="0.479166666666667" calcext:value-type="float">
            <text:p>0.479166666666667</text:p>
          </table:table-cell>
          <table:table-cell table:formula="of:=([.B1046]+[.E1046]+[.H104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7]+[.D1047]+[.G1047])/3" office:value-type="float" office:value="0.494791666666667" calcext:value-type="float">
            <text:p>0.494791666666667</text:p>
          </table:table-cell>
          <table:table-cell table:formula="of:=([.B1047]+[.E1047]+[.H104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8]+[.D1048]+[.G1048])/3" office:value-type="float" office:value="0.489583333333333" calcext:value-type="float">
            <text:p>0.489583333333333</text:p>
          </table:table-cell>
          <table:table-cell table:formula="of:=([.B1048]+[.E1048]+[.H104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49]+[.D1049]+[.G1049])/3" office:value-type="float" office:value="0.479166666666667" calcext:value-type="float">
            <text:p>0.479166666666667</text:p>
          </table:table-cell>
          <table:table-cell table:formula="of:=([.B1049]+[.E1049]+[.H104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0]+[.D1050]+[.G1050])/3" office:value-type="float" office:value="0.5" calcext:value-type="float">
            <text:p>0.5</text:p>
          </table:table-cell>
          <table:table-cell table:formula="of:=([.B1050]+[.E1050]+[.H105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1]+[.D1051]+[.G1051])/3" office:value-type="float" office:value="0.489583333333333" calcext:value-type="float">
            <text:p>0.489583333333333</text:p>
          </table:table-cell>
          <table:table-cell table:formula="of:=([.B1051]+[.E1051]+[.H105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2]+[.D1052]+[.G1052])/3" office:value-type="float" office:value="0.484375" calcext:value-type="float">
            <text:p>0.484375</text:p>
          </table:table-cell>
          <table:table-cell table:formula="of:=([.B1052]+[.E1052]+[.H10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3]+[.D1053]+[.G1053])/3" office:value-type="float" office:value="0.489583333333333" calcext:value-type="float">
            <text:p>0.489583333333333</text:p>
          </table:table-cell>
          <table:table-cell table:formula="of:=([.B1053]+[.E1053]+[.H10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54]+[.D1054]+[.G1054])/3" office:value-type="float" office:value="0.479166666666667" calcext:value-type="float">
            <text:p>0.479166666666667</text:p>
          </table:table-cell>
          <table:table-cell table:formula="of:=([.B1054]+[.E1054]+[.H105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5]+[.D1055]+[.G1055])/3" office:value-type="float" office:value="0.484375" calcext:value-type="float">
            <text:p>0.484375</text:p>
          </table:table-cell>
          <table:table-cell table:formula="of:=([.B1055]+[.E1055]+[.H105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56]+[.D1056]+[.G1056])/3" office:value-type="float" office:value="0.489583333333333" calcext:value-type="float">
            <text:p>0.489583333333333</text:p>
          </table:table-cell>
          <table:table-cell table:formula="of:=([.B1056]+[.E1056]+[.H105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57]+[.D1057]+[.G1057])/3" office:value-type="float" office:value="0.479166666666667" calcext:value-type="float">
            <text:p>0.479166666666667</text:p>
          </table:table-cell>
          <table:table-cell table:formula="of:=([.B1057]+[.E1057]+[.H105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8]+[.D1058]+[.G1058])/3" office:value-type="float" office:value="0.489583333333333" calcext:value-type="float">
            <text:p>0.489583333333333</text:p>
          </table:table-cell>
          <table:table-cell table:formula="of:=([.B1058]+[.E1058]+[.H105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59]+[.D1059]+[.G1059])/3" office:value-type="float" office:value="0.489583333333333" calcext:value-type="float">
            <text:p>0.489583333333333</text:p>
          </table:table-cell>
          <table:table-cell table:formula="of:=([.B1059]+[.E1059]+[.H105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0]+[.D1060]+[.G1060])/3" office:value-type="float" office:value="0.489583333333333" calcext:value-type="float">
            <text:p>0.489583333333333</text:p>
          </table:table-cell>
          <table:table-cell table:formula="of:=([.B1060]+[.E1060]+[.H10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1]+[.D1061]+[.G1061])/3" office:value-type="float" office:value="0.484375" calcext:value-type="float">
            <text:p>0.484375</text:p>
          </table:table-cell>
          <table:table-cell table:formula="of:=([.B1061]+[.E1061]+[.H106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2]+[.D1062]+[.G1062])/3" office:value-type="float" office:value="0.505208333333333" calcext:value-type="float">
            <text:p>0.505208333333333</text:p>
          </table:table-cell>
          <table:table-cell table:formula="of:=([.B1062]+[.E1062]+[.H106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3]+[.D1063]+[.G1063])/3" office:value-type="float" office:value="0.505208333333333" calcext:value-type="float">
            <text:p>0.505208333333333</text:p>
          </table:table-cell>
          <table:table-cell table:formula="of:=([.B1063]+[.E1063]+[.H10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64]+[.D1064]+[.G1064])/3" office:value-type="float" office:value="0.484375" calcext:value-type="float">
            <text:p>0.484375</text:p>
          </table:table-cell>
          <table:table-cell table:formula="of:=([.B1064]+[.E1064]+[.H106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65]+[.D1065]+[.G1065])/3" office:value-type="float" office:value="0.505208333333333" calcext:value-type="float">
            <text:p>0.505208333333333</text:p>
          </table:table-cell>
          <table:table-cell table:formula="of:=([.B1065]+[.E1065]+[.H106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6]+[.D1066]+[.G1066])/3" office:value-type="float" office:value="0.489583333333333" calcext:value-type="float">
            <text:p>0.489583333333333</text:p>
          </table:table-cell>
          <table:table-cell table:formula="of:=([.B1066]+[.E1066]+[.H106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7]+[.D1067]+[.G1067])/3" office:value-type="float" office:value="0.484375" calcext:value-type="float">
            <text:p>0.484375</text:p>
          </table:table-cell>
          <table:table-cell table:formula="of:=([.B1067]+[.E1067]+[.H10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8]+[.D1068]+[.G1068])/3" office:value-type="float" office:value="0.489583333333333" calcext:value-type="float">
            <text:p>0.489583333333333</text:p>
          </table:table-cell>
          <table:table-cell table:formula="of:=([.B1068]+[.E1068]+[.H10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69]+[.D1069]+[.G1069])/3" office:value-type="float" office:value="0.5" calcext:value-type="float">
            <text:p>0.5</text:p>
          </table:table-cell>
          <table:table-cell table:formula="of:=([.B1069]+[.E1069]+[.H106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0]+[.D1070]+[.G1070])/3" office:value-type="float" office:value="0.494791666666667" calcext:value-type="float">
            <text:p>0.494791666666667</text:p>
          </table:table-cell>
          <table:table-cell table:formula="of:=([.B1070]+[.E1070]+[.H107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71]+[.D1071]+[.G1071])/3" office:value-type="float" office:value="0.5" calcext:value-type="float">
            <text:p>0.5</text:p>
          </table:table-cell>
          <table:table-cell table:formula="of:=([.B1071]+[.E1071]+[.H107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72]+[.D1072]+[.G1072])/3" office:value-type="float" office:value="0.489583333333333" calcext:value-type="float">
            <text:p>0.489583333333333</text:p>
          </table:table-cell>
          <table:table-cell table:formula="of:=([.B1072]+[.E1072]+[.H107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3]+[.D1073]+[.G1073])/3" office:value-type="float" office:value="0.484375" calcext:value-type="float">
            <text:p>0.484375</text:p>
          </table:table-cell>
          <table:table-cell table:formula="of:=([.B1073]+[.E1073]+[.H107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74]+[.D1074]+[.G1074])/3" office:value-type="float" office:value="0.489583333333333" calcext:value-type="float">
            <text:p>0.489583333333333</text:p>
          </table:table-cell>
          <table:table-cell table:formula="of:=([.B1074]+[.E1074]+[.H107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5]+[.D1075]+[.G1075])/3" office:value-type="float" office:value="0.494791666666667" calcext:value-type="float">
            <text:p>0.494791666666667</text:p>
          </table:table-cell>
          <table:table-cell table:formula="of:=([.B1075]+[.E1075]+[.H10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6]+[.D1076]+[.G1076])/3" office:value-type="float" office:value="0.473958333333333" calcext:value-type="float">
            <text:p>0.473958333333333</text:p>
          </table:table-cell>
          <table:table-cell table:formula="of:=([.B1076]+[.E1076]+[.H107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7]+[.D1077]+[.G1077])/3" office:value-type="float" office:value="0.520833333333333" calcext:value-type="float">
            <text:p>0.520833333333333</text:p>
          </table:table-cell>
          <table:table-cell table:formula="of:=([.B1077]+[.E1077]+[.H10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8]+[.D1078]+[.G1078])/3" office:value-type="float" office:value="0.5625" calcext:value-type="float">
            <text:p>0.5625</text:p>
          </table:table-cell>
          <table:table-cell table:formula="of:=([.B1078]+[.E1078]+[.H107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79]+[.D1079]+[.G1079])/3" office:value-type="float" office:value="0.479166666666667" calcext:value-type="float">
            <text:p>0.479166666666667</text:p>
          </table:table-cell>
          <table:table-cell table:formula="of:=([.B1079]+[.E1079]+[.H107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0]+[.D1080]+[.G1080])/3" office:value-type="float" office:value="0.432291666666667" calcext:value-type="float">
            <text:p>0.432291666666667</text:p>
          </table:table-cell>
          <table:table-cell table:formula="of:=([.B1080]+[.E1080]+[.H10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1]+[.D1081]+[.G1081])/3" office:value-type="float" office:value="0.484375" calcext:value-type="float">
            <text:p>0.484375</text:p>
          </table:table-cell>
          <table:table-cell table:formula="of:=([.B1081]+[.E1081]+[.H10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82]+[.D1082]+[.G1082])/3" office:value-type="float" office:value="0.5" calcext:value-type="float">
            <text:p>0.5</text:p>
          </table:table-cell>
          <table:table-cell table:formula="of:=([.B1082]+[.E1082]+[.H1082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83]+[.D1083]+[.G1083])/3" office:value-type="float" office:value="0.489583333333333" calcext:value-type="float">
            <text:p>0.489583333333333</text:p>
          </table:table-cell>
          <table:table-cell table:formula="of:=([.B1083]+[.E1083]+[.H108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4]+[.D1084]+[.G1084])/3" office:value-type="float" office:value="0.484375" calcext:value-type="float">
            <text:p>0.484375</text:p>
          </table:table-cell>
          <table:table-cell table:formula="of:=([.B1084]+[.E1084]+[.H108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5]+[.D1085]+[.G1085])/3" office:value-type="float" office:value="0.489583333333333" calcext:value-type="float">
            <text:p>0.489583333333333</text:p>
          </table:table-cell>
          <table:table-cell table:formula="of:=([.B1085]+[.E1085]+[.H108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6]+[.D1086]+[.G1086])/3" office:value-type="float" office:value="0.463541666666667" calcext:value-type="float">
            <text:p>0.463541666666667</text:p>
          </table:table-cell>
          <table:table-cell table:formula="of:=([.B1086]+[.E1086]+[.H108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7]+[.D1087]+[.G1087])/3" office:value-type="float" office:value="0.473958333333333" calcext:value-type="float">
            <text:p>0.473958333333333</text:p>
          </table:table-cell>
          <table:table-cell table:formula="of:=([.B1087]+[.E1087]+[.H108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8]+[.D1088]+[.G1088])/3" office:value-type="float" office:value="0.489583333333333" calcext:value-type="float">
            <text:p>0.489583333333333</text:p>
          </table:table-cell>
          <table:table-cell table:formula="of:=([.B1088]+[.E1088]+[.H10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89]+[.D1089]+[.G1089])/3" office:value-type="float" office:value="0.484375" calcext:value-type="float">
            <text:p>0.484375</text:p>
          </table:table-cell>
          <table:table-cell table:formula="of:=([.B1089]+[.E1089]+[.H108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90]+[.D1090]+[.G1090])/3" office:value-type="float" office:value="0.484375" calcext:value-type="float">
            <text:p>0.484375</text:p>
          </table:table-cell>
          <table:table-cell table:formula="of:=([.B1090]+[.E1090]+[.H109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91]+[.D1091]+[.G1091])/3" office:value-type="float" office:value="0.479166666666667" calcext:value-type="float">
            <text:p>0.479166666666667</text:p>
          </table:table-cell>
          <table:table-cell table:formula="of:=([.B1091]+[.E1091]+[.H109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92]+[.D1092]+[.G1092])/3" office:value-type="float" office:value="0.505208333333333" calcext:value-type="float">
            <text:p>0.505208333333333</text:p>
          </table:table-cell>
          <table:table-cell table:formula="of:=([.B1092]+[.E1092]+[.H109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93]+[.D1093]+[.G1093])/3" office:value-type="float" office:value="0.484375" calcext:value-type="float">
            <text:p>0.484375</text:p>
          </table:table-cell>
          <table:table-cell table:formula="of:=([.B1093]+[.E1093]+[.H109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94]+[.D1094]+[.G1094])/3" office:value-type="float" office:value="0.494791666666667" calcext:value-type="float">
            <text:p>0.494791666666667</text:p>
          </table:table-cell>
          <table:table-cell table:formula="of:=([.B1094]+[.E1094]+[.H109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95]+[.D1095]+[.G1095])/3" office:value-type="float" office:value="0.5" calcext:value-type="float">
            <text:p>0.5</text:p>
          </table:table-cell>
          <table:table-cell table:formula="of:=([.B1095]+[.E1095]+[.H109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96]+[.D1096]+[.G1096])/3" office:value-type="float" office:value="0.463541666666667" calcext:value-type="float">
            <text:p>0.463541666666667</text:p>
          </table:table-cell>
          <table:table-cell table:formula="of:=([.B1096]+[.E1096]+[.H109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97]+[.D1097]+[.G1097])/3" office:value-type="float" office:value="0.473958333333333" calcext:value-type="float">
            <text:p>0.473958333333333</text:p>
          </table:table-cell>
          <table:table-cell table:formula="of:=([.B1097]+[.E1097]+[.H109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098]+[.D1098]+[.G1098])/3" office:value-type="float" office:value="0.484375" calcext:value-type="float">
            <text:p>0.484375</text:p>
          </table:table-cell>
          <table:table-cell table:formula="of:=([.B1098]+[.E1098]+[.H109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099]+[.D1099]+[.G1099])/3" office:value-type="float" office:value="0.473958333333333" calcext:value-type="float">
            <text:p>0.473958333333333</text:p>
          </table:table-cell>
          <table:table-cell table:formula="of:=([.B1099]+[.E1099]+[.H10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0]+[.D1100]+[.G1100])/3" office:value-type="float" office:value="0.479166666666667" calcext:value-type="float">
            <text:p>0.479166666666667</text:p>
          </table:table-cell>
          <table:table-cell table:formula="of:=([.B1100]+[.E1100]+[.H110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01]+[.D1101]+[.G1101])/3" office:value-type="float" office:value="0.484375" calcext:value-type="float">
            <text:p>0.484375</text:p>
          </table:table-cell>
          <table:table-cell table:formula="of:=([.B1101]+[.E1101]+[.H110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02]+[.D1102]+[.G1102])/3" office:value-type="float" office:value="0.453125" calcext:value-type="float">
            <text:p>0.453125</text:p>
          </table:table-cell>
          <table:table-cell table:formula="of:=([.B1102]+[.E1102]+[.H110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3]+[.D1103]+[.G1103])/3" office:value-type="float" office:value="0.484375" calcext:value-type="float">
            <text:p>0.484375</text:p>
          </table:table-cell>
          <table:table-cell table:formula="of:=([.B1103]+[.E1103]+[.H110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4]+[.D1104]+[.G1104])/3" office:value-type="float" office:value="0.484375" calcext:value-type="float">
            <text:p>0.484375</text:p>
          </table:table-cell>
          <table:table-cell table:formula="of:=([.B1104]+[.E1104]+[.H110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5]+[.D1105]+[.G1105])/3" office:value-type="float" office:value="0.46875" calcext:value-type="float">
            <text:p>0.46875</text:p>
          </table:table-cell>
          <table:table-cell table:formula="of:=([.B1105]+[.E1105]+[.H110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6]+[.D1106]+[.G1106])/3" office:value-type="float" office:value="0.479166666666667" calcext:value-type="float">
            <text:p>0.479166666666667</text:p>
          </table:table-cell>
          <table:table-cell table:formula="of:=([.B1106]+[.E1106]+[.H110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7]+[.D1107]+[.G1107])/3" office:value-type="float" office:value="0.520833333333333" calcext:value-type="float">
            <text:p>0.520833333333333</text:p>
          </table:table-cell>
          <table:table-cell table:formula="of:=([.B1107]+[.E1107]+[.H110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08]+[.D1108]+[.G1108])/3" office:value-type="float" office:value="0.5" calcext:value-type="float">
            <text:p>0.5</text:p>
          </table:table-cell>
          <table:table-cell table:formula="of:=([.B1108]+[.E1108]+[.H110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09]+[.D1109]+[.G1109])/3" office:value-type="float" office:value="0.484375" calcext:value-type="float">
            <text:p>0.484375</text:p>
          </table:table-cell>
          <table:table-cell table:formula="of:=([.B1109]+[.E1109]+[.H1109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0]+[.D1110]+[.G1110])/3" office:value-type="float" office:value="0.505208333333333" calcext:value-type="float">
            <text:p>0.505208333333333</text:p>
          </table:table-cell>
          <table:table-cell table:formula="of:=([.B1110]+[.E1110]+[.H111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1]+[.D1111]+[.G1111])/3" office:value-type="float" office:value="0.473958333333333" calcext:value-type="float">
            <text:p>0.473958333333333</text:p>
          </table:table-cell>
          <table:table-cell table:formula="of:=([.B1111]+[.E1111]+[.H111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2]+[.D1112]+[.G1112])/3" office:value-type="float" office:value="0.46875" calcext:value-type="float">
            <text:p>0.46875</text:p>
          </table:table-cell>
          <table:table-cell table:formula="of:=([.B1112]+[.E1112]+[.H111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3]+[.D1113]+[.G1113])/3" office:value-type="float" office:value="0.473958333333333" calcext:value-type="float">
            <text:p>0.473958333333333</text:p>
          </table:table-cell>
          <table:table-cell table:formula="of:=([.B1113]+[.E1113]+[.H111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4]+[.D1114]+[.G1114])/3" office:value-type="float" office:value="0.46875" calcext:value-type="float">
            <text:p>0.46875</text:p>
          </table:table-cell>
          <table:table-cell table:formula="of:=([.B1114]+[.E1114]+[.H111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5]+[.D1115]+[.G1115])/3" office:value-type="float" office:value="0.489583333333333" calcext:value-type="float">
            <text:p>0.489583333333333</text:p>
          </table:table-cell>
          <table:table-cell table:formula="of:=([.B1115]+[.E1115]+[.H11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6]+[.D1116]+[.G1116])/3" office:value-type="float" office:value="0.473958333333333" calcext:value-type="float">
            <text:p>0.473958333333333</text:p>
          </table:table-cell>
          <table:table-cell table:formula="of:=([.B1116]+[.E1116]+[.H11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7]+[.D1117]+[.G1117])/3" office:value-type="float" office:value="0.46875" calcext:value-type="float">
            <text:p>0.46875</text:p>
          </table:table-cell>
          <table:table-cell table:formula="of:=([.B1117]+[.E1117]+[.H111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8]+[.D1118]+[.G1118])/3" office:value-type="float" office:value="0.489583333333333" calcext:value-type="float">
            <text:p>0.489583333333333</text:p>
          </table:table-cell>
          <table:table-cell table:formula="of:=([.B1118]+[.E1118]+[.H11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19]+[.D1119]+[.G1119])/3" office:value-type="float" office:value="0.484375" calcext:value-type="float">
            <text:p>0.484375</text:p>
          </table:table-cell>
          <table:table-cell table:formula="of:=([.B1119]+[.E1119]+[.H111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20]+[.D1120]+[.G1120])/3" office:value-type="float" office:value="0.484375" calcext:value-type="float">
            <text:p>0.484375</text:p>
          </table:table-cell>
          <table:table-cell table:formula="of:=([.B1120]+[.E1120]+[.H112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21]+[.D1121]+[.G1121])/3" office:value-type="float" office:value="0.484375" calcext:value-type="float">
            <text:p>0.484375</text:p>
          </table:table-cell>
          <table:table-cell table:formula="of:=([.B1121]+[.E1121]+[.H112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2]+[.D1122]+[.G1122])/3" office:value-type="float" office:value="0.484375" calcext:value-type="float">
            <text:p>0.484375</text:p>
          </table:table-cell>
          <table:table-cell table:formula="of:=([.B1122]+[.E1122]+[.H11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3]+[.D1123]+[.G1123])/3" office:value-type="float" office:value="0.489583333333333" calcext:value-type="float">
            <text:p>0.489583333333333</text:p>
          </table:table-cell>
          <table:table-cell table:formula="of:=([.B1123]+[.E1123]+[.H11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4]+[.D1124]+[.G1124])/3" office:value-type="float" office:value="0.5" calcext:value-type="float">
            <text:p>0.5</text:p>
          </table:table-cell>
          <table:table-cell table:formula="of:=([.B1124]+[.E1124]+[.H112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5]+[.D1125]+[.G1125])/3" office:value-type="float" office:value="0.494791666666667" calcext:value-type="float">
            <text:p>0.494791666666667</text:p>
          </table:table-cell>
          <table:table-cell table:formula="of:=([.B1125]+[.E1125]+[.H112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26]+[.D1126]+[.G1126])/3" office:value-type="float" office:value="0.489583333333333" calcext:value-type="float">
            <text:p>0.489583333333333</text:p>
          </table:table-cell>
          <table:table-cell table:formula="of:=([.B1126]+[.E1126]+[.H11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27]+[.D1127]+[.G1127])/3" office:value-type="float" office:value="0.484375" calcext:value-type="float">
            <text:p>0.484375</text:p>
          </table:table-cell>
          <table:table-cell table:formula="of:=([.B1127]+[.E1127]+[.H112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8]+[.D1128]+[.G1128])/3" office:value-type="float" office:value="0.505208333333333" calcext:value-type="float">
            <text:p>0.505208333333333</text:p>
          </table:table-cell>
          <table:table-cell table:formula="of:=([.B1128]+[.E1128]+[.H112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29]+[.D1129]+[.G1129])/3" office:value-type="float" office:value="0.510416666666667" calcext:value-type="float">
            <text:p>0.510416666666667</text:p>
          </table:table-cell>
          <table:table-cell table:formula="of:=([.B1129]+[.E1129]+[.H112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0]+[.D1130]+[.G1130])/3" office:value-type="float" office:value="0.479166666666667" calcext:value-type="float">
            <text:p>0.479166666666667</text:p>
          </table:table-cell>
          <table:table-cell table:formula="of:=([.B1130]+[.E1130]+[.H113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1]+[.D1131]+[.G1131])/3" office:value-type="float" office:value="0.489583333333333" calcext:value-type="float">
            <text:p>0.489583333333333</text:p>
          </table:table-cell>
          <table:table-cell table:formula="of:=([.B1131]+[.E1131]+[.H113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2]+[.D1132]+[.G1132])/3" office:value-type="float" office:value="0.5" calcext:value-type="float">
            <text:p>0.5</text:p>
          </table:table-cell>
          <table:table-cell table:formula="of:=([.B1132]+[.E1132]+[.H113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33]+[.D1133]+[.G1133])/3" office:value-type="float" office:value="0.5" calcext:value-type="float">
            <text:p>0.5</text:p>
          </table:table-cell>
          <table:table-cell table:formula="of:=([.B1133]+[.E1133]+[.H113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34]+[.D1134]+[.G1134])/3" office:value-type="float" office:value="0.484375" calcext:value-type="float">
            <text:p>0.484375</text:p>
          </table:table-cell>
          <table:table-cell table:formula="of:=([.B1134]+[.E1134]+[.H113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5]+[.D1135]+[.G1135])/3" office:value-type="float" office:value="0.494791666666667" calcext:value-type="float">
            <text:p>0.494791666666667</text:p>
          </table:table-cell>
          <table:table-cell table:formula="of:=([.B1135]+[.E1135]+[.H113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6]+[.D1136]+[.G1136])/3" office:value-type="float" office:value="0.489583333333333" calcext:value-type="float">
            <text:p>0.489583333333333</text:p>
          </table:table-cell>
          <table:table-cell table:formula="of:=([.B1136]+[.E1136]+[.H113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7]+[.D1137]+[.G1137])/3" office:value-type="float" office:value="0.494791666666667" calcext:value-type="float">
            <text:p>0.494791666666667</text:p>
          </table:table-cell>
          <table:table-cell table:formula="of:=([.B1137]+[.E1137]+[.H113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38]+[.D1138]+[.G1138])/3" office:value-type="float" office:value="0.489583333333333" calcext:value-type="float">
            <text:p>0.489583333333333</text:p>
          </table:table-cell>
          <table:table-cell table:formula="of:=([.B1138]+[.E1138]+[.H11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39]+[.D1139]+[.G1139])/3" office:value-type="float" office:value="0.489583333333333" calcext:value-type="float">
            <text:p>0.489583333333333</text:p>
          </table:table-cell>
          <table:table-cell table:formula="of:=([.B1139]+[.E1139]+[.H113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40]+[.D1140]+[.G1140])/3" office:value-type="float" office:value="0.494791666666667" calcext:value-type="float">
            <text:p>0.494791666666667</text:p>
          </table:table-cell>
          <table:table-cell table:formula="of:=([.B1140]+[.E1140]+[.H114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41]+[.D1141]+[.G1141])/3" office:value-type="float" office:value="0.489583333333333" calcext:value-type="float">
            <text:p>0.489583333333333</text:p>
          </table:table-cell>
          <table:table-cell table:formula="of:=([.B1141]+[.E1141]+[.H114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2]+[.D1142]+[.G1142])/3" office:value-type="float" office:value="0.484375" calcext:value-type="float">
            <text:p>0.484375</text:p>
          </table:table-cell>
          <table:table-cell table:formula="of:=([.B1142]+[.E1142]+[.H114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3]+[.D1143]+[.G1143])/3" office:value-type="float" office:value="0.494791666666667" calcext:value-type="float">
            <text:p>0.494791666666667</text:p>
          </table:table-cell>
          <table:table-cell table:formula="of:=([.B1143]+[.E1143]+[.H114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4]+[.D1144]+[.G1144])/3" office:value-type="float" office:value="0.494791666666667" calcext:value-type="float">
            <text:p>0.494791666666667</text:p>
          </table:table-cell>
          <table:table-cell table:formula="of:=([.B1144]+[.E1144]+[.H114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5]+[.D1145]+[.G1145])/3" office:value-type="float" office:value="0.489583333333333" calcext:value-type="float">
            <text:p>0.489583333333333</text:p>
          </table:table-cell>
          <table:table-cell table:formula="of:=([.B1145]+[.E1145]+[.H114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6]+[.D1146]+[.G1146])/3" office:value-type="float" office:value="0.489583333333333" calcext:value-type="float">
            <text:p>0.489583333333333</text:p>
          </table:table-cell>
          <table:table-cell table:formula="of:=([.B1146]+[.E1146]+[.H114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47]+[.D1147]+[.G1147])/3" office:value-type="float" office:value="0.489583333333333" calcext:value-type="float">
            <text:p>0.489583333333333</text:p>
          </table:table-cell>
          <table:table-cell table:formula="of:=([.B1147]+[.E1147]+[.H114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48]+[.D1148]+[.G1148])/3" office:value-type="float" office:value="0.484375" calcext:value-type="float">
            <text:p>0.484375</text:p>
          </table:table-cell>
          <table:table-cell table:formula="of:=([.B1148]+[.E1148]+[.H114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49]+[.D1149]+[.G1149])/3" office:value-type="float" office:value="0.494791666666667" calcext:value-type="float">
            <text:p>0.494791666666667</text:p>
          </table:table-cell>
          <table:table-cell table:formula="of:=([.B1149]+[.E1149]+[.H114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0]+[.D1150]+[.G1150])/3" office:value-type="float" office:value="0.494791666666667" calcext:value-type="float">
            <text:p>0.494791666666667</text:p>
          </table:table-cell>
          <table:table-cell table:formula="of:=([.B1150]+[.E1150]+[.H115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51]+[.D1151]+[.G1151])/3" office:value-type="float" office:value="0.484375" calcext:value-type="float">
            <text:p>0.484375</text:p>
          </table:table-cell>
          <table:table-cell table:formula="of:=([.B1151]+[.E1151]+[.H115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52]+[.D1152]+[.G1152])/3" office:value-type="float" office:value="0.494791666666667" calcext:value-type="float">
            <text:p>0.494791666666667</text:p>
          </table:table-cell>
          <table:table-cell table:formula="of:=([.B1152]+[.E1152]+[.H115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53]+[.D1153]+[.G1153])/3" office:value-type="float" office:value="0.484375" calcext:value-type="float">
            <text:p>0.484375</text:p>
          </table:table-cell>
          <table:table-cell table:formula="of:=([.B1153]+[.E1153]+[.H115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4]+[.D1154]+[.G1154])/3" office:value-type="float" office:value="0.479166666666667" calcext:value-type="float">
            <text:p>0.479166666666667</text:p>
          </table:table-cell>
          <table:table-cell table:formula="of:=([.B1154]+[.E1154]+[.H115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5]+[.D1155]+[.G1155])/3" office:value-type="float" office:value="0.489583333333333" calcext:value-type="float">
            <text:p>0.489583333333333</text:p>
          </table:table-cell>
          <table:table-cell table:formula="of:=([.B1155]+[.E1155]+[.H115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6]+[.D1156]+[.G1156])/3" office:value-type="float" office:value="0.484375" calcext:value-type="float">
            <text:p>0.484375</text:p>
          </table:table-cell>
          <table:table-cell table:formula="of:=([.B1156]+[.E1156]+[.H115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7]+[.D1157]+[.G1157])/3" office:value-type="float" office:value="0.489583333333333" calcext:value-type="float">
            <text:p>0.489583333333333</text:p>
          </table:table-cell>
          <table:table-cell table:formula="of:=([.B1157]+[.E1157]+[.H115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58]+[.D1158]+[.G1158])/3" office:value-type="float" office:value="0.473958333333333" calcext:value-type="float">
            <text:p>0.473958333333333</text:p>
          </table:table-cell>
          <table:table-cell table:formula="of:=([.B1158]+[.E1158]+[.H115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59]+[.D1159]+[.G1159])/3" office:value-type="float" office:value="0.484375" calcext:value-type="float">
            <text:p>0.484375</text:p>
          </table:table-cell>
          <table:table-cell table:formula="of:=([.B1159]+[.E1159]+[.H115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60]+[.D1160]+[.G1160])/3" office:value-type="float" office:value="0.489583333333333" calcext:value-type="float">
            <text:p>0.489583333333333</text:p>
          </table:table-cell>
          <table:table-cell table:formula="of:=([.B1160]+[.E1160]+[.H116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1]+[.D1161]+[.G1161])/3" office:value-type="float" office:value="0.479166666666667" calcext:value-type="float">
            <text:p>0.479166666666667</text:p>
          </table:table-cell>
          <table:table-cell table:formula="of:=([.B1161]+[.E1161]+[.H116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62]+[.D1162]+[.G1162])/3" office:value-type="float" office:value="0.489583333333333" calcext:value-type="float">
            <text:p>0.489583333333333</text:p>
          </table:table-cell>
          <table:table-cell table:formula="of:=([.B1162]+[.E1162]+[.H116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3]+[.D1163]+[.G1163])/3" office:value-type="float" office:value="0.489583333333333" calcext:value-type="float">
            <text:p>0.489583333333333</text:p>
          </table:table-cell>
          <table:table-cell table:formula="of:=([.B1163]+[.E1163]+[.H11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4]+[.D1164]+[.G1164])/3" office:value-type="float" office:value="0.479166666666667" calcext:value-type="float">
            <text:p>0.479166666666667</text:p>
          </table:table-cell>
          <table:table-cell table:formula="of:=([.B1164]+[.E1164]+[.H116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65]+[.D1165]+[.G1165])/3" office:value-type="float" office:value="0.489583333333333" calcext:value-type="float">
            <text:p>0.489583333333333</text:p>
          </table:table-cell>
          <table:table-cell table:formula="of:=([.B1165]+[.E1165]+[.H116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6]+[.D1166]+[.G1166])/3" office:value-type="float" office:value="0.5" calcext:value-type="float">
            <text:p>0.5</text:p>
          </table:table-cell>
          <table:table-cell table:formula="of:=([.B1166]+[.E1166]+[.H116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67]+[.D1167]+[.G1167])/3" office:value-type="float" office:value="0.5" calcext:value-type="float">
            <text:p>0.5</text:p>
          </table:table-cell>
          <table:table-cell table:formula="of:=([.B1167]+[.E1167]+[.H116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8]+[.D1168]+[.G1168])/3" office:value-type="float" office:value="0.479166666666667" calcext:value-type="float">
            <text:p>0.479166666666667</text:p>
          </table:table-cell>
          <table:table-cell table:formula="of:=([.B1168]+[.E1168]+[.H116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69]+[.D1169]+[.G1169])/3" office:value-type="float" office:value="0.484375" calcext:value-type="float">
            <text:p>0.484375</text:p>
          </table:table-cell>
          <table:table-cell table:formula="of:=([.B1169]+[.E1169]+[.H116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0]+[.D1170]+[.G1170])/3" office:value-type="float" office:value="0.510416666666667" calcext:value-type="float">
            <text:p>0.510416666666667</text:p>
          </table:table-cell>
          <table:table-cell table:formula="of:=([.B1170]+[.E1170]+[.H117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1]+[.D1171]+[.G1171])/3" office:value-type="float" office:value="0.515625" calcext:value-type="float">
            <text:p>0.515625</text:p>
          </table:table-cell>
          <table:table-cell table:formula="of:=([.B1171]+[.E1171]+[.H117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2]+[.D1172]+[.G1172])/3" office:value-type="float" office:value="0.515625" calcext:value-type="float">
            <text:p>0.515625</text:p>
          </table:table-cell>
          <table:table-cell table:formula="of:=([.B1172]+[.E1172]+[.H117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73]+[.D1173]+[.G1173])/3" office:value-type="float" office:value="0.552083333333333" calcext:value-type="float">
            <text:p>0.552083333333333</text:p>
          </table:table-cell>
          <table:table-cell table:formula="of:=([.B1173]+[.E1173]+[.H117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74]+[.D1174]+[.G1174])/3" office:value-type="float" office:value="0.59375" calcext:value-type="float">
            <text:p>0.59375</text:p>
          </table:table-cell>
          <table:table-cell table:formula="of:=([.B1174]+[.E1174]+[.H117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5]+[.D1175]+[.G1175])/3" office:value-type="float" office:value="0.614583333333333" calcext:value-type="float">
            <text:p>0.614583333333333</text:p>
          </table:table-cell>
          <table:table-cell table:formula="of:=([.B1175]+[.E1175]+[.H117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6]+[.D1176]+[.G1176])/3" office:value-type="float" office:value="0.651041666666667" calcext:value-type="float">
            <text:p>0.651041666666667</text:p>
          </table:table-cell>
          <table:table-cell table:formula="of:=([.B1176]+[.E1176]+[.H117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03125" calcext:value-type="float">
            <text:p>1.20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7]+[.D1177]+[.G1177])/3" office:value-type="float" office:value="0.734375" calcext:value-type="float">
            <text:p>0.734375</text:p>
          </table:table-cell>
          <table:table-cell table:formula="of:=([.B1177]+[.E1177]+[.H11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3125" calcext:value-type="float">
            <text:p>1.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78]+[.D1178]+[.G1178])/3" office:value-type="float" office:value="0.864583333333333" calcext:value-type="float">
            <text:p>0.864583333333333</text:p>
          </table:table-cell>
          <table:table-cell table:formula="of:=([.B1178]+[.E1178]+[.H117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1.265625" calcext:value-type="float">
            <text:p>1.26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79]+[.D1179]+[.G1179])/3" office:value-type="float" office:value="0.963541666666667" calcext:value-type="float">
            <text:p>0.963541666666667</text:p>
          </table:table-cell>
          <table:table-cell table:formula="of:=([.B1179]+[.E1179]+[.H117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1875" calcext:value-type="float">
            <text:p>1.2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80]+[.D1180]+[.G1180])/3" office:value-type="float" office:value="0.984375" calcext:value-type="float">
            <text:p>0.984375</text:p>
          </table:table-cell>
          <table:table-cell table:formula="of:=([.B1180]+[.E1180]+[.H11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1]+[.D1181]+[.G1181])/3" office:value-type="float" office:value="1.07291666666667" calcext:value-type="float">
            <text:p>1.07291666666667</text:p>
          </table:table-cell>
          <table:table-cell table:formula="of:=([.B1181]+[.E1181]+[.H11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453125" calcext:value-type="float">
            <text:p>1.45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2]+[.D1182]+[.G1182])/3" office:value-type="float" office:value="1.078125" calcext:value-type="float">
            <text:p>1.078125</text:p>
          </table:table-cell>
          <table:table-cell table:formula="of:=([.B1182]+[.E1182]+[.H118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1.4375" calcext:value-type="float">
            <text:p>1.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3]+[.D1183]+[.G1183])/3" office:value-type="float" office:value="1.39583333333333" calcext:value-type="float">
            <text:p>1.39583333333333</text:p>
          </table:table-cell>
          <table:table-cell table:formula="of:=([.B1183]+[.E1183]+[.H118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1.875" calcext:value-type="float">
            <text:p>1.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4]+[.D1184]+[.G1184])/3" office:value-type="float" office:value="1.55729166666667" calcext:value-type="float">
            <text:p>1.55729166666667</text:p>
          </table:table-cell>
          <table:table-cell table:formula="of:=([.B1184]+[.E1184]+[.H118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1.53125" calcext:value-type="float">
            <text:p>1.5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5]+[.D1185]+[.G1185])/3" office:value-type="float" office:value="0.875" calcext:value-type="float">
            <text:p>0.875</text:p>
          </table:table-cell>
          <table:table-cell table:formula="of:=([.B1185]+[.E1185]+[.H118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46875" calcext:value-type="float">
            <text:p>0.0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6]+[.D1186]+[.G1186])/3" office:value-type="float" office:value="0.484375" calcext:value-type="float">
            <text:p>0.484375</text:p>
          </table:table-cell>
          <table:table-cell table:formula="of:=([.B1186]+[.E1186]+[.H118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87]+[.D1187]+[.G1187])/3" office:value-type="float" office:value="0.244791666666667" calcext:value-type="float">
            <text:p>0.244791666666667</text:p>
          </table:table-cell>
          <table:table-cell table:formula="of:=([.B1187]+[.E1187]+[.H118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328125" calcext:value-type="float">
            <text:p>-0.32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88]+[.D1188]+[.G1188])/3" office:value-type="float" office:value="0.0416666666666667" calcext:value-type="float">
            <text:p>0.041666666666667</text:p>
          </table:table-cell>
          <table:table-cell table:formula="of:=([.B1188]+[.E1188]+[.H11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765625" calcext:value-type="float">
            <text:p>-0.7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89]+[.D1189]+[.G1189])/3" office:value-type="float" office:value="-0.223958333333333" calcext:value-type="float">
            <text:p>-0.223958333333333</text:p>
          </table:table-cell>
          <table:table-cell table:formula="of:=([.B1189]+[.E1189]+[.H118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0]+[.D1190]+[.G1190])/3" office:value-type="float" office:value="-0.359375" calcext:value-type="float">
            <text:p>-0.359375</text:p>
          </table:table-cell>
          <table:table-cell table:formula="of:=([.B1190]+[.E1190]+[.H119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96875" calcext:value-type="float">
            <text:p>-1.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375" calcext:value-type="float">
            <text:p>-0.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34375" calcext:value-type="float">
            <text:p>-0.23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1]+[.D1191]+[.G1191])/3" office:value-type="float" office:value="-0.859375" calcext:value-type="float">
            <text:p>-0.859375</text:p>
          </table:table-cell>
          <table:table-cell table:formula="of:=([.B1191]+[.E1191]+[.H119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640625" calcext:value-type="float">
            <text:p>-1.6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2]+[.D1192]+[.G1192])/3" office:value-type="float" office:value="-0.729166666666667" calcext:value-type="float">
            <text:p>-0.729166666666667</text:p>
          </table:table-cell>
          <table:table-cell table:formula="of:=([.B1192]+[.E1192]+[.H11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6875" calcext:value-type="float">
            <text:p>-1.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25" calcext:value-type="float">
            <text:p>-0.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93]+[.D1193]+[.G1193])/3" office:value-type="float" office:value="-0.734375" calcext:value-type="float">
            <text:p>-0.734375</text:p>
          </table:table-cell>
          <table:table-cell table:formula="of:=([.B1193]+[.E1193]+[.H119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-0.484375" calcext:value-type="float">
            <text:p>-0.48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194]+[.D1194]+[.G1194])/3" office:value-type="float" office:value="-0.265625" calcext:value-type="float">
            <text:p>-0.265625</text:p>
          </table:table-cell>
          <table:table-cell table:formula="of:=([.B1194]+[.E1194]+[.H119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5]+[.D1195]+[.G1195])/3" office:value-type="float" office:value="-0.0885416666666667" calcext:value-type="float">
            <text:p>-0.088541666666667</text:p>
          </table:table-cell>
          <table:table-cell table:formula="of:=([.B1195]+[.E1195]+[.H119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40625" calcext:value-type="float">
            <text:p>-0.1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6]+[.D1196]+[.G1196])/3" office:value-type="float" office:value="0.0208333333333333" calcext:value-type="float">
            <text:p>0.020833333333333</text:p>
          </table:table-cell>
          <table:table-cell table:formula="of:=([.B1196]+[.E1196]+[.H119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1.09375" calcext:value-type="float">
            <text:p>-1.0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7]+[.D1197]+[.G1197])/3" office:value-type="float" office:value="-0.078125" calcext:value-type="float">
            <text:p>-0.078125</text:p>
          </table:table-cell>
          <table:table-cell table:formula="of:=([.B1197]+[.E1197]+[.H119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8]+[.D1198]+[.G1198])/3" office:value-type="float" office:value="-0.21875" calcext:value-type="float">
            <text:p>-0.21875</text:p>
          </table:table-cell>
          <table:table-cell table:formula="of:=([.B1198]+[.E1198]+[.H119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1.125" calcext:value-type="float">
            <text:p>-1.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199]+[.D1199]+[.G1199])/3" office:value-type="float" office:value="-0.34375" calcext:value-type="float">
            <text:p>-0.34375</text:p>
          </table:table-cell>
          <table:table-cell table:formula="of:=([.B1199]+[.E1199]+[.H119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234375" calcext:value-type="float">
            <text:p>-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0]+[.D1200]+[.G1200])/3" office:value-type="float" office:value="-0.34375" calcext:value-type="float">
            <text:p>-0.34375</text:p>
          </table:table-cell>
          <table:table-cell table:formula="of:=([.B1200]+[.E1200]+[.H120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90625" calcext:value-type="float">
            <text:p>-0.9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1]+[.D1201]+[.G1201])/3" office:value-type="float" office:value="-0.432291666666667" calcext:value-type="float">
            <text:p>-0.432291666666667</text:p>
          </table:table-cell>
          <table:table-cell table:formula="of:=([.B1201]+[.E1201]+[.H120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02]+[.D1202]+[.G1202])/3" office:value-type="float" office:value="-0.708333333333333" calcext:value-type="float">
            <text:p>-0.708333333333333</text:p>
          </table:table-cell>
          <table:table-cell table:formula="of:=([.B1202]+[.E1202]+[.H120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15625" calcext:value-type="float">
            <text:p>-0.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3]+[.D1203]+[.G1203])/3" office:value-type="float" office:value="-0.786458333333333" calcext:value-type="float">
            <text:p>-0.786458333333333</text:p>
          </table:table-cell>
          <table:table-cell table:formula="of:=([.B1203]+[.E1203]+[.H120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328125" calcext:value-type="float">
            <text:p>-1.32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4]+[.D1204]+[.G1204])/3" office:value-type="float" office:value="-0.630208333333333" calcext:value-type="float">
            <text:p>-0.630208333333333</text:p>
          </table:table-cell>
          <table:table-cell table:formula="of:=([.B1204]+[.E1204]+[.H120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765625" calcext:value-type="float">
            <text:p>-0.7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05]+[.D1205]+[.G1205])/3" office:value-type="float" office:value="-0.463541666666667" calcext:value-type="float">
            <text:p>-0.463541666666667</text:p>
          </table:table-cell>
          <table:table-cell table:formula="of:=([.B1205]+[.E1205]+[.H120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6]+[.D1206]+[.G1206])/3" office:value-type="float" office:value="-0.239583333333333" calcext:value-type="float">
            <text:p>-0.239583333333333</text:p>
          </table:table-cell>
          <table:table-cell table:formula="of:=([.B1206]+[.E1206]+[.H120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07]+[.D1207]+[.G1207])/3" office:value-type="float" office:value="0.0104166666666667" calcext:value-type="float">
            <text:p>0.010416666666667</text:p>
          </table:table-cell>
          <table:table-cell table:formula="of:=([.B1207]+[.E1207]+[.H120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8]+[.D1208]+[.G1208])/3" office:value-type="float" office:value="0.109375" calcext:value-type="float">
            <text:p>0.109375</text:p>
          </table:table-cell>
          <table:table-cell table:formula="of:=([.B1208]+[.E1208]+[.H120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09]+[.D1209]+[.G1209])/3" office:value-type="float" office:value="0.0416666666666667" calcext:value-type="float">
            <text:p>0.041666666666667</text:p>
          </table:table-cell>
          <table:table-cell table:formula="of:=([.B1209]+[.E1209]+[.H1209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296875" calcext:value-type="float">
            <text:p>0.296875</text:p>
          </table:table-cell>
          <table:table-cell/>
          <table:table-cell office:value-type="float" office:value="-1.03125" calcext:value-type="float">
            <text:p>-1.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10]+[.D1210]+[.G1210])/3" office:value-type="float" office:value="-0.0833333333333333" calcext:value-type="float">
            <text:p>-0.083333333333333</text:p>
          </table:table-cell>
          <table:table-cell table:formula="of:=([.B1210]+[.E1210]+[.H121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1]+[.D1211]+[.G1211])/3" office:value-type="float" office:value="-0.588541666666667" calcext:value-type="float">
            <text:p>-0.588541666666667</text:p>
          </table:table-cell>
          <table:table-cell table:formula="of:=([.B1211]+[.E1211]+[.H121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15625" calcext:value-type="float">
            <text:p>-1.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2]+[.D1212]+[.G1212])/3" office:value-type="float" office:value="-0.796875" calcext:value-type="float">
            <text:p>-0.796875</text:p>
          </table:table-cell>
          <table:table-cell table:formula="of:=([.B1212]+[.E1212]+[.H121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78125" calcext:value-type="float">
            <text:p>-1.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3125" calcext:value-type="float">
            <text:p>-0.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3]+[.D1213]+[.G1213])/3" office:value-type="float" office:value="-0.947916666666667" calcext:value-type="float">
            <text:p>-0.947916666666667</text:p>
          </table:table-cell>
          <table:table-cell table:formula="of:=([.B1213]+[.E1213]+[.H121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265625" calcext:value-type="float">
            <text:p>-1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4]+[.D1214]+[.G1214])/3" office:value-type="float" office:value="-0.651041666666667" calcext:value-type="float">
            <text:p>-0.651041666666667</text:p>
          </table:table-cell>
          <table:table-cell table:formula="of:=([.B1214]+[.E1214]+[.H121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234375" calcext:value-type="float">
            <text:p>-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5]+[.D1215]+[.G1215])/3" office:value-type="float" office:value="-0.307291666666667" calcext:value-type="float">
            <text:p>-0.307291666666667</text:p>
          </table:table-cell>
          <table:table-cell table:formula="of:=([.B1215]+[.E1215]+[.H121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6]+[.D1216]+[.G1216])/3" office:value-type="float" office:value="-0.161458333333333" calcext:value-type="float">
            <text:p>-0.161458333333333</text:p>
          </table:table-cell>
          <table:table-cell table:formula="of:=([.B1216]+[.E1216]+[.H121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7]+[.D1217]+[.G1217])/3" office:value-type="float" office:value="-0.0104166666666667" calcext:value-type="float">
            <text:p>-0.010416666666667</text:p>
          </table:table-cell>
          <table:table-cell table:formula="of:=([.B1217]+[.E1217]+[.H121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21875" calcext:value-type="float">
            <text:p>1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18]+[.D1218]+[.G1218])/3" office:value-type="float" office:value="0.119791666666667" calcext:value-type="float">
            <text:p>0.119791666666667</text:p>
          </table:table-cell>
          <table:table-cell table:formula="of:=([.B1218]+[.E1218]+[.H12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19]+[.D1219]+[.G1219])/3" office:value-type="float" office:value="0.0572916666666667" calcext:value-type="float">
            <text:p>0.057291666666667</text:p>
          </table:table-cell>
          <table:table-cell table:formula="of:=([.B1219]+[.E1219]+[.H121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0]+[.D1220]+[.G1220])/3" office:value-type="float" office:value="-0.0885416666666667" calcext:value-type="float">
            <text:p>-0.088541666666667</text:p>
          </table:table-cell>
          <table:table-cell table:formula="of:=([.B1220]+[.E1220]+[.H122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890625" calcext:value-type="float">
            <text:p>-0.89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21]+[.D1221]+[.G1221])/3" office:value-type="float" office:value="-0.526041666666667" calcext:value-type="float">
            <text:p>-0.526041666666667</text:p>
          </table:table-cell>
          <table:table-cell table:formula="of:=([.B1221]+[.E1221]+[.H122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046875" calcext:value-type="float">
            <text:p>-1.04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2]+[.D1222]+[.G1222])/3" office:value-type="float" office:value="-0.723958333333333" calcext:value-type="float">
            <text:p>-0.723958333333333</text:p>
          </table:table-cell>
          <table:table-cell table:formula="of:=([.B1222]+[.E1222]+[.H12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765625" calcext:value-type="float">
            <text:p>-1.7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3]+[.D1223]+[.G1223])/3" office:value-type="float" office:value="-0.973958333333333" calcext:value-type="float">
            <text:p>-0.973958333333333</text:p>
          </table:table-cell>
          <table:table-cell table:formula="of:=([.B1223]+[.E1223]+[.H12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4375" calcext:value-type="float">
            <text:p>-1.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4]+[.D1224]+[.G1224])/3" office:value-type="float" office:value="-0.765625" calcext:value-type="float">
            <text:p>-0.765625</text:p>
          </table:table-cell>
          <table:table-cell table:formula="of:=([.B1224]+[.E1224]+[.H122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484375" calcext:value-type="float">
            <text:p>-0.48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5]+[.D1225]+[.G1225])/3" office:value-type="float" office:value="-0.447916666666667" calcext:value-type="float">
            <text:p>-0.447916666666667</text:p>
          </table:table-cell>
          <table:table-cell table:formula="of:=([.B1225]+[.E1225]+[.H122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-0.1875" calcext:value-type="float">
            <text:p>-0.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26]+[.D1226]+[.G1226])/3" office:value-type="float" office:value="-0.375" calcext:value-type="float">
            <text:p>-0.375</text:p>
          </table:table-cell>
          <table:table-cell table:formula="of:=([.B1226]+[.E1226]+[.H122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1.140625" calcext:value-type="float">
            <text:p>1.1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27]+[.D1227]+[.G1227])/3" office:value-type="float" office:value="0.135416666666667" calcext:value-type="float">
            <text:p>0.135416666666667</text:p>
          </table:table-cell>
          <table:table-cell table:formula="of:=([.B1227]+[.E1227]+[.H122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8]+[.D1228]+[.G1228])/3" office:value-type="float" office:value="0.260416666666667" calcext:value-type="float">
            <text:p>0.260416666666667</text:p>
          </table:table-cell>
          <table:table-cell table:formula="of:=([.B1228]+[.E1228]+[.H122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29]+[.D1229]+[.G1229])/3" office:value-type="float" office:value="0.15625" calcext:value-type="float">
            <text:p>0.15625</text:p>
          </table:table-cell>
          <table:table-cell table:formula="of:=([.B1229]+[.E1229]+[.H122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0]+[.D1230]+[.G1230])/3" office:value-type="float" office:value="-0.161458333333333" calcext:value-type="float">
            <text:p>-0.161458333333333</text:p>
          </table:table-cell>
          <table:table-cell table:formula="of:=([.B1230]+[.E1230]+[.H12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6875" calcext:value-type="float">
            <text:p>-0.6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1]+[.D1231]+[.G1231])/3" office:value-type="float" office:value="-0.375" calcext:value-type="float">
            <text:p>-0.375</text:p>
          </table:table-cell>
          <table:table-cell table:formula="of:=([.B1231]+[.E1231]+[.H123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484375" calcext:value-type="float">
            <text:p>-0.48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2]+[.D1232]+[.G1232])/3" office:value-type="float" office:value="-0.869791666666667" calcext:value-type="float">
            <text:p>-0.869791666666667</text:p>
          </table:table-cell>
          <table:table-cell table:formula="of:=([.B1232]+[.E1232]+[.H123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3]+[.D1233]+[.G1233])/3" office:value-type="float" office:value="-0.973958333333333" calcext:value-type="float">
            <text:p>-0.973958333333333</text:p>
          </table:table-cell>
          <table:table-cell table:formula="of:=([.B1233]+[.E1233]+[.H123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0625" calcext:value-type="float">
            <text:p>-1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34]+[.D1234]+[.G1234])/3" office:value-type="float" office:value="-0.546875" calcext:value-type="float">
            <text:p>-0.546875</text:p>
          </table:table-cell>
          <table:table-cell table:formula="of:=([.B1234]+[.E1234]+[.H123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4375" calcext:value-type="float">
            <text:p>-0.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5]+[.D1235]+[.G1235])/3" office:value-type="float" office:value="-0.411458333333333" calcext:value-type="float">
            <text:p>-0.411458333333333</text:p>
          </table:table-cell>
          <table:table-cell table:formula="of:=([.B1235]+[.E1235]+[.H123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6]+[.D1236]+[.G1236])/3" office:value-type="float" office:value="-0.03125" calcext:value-type="float">
            <text:p>-0.03125</text:p>
          </table:table-cell>
          <table:table-cell table:formula="of:=([.B1236]+[.E1236]+[.H123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37]+[.D1237]+[.G1237])/3" office:value-type="float" office:value="0.177083333333333" calcext:value-type="float">
            <text:p>0.177083333333333</text:p>
          </table:table-cell>
          <table:table-cell table:formula="of:=([.B1237]+[.E1237]+[.H123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6875" calcext:value-type="float">
            <text:p>-0.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046875" calcext:value-type="float">
            <text:p>0.046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38]+[.D1238]+[.G1238])/3" office:value-type="float" office:value="0.0260416666666667" calcext:value-type="float">
            <text:p>0.026041666666667</text:p>
          </table:table-cell>
          <table:table-cell table:formula="of:=([.B1238]+[.E1238]+[.H123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39]+[.D1239]+[.G1239])/3" office:value-type="float" office:value="-0.0989583333333333" calcext:value-type="float">
            <text:p>-0.098958333333333</text:p>
          </table:table-cell>
          <table:table-cell table:formula="of:=([.B1239]+[.E1239]+[.H123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6875" calcext:value-type="float">
            <text:p>-0.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40]+[.D1240]+[.G1240])/3" office:value-type="float" office:value="-0.0989583333333334" calcext:value-type="float">
            <text:p>-0.098958333333333</text:p>
          </table:table-cell>
          <table:table-cell table:formula="of:=([.B1240]+[.E1240]+[.H124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4375" calcext:value-type="float">
            <text:p>-0.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41]+[.D1241]+[.G1241])/3" office:value-type="float" office:value="-0.182291666666667" calcext:value-type="float">
            <text:p>-0.182291666666667</text:p>
          </table:table-cell>
          <table:table-cell table:formula="of:=([.B1241]+[.E1241]+[.H124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953125" calcext:value-type="float">
            <text:p>-0.95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42]+[.D1242]+[.G1242])/3" office:value-type="float" office:value="-0.588541666666667" calcext:value-type="float">
            <text:p>-0.588541666666667</text:p>
          </table:table-cell>
          <table:table-cell table:formula="of:=([.B1242]+[.E1242]+[.H124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1.046875" calcext:value-type="float">
            <text:p>-1.0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43]+[.D1243]+[.G1243])/3" office:value-type="float" office:value="-0.682291666666667" calcext:value-type="float">
            <text:p>-0.682291666666667</text:p>
          </table:table-cell>
          <table:table-cell table:formula="of:=([.B1243]+[.E1243]+[.H124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44]+[.D1244]+[.G1244])/3" office:value-type="float" office:value="-0.708333333333333" calcext:value-type="float">
            <text:p>-0.708333333333333</text:p>
          </table:table-cell>
          <table:table-cell table:formula="of:=([.B1244]+[.E1244]+[.H124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578125" calcext:value-type="float">
            <text:p>-0.5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45]+[.D1245]+[.G1245])/3" office:value-type="float" office:value="-0.479166666666667" calcext:value-type="float">
            <text:p>-0.479166666666667</text:p>
          </table:table-cell>
          <table:table-cell table:formula="of:=([.B1245]+[.E1245]+[.H1245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46]+[.D1246]+[.G1246])/3" office:value-type="float" office:value="-0.130208333333333" calcext:value-type="float">
            <text:p>-0.130208333333333</text:p>
          </table:table-cell>
          <table:table-cell table:formula="of:=([.B1246]+[.E1246]+[.H124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247]+[.D1247]+[.G1247])/3" office:value-type="float" office:value="0.0729166666666667" calcext:value-type="float">
            <text:p>0.072916666666667</text:p>
          </table:table-cell>
          <table:table-cell table:formula="of:=([.B1247]+[.E1247]+[.H124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248]+[.D1248]+[.G1248])/3" office:value-type="float" office:value="0.0833333333333333" calcext:value-type="float">
            <text:p>0.083333333333333</text:p>
          </table:table-cell>
          <table:table-cell table:formula="of:=([.B1248]+[.E1248]+[.H1248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-0.984375" calcext:value-type="float">
            <text:p>-0.98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249]+[.D1249]+[.G1249])/3" office:value-type="float" office:value="-0.015625" calcext:value-type="float">
            <text:p>-0.015625</text:p>
          </table:table-cell>
          <table:table-cell table:formula="of:=([.B1249]+[.E1249]+[.H1249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250]+[.D1250]+[.G1250])/3" office:value-type="float" office:value="-0.15625" calcext:value-type="float">
            <text:p>-0.15625</text:p>
          </table:table-cell>
          <table:table-cell table:formula="of:=([.B1250]+[.E1250]+[.H1250])/3"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1251]+[.D1251]+[.G1251])/3" office:value-type="float" office:value="-0.557291666666667" calcext:value-type="float">
            <text:p>-0.557291666666667</text:p>
          </table:table-cell>
          <table:table-cell table:formula="of:=([.B1251]+[.E1251]+[.H1251])/3" office:value-type="float" office:value="0.614583333333333" calcext:value-type="float">
            <text:p>0.614583333333333</text:p>
          </table:table-cell>
        </table:table-row>
        <table:table-row table:style-name="ro1">
          <table:table-cell office:value-type="float" office:value="-1.09375" calcext:value-type="float">
            <text:p>-1.093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252]+[.D1252]+[.G1252])/3" office:value-type="float" office:value="-0.755208333333333" calcext:value-type="float">
            <text:p>-0.755208333333333</text:p>
          </table:table-cell>
          <table:table-cell table:formula="of:=([.B1252]+[.E1252]+[.H1252])/3" office:value-type="float" office:value="0.614583333333333" calcext:value-type="float">
            <text:p>0.614583333333333</text:p>
          </table:table-cell>
        </table:table-row>
        <table:table-row table:style-name="ro1">
          <table:table-cell office:value-type="float" office:value="-1.578125" calcext:value-type="float">
            <text:p>-1.578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1253]+[.D1253]+[.G1253])/3" office:value-type="float" office:value="-0.770833333333333" calcext:value-type="float">
            <text:p>-0.770833333333333</text:p>
          </table:table-cell>
          <table:table-cell table:formula="of:=([.B1253]+[.E1253]+[.H1253])/3" office:value-type="float" office:value="0.822916666666667" calcext:value-type="float">
            <text:p>0.822916666666667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1.0625" calcext:value-type="float">
            <text:p>1.062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([.A1254]+[.D1254]+[.G1254])/3" office:value-type="float" office:value="-0.46875" calcext:value-type="float">
            <text:p>-0.46875</text:p>
          </table:table-cell>
          <table:table-cell table:formula="of:=([.B1254]+[.E1254]+[.H1254])/3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255]+[.D1255]+[.G1255])/3" office:value-type="float" office:value="-0.0729166666666667" calcext:value-type="float">
            <text:p>-0.072916666666667</text:p>
          </table:table-cell>
          <table:table-cell table:formula="of:=([.B1255]+[.E1255]+[.H1255])/3" office:value-type="float" office:value="0.776041666666667" calcext:value-type="float">
            <text:p>0.776041666666667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1256]+[.D1256]+[.G1256])/3" office:value-type="float" office:value="0.0572916666666666" calcext:value-type="float">
            <text:p>0.057291666666667</text:p>
          </table:table-cell>
          <table:table-cell table:formula="of:=([.B1256]+[.E1256]+[.H1256])/3"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1.390625" calcext:value-type="float">
            <text:p>1.390625</text:p>
          </table:table-cell>
          <table:table-cell/>
          <table:table-cell office:value-type="float" office:value="-0.609375" calcext:value-type="float">
            <text:p>-0.60937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1257]+[.D1257]+[.G1257])/3" office:value-type="float" office:value="0.0208333333333333" calcext:value-type="float">
            <text:p>0.020833333333333</text:p>
          </table:table-cell>
          <table:table-cell table:formula="of:=([.B1257]+[.E1257]+[.H1257])/3" office:value-type="float" office:value="0.901041666666667" calcext:value-type="float">
            <text:p>0.901041666666667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1.328125" calcext:value-type="float">
            <text:p>1.328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258]+[.D1258]+[.G1258])/3" office:value-type="float" office:value="0.0572916666666667" calcext:value-type="float">
            <text:p>0.057291666666667</text:p>
          </table:table-cell>
          <table:table-cell table:formula="of:=([.B1258]+[.E1258]+[.H1258])/3"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1.21875" calcext:value-type="float">
            <text:p>1.21875</text:p>
          </table:table-cell>
          <table:table-cell/>
          <table:table-cell office:value-type="float" office:value="-1.046875" calcext:value-type="float">
            <text:p>-1.0468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259]+[.D1259]+[.G1259])/3" office:value-type="float" office:value="-0.0520833333333333" calcext:value-type="float">
            <text:p>-0.052083333333333</text:p>
          </table:table-cell>
          <table:table-cell table:formula="of:=([.B1259]+[.E1259]+[.H1259])/3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260]+[.D1260]+[.G1260])/3" office:value-type="float" office:value="0" calcext:value-type="float">
            <text:p>0</text:p>
          </table:table-cell>
          <table:table-cell table:formula="of:=([.B1260]+[.E1260]+[.H1260])/3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-0.890625" calcext:value-type="float">
            <text:p>-0.890625</text:p>
          </table:table-cell>
          <table:table-cell office:value-type="float" office:value="1.140625" calcext:value-type="float">
            <text:p>1.140625</text:p>
          </table:table-cell>
          <table:table-cell/>
          <table:table-cell office:value-type="float" office:value="-0.609375" calcext:value-type="float">
            <text:p>-0.6093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1261]+[.D1261]+[.G1261])/3" office:value-type="float" office:value="-0.411458333333333" calcext:value-type="float">
            <text:p>-0.411458333333333</text:p>
          </table:table-cell>
          <table:table-cell table:formula="of:=([.B1261]+[.E1261]+[.H1261])/3" office:value-type="float" office:value="0.604166666666667" calcext:value-type="float">
            <text:p>0.604166666666667</text:p>
          </table:table-cell>
        </table:table-row>
        <table:table-row table:style-name="ro1">
          <table:table-cell office:value-type="float" office:value="-0.78125" calcext:value-type="float">
            <text:p>-0.7812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046875" calcext:value-type="float">
            <text:p>-0.046875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([.A1262]+[.D1262]+[.G1262])/3" office:value-type="float" office:value="-0.489583333333333" calcext:value-type="float">
            <text:p>-0.489583333333333</text:p>
          </table:table-cell>
          <table:table-cell table:formula="of:=([.B1262]+[.E1262]+[.H1262])/3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([.A1263]+[.D1263]+[.G1263])/3" office:value-type="float" office:value="-0.604166666666667" calcext:value-type="float">
            <text:p>-0.604166666666667</text:p>
          </table:table-cell>
          <table:table-cell table:formula="of:=([.B1263]+[.E1263]+[.H1263])/3" office:value-type="float" office:value="0.411458333333333" calcext:value-type="float">
            <text:p>0.411458333333333</text:p>
          </table:table-cell>
        </table:table-row>
        <table:table-row table:style-name="ro1">
          <table:table-cell office:value-type="float" office:value="-1.015625" calcext:value-type="float">
            <text:p>-1.0156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078125" calcext:value-type="float">
            <text:p>0.078125</text:p>
          </table:table-cell>
          <table:table-cell/>
          <table:table-cell table:formula="of:=([.A1264]+[.D1264]+[.G1264])/3" office:value-type="float" office:value="-0.510416666666667" calcext:value-type="float">
            <text:p>-0.510416666666667</text:p>
          </table:table-cell>
          <table:table-cell table:formula="of:=([.B1264]+[.E1264]+[.H1264])/3" office:value-type="float" office:value="0.380208333333333" calcext:value-type="float">
            <text:p>0.380208333333333</text:p>
          </table:table-cell>
        </table:table-row>
        <table:table-row table:style-name="ro1">
          <table:table-cell office:value-type="float" office:value="-0.578125" calcext:value-type="float">
            <text:p>-0.57812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1265]+[.D1265]+[.G1265])/3" office:value-type="float" office:value="-0.260416666666667" calcext:value-type="float">
            <text:p>-0.260416666666667</text:p>
          </table:table-cell>
          <table:table-cell table:formula="of:=([.B1265]+[.E1265]+[.H1265])/3" office:value-type="float" office:value="0.302083333333333" calcext:value-type="float">
            <text:p>0.302083333333333</text:p>
          </table:table-cell>
        </table:table-row>
        <table:table-row table:style-name="ro1">
          <table:table-cell office:value-type="float" office:value="-0.484375" calcext:value-type="float">
            <text:p>-0.4843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66]+[.D1266]+[.G1266])/3" office:value-type="float" office:value="-0.166666666666667" calcext:value-type="float">
            <text:p>-0.166666666666667</text:p>
          </table:table-cell>
          <table:table-cell table:formula="of:=([.B1266]+[.E1266]+[.H1266])/3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-0.390625" calcext:value-type="float">
            <text:p>-0.390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1267]+[.D1267]+[.G1267])/3" office:value-type="float" office:value="-0.140625" calcext:value-type="float">
            <text:p>-0.140625</text:p>
          </table:table-cell>
          <table:table-cell table:formula="of:=([.B1267]+[.E1267]+[.H1267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1268]+[.D1268]+[.G1268])/3" office:value-type="float" office:value="-0.015625" calcext:value-type="float">
            <text:p>-0.015625</text:p>
          </table:table-cell>
          <table:table-cell table:formula="of:=([.B1268]+[.E1268]+[.H1268])/3" office:value-type="float" office:value="0.078125" calcext:value-type="float">
            <text:p>0.078125</text:p>
          </table:table-cell>
        </table:table-row>
        <table:table-row table:style-name="ro1">
          <table:table-cell table:number-columns-repeated="2" office:value-type="float" office:value="0.171875" calcext:value-type="float">
            <text:p>0.171875</text:p>
          </table:table-cell>
          <table:table-cell/>
          <table:table-cell office:value-type="float" office:value="-0.421875" calcext:value-type="float">
            <text:p>-0.421875</text:p>
          </table:table-cell>
          <table:table-cell office:value-type="float" office:value="-0.296875" calcext:value-type="float">
            <text:p>-0.296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269]+[.D1269]+[.G1269])/3" office:value-type="float" office:value="0.0989583333333333" calcext:value-type="float">
            <text:p>0.098958333333333</text:p>
          </table:table-cell>
          <table:table-cell table:formula="of:=([.B1269]+[.E1269]+[.H1269])/3" office:value-type="float" office:value="0.0729166666666667" calcext:value-type="float">
            <text:p>0.07291666666666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270]+[.D1270]+[.G1270])/3" office:value-type="float" office:value="0.229166666666667" calcext:value-type="float">
            <text:p>0.229166666666667</text:p>
          </table:table-cell>
          <table:table-cell table:formula="of:=([.B1270]+[.E1270]+[.H1270])/3" office:value-type="float" office:value="-0.140625" calcext:value-type="float">
            <text:p>-0.14062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1271]+[.D1271]+[.G1271])/3" office:value-type="float" office:value="0.270833333333333" calcext:value-type="float">
            <text:p>0.270833333333333</text:p>
          </table:table-cell>
          <table:table-cell table:formula="of:=([.B1271]+[.E1271]+[.H1271])/3" office:value-type="float" office:value="-0.322916666666667" calcext:value-type="float">
            <text:p>-0.322916666666667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-1.125" calcext:value-type="float">
            <text:p>-1.12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390625" calcext:value-type="float">
            <text:p>-0.390625</text:p>
          </table:table-cell>
          <table:table-cell/>
          <table:table-cell table:formula="of:=([.A1272]+[.D1272]+[.G1272])/3" office:value-type="float" office:value="0.291666666666667" calcext:value-type="float">
            <text:p>0.291666666666667</text:p>
          </table:table-cell>
          <table:table-cell table:formula="of:=([.B1272]+[.E1272]+[.H1272])/3" office:value-type="float" office:value="-0.765625" calcext:value-type="float">
            <text:p>-0.76562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-1.0625" calcext:value-type="float">
            <text:p>-1.0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4375" calcext:value-type="float">
            <text:p>-0.4375</text:p>
          </table:table-cell>
          <table:table-cell/>
          <table:table-cell table:formula="of:=([.A1273]+[.D1273]+[.G1273])/3" office:value-type="float" office:value="0.453125" calcext:value-type="float">
            <text:p>0.453125</text:p>
          </table:table-cell>
          <table:table-cell table:formula="of:=([.B1273]+[.E1273]+[.H1273])/3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-0.140625" calcext:value-type="float">
            <text:p>-0.14062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078125" calcext:value-type="float">
            <text:p>0.078125</text:p>
          </table:table-cell>
          <table:table-cell/>
          <table:table-cell table:formula="of:=([.A1274]+[.D1274]+[.G1274])/3" office:value-type="float" office:value="0.411458333333333" calcext:value-type="float">
            <text:p>0.411458333333333</text:p>
          </table:table-cell>
          <table:table-cell table:formula="of:=([.B1274]+[.E1274]+[.H1274])/3" office:value-type="float" office:value="-0.385416666666667" calcext:value-type="float">
            <text:p>-0.38541666666666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-0.140625" calcext:value-type="float">
            <text:p>-0.140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1275]+[.D1275]+[.G1275])/3" office:value-type="float" office:value="0.380208333333333" calcext:value-type="float">
            <text:p>0.380208333333333</text:p>
          </table:table-cell>
          <table:table-cell table:formula="of:=([.B1275]+[.E1275]+[.H1275])/3" office:value-type="float" office:value="-0.286458333333333" calcext:value-type="float">
            <text:p>-0.286458333333333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1.171875" calcext:value-type="float">
            <text:p>1.1718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1276]+[.D1276]+[.G1276])/3" office:value-type="float" office:value="0.65625" calcext:value-type="float">
            <text:p>0.65625</text:p>
          </table:table-cell>
          <table:table-cell table:formula="of:=([.B1276]+[.E1276]+[.H1276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1.046875" calcext:value-type="float">
            <text:p>1.0468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277]+[.D1277]+[.G1277])/3" office:value-type="float" office:value="0.5" calcext:value-type="float">
            <text:p>0.5</text:p>
          </table:table-cell>
          <table:table-cell table:formula="of:=([.B1277]+[.E1277]+[.H1277])/3" office:value-type="float" office:value="0.0989583333333334" calcext:value-type="float">
            <text:p>0.0989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1.1875" calcext:value-type="float">
            <text:p>1.1875</text:p>
          </table:table-cell>
          <table:table-cell office:value-type="float" office:value="-0.0625" calcext:value-type="float">
            <text:p>-0.0625</text:p>
          </table:table-cell>
          <table:table-cell/>
          <table:table-cell table:formula="of:=([.A1278]+[.D1278]+[.G1278])/3" office:value-type="float" office:value="0.609375" calcext:value-type="float">
            <text:p>0.609375</text:p>
          </table:table-cell>
          <table:table-cell table:formula="of:=([.B1278]+[.E1278]+[.H1278])/3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.109375" calcext:value-type="float">
            <text:p>-1.109375</text:p>
          </table:table-cell>
          <table:table-cell/>
          <table:table-cell office:value-type="float" office:value="1.46875" calcext:value-type="float">
            <text:p>1.4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formula="of:=([.A1279]+[.D1279]+[.G1279])/3" office:value-type="float" office:value="0.802083333333333" calcext:value-type="float">
            <text:p>0.802083333333333</text:p>
          </table:table-cell>
          <table:table-cell table:formula="of:=([.B1279]+[.E1279]+[.H1279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280]+[.D1280]+[.G1280])/3" office:value-type="float" office:value="0.609375" calcext:value-type="float">
            <text:p>0.609375</text:p>
          </table:table-cell>
          <table:table-cell table:formula="of:=([.B1280]+[.E1280]+[.H1280])/3" office:value-type="float" office:value="-0.0520833333333334" calcext:value-type="float">
            <text:p>-0.052083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1281]+[.D1281]+[.G1281])/3" office:value-type="float" office:value="0.489583333333333" calcext:value-type="float">
            <text:p>0.489583333333333</text:p>
          </table:table-cell>
          <table:table-cell table:formula="of:=([.B1281]+[.E1281]+[.H1281])/3" office:value-type="float" office:value="-0.265625" calcext:value-type="float">
            <text:p>-0.26562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282]+[.D1282]+[.G1282])/3" office:value-type="float" office:value="0.729166666666667" calcext:value-type="float">
            <text:p>0.729166666666667</text:p>
          </table:table-cell>
          <table:table-cell table:formula="of:=([.B1282]+[.E1282]+[.H1282])/3" office:value-type="float" office:value="-0.390625" calcext:value-type="float">
            <text:p>-0.390625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1.046875" calcext:value-type="float">
            <text:p>1.046875</text:p>
          </table:table-cell>
          <table:table-cell office:value-type="float" office:value="-0.28125" calcext:value-type="float">
            <text:p>-0.28125</text:p>
          </table:table-cell>
          <table:table-cell/>
          <table:table-cell table:formula="of:=([.A1283]+[.D1283]+[.G1283])/3" office:value-type="float" office:value="0.848958333333333" calcext:value-type="float">
            <text:p>0.848958333333333</text:p>
          </table:table-cell>
          <table:table-cell table:formula="of:=([.B1283]+[.E1283]+[.H1283])/3" office:value-type="float" office:value="-0.661458333333333" calcext:value-type="float">
            <text:p>-0.661458333333333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-0.375" calcext:value-type="float">
            <text:p>-0.375</text:p>
          </table:table-cell>
          <table:table-cell/>
          <table:table-cell table:formula="of:=([.A1284]+[.D1284]+[.G1284])/3" office:value-type="float" office:value="0.671875" calcext:value-type="float">
            <text:p>0.671875</text:p>
          </table:table-cell>
          <table:table-cell table:formula="of:=([.B1284]+[.E1284]+[.H1284])/3" office:value-type="float" office:value="-0.71875" calcext:value-type="float">
            <text:p>-0.71875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285]+[.D1285]+[.G1285])/3" office:value-type="float" office:value="0.598958333333333" calcext:value-type="float">
            <text:p>0.598958333333333</text:p>
          </table:table-cell>
          <table:table-cell table:formula="of:=([.B1285]+[.E1285]+[.H1285])/3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-0.28125" calcext:value-type="float">
            <text:p>-0.2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286]+[.D1286]+[.G1286])/3" office:value-type="float" office:value="0.635416666666667" calcext:value-type="float">
            <text:p>0.635416666666667</text:p>
          </table:table-cell>
          <table:table-cell table:formula="of:=([.B1286]+[.E1286]+[.H1286])/3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287]+[.D1287]+[.G1287])/3" office:value-type="float" office:value="0.697916666666667" calcext:value-type="float">
            <text:p>0.697916666666667</text:p>
          </table:table-cell>
          <table:table-cell table:formula="of:=([.B1287]+[.E1287]+[.H1287])/3" office:value-type="float" office:value="-0.0572916666666667" calcext:value-type="float">
            <text:p>-0.05729166666666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288]+[.D1288]+[.G1288])/3" office:value-type="float" office:value="0.671875" calcext:value-type="float">
            <text:p>0.671875</text:p>
          </table:table-cell>
          <table:table-cell table:formula="of:=([.B1288]+[.E1288]+[.H1288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1289]+[.D1289]+[.G1289])/3" office:value-type="float" office:value="0.567708333333333" calcext:value-type="float">
            <text:p>0.567708333333333</text:p>
          </table:table-cell>
          <table:table-cell table:formula="of:=([.B1289]+[.E1289]+[.H1289])/3" office:value-type="float" office:value="0.0364583333333333" calcext:value-type="float">
            <text:p>0.036458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290]+[.D1290]+[.G1290])/3" office:value-type="float" office:value="0.552083333333333" calcext:value-type="float">
            <text:p>0.552083333333333</text:p>
          </table:table-cell>
          <table:table-cell table:formula="of:=([.B1290]+[.E1290]+[.H1290])/3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91]+[.D1291]+[.G1291])/3" office:value-type="float" office:value="0.546875" calcext:value-type="float">
            <text:p>0.546875</text:p>
          </table:table-cell>
          <table:table-cell table:formula="of:=([.B1291]+[.E1291]+[.H1291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292]+[.D1292]+[.G1292])/3" office:value-type="float" office:value="0.515625" calcext:value-type="float">
            <text:p>0.515625</text:p>
          </table:table-cell>
          <table:table-cell table:formula="of:=([.B1292]+[.E1292]+[.H1292])/3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1293]+[.D1293]+[.G1293])/3" office:value-type="float" office:value="0.552083333333333" calcext:value-type="float">
            <text:p>0.552083333333333</text:p>
          </table:table-cell>
          <table:table-cell table:formula="of:=([.B1293]+[.E1293]+[.H1293])/3" office:value-type="float" office:value="-0.291666666666667" calcext:value-type="float">
            <text:p>-0.291666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1294]+[.D1294]+[.G1294])/3" office:value-type="float" office:value="0.578125" calcext:value-type="float">
            <text:p>0.578125</text:p>
          </table:table-cell>
          <table:table-cell table:formula="of:=([.B1294]+[.E1294]+[.H1294])/3" office:value-type="float" office:value="-0.567708333333333" calcext:value-type="float">
            <text:p>-0.56770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.078125" calcext:value-type="float">
            <text:p>-1.0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-0.40625" calcext:value-type="float">
            <text:p>-0.40625</text:p>
          </table:table-cell>
          <table:table-cell/>
          <table:table-cell table:formula="of:=([.A1295]+[.D1295]+[.G1295])/3" office:value-type="float" office:value="0.552083333333333" calcext:value-type="float">
            <text:p>0.552083333333333</text:p>
          </table:table-cell>
          <table:table-cell table:formula="of:=([.B1295]+[.E1295]+[.H1295])/3" office:value-type="float" office:value="-0.734375" calcext:value-type="float">
            <text:p>-0.73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1296]+[.D1296]+[.G1296])/3" office:value-type="float" office:value="0.520833333333333" calcext:value-type="float">
            <text:p>0.520833333333333</text:p>
          </table:table-cell>
          <table:table-cell table:formula="of:=([.B1296]+[.E1296]+[.H1296])/3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297]+[.D1297]+[.G1297])/3" office:value-type="float" office:value="0.484375" calcext:value-type="float">
            <text:p>0.484375</text:p>
          </table:table-cell>
          <table:table-cell table:formula="of:=([.B1297]+[.E1297]+[.H1297])/3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298]+[.D1298]+[.G1298])/3" office:value-type="float" office:value="0.484375" calcext:value-type="float">
            <text:p>0.484375</text:p>
          </table:table-cell>
          <table:table-cell table:formula="of:=([.B1298]+[.E1298]+[.H1298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299]+[.D1299]+[.G1299])/3" office:value-type="float" office:value="0.505208333333333" calcext:value-type="float">
            <text:p>0.505208333333333</text:p>
          </table:table-cell>
          <table:table-cell table:formula="of:=([.B1299]+[.E1299]+[.H1299])/3" office:value-type="float" office:value="0.0104166666666667" calcext:value-type="float">
            <text:p>0.0104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300]+[.D1300]+[.G1300])/3" office:value-type="float" office:value="0.520833333333333" calcext:value-type="float">
            <text:p>0.520833333333333</text:p>
          </table:table-cell>
          <table:table-cell table:formula="of:=([.B1300]+[.E1300]+[.H1300])/3" office:value-type="float" office:value="0.145833333333333" calcext:value-type="float">
            <text:p>0.14583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01]+[.D1301]+[.G1301])/3" office:value-type="float" office:value="0.526041666666667" calcext:value-type="float">
            <text:p>0.526041666666667</text:p>
          </table:table-cell>
          <table:table-cell table:formula="of:=([.B1301]+[.E1301]+[.H1301])/3"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302]+[.D1302]+[.G1302])/3" office:value-type="float" office:value="0.510416666666667" calcext:value-type="float">
            <text:p>0.510416666666667</text:p>
          </table:table-cell>
          <table:table-cell table:formula="of:=([.B1302]+[.E1302]+[.H1302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21875" calcext:value-type="float">
            <text:p>-0.21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303]+[.D1303]+[.G1303])/3" office:value-type="float" office:value="0.510416666666667" calcext:value-type="float">
            <text:p>0.510416666666667</text:p>
          </table:table-cell>
          <table:table-cell table:formula="of:=([.B1303]+[.E1303]+[.H1303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1304]+[.D1304]+[.G1304])/3" office:value-type="float" office:value="0.53125" calcext:value-type="float">
            <text:p>0.53125</text:p>
          </table:table-cell>
          <table:table-cell table:formula="of:=([.B1304]+[.E1304]+[.H1304])/3" office:value-type="float" office:value="-0.515625" calcext:value-type="float">
            <text:p>-0.5156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1305]+[.D1305]+[.G1305])/3" office:value-type="float" office:value="0.520833333333333" calcext:value-type="float">
            <text:p>0.520833333333333</text:p>
          </table:table-cell>
          <table:table-cell table:formula="of:=([.B1305]+[.E1305]+[.H1305])/3" office:value-type="float" office:value="-0.505208333333333" calcext:value-type="float">
            <text:p>-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1.046875" calcext:value-type="float">
            <text:p>-1.04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1306]+[.D1306]+[.G1306])/3" office:value-type="float" office:value="0.536458333333333" calcext:value-type="float">
            <text:p>0.536458333333333</text:p>
          </table:table-cell>
          <table:table-cell table:formula="of:=([.B1306]+[.E1306]+[.H1306])/3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307]+[.D1307]+[.G1307])/3" office:value-type="float" office:value="0.541666666666667" calcext:value-type="float">
            <text:p>0.541666666666667</text:p>
          </table:table-cell>
          <table:table-cell table:formula="of:=([.B1307]+[.E1307]+[.H1307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308]+[.D1308]+[.G1308])/3" office:value-type="float" office:value="0.526041666666667" calcext:value-type="float">
            <text:p>0.526041666666667</text:p>
          </table:table-cell>
          <table:table-cell table:formula="of:=([.B1308]+[.E1308]+[.H1308])/3" office:value-type="float" office:value="-0.322916666666667" calcext:value-type="float">
            <text:p>-0.3229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309]+[.D1309]+[.G1309])/3" office:value-type="float" office:value="0.520833333333333" calcext:value-type="float">
            <text:p>0.520833333333333</text:p>
          </table:table-cell>
          <table:table-cell table:formula="of:=([.B1309]+[.E1309]+[.H1309])/3" office:value-type="float" office:value="-0.229166666666667" calcext:value-type="float">
            <text:p>-0.2291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310]+[.D1310]+[.G1310])/3" office:value-type="float" office:value="0.526041666666667" calcext:value-type="float">
            <text:p>0.526041666666667</text:p>
          </table:table-cell>
          <table:table-cell table:formula="of:=([.B1310]+[.E1310]+[.H1310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11]+[.D1311]+[.G1311])/3" office:value-type="float" office:value="0.536458333333333" calcext:value-type="float">
            <text:p>0.536458333333333</text:p>
          </table:table-cell>
          <table:table-cell table:formula="of:=([.B1311]+[.E1311]+[.H1311])/3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1312]+[.D1312]+[.G1312])/3" office:value-type="float" office:value="0.53125" calcext:value-type="float">
            <text:p>0.53125</text:p>
          </table:table-cell>
          <table:table-cell table:formula="of:=([.B1312]+[.E1312]+[.H1312])/3" office:value-type="float" office:value="0.177083333333333" calcext:value-type="float">
            <text:p>0.1770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13]+[.D1313]+[.G1313])/3" office:value-type="float" office:value="0.526041666666667" calcext:value-type="float">
            <text:p>0.526041666666667</text:p>
          </table:table-cell>
          <table:table-cell table:formula="of:=([.B1313]+[.E1313]+[.H1313])/3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14]+[.D1314]+[.G1314])/3" office:value-type="float" office:value="0.53125" calcext:value-type="float">
            <text:p>0.53125</text:p>
          </table:table-cell>
          <table:table-cell table:formula="of:=([.B1314]+[.E1314]+[.H1314])/3" office:value-type="float" office:value="-0.0416666666666667" calcext:value-type="float">
            <text:p>-0.0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1315]+[.D1315]+[.G1315])/3" office:value-type="float" office:value="0.536458333333333" calcext:value-type="float">
            <text:p>0.536458333333333</text:p>
          </table:table-cell>
          <table:table-cell table:formula="of:=([.B1315]+[.E1315]+[.H1315])/3" office:value-type="float" office:value="-0.359375" calcext:value-type="float">
            <text:p>-0.359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.078125" calcext:value-type="float">
            <text:p>-1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546875" calcext:value-type="float">
            <text:p>-0.546875</text:p>
          </table:table-cell>
          <table:table-cell/>
          <table:table-cell table:formula="of:=([.A1316]+[.D1316]+[.G1316])/3" office:value-type="float" office:value="0.53125" calcext:value-type="float">
            <text:p>0.53125</text:p>
          </table:table-cell>
          <table:table-cell table:formula="of:=([.B1316]+[.E1316]+[.H1316])/3" office:value-type="float" office:value="-0.807291666666667" calcext:value-type="float">
            <text:p>-0.8072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1317]+[.D1317]+[.G1317])/3" office:value-type="float" office:value="0.526041666666667" calcext:value-type="float">
            <text:p>0.526041666666667</text:p>
          </table:table-cell>
          <table:table-cell table:formula="of:=([.B1317]+[.E1317]+[.H1317])/3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1318]+[.D1318]+[.G1318])/3" office:value-type="float" office:value="0.541666666666667" calcext:value-type="float">
            <text:p>0.541666666666667</text:p>
          </table:table-cell>
          <table:table-cell table:formula="of:=([.B1318]+[.E1318]+[.H1318])/3" office:value-type="float" office:value="-0.385416666666667" calcext:value-type="float">
            <text:p>-0.3854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319]+[.D1319]+[.G1319])/3" office:value-type="float" office:value="0.536458333333333" calcext:value-type="float">
            <text:p>0.536458333333333</text:p>
          </table:table-cell>
          <table:table-cell table:formula="of:=([.B1319]+[.E1319]+[.H1319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320]+[.D1320]+[.G1320])/3" office:value-type="float" office:value="0.515625" calcext:value-type="float">
            <text:p>0.515625</text:p>
          </table:table-cell>
          <table:table-cell table:formula="of:=([.B1320]+[.E1320]+[.H1320])/3" office:value-type="float" office:value="-0.0729166666666667" calcext:value-type="float">
            <text:p>-0.0729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1321]+[.D1321]+[.G1321])/3" office:value-type="float" office:value="0.53125" calcext:value-type="float">
            <text:p>0.53125</text:p>
          </table:table-cell>
          <table:table-cell table:formula="of:=([.B1321]+[.E1321]+[.H1321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322]+[.D1322]+[.G1322])/3" office:value-type="float" office:value="0.53125" calcext:value-type="float">
            <text:p>0.53125</text:p>
          </table:table-cell>
          <table:table-cell table:formula="of:=([.B1322]+[.E1322]+[.H1322])/3" office:value-type="float" office:value="0.260416666666667" calcext:value-type="float">
            <text:p>0.26041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1323]+[.D1323]+[.G1323])/3" office:value-type="float" office:value="0.520833333333333" calcext:value-type="float">
            <text:p>0.520833333333333</text:p>
          </table:table-cell>
          <table:table-cell table:formula="of:=([.B1323]+[.E1323]+[.H1323])/3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324]+[.D1324]+[.G1324])/3" office:value-type="float" office:value="0.526041666666667" calcext:value-type="float">
            <text:p>0.526041666666667</text:p>
          </table:table-cell>
          <table:table-cell table:formula="of:=([.B1324]+[.E1324]+[.H1324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1325]+[.D1325]+[.G1325])/3" office:value-type="float" office:value="0.536458333333333" calcext:value-type="float">
            <text:p>0.536458333333333</text:p>
          </table:table-cell>
          <table:table-cell table:formula="of:=([.B1325]+[.E1325]+[.H1325])/3" office:value-type="float" office:value="-0.411458333333333" calcext:value-type="float">
            <text:p>-0.411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171875" calcext:value-type="float">
            <text:p>-0.171875</text:p>
          </table:table-cell>
          <table:table-cell/>
          <table:table-cell table:formula="of:=([.A1326]+[.D1326]+[.G1326])/3" office:value-type="float" office:value="0.536458333333333" calcext:value-type="float">
            <text:p>0.536458333333333</text:p>
          </table:table-cell>
          <table:table-cell table:formula="of:=([.B1326]+[.E1326]+[.H1326])/3" office:value-type="float" office:value="-0.609375" calcext:value-type="float">
            <text:p>-0.6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1.09375" calcext:value-type="float">
            <text:p>-1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0625" calcext:value-type="float">
            <text:p>-0.0625</text:p>
          </table:table-cell>
          <table:table-cell/>
          <table:table-cell table:formula="of:=([.A1327]+[.D1327]+[.G1327])/3" office:value-type="float" office:value="0.536458333333333" calcext:value-type="float">
            <text:p>0.536458333333333</text:p>
          </table:table-cell>
          <table:table-cell table:formula="of:=([.B1327]+[.E1327]+[.H1327])/3" office:value-type="float" office:value="-0.630208333333333" calcext:value-type="float">
            <text:p>-0.63020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1328]+[.D1328]+[.G1328])/3" office:value-type="float" office:value="0.536458333333333" calcext:value-type="float">
            <text:p>0.536458333333333</text:p>
          </table:table-cell>
          <table:table-cell table:formula="of:=([.B1328]+[.E1328]+[.H1328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329]+[.D1329]+[.G1329])/3" office:value-type="float" office:value="0.536458333333333" calcext:value-type="float">
            <text:p>0.536458333333333</text:p>
          </table:table-cell>
          <table:table-cell table:formula="of:=([.B1329]+[.E1329]+[.H1329])/3" office:value-type="float" office:value="-0.177083333333333" calcext:value-type="float">
            <text:p>-0.1770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330]+[.D1330]+[.G1330])/3" office:value-type="float" office:value="0.53125" calcext:value-type="float">
            <text:p>0.53125</text:p>
          </table:table-cell>
          <table:table-cell table:formula="of:=([.B1330]+[.E1330]+[.H1330])/3" office:value-type="float" office:value="-0.151041666666667" calcext:value-type="float">
            <text:p>-0.15104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1.09375" calcext:value-type="float">
            <text:p>-1.09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331]+[.D1331]+[.G1331])/3" office:value-type="float" office:value="0.541666666666667" calcext:value-type="float">
            <text:p>0.541666666666667</text:p>
          </table:table-cell>
          <table:table-cell table:formula="of:=([.B1331]+[.E1331]+[.H1331])/3" office:value-type="float" office:value="-0.208333333333333" calcext:value-type="float">
            <text:p>-0.20833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332]+[.D1332]+[.G1332])/3" office:value-type="float" office:value="0.536458333333333" calcext:value-type="float">
            <text:p>0.536458333333333</text:p>
          </table:table-cell>
          <table:table-cell table:formula="of:=([.B1332]+[.E1332]+[.H1332])/3" office:value-type="float" office:value="0.0208333333333333" calcext:value-type="float">
            <text:p>0.0208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333]+[.D1333]+[.G1333])/3" office:value-type="float" office:value="0.526041666666667" calcext:value-type="float">
            <text:p>0.526041666666667</text:p>
          </table:table-cell>
          <table:table-cell table:formula="of:=([.B1333]+[.E1333]+[.H1333])/3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953125" calcext:value-type="float">
            <text:p>-0.953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34]+[.D1334]+[.G1334])/3" office:value-type="float" office:value="0.520833333333333" calcext:value-type="float">
            <text:p>0.520833333333333</text:p>
          </table:table-cell>
          <table:table-cell table:formula="of:=([.B1334]+[.E1334]+[.H1334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5625" calcext:value-type="float">
            <text:p>-0.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5" calcext:value-type="float">
            <text:p>-0.75</text:p>
          </table:table-cell>
          <table:table-cell/>
          <table:table-cell table:number-columns-repeated="2" office:value-type="float" office:value="0.625" calcext:value-type="float">
            <text:p>0.625</text:p>
          </table:table-cell>
          <table:table-cell/>
          <table:table-cell table:formula="of:=([.A1335]+[.D1335]+[.G1335])/3" office:value-type="float" office:value="0.536458333333333" calcext:value-type="float">
            <text:p>0.536458333333333</text:p>
          </table:table-cell>
          <table:table-cell table:formula="of:=([.B1335]+[.E1335]+[.H1335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03125" calcext:value-type="float">
            <text:p>-0.03125</text:p>
          </table:table-cell>
          <table:table-cell/>
          <table:table-cell table:formula="of:=([.A1336]+[.D1336]+[.G1336])/3" office:value-type="float" office:value="0.53125" calcext:value-type="float">
            <text:p>0.53125</text:p>
          </table:table-cell>
          <table:table-cell table:formula="of:=([.B1336]+[.E1336]+[.H1336])/3" office:value-type="float" office:value="-0.520833333333333" calcext:value-type="float">
            <text:p>-0.520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984375" calcext:value-type="float">
            <text:p>-0.984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34375" calcext:value-type="float">
            <text:p>-0.34375</text:p>
          </table:table-cell>
          <table:table-cell/>
          <table:table-cell table:formula="of:=([.A1337]+[.D1337]+[.G1337])/3" office:value-type="float" office:value="0.520833333333333" calcext:value-type="float">
            <text:p>0.520833333333333</text:p>
          </table:table-cell>
          <table:table-cell table:formula="of:=([.B1337]+[.E1337]+[.H1337])/3" office:value-type="float" office:value="-0.708333333333333" calcext:value-type="float">
            <text:p>-0.7083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338]+[.D1338]+[.G1338])/3" office:value-type="float" office:value="0.53125" calcext:value-type="float">
            <text:p>0.53125</text:p>
          </table:table-cell>
          <table:table-cell table:formula="of:=([.B1338]+[.E1338]+[.H1338])/3" office:value-type="float" office:value="-0.541666666666667" calcext:value-type="float">
            <text:p>-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339]+[.D1339]+[.G1339])/3" office:value-type="float" office:value="0.53125" calcext:value-type="float">
            <text:p>0.53125</text:p>
          </table:table-cell>
          <table:table-cell table:formula="of:=([.B1339]+[.E1339]+[.H1339])/3" office:value-type="float" office:value="-0.359375" calcext:value-type="float">
            <text:p>-0.359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40]+[.D1340]+[.G1340])/3" office:value-type="float" office:value="0.526041666666667" calcext:value-type="float">
            <text:p>0.526041666666667</text:p>
          </table:table-cell>
          <table:table-cell table:formula="of:=([.B1340]+[.E1340]+[.H1340])/3" office:value-type="float" office:value="-0.197916666666667" calcext:value-type="float">
            <text:p>-0.1979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41]+[.D1341]+[.G1341])/3" office:value-type="float" office:value="0.526041666666667" calcext:value-type="float">
            <text:p>0.526041666666667</text:p>
          </table:table-cell>
          <table:table-cell table:formula="of:=([.B1341]+[.E1341]+[.H1341])/3" office:value-type="float" office:value="-0.192708333333333" calcext:value-type="float">
            <text:p>-0.19270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53125" calcext:value-type="float">
            <text:p>-0.953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342]+[.D1342]+[.G1342])/3" office:value-type="float" office:value="0.53125" calcext:value-type="float">
            <text:p>0.53125</text:p>
          </table:table-cell>
          <table:table-cell table:formula="of:=([.B1342]+[.E1342]+[.H1342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43]+[.D1343]+[.G1343])/3" office:value-type="float" office:value="0.536458333333333" calcext:value-type="float">
            <text:p>0.536458333333333</text:p>
          </table:table-cell>
          <table:table-cell table:formula="of:=([.B1343]+[.E1343]+[.H1343])/3" office:value-type="float" office:value="0.0572916666666666" calcext:value-type="float">
            <text:p>0.0572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44]+[.D1344]+[.G1344])/3" office:value-type="float" office:value="0.53125" calcext:value-type="float">
            <text:p>0.53125</text:p>
          </table:table-cell>
          <table:table-cell table:formula="of:=([.B1344]+[.E1344]+[.H1344])/3" office:value-type="float" office:value="0.145833333333333" calcext:value-type="float">
            <text:p>0.1458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345]+[.D1345]+[.G1345])/3" office:value-type="float" office:value="0.53125" calcext:value-type="float">
            <text:p>0.53125</text:p>
          </table:table-cell>
          <table:table-cell table:formula="of:=([.B1345]+[.E1345]+[.H1345])/3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46]+[.D1346]+[.G1346])/3" office:value-type="float" office:value="0.53125" calcext:value-type="float">
            <text:p>0.53125</text:p>
          </table:table-cell>
          <table:table-cell table:formula="of:=([.B1346]+[.E1346]+[.H1346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347]+[.D1347]+[.G1347])/3" office:value-type="float" office:value="0.53125" calcext:value-type="float">
            <text:p>0.53125</text:p>
          </table:table-cell>
          <table:table-cell table:formula="of:=([.B1347]+[.E1347]+[.H1347])/3" office:value-type="float" office:value="-0.322916666666667" calcext:value-type="float">
            <text:p>-0.32291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234375" calcext:value-type="float">
            <text:p>-0.234375</text:p>
          </table:table-cell>
          <table:table-cell/>
          <table:table-cell table:formula="of:=([.A1348]+[.D1348]+[.G1348])/3" office:value-type="float" office:value="0.53125" calcext:value-type="float">
            <text:p>0.53125</text:p>
          </table:table-cell>
          <table:table-cell table:formula="of:=([.B1348]+[.E1348]+[.H1348])/3" office:value-type="float" office:value="-0.651041666666667" calcext:value-type="float">
            <text:p>-0.65104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125" calcext:value-type="float">
            <text:p>-0.125</text:p>
          </table:table-cell>
          <table:table-cell/>
          <table:table-cell table:formula="of:=([.A1349]+[.D1349]+[.G1349])/3" office:value-type="float" office:value="0.526041666666667" calcext:value-type="float">
            <text:p>0.526041666666667</text:p>
          </table:table-cell>
          <table:table-cell table:formula="of:=([.B1349]+[.E1349]+[.H1349])/3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350]+[.D1350]+[.G1350])/3" office:value-type="float" office:value="0.536458333333333" calcext:value-type="float">
            <text:p>0.536458333333333</text:p>
          </table:table-cell>
          <table:table-cell table:formula="of:=([.B1350]+[.E1350]+[.H1350])/3" office:value-type="float" office:value="-0.359375" calcext:value-type="float">
            <text:p>-0.35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351]+[.D1351]+[.G1351])/3" office:value-type="float" office:value="0.536458333333333" calcext:value-type="float">
            <text:p>0.536458333333333</text:p>
          </table:table-cell>
          <table:table-cell table:formula="of:=([.B1351]+[.E1351]+[.H1351])/3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352]+[.D1352]+[.G1352])/3" office:value-type="float" office:value="0.53125" calcext:value-type="float">
            <text:p>0.53125</text:p>
          </table:table-cell>
          <table:table-cell table:formula="of:=([.B1352]+[.E1352]+[.H1352])/3" office:value-type="float" office:value="-0.151041666666667" calcext:value-type="float">
            <text:p>-0.151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53]+[.D1353]+[.G1353])/3" office:value-type="float" office:value="0.53125" calcext:value-type="float">
            <text:p>0.53125</text:p>
          </table:table-cell>
          <table:table-cell table:formula="of:=([.B1353]+[.E1353]+[.H1353])/3" office:value-type="float" office:value="-0.145833333333333" calcext:value-type="float">
            <text:p>-0.145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54]+[.D1354]+[.G1354])/3" office:value-type="float" office:value="0.53125" calcext:value-type="float">
            <text:p>0.53125</text:p>
          </table:table-cell>
          <table:table-cell table:formula="of:=([.B1354]+[.E1354]+[.H1354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355]+[.D1355]+[.G1355])/3" office:value-type="float" office:value="0.526041666666667" calcext:value-type="float">
            <text:p>0.526041666666667</text:p>
          </table:table-cell>
          <table:table-cell table:formula="of:=([.B1355]+[.E1355]+[.H1355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56]+[.D1356]+[.G1356])/3" office:value-type="float" office:value="0.53125" calcext:value-type="float">
            <text:p>0.53125</text:p>
          </table:table-cell>
          <table:table-cell table:formula="of:=([.B1356]+[.E1356]+[.H1356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1357]+[.D1357]+[.G1357])/3" office:value-type="float" office:value="0.526041666666667" calcext:value-type="float">
            <text:p>0.526041666666667</text:p>
          </table:table-cell>
          <table:table-cell table:formula="of:=([.B1357]+[.E1357]+[.H1357])/3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1358]+[.D1358]+[.G1358])/3" office:value-type="float" office:value="0.526041666666667" calcext:value-type="float">
            <text:p>0.526041666666667</text:p>
          </table:table-cell>
          <table:table-cell table:formula="of:=([.B1358]+[.E1358]+[.H1358])/3" office:value-type="float" office:value="-0.213541666666667" calcext:value-type="float">
            <text:p>-0.2135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203125" calcext:value-type="float">
            <text:p>-0.203125</text:p>
          </table:table-cell>
          <table:table-cell/>
          <table:table-cell table:formula="of:=([.A1359]+[.D1359]+[.G1359])/3" office:value-type="float" office:value="0.526041666666667" calcext:value-type="float">
            <text:p>0.526041666666667</text:p>
          </table:table-cell>
          <table:table-cell table:formula="of:=([.B1359]+[.E1359]+[.H1359])/3" office:value-type="float" office:value="-0.505208333333333" calcext:value-type="float">
            <text:p>-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125" calcext:value-type="float">
            <text:p>-0.125</text:p>
          </table:table-cell>
          <table:table-cell/>
          <table:table-cell table:formula="of:=([.A1360]+[.D1360]+[.G1360])/3" office:value-type="float" office:value="0.526041666666667" calcext:value-type="float">
            <text:p>0.526041666666667</text:p>
          </table:table-cell>
          <table:table-cell table:formula="of:=([.B1360]+[.E1360]+[.H1360])/3" office:value-type="float" office:value="-0.515625" calcext:value-type="float">
            <text:p>-0.5156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361]+[.D1361]+[.G1361])/3" office:value-type="float" office:value="0.526041666666667" calcext:value-type="float">
            <text:p>0.526041666666667</text:p>
          </table:table-cell>
          <table:table-cell table:formula="of:=([.B1361]+[.E1361]+[.H1361])/3" office:value-type="float" office:value="-0.229166666666667" calcext:value-type="float">
            <text:p>-0.2291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62]+[.D1362]+[.G1362])/3" office:value-type="float" office:value="0.53125" calcext:value-type="float">
            <text:p>0.53125</text:p>
          </table:table-cell>
          <table:table-cell table:formula="of:=([.B1362]+[.E1362]+[.H1362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363]+[.D1363]+[.G1363])/3" office:value-type="float" office:value="0.526041666666667" calcext:value-type="float">
            <text:p>0.526041666666667</text:p>
          </table:table-cell>
          <table:table-cell table:formula="of:=([.B1363]+[.E1363]+[.H1363])/3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375" calcext:value-type="float">
            <text:p>-0.4375</text:p>
          </table:table-cell>
          <table:table-cell/>
          <table:table-cell table:number-columns-repeated="2" office:value-type="float" office:value="0.609375" calcext:value-type="float">
            <text:p>0.609375</text:p>
          </table:table-cell>
          <table:table-cell/>
          <table:table-cell table:formula="of:=([.A1364]+[.D1364]+[.G1364])/3" office:value-type="float" office:value="0.526041666666667" calcext:value-type="float">
            <text:p>0.526041666666667</text:p>
          </table:table-cell>
          <table:table-cell table:formula="of:=([.B1364]+[.E1364]+[.H1364])/3" office:value-type="float" office:value="0.0104166666666667" calcext:value-type="float">
            <text:p>0.0104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365]+[.D1365]+[.G1365])/3" office:value-type="float" office:value="0.526041666666667" calcext:value-type="float">
            <text:p>0.526041666666667</text:p>
          </table:table-cell>
          <table:table-cell table:formula="of:=([.B1365]+[.E1365]+[.H1365])/3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366]+[.D1366]+[.G1366])/3" office:value-type="float" office:value="0.526041666666667" calcext:value-type="float">
            <text:p>0.526041666666667</text:p>
          </table:table-cell>
          <table:table-cell table:formula="of:=([.B1366]+[.E1366]+[.H1366])/3" office:value-type="float" office:value="-0.0572916666666667" calcext:value-type="float">
            <text:p>-0.0572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367]+[.D1367]+[.G1367])/3" office:value-type="float" office:value="0.53125" calcext:value-type="float">
            <text:p>0.53125</text:p>
          </table:table-cell>
          <table:table-cell table:formula="of:=([.B1367]+[.E1367]+[.H1367])/3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368]+[.D1368]+[.G1368])/3" office:value-type="float" office:value="0.526041666666667" calcext:value-type="float">
            <text:p>0.526041666666667</text:p>
          </table:table-cell>
          <table:table-cell table:formula="of:=([.B1368]+[.E1368]+[.H1368])/3" office:value-type="float" office:value="0.244791666666667" calcext:value-type="float">
            <text:p>0.24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1369]+[.D1369]+[.G1369])/3" office:value-type="float" office:value="0.526041666666667" calcext:value-type="float">
            <text:p>0.526041666666667</text:p>
          </table:table-cell>
          <table:table-cell table:formula="of:=([.B1369]+[.E1369]+[.H1369])/3" office:value-type="float" office:value="0.770833333333333" calcext:value-type="float">
            <text:p>0.770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370]+[.D1370]+[.G1370])/3" office:value-type="float" office:value="0.53125" calcext:value-type="float">
            <text:p>0.53125</text:p>
          </table:table-cell>
          <table:table-cell table:formula="of:=([.B1370]+[.E1370]+[.H1370])/3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1875" calcext:value-type="float">
            <text:p>-0.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371]+[.D1371]+[.G1371])/3" office:value-type="float" office:value="0.526041666666667" calcext:value-type="float">
            <text:p>0.526041666666667</text:p>
          </table:table-cell>
          <table:table-cell table:formula="of:=([.B1371]+[.E1371]+[.H1371])/3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1372]+[.D1372]+[.G1372])/3" office:value-type="float" office:value="0.53125" calcext:value-type="float">
            <text:p>0.53125</text:p>
          </table:table-cell>
          <table:table-cell table:formula="of:=([.B1372]+[.E1372]+[.H1372])/3" office:value-type="float" office:value="0.567708333333333" calcext:value-type="float">
            <text:p>0.5677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1373]+[.D1373]+[.G1373])/3" office:value-type="float" office:value="0.526041666666667" calcext:value-type="float">
            <text:p>0.526041666666667</text:p>
          </table:table-cell>
          <table:table-cell table:formula="of:=([.B1373]+[.E1373]+[.H1373])/3" office:value-type="float" office:value="0.572916666666667" calcext:value-type="float">
            <text:p>0.57291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([.A1374]+[.D1374]+[.G1374])/3" office:value-type="float" office:value="0.53125" calcext:value-type="float">
            <text:p>0.53125</text:p>
          </table:table-cell>
          <table:table-cell table:formula="of:=([.B1374]+[.E1374]+[.H1374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375]+[.D1375]+[.G1375])/3" office:value-type="float" office:value="0.520833333333333" calcext:value-type="float">
            <text:p>0.520833333333333</text:p>
          </table:table-cell>
          <table:table-cell table:formula="of:=([.B1375]+[.E1375]+[.H1375])/3"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1.109375" calcext:value-type="float">
            <text:p>1.109375</text:p>
          </table:table-cell>
          <table:table-cell/>
          <table:table-cell table:formula="of:=([.A1376]+[.D1376]+[.G1376])/3" office:value-type="float" office:value="0.520833333333333" calcext:value-type="float">
            <text:p>0.520833333333333</text:p>
          </table:table-cell>
          <table:table-cell table:formula="of:=([.B1376]+[.E1376]+[.H1376])/3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.015625" calcext:value-type="float">
            <text:p>1.015625</text:p>
          </table:table-cell>
          <table:table-cell/>
          <table:table-cell table:formula="of:=([.A1377]+[.D1377]+[.G1377])/3" office:value-type="float" office:value="0.526041666666667" calcext:value-type="float">
            <text:p>0.526041666666667</text:p>
          </table:table-cell>
          <table:table-cell table:formula="of:=([.B1377]+[.E1377]+[.H1377])/3" office:value-type="float" office:value="0.770833333333333" calcext:value-type="float">
            <text:p>0.77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1378]+[.D1378]+[.G1378])/3" office:value-type="float" office:value="0.520833333333333" calcext:value-type="float">
            <text:p>0.520833333333333</text:p>
          </table:table-cell>
          <table:table-cell table:formula="of:=([.B1378]+[.E1378]+[.H1378])/3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379]+[.D1379]+[.G1379])/3" office:value-type="float" office:value="0.526041666666667" calcext:value-type="float">
            <text:p>0.526041666666667</text:p>
          </table:table-cell>
          <table:table-cell table:formula="of:=([.B1379]+[.E1379]+[.H1379])/3" office:value-type="float" office:value="0.723958333333333" calcext:value-type="float">
            <text:p>0.7239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80]+[.D1380]+[.G1380])/3" office:value-type="float" office:value="0.520833333333333" calcext:value-type="float">
            <text:p>0.520833333333333</text:p>
          </table:table-cell>
          <table:table-cell table:formula="of:=([.B1380]+[.E1380]+[.H1380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81]+[.D1381]+[.G1381])/3" office:value-type="float" office:value="0.520833333333333" calcext:value-type="float">
            <text:p>0.520833333333333</text:p>
          </table:table-cell>
          <table:table-cell table:formula="of:=([.B1381]+[.E1381]+[.H1381])/3" office:value-type="float" office:value="0.567708333333333" calcext:value-type="float">
            <text:p>0.5677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382]+[.D1382]+[.G1382])/3" office:value-type="float" office:value="0.526041666666667" calcext:value-type="float">
            <text:p>0.526041666666667</text:p>
          </table:table-cell>
          <table:table-cell table:formula="of:=([.B1382]+[.E1382]+[.H1382])/3" office:value-type="float" office:value="0.604166666666667" calcext:value-type="float">
            <text:p>0.6041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383]+[.D1383]+[.G1383])/3" office:value-type="float" office:value="0.520833333333333" calcext:value-type="float">
            <text:p>0.520833333333333</text:p>
          </table:table-cell>
          <table:table-cell table:formula="of:=([.B1383]+[.E1383]+[.H1383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1384]+[.D1384]+[.G1384])/3" office:value-type="float" office:value="0.526041666666667" calcext:value-type="float">
            <text:p>0.526041666666667</text:p>
          </table:table-cell>
          <table:table-cell table:formula="of:=([.B1384]+[.E1384]+[.H1384])/3" office:value-type="float" office:value="0.692708333333333" calcext:value-type="float">
            <text:p>0.6927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385]+[.D1385]+[.G1385])/3" office:value-type="float" office:value="0.526041666666667" calcext:value-type="float">
            <text:p>0.526041666666667</text:p>
          </table:table-cell>
          <table:table-cell table:formula="of:=([.B1385]+[.E1385]+[.H1385])/3"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386]+[.D1386]+[.G1386])/3" office:value-type="float" office:value="0.53125" calcext:value-type="float">
            <text:p>0.53125</text:p>
          </table:table-cell>
          <table:table-cell table:formula="of:=([.B1386]+[.E1386]+[.H1386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87]+[.D1387]+[.G1387])/3" office:value-type="float" office:value="0.53125" calcext:value-type="float">
            <text:p>0.53125</text:p>
          </table:table-cell>
          <table:table-cell table:formula="of:=([.B1387]+[.E1387]+[.H138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388]+[.D1388]+[.G1388])/3" office:value-type="float" office:value="0.53125" calcext:value-type="float">
            <text:p>0.53125</text:p>
          </table:table-cell>
          <table:table-cell table:formula="of:=([.B1388]+[.E1388]+[.H1388])/3" office:value-type="float" office:value="0.567708333333333" calcext:value-type="float">
            <text:p>0.5677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number-columns-repeated="2" office:value-type="float" office:value="0.734375" calcext:value-type="float">
            <text:p>0.734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389]+[.D1389]+[.G1389])/3" office:value-type="float" office:value="0.53125" calcext:value-type="float">
            <text:p>0.53125</text:p>
          </table:table-cell>
          <table:table-cell table:formula="of:=([.B1389]+[.E1389]+[.H1389])/3" office:value-type="float" office:value="0.598958333333333" calcext:value-type="float">
            <text:p>0.5989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390]+[.D1390]+[.G1390])/3" office:value-type="float" office:value="0.53125" calcext:value-type="float">
            <text:p>0.53125</text:p>
          </table:table-cell>
          <table:table-cell table:formula="of:=([.B1390]+[.E1390]+[.H1390])/3"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391]+[.D1391]+[.G1391])/3" office:value-type="float" office:value="0.526041666666667" calcext:value-type="float">
            <text:p>0.526041666666667</text:p>
          </table:table-cell>
          <table:table-cell table:formula="of:=([.B1391]+[.E1391]+[.H1391])/3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92]+[.D1392]+[.G1392])/3" office:value-type="float" office:value="0.53125" calcext:value-type="float">
            <text:p>0.53125</text:p>
          </table:table-cell>
          <table:table-cell table:formula="of:=([.B1392]+[.E1392]+[.H1392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93]+[.D1393]+[.G1393])/3" office:value-type="float" office:value="0.520833333333333" calcext:value-type="float">
            <text:p>0.520833333333333</text:p>
          </table:table-cell>
          <table:table-cell table:formula="of:=([.B1393]+[.E1393]+[.H139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394]+[.D1394]+[.G1394])/3" office:value-type="float" office:value="0.526041666666667" calcext:value-type="float">
            <text:p>0.526041666666667</text:p>
          </table:table-cell>
          <table:table-cell table:formula="of:=([.B1394]+[.E1394]+[.H1394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395]+[.D1395]+[.G1395])/3" office:value-type="float" office:value="0.526041666666667" calcext:value-type="float">
            <text:p>0.526041666666667</text:p>
          </table:table-cell>
          <table:table-cell table:formula="of:=([.B1395]+[.E1395]+[.H139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396]+[.D1396]+[.G1396])/3" office:value-type="float" office:value="0.526041666666667" calcext:value-type="float">
            <text:p>0.526041666666667</text:p>
          </table:table-cell>
          <table:table-cell table:formula="of:=([.B1396]+[.E1396]+[.H139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97]+[.D1397]+[.G1397])/3" office:value-type="float" office:value="0.526041666666667" calcext:value-type="float">
            <text:p>0.526041666666667</text:p>
          </table:table-cell>
          <table:table-cell table:formula="of:=([.B1397]+[.E1397]+[.H139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98]+[.D1398]+[.G1398])/3" office:value-type="float" office:value="0.526041666666667" calcext:value-type="float">
            <text:p>0.526041666666667</text:p>
          </table:table-cell>
          <table:table-cell table:formula="of:=([.B1398]+[.E1398]+[.H139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399]+[.D1399]+[.G1399])/3" office:value-type="float" office:value="0.526041666666667" calcext:value-type="float">
            <text:p>0.526041666666667</text:p>
          </table:table-cell>
          <table:table-cell table:formula="of:=([.B1399]+[.E1399]+[.H1399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00]+[.D1400]+[.G1400])/3" office:value-type="float" office:value="0.526041666666667" calcext:value-type="float">
            <text:p>0.526041666666667</text:p>
          </table:table-cell>
          <table:table-cell table:formula="of:=([.B1400]+[.E1400]+[.H140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1]+[.D1401]+[.G1401])/3" office:value-type="float" office:value="0.53125" calcext:value-type="float">
            <text:p>0.53125</text:p>
          </table:table-cell>
          <table:table-cell table:formula="of:=([.B1401]+[.E1401]+[.H140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02]+[.D1402]+[.G1402])/3" office:value-type="float" office:value="0.53125" calcext:value-type="float">
            <text:p>0.53125</text:p>
          </table:table-cell>
          <table:table-cell table:formula="of:=([.B1402]+[.E1402]+[.H140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03]+[.D1403]+[.G1403])/3" office:value-type="float" office:value="0.526041666666667" calcext:value-type="float">
            <text:p>0.526041666666667</text:p>
          </table:table-cell>
          <table:table-cell table:formula="of:=([.B1403]+[.E1403]+[.H140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4]+[.D1404]+[.G1404])/3" office:value-type="float" office:value="0.526041666666667" calcext:value-type="float">
            <text:p>0.526041666666667</text:p>
          </table:table-cell>
          <table:table-cell table:formula="of:=([.B1404]+[.E1404]+[.H140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5]+[.D1405]+[.G1405])/3" office:value-type="float" office:value="0.536458333333333" calcext:value-type="float">
            <text:p>0.536458333333333</text:p>
          </table:table-cell>
          <table:table-cell table:formula="of:=([.B1405]+[.E1405]+[.H140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6]+[.D1406]+[.G1406])/3" office:value-type="float" office:value="0.536458333333333" calcext:value-type="float">
            <text:p>0.536458333333333</text:p>
          </table:table-cell>
          <table:table-cell table:formula="of:=([.B1406]+[.E1406]+[.H140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7]+[.D1407]+[.G1407])/3" office:value-type="float" office:value="0.520833333333333" calcext:value-type="float">
            <text:p>0.520833333333333</text:p>
          </table:table-cell>
          <table:table-cell table:formula="of:=([.B1407]+[.E1407]+[.H140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08]+[.D1408]+[.G1408])/3" office:value-type="float" office:value="0.536458333333333" calcext:value-type="float">
            <text:p>0.536458333333333</text:p>
          </table:table-cell>
          <table:table-cell table:formula="of:=([.B1408]+[.E1408]+[.H140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09]+[.D1409]+[.G1409])/3" office:value-type="float" office:value="0.53125" calcext:value-type="float">
            <text:p>0.53125</text:p>
          </table:table-cell>
          <table:table-cell table:formula="of:=([.B1409]+[.E1409]+[.H140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0]+[.D1410]+[.G1410])/3" office:value-type="float" office:value="0.526041666666667" calcext:value-type="float">
            <text:p>0.526041666666667</text:p>
          </table:table-cell>
          <table:table-cell table:formula="of:=([.B1410]+[.E1410]+[.H141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1]+[.D1411]+[.G1411])/3" office:value-type="float" office:value="0.526041666666667" calcext:value-type="float">
            <text:p>0.526041666666667</text:p>
          </table:table-cell>
          <table:table-cell table:formula="of:=([.B1411]+[.E1411]+[.H14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12]+[.D1412]+[.G1412])/3" office:value-type="float" office:value="0.526041666666667" calcext:value-type="float">
            <text:p>0.526041666666667</text:p>
          </table:table-cell>
          <table:table-cell table:formula="of:=([.B1412]+[.E1412]+[.H141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13]+[.D1413]+[.G1413])/3" office:value-type="float" office:value="0.526041666666667" calcext:value-type="float">
            <text:p>0.526041666666667</text:p>
          </table:table-cell>
          <table:table-cell table:formula="of:=([.B1413]+[.E1413]+[.H1413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4]+[.D1414]+[.G1414])/3" office:value-type="float" office:value="0.520833333333333" calcext:value-type="float">
            <text:p>0.520833333333333</text:p>
          </table:table-cell>
          <table:table-cell table:formula="of:=([.B1414]+[.E1414]+[.H141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5]+[.D1415]+[.G1415])/3" office:value-type="float" office:value="0.526041666666667" calcext:value-type="float">
            <text:p>0.526041666666667</text:p>
          </table:table-cell>
          <table:table-cell table:formula="of:=([.B1415]+[.E1415]+[.H141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6]+[.D1416]+[.G1416])/3" office:value-type="float" office:value="0.520833333333333" calcext:value-type="float">
            <text:p>0.520833333333333</text:p>
          </table:table-cell>
          <table:table-cell table:formula="of:=([.B1416]+[.E1416]+[.H14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7]+[.D1417]+[.G1417])/3" office:value-type="float" office:value="0.520833333333333" calcext:value-type="float">
            <text:p>0.520833333333333</text:p>
          </table:table-cell>
          <table:table-cell table:formula="of:=([.B1417]+[.E1417]+[.H141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8]+[.D1418]+[.G1418])/3" office:value-type="float" office:value="0.526041666666667" calcext:value-type="float">
            <text:p>0.526041666666667</text:p>
          </table:table-cell>
          <table:table-cell table:formula="of:=([.B1418]+[.E1418]+[.H141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19]+[.D1419]+[.G1419])/3" office:value-type="float" office:value="0.53125" calcext:value-type="float">
            <text:p>0.53125</text:p>
          </table:table-cell>
          <table:table-cell table:formula="of:=([.B1419]+[.E1419]+[.H141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0]+[.D1420]+[.G1420])/3" office:value-type="float" office:value="0.526041666666667" calcext:value-type="float">
            <text:p>0.526041666666667</text:p>
          </table:table-cell>
          <table:table-cell table:formula="of:=([.B1420]+[.E1420]+[.H142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1]+[.D1421]+[.G1421])/3" office:value-type="float" office:value="0.53125" calcext:value-type="float">
            <text:p>0.53125</text:p>
          </table:table-cell>
          <table:table-cell table:formula="of:=([.B1421]+[.E1421]+[.H142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22]+[.D1422]+[.G1422])/3" office:value-type="float" office:value="0.536458333333333" calcext:value-type="float">
            <text:p>0.536458333333333</text:p>
          </table:table-cell>
          <table:table-cell table:formula="of:=([.B1422]+[.E1422]+[.H142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3]+[.D1423]+[.G1423])/3" office:value-type="float" office:value="0.53125" calcext:value-type="float">
            <text:p>0.53125</text:p>
          </table:table-cell>
          <table:table-cell table:formula="of:=([.B1423]+[.E1423]+[.H142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4]+[.D1424]+[.G1424])/3" office:value-type="float" office:value="0.53125" calcext:value-type="float">
            <text:p>0.53125</text:p>
          </table:table-cell>
          <table:table-cell table:formula="of:=([.B1424]+[.E1424]+[.H142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5]+[.D1425]+[.G1425])/3" office:value-type="float" office:value="0.53125" calcext:value-type="float">
            <text:p>0.53125</text:p>
          </table:table-cell>
          <table:table-cell table:formula="of:=([.B1425]+[.E1425]+[.H142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6]+[.D1426]+[.G1426])/3" office:value-type="float" office:value="0.520833333333333" calcext:value-type="float">
            <text:p>0.520833333333333</text:p>
          </table:table-cell>
          <table:table-cell table:formula="of:=([.B1426]+[.E1426]+[.H14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7]+[.D1427]+[.G1427])/3" office:value-type="float" office:value="0.53125" calcext:value-type="float">
            <text:p>0.53125</text:p>
          </table:table-cell>
          <table:table-cell table:formula="of:=([.B1427]+[.E1427]+[.H142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8]+[.D1428]+[.G1428])/3" office:value-type="float" office:value="0.53125" calcext:value-type="float">
            <text:p>0.53125</text:p>
          </table:table-cell>
          <table:table-cell table:formula="of:=([.B1428]+[.E1428]+[.H142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29]+[.D1429]+[.G1429])/3" office:value-type="float" office:value="0.526041666666667" calcext:value-type="float">
            <text:p>0.526041666666667</text:p>
          </table:table-cell>
          <table:table-cell table:formula="of:=([.B1429]+[.E1429]+[.H14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30]+[.D1430]+[.G1430])/3" office:value-type="float" office:value="0.520833333333333" calcext:value-type="float">
            <text:p>0.520833333333333</text:p>
          </table:table-cell>
          <table:table-cell table:formula="of:=([.B1430]+[.E1430]+[.H143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31]+[.D1431]+[.G1431])/3" office:value-type="float" office:value="0.526041666666667" calcext:value-type="float">
            <text:p>0.526041666666667</text:p>
          </table:table-cell>
          <table:table-cell table:formula="of:=([.B1431]+[.E1431]+[.H143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32]+[.D1432]+[.G1432])/3" office:value-type="float" office:value="0.526041666666667" calcext:value-type="float">
            <text:p>0.526041666666667</text:p>
          </table:table-cell>
          <table:table-cell table:formula="of:=([.B1432]+[.E1432]+[.H143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33]+[.D1433]+[.G1433])/3" office:value-type="float" office:value="0.53125" calcext:value-type="float">
            <text:p>0.53125</text:p>
          </table:table-cell>
          <table:table-cell table:formula="of:=([.B1433]+[.E1433]+[.H143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34]+[.D1434]+[.G1434])/3" office:value-type="float" office:value="0.526041666666667" calcext:value-type="float">
            <text:p>0.526041666666667</text:p>
          </table:table-cell>
          <table:table-cell table:formula="of:=([.B1434]+[.E1434]+[.H143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35]+[.D1435]+[.G1435])/3" office:value-type="float" office:value="0.53125" calcext:value-type="float">
            <text:p>0.53125</text:p>
          </table:table-cell>
          <table:table-cell table:formula="of:=([.B1435]+[.E1435]+[.H143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36]+[.D1436]+[.G1436])/3" office:value-type="float" office:value="0.536458333333333" calcext:value-type="float">
            <text:p>0.536458333333333</text:p>
          </table:table-cell>
          <table:table-cell table:formula="of:=([.B1436]+[.E1436]+[.H143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37]+[.D1437]+[.G1437])/3" office:value-type="float" office:value="0.520833333333333" calcext:value-type="float">
            <text:p>0.520833333333333</text:p>
          </table:table-cell>
          <table:table-cell table:formula="of:=([.B1437]+[.E1437]+[.H143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38]+[.D1438]+[.G1438])/3" office:value-type="float" office:value="0.53125" calcext:value-type="float">
            <text:p>0.53125</text:p>
          </table:table-cell>
          <table:table-cell table:formula="of:=([.B1438]+[.E1438]+[.H1438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39]+[.D1439]+[.G1439])/3" office:value-type="float" office:value="0.53125" calcext:value-type="float">
            <text:p>0.53125</text:p>
          </table:table-cell>
          <table:table-cell table:formula="of:=([.B1439]+[.E1439]+[.H143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40]+[.D1440]+[.G1440])/3" office:value-type="float" office:value="0.520833333333333" calcext:value-type="float">
            <text:p>0.520833333333333</text:p>
          </table:table-cell>
          <table:table-cell table:formula="of:=([.B1440]+[.E1440]+[.H144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41]+[.D1441]+[.G1441])/3" office:value-type="float" office:value="0.53125" calcext:value-type="float">
            <text:p>0.53125</text:p>
          </table:table-cell>
          <table:table-cell table:formula="of:=([.B1441]+[.E1441]+[.H144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2]+[.D1442]+[.G1442])/3" office:value-type="float" office:value="0.526041666666667" calcext:value-type="float">
            <text:p>0.526041666666667</text:p>
          </table:table-cell>
          <table:table-cell table:formula="of:=([.B1442]+[.E1442]+[.H144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443]+[.D1443]+[.G1443])/3" office:value-type="float" office:value="0.520833333333333" calcext:value-type="float">
            <text:p>0.520833333333333</text:p>
          </table:table-cell>
          <table:table-cell table:formula="of:=([.B1443]+[.E1443]+[.H144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4]+[.D1444]+[.G1444])/3" office:value-type="float" office:value="0.526041666666667" calcext:value-type="float">
            <text:p>0.526041666666667</text:p>
          </table:table-cell>
          <table:table-cell table:formula="of:=([.B1444]+[.E1444]+[.H144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5]+[.D1445]+[.G1445])/3" office:value-type="float" office:value="0.520833333333333" calcext:value-type="float">
            <text:p>0.520833333333333</text:p>
          </table:table-cell>
          <table:table-cell table:formula="of:=([.B1445]+[.E1445]+[.H144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6]+[.D1446]+[.G1446])/3" office:value-type="float" office:value="0.515625" calcext:value-type="float">
            <text:p>0.515625</text:p>
          </table:table-cell>
          <table:table-cell table:formula="of:=([.B1446]+[.E1446]+[.H144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7]+[.D1447]+[.G1447])/3" office:value-type="float" office:value="0.536458333333333" calcext:value-type="float">
            <text:p>0.536458333333333</text:p>
          </table:table-cell>
          <table:table-cell table:formula="of:=([.B1447]+[.E1447]+[.H144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8]+[.D1448]+[.G1448])/3" office:value-type="float" office:value="0.53125" calcext:value-type="float">
            <text:p>0.53125</text:p>
          </table:table-cell>
          <table:table-cell table:formula="of:=([.B1448]+[.E1448]+[.H144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49]+[.D1449]+[.G1449])/3" office:value-type="float" office:value="0.53125" calcext:value-type="float">
            <text:p>0.53125</text:p>
          </table:table-cell>
          <table:table-cell table:formula="of:=([.B1449]+[.E1449]+[.H144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0]+[.D1450]+[.G1450])/3" office:value-type="float" office:value="0.53125" calcext:value-type="float">
            <text:p>0.53125</text:p>
          </table:table-cell>
          <table:table-cell table:formula="of:=([.B1450]+[.E1450]+[.H145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1]+[.D1451]+[.G1451])/3" office:value-type="float" office:value="0.526041666666667" calcext:value-type="float">
            <text:p>0.526041666666667</text:p>
          </table:table-cell>
          <table:table-cell table:formula="of:=([.B1451]+[.E1451]+[.H145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2]+[.D1452]+[.G1452])/3" office:value-type="float" office:value="0.53125" calcext:value-type="float">
            <text:p>0.53125</text:p>
          </table:table-cell>
          <table:table-cell table:formula="of:=([.B1452]+[.E1452]+[.H145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3]+[.D1453]+[.G1453])/3" office:value-type="float" office:value="0.53125" calcext:value-type="float">
            <text:p>0.53125</text:p>
          </table:table-cell>
          <table:table-cell table:formula="of:=([.B1453]+[.E1453]+[.H14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4]+[.D1454]+[.G1454])/3" office:value-type="float" office:value="0.536458333333333" calcext:value-type="float">
            <text:p>0.536458333333333</text:p>
          </table:table-cell>
          <table:table-cell table:formula="of:=([.B1454]+[.E1454]+[.H145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5]+[.D1455]+[.G1455])/3" office:value-type="float" office:value="0.536458333333333" calcext:value-type="float">
            <text:p>0.536458333333333</text:p>
          </table:table-cell>
          <table:table-cell table:formula="of:=([.B1455]+[.E1455]+[.H145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6]+[.D1456]+[.G1456])/3" office:value-type="float" office:value="0.53125" calcext:value-type="float">
            <text:p>0.53125</text:p>
          </table:table-cell>
          <table:table-cell table:formula="of:=([.B1456]+[.E1456]+[.H145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57]+[.D1457]+[.G1457])/3" office:value-type="float" office:value="0.536458333333333" calcext:value-type="float">
            <text:p>0.536458333333333</text:p>
          </table:table-cell>
          <table:table-cell table:formula="of:=([.B1457]+[.E1457]+[.H145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58]+[.D1458]+[.G1458])/3" office:value-type="float" office:value="0.541666666666667" calcext:value-type="float">
            <text:p>0.541666666666667</text:p>
          </table:table-cell>
          <table:table-cell table:formula="of:=([.B1458]+[.E1458]+[.H145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59]+[.D1459]+[.G1459])/3" office:value-type="float" office:value="0.536458333333333" calcext:value-type="float">
            <text:p>0.536458333333333</text:p>
          </table:table-cell>
          <table:table-cell table:formula="of:=([.B1459]+[.E1459]+[.H145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0]+[.D1460]+[.G1460])/3" office:value-type="float" office:value="0.536458333333333" calcext:value-type="float">
            <text:p>0.536458333333333</text:p>
          </table:table-cell>
          <table:table-cell table:formula="of:=([.B1460]+[.E1460]+[.H146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1]+[.D1461]+[.G1461])/3" office:value-type="float" office:value="0.526041666666667" calcext:value-type="float">
            <text:p>0.526041666666667</text:p>
          </table:table-cell>
          <table:table-cell table:formula="of:=([.B1461]+[.E1461]+[.H146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2]+[.D1462]+[.G1462])/3" office:value-type="float" office:value="0.520833333333333" calcext:value-type="float">
            <text:p>0.520833333333333</text:p>
          </table:table-cell>
          <table:table-cell table:formula="of:=([.B1462]+[.E1462]+[.H1462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63]+[.D1463]+[.G1463])/3" office:value-type="float" office:value="0.526041666666667" calcext:value-type="float">
            <text:p>0.526041666666667</text:p>
          </table:table-cell>
          <table:table-cell table:formula="of:=([.B1463]+[.E1463]+[.H146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64]+[.D1464]+[.G1464])/3" office:value-type="float" office:value="0.526041666666667" calcext:value-type="float">
            <text:p>0.526041666666667</text:p>
          </table:table-cell>
          <table:table-cell table:formula="of:=([.B1464]+[.E1464]+[.H146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65]+[.D1465]+[.G1465])/3" office:value-type="float" office:value="0.520833333333333" calcext:value-type="float">
            <text:p>0.520833333333333</text:p>
          </table:table-cell>
          <table:table-cell table:formula="of:=([.B1465]+[.E1465]+[.H146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66]+[.D1466]+[.G1466])/3" office:value-type="float" office:value="0.526041666666667" calcext:value-type="float">
            <text:p>0.526041666666667</text:p>
          </table:table-cell>
          <table:table-cell table:formula="of:=([.B1466]+[.E1466]+[.H146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7]+[.D1467]+[.G1467])/3" office:value-type="float" office:value="0.526041666666667" calcext:value-type="float">
            <text:p>0.526041666666667</text:p>
          </table:table-cell>
          <table:table-cell table:formula="of:=([.B1467]+[.E1467]+[.H146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8]+[.D1468]+[.G1468])/3" office:value-type="float" office:value="0.53125" calcext:value-type="float">
            <text:p>0.53125</text:p>
          </table:table-cell>
          <table:table-cell table:formula="of:=([.B1468]+[.E1468]+[.H146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69]+[.D1469]+[.G1469])/3" office:value-type="float" office:value="0.536458333333333" calcext:value-type="float">
            <text:p>0.536458333333333</text:p>
          </table:table-cell>
          <table:table-cell table:formula="of:=([.B1469]+[.E1469]+[.H146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0]+[.D1470]+[.G1470])/3" office:value-type="float" office:value="0.536458333333333" calcext:value-type="float">
            <text:p>0.536458333333333</text:p>
          </table:table-cell>
          <table:table-cell table:formula="of:=([.B1470]+[.E1470]+[.H147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71]+[.D1471]+[.G1471])/3" office:value-type="float" office:value="0.541666666666667" calcext:value-type="float">
            <text:p>0.541666666666667</text:p>
          </table:table-cell>
          <table:table-cell table:formula="of:=([.B1471]+[.E1471]+[.H147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472]+[.D1472]+[.G1472])/3" office:value-type="float" office:value="0.541666666666667" calcext:value-type="float">
            <text:p>0.541666666666667</text:p>
          </table:table-cell>
          <table:table-cell table:formula="of:=([.B1472]+[.E1472]+[.H147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3]+[.D1473]+[.G1473])/3" office:value-type="float" office:value="0.552083333333333" calcext:value-type="float">
            <text:p>0.552083333333333</text:p>
          </table:table-cell>
          <table:table-cell table:formula="of:=([.B1473]+[.E1473]+[.H147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4]+[.D1474]+[.G1474])/3" office:value-type="float" office:value="0.546875" calcext:value-type="float">
            <text:p>0.546875</text:p>
          </table:table-cell>
          <table:table-cell table:formula="of:=([.B1474]+[.E1474]+[.H147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5]+[.D1475]+[.G1475])/3" office:value-type="float" office:value="0.536458333333333" calcext:value-type="float">
            <text:p>0.536458333333333</text:p>
          </table:table-cell>
          <table:table-cell table:formula="of:=([.B1475]+[.E1475]+[.H14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6]+[.D1476]+[.G1476])/3" office:value-type="float" office:value="0.536458333333333" calcext:value-type="float">
            <text:p>0.536458333333333</text:p>
          </table:table-cell>
          <table:table-cell table:formula="of:=([.B1476]+[.E1476]+[.H147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7]+[.D1477]+[.G1477])/3" office:value-type="float" office:value="0.53125" calcext:value-type="float">
            <text:p>0.53125</text:p>
          </table:table-cell>
          <table:table-cell table:formula="of:=([.B1477]+[.E1477]+[.H14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8]+[.D1478]+[.G1478])/3" office:value-type="float" office:value="0.53125" calcext:value-type="float">
            <text:p>0.53125</text:p>
          </table:table-cell>
          <table:table-cell table:formula="of:=([.B1478]+[.E1478]+[.H147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79]+[.D1479]+[.G1479])/3" office:value-type="float" office:value="0.526041666666667" calcext:value-type="float">
            <text:p>0.526041666666667</text:p>
          </table:table-cell>
          <table:table-cell table:formula="of:=([.B1479]+[.E1479]+[.H147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0]+[.D1480]+[.G1480])/3" office:value-type="float" office:value="0.520833333333333" calcext:value-type="float">
            <text:p>0.520833333333333</text:p>
          </table:table-cell>
          <table:table-cell table:formula="of:=([.B1480]+[.E1480]+[.H14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1]+[.D1481]+[.G1481])/3" office:value-type="float" office:value="0.520833333333333" calcext:value-type="float">
            <text:p>0.520833333333333</text:p>
          </table:table-cell>
          <table:table-cell table:formula="of:=([.B1481]+[.E1481]+[.H148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2]+[.D1482]+[.G1482])/3" office:value-type="float" office:value="0.520833333333333" calcext:value-type="float">
            <text:p>0.520833333333333</text:p>
          </table:table-cell>
          <table:table-cell table:formula="of:=([.B1482]+[.E1482]+[.H148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3]+[.D1483]+[.G1483])/3" office:value-type="float" office:value="0.526041666666667" calcext:value-type="float">
            <text:p>0.526041666666667</text:p>
          </table:table-cell>
          <table:table-cell table:formula="of:=([.B1483]+[.E1483]+[.H148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4]+[.D1484]+[.G1484])/3" office:value-type="float" office:value="0.520833333333333" calcext:value-type="float">
            <text:p>0.520833333333333</text:p>
          </table:table-cell>
          <table:table-cell table:formula="of:=([.B1484]+[.E1484]+[.H148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5]+[.D1485]+[.G1485])/3" office:value-type="float" office:value="0.53125" calcext:value-type="float">
            <text:p>0.53125</text:p>
          </table:table-cell>
          <table:table-cell table:formula="of:=([.B1485]+[.E1485]+[.H148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6]+[.D1486]+[.G1486])/3" office:value-type="float" office:value="0.536458333333333" calcext:value-type="float">
            <text:p>0.536458333333333</text:p>
          </table:table-cell>
          <table:table-cell table:formula="of:=([.B1486]+[.E1486]+[.H148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7]+[.D1487]+[.G1487])/3" office:value-type="float" office:value="0.536458333333333" calcext:value-type="float">
            <text:p>0.536458333333333</text:p>
          </table:table-cell>
          <table:table-cell table:formula="of:=([.B1487]+[.E1487]+[.H148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8]+[.D1488]+[.G1488])/3" office:value-type="float" office:value="0.536458333333333" calcext:value-type="float">
            <text:p>0.536458333333333</text:p>
          </table:table-cell>
          <table:table-cell table:formula="of:=([.B1488]+[.E1488]+[.H14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89]+[.D1489]+[.G1489])/3" office:value-type="float" office:value="0.536458333333333" calcext:value-type="float">
            <text:p>0.536458333333333</text:p>
          </table:table-cell>
          <table:table-cell table:formula="of:=([.B1489]+[.E1489]+[.H148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0]+[.D1490]+[.G1490])/3" office:value-type="float" office:value="0.536458333333333" calcext:value-type="float">
            <text:p>0.536458333333333</text:p>
          </table:table-cell>
          <table:table-cell table:formula="of:=([.B1490]+[.E1490]+[.H149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1]+[.D1491]+[.G1491])/3" office:value-type="float" office:value="0.53125" calcext:value-type="float">
            <text:p>0.53125</text:p>
          </table:table-cell>
          <table:table-cell table:formula="of:=([.B1491]+[.E1491]+[.H149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2]+[.D1492]+[.G1492])/3" office:value-type="float" office:value="0.536458333333333" calcext:value-type="float">
            <text:p>0.536458333333333</text:p>
          </table:table-cell>
          <table:table-cell table:formula="of:=([.B1492]+[.E1492]+[.H14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3]+[.D1493]+[.G1493])/3" office:value-type="float" office:value="0.526041666666667" calcext:value-type="float">
            <text:p>0.526041666666667</text:p>
          </table:table-cell>
          <table:table-cell table:formula="of:=([.B1493]+[.E1493]+[.H149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4]+[.D1494]+[.G1494])/3" office:value-type="float" office:value="0.53125" calcext:value-type="float">
            <text:p>0.53125</text:p>
          </table:table-cell>
          <table:table-cell table:formula="of:=([.B1494]+[.E1494]+[.H149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5]+[.D1495]+[.G1495])/3" office:value-type="float" office:value="0.53125" calcext:value-type="float">
            <text:p>0.53125</text:p>
          </table:table-cell>
          <table:table-cell table:formula="of:=([.B1495]+[.E1495]+[.H149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6]+[.D1496]+[.G1496])/3" office:value-type="float" office:value="0.520833333333333" calcext:value-type="float">
            <text:p>0.520833333333333</text:p>
          </table:table-cell>
          <table:table-cell table:formula="of:=([.B1496]+[.E1496]+[.H149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7]+[.D1497]+[.G1497])/3" office:value-type="float" office:value="0.520833333333333" calcext:value-type="float">
            <text:p>0.520833333333333</text:p>
          </table:table-cell>
          <table:table-cell table:formula="of:=([.B1497]+[.E1497]+[.H149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8]+[.D1498]+[.G1498])/3" office:value-type="float" office:value="0.53125" calcext:value-type="float">
            <text:p>0.53125</text:p>
          </table:table-cell>
          <table:table-cell table:formula="of:=([.B1498]+[.E1498]+[.H149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499]+[.D1499]+[.G1499])/3" office:value-type="float" office:value="0.526041666666667" calcext:value-type="float">
            <text:p>0.526041666666667</text:p>
          </table:table-cell>
          <table:table-cell table:formula="of:=([.B1499]+[.E1499]+[.H149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0]+[.D1500]+[.G1500])/3" office:value-type="float" office:value="0.526041666666667" calcext:value-type="float">
            <text:p>0.526041666666667</text:p>
          </table:table-cell>
          <table:table-cell table:formula="of:=([.B1500]+[.E1500]+[.H150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1]+[.D1501]+[.G1501])/3" office:value-type="float" office:value="0.526041666666667" calcext:value-type="float">
            <text:p>0.526041666666667</text:p>
          </table:table-cell>
          <table:table-cell table:formula="of:=([.B1501]+[.E1501]+[.H150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2]+[.D1502]+[.G1502])/3" office:value-type="float" office:value="0.526041666666667" calcext:value-type="float">
            <text:p>0.526041666666667</text:p>
          </table:table-cell>
          <table:table-cell table:formula="of:=([.B1502]+[.E1502]+[.H150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3]+[.D1503]+[.G1503])/3" office:value-type="float" office:value="0.53125" calcext:value-type="float">
            <text:p>0.53125</text:p>
          </table:table-cell>
          <table:table-cell table:formula="of:=([.B1503]+[.E1503]+[.H150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4]+[.D1504]+[.G1504])/3" office:value-type="float" office:value="0.53125" calcext:value-type="float">
            <text:p>0.53125</text:p>
          </table:table-cell>
          <table:table-cell table:formula="of:=([.B1504]+[.E1504]+[.H150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5]+[.D1505]+[.G1505])/3" office:value-type="float" office:value="0.520833333333333" calcext:value-type="float">
            <text:p>0.520833333333333</text:p>
          </table:table-cell>
          <table:table-cell table:formula="of:=([.B1505]+[.E1505]+[.H150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6]+[.D1506]+[.G1506])/3" office:value-type="float" office:value="0.520833333333333" calcext:value-type="float">
            <text:p>0.520833333333333</text:p>
          </table:table-cell>
          <table:table-cell table:formula="of:=([.B1506]+[.E1506]+[.H150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7]+[.D1507]+[.G1507])/3" office:value-type="float" office:value="0.53125" calcext:value-type="float">
            <text:p>0.53125</text:p>
          </table:table-cell>
          <table:table-cell table:formula="of:=([.B1507]+[.E1507]+[.H150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8]+[.D1508]+[.G1508])/3" office:value-type="float" office:value="0.53125" calcext:value-type="float">
            <text:p>0.53125</text:p>
          </table:table-cell>
          <table:table-cell table:formula="of:=([.B1508]+[.E1508]+[.H150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09]+[.D1509]+[.G1509])/3" office:value-type="float" office:value="0.536458333333333" calcext:value-type="float">
            <text:p>0.536458333333333</text:p>
          </table:table-cell>
          <table:table-cell table:formula="of:=([.B1509]+[.E1509]+[.H150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0]+[.D1510]+[.G1510])/3" office:value-type="float" office:value="0.536458333333333" calcext:value-type="float">
            <text:p>0.536458333333333</text:p>
          </table:table-cell>
          <table:table-cell table:formula="of:=([.B1510]+[.E1510]+[.H151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1]+[.D1511]+[.G1511])/3" office:value-type="float" office:value="0.53125" calcext:value-type="float">
            <text:p>0.53125</text:p>
          </table:table-cell>
          <table:table-cell table:formula="of:=([.B1511]+[.E1511]+[.H15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2]+[.D1512]+[.G1512])/3" office:value-type="float" office:value="0.53125" calcext:value-type="float">
            <text:p>0.53125</text:p>
          </table:table-cell>
          <table:table-cell table:formula="of:=([.B1512]+[.E1512]+[.H151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3]+[.D1513]+[.G1513])/3" office:value-type="float" office:value="0.53125" calcext:value-type="float">
            <text:p>0.53125</text:p>
          </table:table-cell>
          <table:table-cell table:formula="of:=([.B1513]+[.E1513]+[.H151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4]+[.D1514]+[.G1514])/3" office:value-type="float" office:value="0.53125" calcext:value-type="float">
            <text:p>0.53125</text:p>
          </table:table-cell>
          <table:table-cell table:formula="of:=([.B1514]+[.E1514]+[.H151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5]+[.D1515]+[.G1515])/3" office:value-type="float" office:value="0.526041666666667" calcext:value-type="float">
            <text:p>0.526041666666667</text:p>
          </table:table-cell>
          <table:table-cell table:formula="of:=([.B1515]+[.E1515]+[.H15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6]+[.D1516]+[.G1516])/3" office:value-type="float" office:value="0.53125" calcext:value-type="float">
            <text:p>0.53125</text:p>
          </table:table-cell>
          <table:table-cell table:formula="of:=([.B1516]+[.E1516]+[.H15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7]+[.D1517]+[.G1517])/3" office:value-type="float" office:value="0.526041666666667" calcext:value-type="float">
            <text:p>0.526041666666667</text:p>
          </table:table-cell>
          <table:table-cell table:formula="of:=([.B1517]+[.E1517]+[.H151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8]+[.D1518]+[.G1518])/3" office:value-type="float" office:value="0.526041666666667" calcext:value-type="float">
            <text:p>0.526041666666667</text:p>
          </table:table-cell>
          <table:table-cell table:formula="of:=([.B1518]+[.E1518]+[.H151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19]+[.D1519]+[.G1519])/3" office:value-type="float" office:value="0.526041666666667" calcext:value-type="float">
            <text:p>0.526041666666667</text:p>
          </table:table-cell>
          <table:table-cell table:formula="of:=([.B1519]+[.E1519]+[.H151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0]+[.D1520]+[.G1520])/3" office:value-type="float" office:value="0.53125" calcext:value-type="float">
            <text:p>0.53125</text:p>
          </table:table-cell>
          <table:table-cell table:formula="of:=([.B1520]+[.E1520]+[.H152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1]+[.D1521]+[.G1521])/3" office:value-type="float" office:value="0.53125" calcext:value-type="float">
            <text:p>0.53125</text:p>
          </table:table-cell>
          <table:table-cell table:formula="of:=([.B1521]+[.E1521]+[.H152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2]+[.D1522]+[.G1522])/3" office:value-type="float" office:value="0.53125" calcext:value-type="float">
            <text:p>0.53125</text:p>
          </table:table-cell>
          <table:table-cell table:formula="of:=([.B1522]+[.E1522]+[.H152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3]+[.D1523]+[.G1523])/3" office:value-type="float" office:value="0.53125" calcext:value-type="float">
            <text:p>0.53125</text:p>
          </table:table-cell>
          <table:table-cell table:formula="of:=([.B1523]+[.E1523]+[.H152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4]+[.D1524]+[.G1524])/3" office:value-type="float" office:value="0.526041666666667" calcext:value-type="float">
            <text:p>0.526041666666667</text:p>
          </table:table-cell>
          <table:table-cell table:formula="of:=([.B1524]+[.E1524]+[.H152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5]+[.D1525]+[.G1525])/3" office:value-type="float" office:value="0.526041666666667" calcext:value-type="float">
            <text:p>0.526041666666667</text:p>
          </table:table-cell>
          <table:table-cell table:formula="of:=([.B1525]+[.E1525]+[.H152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6]+[.D1526]+[.G1526])/3" office:value-type="float" office:value="0.536458333333333" calcext:value-type="float">
            <text:p>0.536458333333333</text:p>
          </table:table-cell>
          <table:table-cell table:formula="of:=([.B1526]+[.E1526]+[.H15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7]+[.D1527]+[.G1527])/3" office:value-type="float" office:value="0.526041666666667" calcext:value-type="float">
            <text:p>0.526041666666667</text:p>
          </table:table-cell>
          <table:table-cell table:formula="of:=([.B1527]+[.E1527]+[.H152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8]+[.D1528]+[.G1528])/3" office:value-type="float" office:value="0.520833333333333" calcext:value-type="float">
            <text:p>0.520833333333333</text:p>
          </table:table-cell>
          <table:table-cell table:formula="of:=([.B1528]+[.E1528]+[.H1528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29]+[.D1529]+[.G1529])/3" office:value-type="float" office:value="0.53125" calcext:value-type="float">
            <text:p>0.53125</text:p>
          </table:table-cell>
          <table:table-cell table:formula="of:=([.B1529]+[.E1529]+[.H15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0]+[.D1530]+[.G1530])/3" office:value-type="float" office:value="0.520833333333333" calcext:value-type="float">
            <text:p>0.520833333333333</text:p>
          </table:table-cell>
          <table:table-cell table:formula="of:=([.B1530]+[.E1530]+[.H153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1]+[.D1531]+[.G1531])/3" office:value-type="float" office:value="0.526041666666667" calcext:value-type="float">
            <text:p>0.526041666666667</text:p>
          </table:table-cell>
          <table:table-cell table:formula="of:=([.B1531]+[.E1531]+[.H153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2]+[.D1532]+[.G1532])/3" office:value-type="float" office:value="0.53125" calcext:value-type="float">
            <text:p>0.53125</text:p>
          </table:table-cell>
          <table:table-cell table:formula="of:=([.B1532]+[.E1532]+[.H153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3]+[.D1533]+[.G1533])/3" office:value-type="float" office:value="0.53125" calcext:value-type="float">
            <text:p>0.53125</text:p>
          </table:table-cell>
          <table:table-cell table:formula="of:=([.B1533]+[.E1533]+[.H153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4]+[.D1534]+[.G1534])/3" office:value-type="float" office:value="0.53125" calcext:value-type="float">
            <text:p>0.53125</text:p>
          </table:table-cell>
          <table:table-cell table:formula="of:=([.B1534]+[.E1534]+[.H153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5]+[.D1535]+[.G1535])/3" office:value-type="float" office:value="0.536458333333333" calcext:value-type="float">
            <text:p>0.536458333333333</text:p>
          </table:table-cell>
          <table:table-cell table:formula="of:=([.B1535]+[.E1535]+[.H153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6]+[.D1536]+[.G1536])/3" office:value-type="float" office:value="0.526041666666667" calcext:value-type="float">
            <text:p>0.526041666666667</text:p>
          </table:table-cell>
          <table:table-cell table:formula="of:=([.B1536]+[.E1536]+[.H153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537]+[.D1537]+[.G1537])/3" office:value-type="float" office:value="0.526041666666667" calcext:value-type="float">
            <text:p>0.526041666666667</text:p>
          </table:table-cell>
          <table:table-cell table:formula="of:=([.B1537]+[.E1537]+[.H153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8]+[.D1538]+[.G1538])/3" office:value-type="float" office:value="0.536458333333333" calcext:value-type="float">
            <text:p>0.536458333333333</text:p>
          </table:table-cell>
          <table:table-cell table:formula="of:=([.B1538]+[.E1538]+[.H153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39]+[.D1539]+[.G1539])/3" office:value-type="float" office:value="0.53125" calcext:value-type="float">
            <text:p>0.53125</text:p>
          </table:table-cell>
          <table:table-cell table:formula="of:=([.B1539]+[.E1539]+[.H153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0]+[.D1540]+[.G1540])/3" office:value-type="float" office:value="0.536458333333333" calcext:value-type="float">
            <text:p>0.536458333333333</text:p>
          </table:table-cell>
          <table:table-cell table:formula="of:=([.B1540]+[.E1540]+[.H154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1]+[.D1541]+[.G1541])/3" office:value-type="float" office:value="0.53125" calcext:value-type="float">
            <text:p>0.53125</text:p>
          </table:table-cell>
          <table:table-cell table:formula="of:=([.B1541]+[.E1541]+[.H154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2]+[.D1542]+[.G1542])/3" office:value-type="float" office:value="0.526041666666667" calcext:value-type="float">
            <text:p>0.526041666666667</text:p>
          </table:table-cell>
          <table:table-cell table:formula="of:=([.B1542]+[.E1542]+[.H154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3]+[.D1543]+[.G1543])/3" office:value-type="float" office:value="0.526041666666667" calcext:value-type="float">
            <text:p>0.526041666666667</text:p>
          </table:table-cell>
          <table:table-cell table:formula="of:=([.B1543]+[.E1543]+[.H154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4]+[.D1544]+[.G1544])/3" office:value-type="float" office:value="0.526041666666667" calcext:value-type="float">
            <text:p>0.526041666666667</text:p>
          </table:table-cell>
          <table:table-cell table:formula="of:=([.B1544]+[.E1544]+[.H154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545]+[.D1545]+[.G1545])/3" office:value-type="float" office:value="0.520833333333333" calcext:value-type="float">
            <text:p>0.520833333333333</text:p>
          </table:table-cell>
          <table:table-cell table:formula="of:=([.B1545]+[.E1545]+[.H154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546]+[.D1546]+[.G1546])/3" office:value-type="float" office:value="0.520833333333333" calcext:value-type="float">
            <text:p>0.520833333333333</text:p>
          </table:table-cell>
          <table:table-cell table:formula="of:=([.B1546]+[.E1546]+[.H154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7]+[.D1547]+[.G1547])/3" office:value-type="float" office:value="0.53125" calcext:value-type="float">
            <text:p>0.53125</text:p>
          </table:table-cell>
          <table:table-cell table:formula="of:=([.B1547]+[.E1547]+[.H154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8]+[.D1548]+[.G1548])/3" office:value-type="float" office:value="0.53125" calcext:value-type="float">
            <text:p>0.53125</text:p>
          </table:table-cell>
          <table:table-cell table:formula="of:=([.B1548]+[.E1548]+[.H154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49]+[.D1549]+[.G1549])/3" office:value-type="float" office:value="0.53125" calcext:value-type="float">
            <text:p>0.53125</text:p>
          </table:table-cell>
          <table:table-cell table:formula="of:=([.B1549]+[.E1549]+[.H154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0]+[.D1550]+[.G1550])/3" office:value-type="float" office:value="0.53125" calcext:value-type="float">
            <text:p>0.53125</text:p>
          </table:table-cell>
          <table:table-cell table:formula="of:=([.B1550]+[.E1550]+[.H155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1]+[.D1551]+[.G1551])/3" office:value-type="float" office:value="0.53125" calcext:value-type="float">
            <text:p>0.53125</text:p>
          </table:table-cell>
          <table:table-cell table:formula="of:=([.B1551]+[.E1551]+[.H155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2]+[.D1552]+[.G1552])/3" office:value-type="float" office:value="0.536458333333333" calcext:value-type="float">
            <text:p>0.536458333333333</text:p>
          </table:table-cell>
          <table:table-cell table:formula="of:=([.B1552]+[.E1552]+[.H15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3]+[.D1553]+[.G1553])/3" office:value-type="float" office:value="0.536458333333333" calcext:value-type="float">
            <text:p>0.536458333333333</text:p>
          </table:table-cell>
          <table:table-cell table:formula="of:=([.B1553]+[.E1553]+[.H155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4]+[.D1554]+[.G1554])/3" office:value-type="float" office:value="0.53125" calcext:value-type="float">
            <text:p>0.53125</text:p>
          </table:table-cell>
          <table:table-cell table:formula="of:=([.B1554]+[.E1554]+[.H155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5]+[.D1555]+[.G1555])/3" office:value-type="float" office:value="0.536458333333333" calcext:value-type="float">
            <text:p>0.536458333333333</text:p>
          </table:table-cell>
          <table:table-cell table:formula="of:=([.B1555]+[.E1555]+[.H155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6]+[.D1556]+[.G1556])/3" office:value-type="float" office:value="0.53125" calcext:value-type="float">
            <text:p>0.53125</text:p>
          </table:table-cell>
          <table:table-cell table:formula="of:=([.B1556]+[.E1556]+[.H155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7]+[.D1557]+[.G1557])/3" office:value-type="float" office:value="0.53125" calcext:value-type="float">
            <text:p>0.53125</text:p>
          </table:table-cell>
          <table:table-cell table:formula="of:=([.B1557]+[.E1557]+[.H155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8]+[.D1558]+[.G1558])/3" office:value-type="float" office:value="0.520833333333333" calcext:value-type="float">
            <text:p>0.520833333333333</text:p>
          </table:table-cell>
          <table:table-cell table:formula="of:=([.B1558]+[.E1558]+[.H155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59]+[.D1559]+[.G1559])/3" office:value-type="float" office:value="0.515625" calcext:value-type="float">
            <text:p>0.515625</text:p>
          </table:table-cell>
          <table:table-cell table:formula="of:=([.B1559]+[.E1559]+[.H155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0]+[.D1560]+[.G1560])/3" office:value-type="float" office:value="0.526041666666667" calcext:value-type="float">
            <text:p>0.526041666666667</text:p>
          </table:table-cell>
          <table:table-cell table:formula="of:=([.B1560]+[.E1560]+[.H15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1]+[.D1561]+[.G1561])/3" office:value-type="float" office:value="0.526041666666667" calcext:value-type="float">
            <text:p>0.526041666666667</text:p>
          </table:table-cell>
          <table:table-cell table:formula="of:=([.B1561]+[.E1561]+[.H156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2]+[.D1562]+[.G1562])/3" office:value-type="float" office:value="0.526041666666667" calcext:value-type="float">
            <text:p>0.526041666666667</text:p>
          </table:table-cell>
          <table:table-cell table:formula="of:=([.B1562]+[.E1562]+[.H156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3]+[.D1563]+[.G1563])/3" office:value-type="float" office:value="0.53125" calcext:value-type="float">
            <text:p>0.53125</text:p>
          </table:table-cell>
          <table:table-cell table:formula="of:=([.B1563]+[.E1563]+[.H15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4]+[.D1564]+[.G1564])/3" office:value-type="float" office:value="0.53125" calcext:value-type="float">
            <text:p>0.53125</text:p>
          </table:table-cell>
          <table:table-cell table:formula="of:=([.B1564]+[.E1564]+[.H156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5]+[.D1565]+[.G1565])/3" office:value-type="float" office:value="0.526041666666667" calcext:value-type="float">
            <text:p>0.526041666666667</text:p>
          </table:table-cell>
          <table:table-cell table:formula="of:=([.B1565]+[.E1565]+[.H156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6]+[.D1566]+[.G1566])/3" office:value-type="float" office:value="0.526041666666667" calcext:value-type="float">
            <text:p>0.526041666666667</text:p>
          </table:table-cell>
          <table:table-cell table:formula="of:=([.B1566]+[.E1566]+[.H156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7]+[.D1567]+[.G1567])/3" office:value-type="float" office:value="0.526041666666667" calcext:value-type="float">
            <text:p>0.526041666666667</text:p>
          </table:table-cell>
          <table:table-cell table:formula="of:=([.B1567]+[.E1567]+[.H156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8]+[.D1568]+[.G1568])/3" office:value-type="float" office:value="0.536458333333333" calcext:value-type="float">
            <text:p>0.536458333333333</text:p>
          </table:table-cell>
          <table:table-cell table:formula="of:=([.B1568]+[.E1568]+[.H15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69]+[.D1569]+[.G1569])/3" office:value-type="float" office:value="0.53125" calcext:value-type="float">
            <text:p>0.53125</text:p>
          </table:table-cell>
          <table:table-cell table:formula="of:=([.B1569]+[.E1569]+[.H156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0]+[.D1570]+[.G1570])/3" office:value-type="float" office:value="0.536458333333333" calcext:value-type="float">
            <text:p>0.536458333333333</text:p>
          </table:table-cell>
          <table:table-cell table:formula="of:=([.B1570]+[.E1570]+[.H157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1]+[.D1571]+[.G1571])/3" office:value-type="float" office:value="0.536458333333333" calcext:value-type="float">
            <text:p>0.536458333333333</text:p>
          </table:table-cell>
          <table:table-cell table:formula="of:=([.B1571]+[.E1571]+[.H157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2]+[.D1572]+[.G1572])/3" office:value-type="float" office:value="0.526041666666667" calcext:value-type="float">
            <text:p>0.526041666666667</text:p>
          </table:table-cell>
          <table:table-cell table:formula="of:=([.B1572]+[.E1572]+[.H157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3]+[.D1573]+[.G1573])/3" office:value-type="float" office:value="0.526041666666667" calcext:value-type="float">
            <text:p>0.526041666666667</text:p>
          </table:table-cell>
          <table:table-cell table:formula="of:=([.B1573]+[.E1573]+[.H157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4]+[.D1574]+[.G1574])/3" office:value-type="float" office:value="0.536458333333333" calcext:value-type="float">
            <text:p>0.536458333333333</text:p>
          </table:table-cell>
          <table:table-cell table:formula="of:=([.B1574]+[.E1574]+[.H157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575]+[.D1575]+[.G1575])/3" office:value-type="float" office:value="0.536458333333333" calcext:value-type="float">
            <text:p>0.536458333333333</text:p>
          </table:table-cell>
          <table:table-cell table:formula="of:=([.B1575]+[.E1575]+[.H157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6]+[.D1576]+[.G1576])/3" office:value-type="float" office:value="0.526041666666667" calcext:value-type="float">
            <text:p>0.526041666666667</text:p>
          </table:table-cell>
          <table:table-cell table:formula="of:=([.B1576]+[.E1576]+[.H157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7]+[.D1577]+[.G1577])/3" office:value-type="float" office:value="0.53125" calcext:value-type="float">
            <text:p>0.53125</text:p>
          </table:table-cell>
          <table:table-cell table:formula="of:=([.B1577]+[.E1577]+[.H157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8]+[.D1578]+[.G1578])/3" office:value-type="float" office:value="0.53125" calcext:value-type="float">
            <text:p>0.53125</text:p>
          </table:table-cell>
          <table:table-cell table:formula="of:=([.B1578]+[.E1578]+[.H157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79]+[.D1579]+[.G1579])/3" office:value-type="float" office:value="0.520833333333333" calcext:value-type="float">
            <text:p>0.520833333333333</text:p>
          </table:table-cell>
          <table:table-cell table:formula="of:=([.B1579]+[.E1579]+[.H157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0]+[.D1580]+[.G1580])/3" office:value-type="float" office:value="0.526041666666667" calcext:value-type="float">
            <text:p>0.526041666666667</text:p>
          </table:table-cell>
          <table:table-cell table:formula="of:=([.B1580]+[.E1580]+[.H15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1]+[.D1581]+[.G1581])/3" office:value-type="float" office:value="0.536458333333333" calcext:value-type="float">
            <text:p>0.536458333333333</text:p>
          </table:table-cell>
          <table:table-cell table:formula="of:=([.B1581]+[.E1581]+[.H158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2]+[.D1582]+[.G1582])/3" office:value-type="float" office:value="0.536458333333333" calcext:value-type="float">
            <text:p>0.536458333333333</text:p>
          </table:table-cell>
          <table:table-cell table:formula="of:=([.B1582]+[.E1582]+[.H158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3]+[.D1583]+[.G1583])/3" office:value-type="float" office:value="0.541666666666667" calcext:value-type="float">
            <text:p>0.541666666666667</text:p>
          </table:table-cell>
          <table:table-cell table:formula="of:=([.B1583]+[.E1583]+[.H158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4]+[.D1584]+[.G1584])/3" office:value-type="float" office:value="0.546875" calcext:value-type="float">
            <text:p>0.546875</text:p>
          </table:table-cell>
          <table:table-cell table:formula="of:=([.B1584]+[.E1584]+[.H158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5]+[.D1585]+[.G1585])/3" office:value-type="float" office:value="0.53125" calcext:value-type="float">
            <text:p>0.53125</text:p>
          </table:table-cell>
          <table:table-cell table:formula="of:=([.B1585]+[.E1585]+[.H158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6]+[.D1586]+[.G1586])/3" office:value-type="float" office:value="0.53125" calcext:value-type="float">
            <text:p>0.53125</text:p>
          </table:table-cell>
          <table:table-cell table:formula="of:=([.B1586]+[.E1586]+[.H158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7]+[.D1587]+[.G1587])/3" office:value-type="float" office:value="0.541666666666667" calcext:value-type="float">
            <text:p>0.541666666666667</text:p>
          </table:table-cell>
          <table:table-cell table:formula="of:=([.B1587]+[.E1587]+[.H158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8]+[.D1588]+[.G1588])/3" office:value-type="float" office:value="0.526041666666667" calcext:value-type="float">
            <text:p>0.526041666666667</text:p>
          </table:table-cell>
          <table:table-cell table:formula="of:=([.B1588]+[.E1588]+[.H158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89]+[.D1589]+[.G1589])/3" office:value-type="float" office:value="0.526041666666667" calcext:value-type="float">
            <text:p>0.526041666666667</text:p>
          </table:table-cell>
          <table:table-cell table:formula="of:=([.B1589]+[.E1589]+[.H158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0]+[.D1590]+[.G1590])/3" office:value-type="float" office:value="0.536458333333333" calcext:value-type="float">
            <text:p>0.536458333333333</text:p>
          </table:table-cell>
          <table:table-cell table:formula="of:=([.B1590]+[.E1590]+[.H159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1]+[.D1591]+[.G1591])/3" office:value-type="float" office:value="0.53125" calcext:value-type="float">
            <text:p>0.53125</text:p>
          </table:table-cell>
          <table:table-cell table:formula="of:=([.B1591]+[.E1591]+[.H159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2]+[.D1592]+[.G1592])/3" office:value-type="float" office:value="0.53125" calcext:value-type="float">
            <text:p>0.53125</text:p>
          </table:table-cell>
          <table:table-cell table:formula="of:=([.B1592]+[.E1592]+[.H15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3]+[.D1593]+[.G1593])/3" office:value-type="float" office:value="0.536458333333333" calcext:value-type="float">
            <text:p>0.536458333333333</text:p>
          </table:table-cell>
          <table:table-cell table:formula="of:=([.B1593]+[.E1593]+[.H159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4]+[.D1594]+[.G1594])/3" office:value-type="float" office:value="0.53125" calcext:value-type="float">
            <text:p>0.53125</text:p>
          </table:table-cell>
          <table:table-cell table:formula="of:=([.B1594]+[.E1594]+[.H159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5]+[.D1595]+[.G1595])/3" office:value-type="float" office:value="0.536458333333333" calcext:value-type="float">
            <text:p>0.536458333333333</text:p>
          </table:table-cell>
          <table:table-cell table:formula="of:=([.B1595]+[.E1595]+[.H159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6]+[.D1596]+[.G1596])/3" office:value-type="float" office:value="0.536458333333333" calcext:value-type="float">
            <text:p>0.536458333333333</text:p>
          </table:table-cell>
          <table:table-cell table:formula="of:=([.B1596]+[.E1596]+[.H159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7]+[.D1597]+[.G1597])/3" office:value-type="float" office:value="0.536458333333333" calcext:value-type="float">
            <text:p>0.536458333333333</text:p>
          </table:table-cell>
          <table:table-cell table:formula="of:=([.B1597]+[.E1597]+[.H159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598]+[.D1598]+[.G1598])/3" office:value-type="float" office:value="0.536458333333333" calcext:value-type="float">
            <text:p>0.536458333333333</text:p>
          </table:table-cell>
          <table:table-cell table:formula="of:=([.B1598]+[.E1598]+[.H159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599]+[.D1599]+[.G1599])/3" office:value-type="float" office:value="0.536458333333333" calcext:value-type="float">
            <text:p>0.536458333333333</text:p>
          </table:table-cell>
          <table:table-cell table:formula="of:=([.B1599]+[.E1599]+[.H15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0]+[.D1600]+[.G1600])/3" office:value-type="float" office:value="0.53125" calcext:value-type="float">
            <text:p>0.53125</text:p>
          </table:table-cell>
          <table:table-cell table:formula="of:=([.B1600]+[.E1600]+[.H160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1]+[.D1601]+[.G1601])/3" office:value-type="float" office:value="0.526041666666667" calcext:value-type="float">
            <text:p>0.526041666666667</text:p>
          </table:table-cell>
          <table:table-cell table:formula="of:=([.B1601]+[.E1601]+[.H160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2]+[.D1602]+[.G1602])/3" office:value-type="float" office:value="0.53125" calcext:value-type="float">
            <text:p>0.53125</text:p>
          </table:table-cell>
          <table:table-cell table:formula="of:=([.B1602]+[.E1602]+[.H160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3]+[.D1603]+[.G1603])/3" office:value-type="float" office:value="0.53125" calcext:value-type="float">
            <text:p>0.53125</text:p>
          </table:table-cell>
          <table:table-cell table:formula="of:=([.B1603]+[.E1603]+[.H160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4]+[.D1604]+[.G1604])/3" office:value-type="float" office:value="0.536458333333333" calcext:value-type="float">
            <text:p>0.536458333333333</text:p>
          </table:table-cell>
          <table:table-cell table:formula="of:=([.B1604]+[.E1604]+[.H160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5]+[.D1605]+[.G1605])/3" office:value-type="float" office:value="0.536458333333333" calcext:value-type="float">
            <text:p>0.536458333333333</text:p>
          </table:table-cell>
          <table:table-cell table:formula="of:=([.B1605]+[.E1605]+[.H160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6]+[.D1606]+[.G1606])/3" office:value-type="float" office:value="0.536458333333333" calcext:value-type="float">
            <text:p>0.536458333333333</text:p>
          </table:table-cell>
          <table:table-cell table:formula="of:=([.B1606]+[.E1606]+[.H160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7]+[.D1607]+[.G1607])/3" office:value-type="float" office:value="0.53125" calcext:value-type="float">
            <text:p>0.53125</text:p>
          </table:table-cell>
          <table:table-cell table:formula="of:=([.B1607]+[.E1607]+[.H160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8]+[.D1608]+[.G1608])/3" office:value-type="float" office:value="0.53125" calcext:value-type="float">
            <text:p>0.53125</text:p>
          </table:table-cell>
          <table:table-cell table:formula="of:=([.B1608]+[.E1608]+[.H160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09]+[.D1609]+[.G1609])/3" office:value-type="float" office:value="0.53125" calcext:value-type="float">
            <text:p>0.53125</text:p>
          </table:table-cell>
          <table:table-cell table:formula="of:=([.B1609]+[.E1609]+[.H160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0]+[.D1610]+[.G1610])/3" office:value-type="float" office:value="0.53125" calcext:value-type="float">
            <text:p>0.53125</text:p>
          </table:table-cell>
          <table:table-cell table:formula="of:=([.B1610]+[.E1610]+[.H161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1]+[.D1611]+[.G1611])/3" office:value-type="float" office:value="0.536458333333333" calcext:value-type="float">
            <text:p>0.536458333333333</text:p>
          </table:table-cell>
          <table:table-cell table:formula="of:=([.B1611]+[.E1611]+[.H16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2]+[.D1612]+[.G1612])/3" office:value-type="float" office:value="0.53125" calcext:value-type="float">
            <text:p>0.53125</text:p>
          </table:table-cell>
          <table:table-cell table:formula="of:=([.B1612]+[.E1612]+[.H161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3]+[.D1613]+[.G1613])/3" office:value-type="float" office:value="0.536458333333333" calcext:value-type="float">
            <text:p>0.536458333333333</text:p>
          </table:table-cell>
          <table:table-cell table:formula="of:=([.B1613]+[.E1613]+[.H161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4]+[.D1614]+[.G1614])/3" office:value-type="float" office:value="0.53125" calcext:value-type="float">
            <text:p>0.53125</text:p>
          </table:table-cell>
          <table:table-cell table:formula="of:=([.B1614]+[.E1614]+[.H161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5]+[.D1615]+[.G1615])/3" office:value-type="float" office:value="0.53125" calcext:value-type="float">
            <text:p>0.53125</text:p>
          </table:table-cell>
          <table:table-cell table:formula="of:=([.B1615]+[.E1615]+[.H161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6]+[.D1616]+[.G1616])/3" office:value-type="float" office:value="0.53125" calcext:value-type="float">
            <text:p>0.53125</text:p>
          </table:table-cell>
          <table:table-cell table:formula="of:=([.B1616]+[.E1616]+[.H16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7]+[.D1617]+[.G1617])/3" office:value-type="float" office:value="0.53125" calcext:value-type="float">
            <text:p>0.53125</text:p>
          </table:table-cell>
          <table:table-cell table:formula="of:=([.B1617]+[.E1617]+[.H161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18]+[.D1618]+[.G1618])/3" office:value-type="float" office:value="0.53125" calcext:value-type="float">
            <text:p>0.53125</text:p>
          </table:table-cell>
          <table:table-cell table:formula="of:=([.B1618]+[.E1618]+[.H16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619]+[.D1619]+[.G1619])/3" office:value-type="float" office:value="0.53125" calcext:value-type="float">
            <text:p>0.53125</text:p>
          </table:table-cell>
          <table:table-cell table:formula="of:=([.B1619]+[.E1619]+[.H161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0]+[.D1620]+[.G1620])/3" office:value-type="float" office:value="0.53125" calcext:value-type="float">
            <text:p>0.53125</text:p>
          </table:table-cell>
          <table:table-cell table:formula="of:=([.B1620]+[.E1620]+[.H162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1]+[.D1621]+[.G1621])/3" office:value-type="float" office:value="0.536458333333333" calcext:value-type="float">
            <text:p>0.536458333333333</text:p>
          </table:table-cell>
          <table:table-cell table:formula="of:=([.B1621]+[.E1621]+[.H162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622]+[.D1622]+[.G1622])/3" office:value-type="float" office:value="0.536458333333333" calcext:value-type="float">
            <text:p>0.536458333333333</text:p>
          </table:table-cell>
          <table:table-cell table:formula="of:=([.B1622]+[.E1622]+[.H16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3]+[.D1623]+[.G1623])/3" office:value-type="float" office:value="0.536458333333333" calcext:value-type="float">
            <text:p>0.536458333333333</text:p>
          </table:table-cell>
          <table:table-cell table:formula="of:=([.B1623]+[.E1623]+[.H162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4]+[.D1624]+[.G1624])/3" office:value-type="float" office:value="0.536458333333333" calcext:value-type="float">
            <text:p>0.536458333333333</text:p>
          </table:table-cell>
          <table:table-cell table:formula="of:=([.B1624]+[.E1624]+[.H162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5]+[.D1625]+[.G1625])/3" office:value-type="float" office:value="0.536458333333333" calcext:value-type="float">
            <text:p>0.536458333333333</text:p>
          </table:table-cell>
          <table:table-cell table:formula="of:=([.B1625]+[.E1625]+[.H162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6]+[.D1626]+[.G1626])/3" office:value-type="float" office:value="0.53125" calcext:value-type="float">
            <text:p>0.53125</text:p>
          </table:table-cell>
          <table:table-cell table:formula="of:=([.B1626]+[.E1626]+[.H162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7]+[.D1627]+[.G1627])/3" office:value-type="float" office:value="0.53125" calcext:value-type="float">
            <text:p>0.53125</text:p>
          </table:table-cell>
          <table:table-cell table:formula="of:=([.B1627]+[.E1627]+[.H162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8]+[.D1628]+[.G1628])/3" office:value-type="float" office:value="0.536458333333333" calcext:value-type="float">
            <text:p>0.536458333333333</text:p>
          </table:table-cell>
          <table:table-cell table:formula="of:=([.B1628]+[.E1628]+[.H162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29]+[.D1629]+[.G1629])/3" office:value-type="float" office:value="0.536458333333333" calcext:value-type="float">
            <text:p>0.536458333333333</text:p>
          </table:table-cell>
          <table:table-cell table:formula="of:=([.B1629]+[.E1629]+[.H16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630]+[.D1630]+[.G1630])/3" office:value-type="float" office:value="0.536458333333333" calcext:value-type="float">
            <text:p>0.536458333333333</text:p>
          </table:table-cell>
          <table:table-cell table:formula="of:=([.B1630]+[.E1630]+[.H16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631]+[.D1631]+[.G1631])/3" office:value-type="float" office:value="0.53125" calcext:value-type="float">
            <text:p>0.53125</text:p>
          </table:table-cell>
          <table:table-cell table:formula="of:=([.B1631]+[.E1631]+[.H163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32]+[.D1632]+[.G1632])/3" office:value-type="float" office:value="0.536458333333333" calcext:value-type="float">
            <text:p>0.536458333333333</text:p>
          </table:table-cell>
          <table:table-cell table:formula="of:=([.B1632]+[.E1632]+[.H163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33]+[.D1633]+[.G1633])/3" office:value-type="float" office:value="0.536458333333333" calcext:value-type="float">
            <text:p>0.536458333333333</text:p>
          </table:table-cell>
          <table:table-cell table:formula="of:=([.B1633]+[.E1633]+[.H163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34]+[.D1634]+[.G1634])/3" office:value-type="float" office:value="0.536458333333333" calcext:value-type="float">
            <text:p>0.536458333333333</text:p>
          </table:table-cell>
          <table:table-cell table:formula="of:=([.B1634]+[.E1634]+[.H163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35]+[.D1635]+[.G1635])/3" office:value-type="float" office:value="0.53125" calcext:value-type="float">
            <text:p>0.53125</text:p>
          </table:table-cell>
          <table:table-cell table:formula="of:=([.B1635]+[.E1635]+[.H163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36]+[.D1636]+[.G1636])/3" office:value-type="float" office:value="0.536458333333333" calcext:value-type="float">
            <text:p>0.536458333333333</text:p>
          </table:table-cell>
          <table:table-cell table:formula="of:=([.B1636]+[.E1636]+[.H163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4375" calcext:value-type="float">
            <text:p>0.34375</text:p>
          </table:table-cell>
          <table:table-cell/>
          <table:table-cell table:number-columns-repeated="2" office:value-type="float" office:value="0.734375" calcext:value-type="float">
            <text:p>0.7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637]+[.D1637]+[.G1637])/3" office:value-type="float" office:value="0.536458333333333" calcext:value-type="float">
            <text:p>0.536458333333333</text:p>
          </table:table-cell>
          <table:table-cell table:formula="of:=([.B1637]+[.E1637]+[.H1637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1638]+[.D1638]+[.G1638])/3" office:value-type="float" office:value="0.53125" calcext:value-type="float">
            <text:p>0.53125</text:p>
          </table:table-cell>
          <table:table-cell table:formula="of:=([.B1638]+[.E1638]+[.H1638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1639]+[.D1639]+[.G1639])/3" office:value-type="float" office:value="0.536458333333333" calcext:value-type="float">
            <text:p>0.536458333333333</text:p>
          </table:table-cell>
          <table:table-cell table:formula="of:=([.B1639]+[.E1639]+[.H1639])/3" office:value-type="float" office:value="0.729166666666667" calcext:value-type="float">
            <text:p>0.7291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1640]+[.D1640]+[.G1640])/3" office:value-type="float" office:value="0.536458333333333" calcext:value-type="float">
            <text:p>0.536458333333333</text:p>
          </table:table-cell>
          <table:table-cell table:formula="of:=([.B1640]+[.E1640]+[.H1640])/3" office:value-type="float" office:value="0.677083333333333" calcext:value-type="float">
            <text:p>0.67708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4375" calcext:value-type="float">
            <text:p>0.84375</text:p>
          </table:table-cell>
          <table:table-cell/>
          <table:table-cell table:formula="of:=([.A1641]+[.D1641]+[.G1641])/3" office:value-type="float" office:value="0.536458333333333" calcext:value-type="float">
            <text:p>0.536458333333333</text:p>
          </table:table-cell>
          <table:table-cell table:formula="of:=([.B1641]+[.E1641]+[.H1641])/3"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([.A1642]+[.D1642]+[.G1642])/3" office:value-type="float" office:value="0.536458333333333" calcext:value-type="float">
            <text:p>0.536458333333333</text:p>
          </table:table-cell>
          <table:table-cell table:formula="of:=([.B1642]+[.E1642]+[.H1642])/3" office:value-type="float" office:value="0.786458333333333" calcext:value-type="float">
            <text:p>0.78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643]+[.D1643]+[.G1643])/3" office:value-type="float" office:value="0.536458333333333" calcext:value-type="float">
            <text:p>0.536458333333333</text:p>
          </table:table-cell>
          <table:table-cell table:formula="of:=([.B1643]+[.E1643]+[.H1643])/3" office:value-type="float" office:value="0.635416666666667" calcext:value-type="float">
            <text:p>0.635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1644]+[.D1644]+[.G1644])/3" office:value-type="float" office:value="0.536458333333333" calcext:value-type="float">
            <text:p>0.536458333333333</text:p>
          </table:table-cell>
          <table:table-cell table:formula="of:=([.B1644]+[.E1644]+[.H1644])/3"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03125" calcext:value-type="float">
            <text:p>1.0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84375" calcext:value-type="float">
            <text:p>0.84375</text:p>
          </table:table-cell>
          <table:table-cell/>
          <table:table-cell table:formula="of:=([.A1645]+[.D1645]+[.G1645])/3" office:value-type="float" office:value="0.536458333333333" calcext:value-type="float">
            <text:p>0.536458333333333</text:p>
          </table:table-cell>
          <table:table-cell table:formula="of:=([.B1645]+[.E1645]+[.H1645])/3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484375" calcext:value-type="float">
            <text:p>1.48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([.A1646]+[.D1646]+[.G1646])/3" office:value-type="float" office:value="0.536458333333333" calcext:value-type="float">
            <text:p>0.536458333333333</text:p>
          </table:table-cell>
          <table:table-cell table:formula="of:=([.B1646]+[.E1646]+[.H1646])/3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578125" calcext:value-type="float">
            <text:p>1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647]+[.D1647]+[.G1647])/3" office:value-type="float" office:value="0.536458333333333" calcext:value-type="float">
            <text:p>0.536458333333333</text:p>
          </table:table-cell>
          <table:table-cell table:formula="of:=([.B1647]+[.E1647]+[.H1647])/3" office:value-type="float" office:value="0.947916666666667" calcext:value-type="float">
            <text:p>0.9479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453125" calcext:value-type="float">
            <text:p>1.45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648]+[.D1648]+[.G1648])/3" office:value-type="float" office:value="0.536458333333333" calcext:value-type="float">
            <text:p>0.536458333333333</text:p>
          </table:table-cell>
          <table:table-cell table:formula="of:=([.B1648]+[.E1648]+[.H1648])/3"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21875" calcext:value-type="float">
            <text:p>1.2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649]+[.D1649]+[.G1649])/3" office:value-type="float" office:value="0.536458333333333" calcext:value-type="float">
            <text:p>0.536458333333333</text:p>
          </table:table-cell>
          <table:table-cell table:formula="of:=([.B1649]+[.E1649]+[.H1649])/3" office:value-type="float" office:value="0.713541666666667" calcext:value-type="float">
            <text:p>0.71354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1.140625" calcext:value-type="float">
            <text:p>1.14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1650]+[.D1650]+[.G1650])/3" office:value-type="float" office:value="0.536458333333333" calcext:value-type="float">
            <text:p>0.536458333333333</text:p>
          </table:table-cell>
          <table:table-cell table:formula="of:=([.B1650]+[.E1650]+[.H1650])/3"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([.A1651]+[.D1651]+[.G1651])/3" office:value-type="float" office:value="0.536458333333333" calcext:value-type="float">
            <text:p>0.536458333333333</text:p>
          </table:table-cell>
          <table:table-cell table:formula="of:=([.B1651]+[.E1651]+[.H1651])/3" office:value-type="float" office:value="0.447916666666667" calcext:value-type="float">
            <text:p>0.4479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1652]+[.D1652]+[.G1652])/3" office:value-type="float" office:value="0.536458333333333" calcext:value-type="float">
            <text:p>0.536458333333333</text:p>
          </table:table-cell>
          <table:table-cell table:formula="of:=([.B1652]+[.E1652]+[.H1652])/3" office:value-type="float" office:value="0.348958333333333" calcext:value-type="float">
            <text:p>0.3489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078125" calcext:value-type="float">
            <text:p>-0.078125</text:p>
          </table:table-cell>
          <table:table-cell/>
          <table:table-cell table:formula="of:=([.A1653]+[.D1653]+[.G1653])/3" office:value-type="float" office:value="0.536458333333333" calcext:value-type="float">
            <text:p>0.536458333333333</text:p>
          </table:table-cell>
          <table:table-cell table:formula="of:=([.B1653]+[.E1653]+[.H1653])/3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1654]+[.D1654]+[.G1654])/3" office:value-type="float" office:value="0.536458333333333" calcext:value-type="float">
            <text:p>0.536458333333333</text:p>
          </table:table-cell>
          <table:table-cell table:formula="of:=([.B1654]+[.E1654]+[.H1654])/3"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1655]+[.D1655]+[.G1655])/3" office:value-type="float" office:value="0.536458333333333" calcext:value-type="float">
            <text:p>0.536458333333333</text:p>
          </table:table-cell>
          <table:table-cell table:formula="of:=([.B1655]+[.E1655]+[.H1655])/3" office:value-type="float" office:value="0.192708333333333" calcext:value-type="float">
            <text:p>0.19270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0625" calcext:value-type="float">
            <text:p>-0.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formula="of:=([.A1656]+[.D1656]+[.G1656])/3" office:value-type="float" office:value="0.536458333333333" calcext:value-type="float">
            <text:p>0.536458333333333</text:p>
          </table:table-cell>
          <table:table-cell table:formula="of:=([.B1656]+[.E1656]+[.H1656])/3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234375" calcext:value-type="float">
            <text:p>-0.2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657]+[.D1657]+[.G1657])/3" office:value-type="float" office:value="0.536458333333333" calcext:value-type="float">
            <text:p>0.536458333333333</text:p>
          </table:table-cell>
          <table:table-cell table:formula="of:=([.B1657]+[.E1657]+[.H1657])/3" office:value-type="float" office:value="0.0104166666666667" calcext:value-type="float">
            <text:p>0.010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658]+[.D1658]+[.G1658])/3" office:value-type="float" office:value="0.536458333333333" calcext:value-type="float">
            <text:p>0.536458333333333</text:p>
          </table:table-cell>
          <table:table-cell table:formula="of:=([.B1658]+[.E1658]+[.H1658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659]+[.D1659]+[.G1659])/3" office:value-type="float" office:value="0.536458333333333" calcext:value-type="float">
            <text:p>0.536458333333333</text:p>
          </table:table-cell>
          <table:table-cell table:formula="of:=([.B1659]+[.E1659]+[.H1659])/3" office:value-type="float" office:value="-0.192708333333333" calcext:value-type="float">
            <text:p>-0.19270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1.09375" calcext:value-type="float">
            <text:p>-1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015625" calcext:value-type="float">
            <text:p>0.015625</text:p>
          </table:table-cell>
          <table:table-cell/>
          <table:table-cell table:formula="of:=([.A1660]+[.D1660]+[.G1660])/3" office:value-type="float" office:value="0.536458333333333" calcext:value-type="float">
            <text:p>0.536458333333333</text:p>
          </table:table-cell>
          <table:table-cell table:formula="of:=([.B1660]+[.E1660]+[.H1660])/3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1.1875" calcext:value-type="float">
            <text:p>-1.1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-0.03125" calcext:value-type="float">
            <text:p>-0.03125</text:p>
          </table:table-cell>
          <table:table-cell/>
          <table:table-cell table:formula="of:=([.A1661]+[.D1661]+[.G1661])/3" office:value-type="float" office:value="0.53125" calcext:value-type="float">
            <text:p>0.53125</text:p>
          </table:table-cell>
          <table:table-cell table:formula="of:=([.B1661]+[.E1661]+[.H1661])/3" office:value-type="float" office:value="-0.614583333333333" calcext:value-type="float">
            <text:p>-0.61458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5625" calcext:value-type="float">
            <text:p>0.15625</text:p>
          </table:table-cell>
          <table:table-cell/>
          <table:table-cell table:formula="of:=([.A1662]+[.D1662]+[.G1662])/3" office:value-type="float" office:value="0.53125" calcext:value-type="float">
            <text:p>0.53125</text:p>
          </table:table-cell>
          <table:table-cell table:formula="of:=([.B1662]+[.E1662]+[.H1662])/3" office:value-type="float" office:value="-0.473958333333333" calcext:value-type="float">
            <text:p>-0.4739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234375" calcext:value-type="float">
            <text:p>-0.2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663]+[.D1663]+[.G1663])/3" office:value-type="float" office:value="0.536458333333333" calcext:value-type="float">
            <text:p>0.536458333333333</text:p>
          </table:table-cell>
          <table:table-cell table:formula="of:=([.B1663]+[.E1663]+[.H1663])/3" office:value-type="float" office:value="-0.255208333333333" calcext:value-type="float">
            <text:p>-0.25520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1664]+[.D1664]+[.G1664])/3" office:value-type="float" office:value="0.536458333333333" calcext:value-type="float">
            <text:p>0.536458333333333</text:p>
          </table:table-cell>
          <table:table-cell table:formula="of:=([.B1664]+[.E1664]+[.H1664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665]+[.D1665]+[.G1665])/3" office:value-type="float" office:value="0.536458333333333" calcext:value-type="float">
            <text:p>0.536458333333333</text:p>
          </table:table-cell>
          <table:table-cell table:formula="of:=([.B1665]+[.E1665]+[.H1665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666]+[.D1666]+[.G1666])/3" office:value-type="float" office:value="0.536458333333333" calcext:value-type="float">
            <text:p>0.536458333333333</text:p>
          </table:table-cell>
          <table:table-cell table:formula="of:=([.B1666]+[.E1666]+[.H1666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([.A1667]+[.D1667]+[.G1667])/3" office:value-type="float" office:value="0.536458333333333" calcext:value-type="float">
            <text:p>0.536458333333333</text:p>
          </table:table-cell>
          <table:table-cell table:formula="of:=([.B1667]+[.E1667]+[.H1667])/3" office:value-type="float" office:value="0.0729166666666666" calcext:value-type="float">
            <text:p>0.0729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03125" calcext:value-type="float">
            <text:p>-0.0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668]+[.D1668]+[.G1668])/3" office:value-type="float" office:value="0.53125" calcext:value-type="float">
            <text:p>0.53125</text:p>
          </table:table-cell>
          <table:table-cell table:formula="of:=([.B1668]+[.E1668]+[.H1668])/3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669]+[.D1669]+[.G1669])/3" office:value-type="float" office:value="0.53125" calcext:value-type="float">
            <text:p>0.53125</text:p>
          </table:table-cell>
          <table:table-cell table:formula="of:=([.B1669]+[.E1669]+[.H1669])/3" office:value-type="float" office:value="-0.307291666666667" calcext:value-type="float">
            <text:p>-0.30729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670]+[.D1670]+[.G1670])/3" office:value-type="float" office:value="0.536458333333333" calcext:value-type="float">
            <text:p>0.536458333333333</text:p>
          </table:table-cell>
          <table:table-cell table:formula="of:=([.B1670]+[.E1670]+[.H1670])/3" office:value-type="float" office:value="-0.458333333333333" calcext:value-type="float">
            <text:p>-0.4583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671]+[.D1671]+[.G1671])/3" office:value-type="float" office:value="0.53125" calcext:value-type="float">
            <text:p>0.53125</text:p>
          </table:table-cell>
          <table:table-cell table:formula="of:=([.B1671]+[.E1671]+[.H1671])/3" office:value-type="float" office:value="-0.510416666666667" calcext:value-type="float">
            <text:p>-0.510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1.0625" calcext:value-type="float">
            <text:p>-1.0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([.A1672]+[.D1672]+[.G1672])/3" office:value-type="float" office:value="0.53125" calcext:value-type="float">
            <text:p>0.53125</text:p>
          </table:table-cell>
          <table:table-cell table:formula="of:=([.B1672]+[.E1672]+[.H1672])/3" office:value-type="float" office:value="-0.588541666666667" calcext:value-type="float">
            <text:p>-0.58854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673]+[.D1673]+[.G1673])/3" office:value-type="float" office:value="0.536458333333333" calcext:value-type="float">
            <text:p>0.536458333333333</text:p>
          </table:table-cell>
          <table:table-cell table:formula="of:=([.B1673]+[.E1673]+[.H1673])/3" office:value-type="float" office:value="-0.458333333333333" calcext:value-type="float">
            <text:p>-0.4583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674]+[.D1674]+[.G1674])/3" office:value-type="float" office:value="0.53125" calcext:value-type="float">
            <text:p>0.53125</text:p>
          </table:table-cell>
          <table:table-cell table:formula="of:=([.B1674]+[.E1674]+[.H1674])/3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75]+[.D1675]+[.G1675])/3" office:value-type="float" office:value="0.53125" calcext:value-type="float">
            <text:p>0.53125</text:p>
          </table:table-cell>
          <table:table-cell table:formula="of:=([.B1675]+[.E1675]+[.H1675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([.A1676]+[.D1676]+[.G1676])/3" office:value-type="float" office:value="0.536458333333333" calcext:value-type="float">
            <text:p>0.536458333333333</text:p>
          </table:table-cell>
          <table:table-cell table:formula="of:=([.B1676]+[.E1676]+[.H1676])/3" office:value-type="float" office:value="-0.0416666666666667" calcext:value-type="float">
            <text:p>-0.0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1677]+[.D1677]+[.G1677])/3" office:value-type="float" office:value="0.536458333333333" calcext:value-type="float">
            <text:p>0.536458333333333</text:p>
          </table:table-cell>
          <table:table-cell table:formula="of:=([.B1677]+[.E1677]+[.H1677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78]+[.D1678]+[.G1678])/3" office:value-type="float" office:value="0.53125" calcext:value-type="float">
            <text:p>0.53125</text:p>
          </table:table-cell>
          <table:table-cell table:formula="of:=([.B1678]+[.E1678]+[.H1678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679]+[.D1679]+[.G1679])/3" office:value-type="float" office:value="0.536458333333333" calcext:value-type="float">
            <text:p>0.536458333333333</text:p>
          </table:table-cell>
          <table:table-cell table:formula="of:=([.B1679]+[.E1679]+[.H1679])/3" office:value-type="float" office:value="0.0104166666666667" calcext:value-type="float">
            <text:p>0.010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680]+[.D1680]+[.G1680])/3" office:value-type="float" office:value="0.53125" calcext:value-type="float">
            <text:p>0.53125</text:p>
          </table:table-cell>
          <table:table-cell table:formula="of:=([.B1680]+[.E1680]+[.H1680])/3" office:value-type="float" office:value="-0.286458333333333" calcext:value-type="float">
            <text:p>-0.28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681]+[.D1681]+[.G1681])/3" office:value-type="float" office:value="0.526041666666667" calcext:value-type="float">
            <text:p>0.526041666666667</text:p>
          </table:table-cell>
          <table:table-cell table:formula="of:=([.B1681]+[.E1681]+[.H1681])/3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682]+[.D1682]+[.G1682])/3" office:value-type="float" office:value="0.536458333333333" calcext:value-type="float">
            <text:p>0.536458333333333</text:p>
          </table:table-cell>
          <table:table-cell table:formula="of:=([.B1682]+[.E1682]+[.H1682])/3" office:value-type="float" office:value="-0.567708333333333" calcext:value-type="float">
            <text:p>-0.56770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83]+[.D1683]+[.G1683])/3" office:value-type="float" office:value="0.53125" calcext:value-type="float">
            <text:p>0.53125</text:p>
          </table:table-cell>
          <table:table-cell table:formula="of:=([.B1683]+[.E1683]+[.H1683])/3" office:value-type="float" office:value="-0.380208333333333" calcext:value-type="float">
            <text:p>-0.3802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684]+[.D1684]+[.G1684])/3" office:value-type="float" office:value="0.541666666666667" calcext:value-type="float">
            <text:p>0.541666666666667</text:p>
          </table:table-cell>
          <table:table-cell table:formula="of:=([.B1684]+[.E1684]+[.H1684])/3" office:value-type="float" office:value="-0.322916666666667" calcext:value-type="float">
            <text:p>-0.3229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685]+[.D1685]+[.G1685])/3" office:value-type="float" office:value="0.541666666666667" calcext:value-type="float">
            <text:p>0.541666666666667</text:p>
          </table:table-cell>
          <table:table-cell table:formula="of:=([.B1685]+[.E1685]+[.H1685])/3" office:value-type="float" office:value="-0.15625" calcext:value-type="float">
            <text:p>-0.15625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([.A1686]+[.D1686]+[.G1686])/3" office:value-type="float" office:value="0.536458333333333" calcext:value-type="float">
            <text:p>0.536458333333333</text:p>
          </table:table-cell>
          <table:table-cell table:formula="of:=([.B1686]+[.E1686]+[.H1686])/3" office:value-type="float" office:value="-0.177083333333333" calcext:value-type="float">
            <text:p>-0.17708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([.A1687]+[.D1687]+[.G1687])/3" office:value-type="float" office:value="0.578125" calcext:value-type="float">
            <text:p>0.578125</text:p>
          </table:table-cell>
          <table:table-cell table:formula="of:=([.B1687]+[.E1687]+[.H1687])/3" office:value-type="float" office:value="-0.00520833333333333" calcext:value-type="float">
            <text:p>-0.005208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1688]+[.D1688]+[.G1688])/3" office:value-type="float" office:value="0.578125" calcext:value-type="float">
            <text:p>0.578125</text:p>
          </table:table-cell>
          <table:table-cell table:formula="of:=([.B1688]+[.E1688]+[.H1688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689]+[.D1689]+[.G1689])/3" office:value-type="float" office:value="0.651041666666667" calcext:value-type="float">
            <text:p>0.651041666666667</text:p>
          </table:table-cell>
          <table:table-cell table:formula="of:=([.B1689]+[.E1689]+[.H1689])/3" office:value-type="float" office:value="0.0729166666666667" calcext:value-type="float">
            <text:p>0.072916666666667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690]+[.D1690]+[.G1690])/3" office:value-type="float" office:value="0.708333333333333" calcext:value-type="float">
            <text:p>0.708333333333333</text:p>
          </table:table-cell>
          <table:table-cell table:formula="of:=([.B1690]+[.E1690]+[.H1690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691]+[.D1691]+[.G1691])/3" office:value-type="float" office:value="0.817708333333333" calcext:value-type="float">
            <text:p>0.817708333333333</text:p>
          </table:table-cell>
          <table:table-cell table:formula="of:=([.B1691]+[.E1691]+[.H1691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1.0625" calcext:value-type="float">
            <text:p>1.06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1692]+[.D1692]+[.G1692])/3" office:value-type="float" office:value="0.807291666666667" calcext:value-type="float">
            <text:p>0.807291666666667</text:p>
          </table:table-cell>
          <table:table-cell table:formula="of:=([.B1692]+[.E1692]+[.H1692])/3" office:value-type="float" office:value="-0.333333333333333" calcext:value-type="float">
            <text:p>-0.333333333333333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1875" calcext:value-type="float">
            <text:p>-0.171875</text:p>
          </table:table-cell>
          <table:table-cell/>
          <table:table-cell table:formula="of:=([.A1693]+[.D1693]+[.G1693])/3" office:value-type="float" office:value="0.942708333333333" calcext:value-type="float">
            <text:p>0.942708333333333</text:p>
          </table:table-cell>
          <table:table-cell table:formula="of:=([.B1693]+[.E1693]+[.H1693])/3" office:value-type="float" office:value="-0.609375" calcext:value-type="float">
            <text:p>-0.609375</text:p>
          </table:table-cell>
        </table:table-row>
        <table:table-row table:style-name="ro1">
          <table:table-cell office:value-type="float" office:value="1.015625" calcext:value-type="float">
            <text:p>1.015625</text:p>
          </table:table-cell>
          <table:table-cell office:value-type="float" office:value="-1.109375" calcext:value-type="float">
            <text:p>-1.1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-0.171875" calcext:value-type="float">
            <text:p>-0.171875</text:p>
          </table:table-cell>
          <table:table-cell/>
          <table:table-cell table:formula="of:=([.A1694]+[.D1694]+[.G1694])/3" office:value-type="float" office:value="0.932291666666667" calcext:value-type="float">
            <text:p>0.932291666666667</text:p>
          </table:table-cell>
          <table:table-cell table:formula="of:=([.B1694]+[.E1694]+[.H1694])/3" office:value-type="float" office:value="-0.677083333333333" calcext:value-type="float">
            <text:p>-0.677083333333333</text:p>
          </table:table-cell>
        </table:table-row>
        <table:table-row table:style-name="ro1">
          <table:table-cell office:value-type="float" office:value="1.234375" calcext:value-type="float">
            <text:p>1.234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1695]+[.D1695]+[.G1695])/3" office:value-type="float" office:value="0.932291666666667" calcext:value-type="float">
            <text:p>0.932291666666667</text:p>
          </table:table-cell>
          <table:table-cell table:formula="of:=([.B1695]+[.E1695]+[.H1695])/3" office:value-type="float" office:value="-0.385416666666667" calcext:value-type="float">
            <text:p>-0.385416666666667</text:p>
          </table:table-cell>
        </table:table-row>
        <table:table-row table:style-name="ro1">
          <table:table-cell office:value-type="float" office:value="1.359375" calcext:value-type="float">
            <text:p>1.35937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696]+[.D1696]+[.G1696])/3" office:value-type="float" office:value="0.953125" calcext:value-type="float">
            <text:p>0.953125</text:p>
          </table:table-cell>
          <table:table-cell table:formula="of:=([.B1696]+[.E1696]+[.H1696])/3" office:value-type="float" office:value="-0.223958333333333" calcext:value-type="float">
            <text:p>-0.223958333333333</text:p>
          </table:table-cell>
        </table:table-row>
        <table:table-row table:style-name="ro1">
          <table:table-cell office:value-type="float" office:value="1.28125" calcext:value-type="float">
            <text:p>1.28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0.96875" calcext:value-type="float">
            <text:p>0.96875</text:p>
          </table:table-cell>
          <table:table-cell office:value-type="float" office:value="-1.03125" calcext:value-type="float">
            <text:p>-1.031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697]+[.D1697]+[.G1697])/3" office:value-type="float" office:value="0.875" calcext:value-type="float">
            <text:p>0.875</text:p>
          </table:table-cell>
          <table:table-cell table:formula="of:=([.B1697]+[.E1697]+[.H1697])/3" office:value-type="float" office:value="-0.244791666666667" calcext:value-type="float">
            <text:p>-0.244791666666667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-1.078125" calcext:value-type="float">
            <text:p>-1.0781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698]+[.D1698]+[.G1698])/3" office:value-type="float" office:value="0.875" calcext:value-type="float">
            <text:p>0.875</text:p>
          </table:table-cell>
          <table:table-cell table:formula="of:=([.B1698]+[.E1698]+[.H1698])/3" office:value-type="float" office:value="-0.291666666666667" calcext:value-type="float">
            <text:p>-0.291666666666667</text:p>
          </table:table-cell>
        </table:table-row>
        <table:table-row table:style-name="ro1">
          <table:table-cell office:value-type="float" office:value="1.21875" calcext:value-type="float">
            <text:p>1.21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699]+[.D1699]+[.G1699])/3" office:value-type="float" office:value="0.713541666666667" calcext:value-type="float">
            <text:p>0.713541666666667</text:p>
          </table:table-cell>
          <table:table-cell table:formula="of:=([.B1699]+[.E1699]+[.H1699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00]+[.D1700]+[.G1700])/3" office:value-type="float" office:value="0.479166666666667" calcext:value-type="float">
            <text:p>0.479166666666667</text:p>
          </table:table-cell>
          <table:table-cell table:formula="of:=([.B1700]+[.E1700]+[.H1700])/3" office:value-type="float" office:value="0.223958333333333" calcext:value-type="float">
            <text:p>0.22395833333333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701]+[.D1701]+[.G1701])/3" office:value-type="float" office:value="0.333333333333333" calcext:value-type="float">
            <text:p>0.333333333333333</text:p>
          </table:table-cell>
          <table:table-cell table:formula="of:=([.B1701]+[.E1701]+[.H1701])/3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0625" calcext:value-type="float">
            <text:p>-0.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02]+[.D1702]+[.G1702])/3" office:value-type="float" office:value="0.265625" calcext:value-type="float">
            <text:p>0.265625</text:p>
          </table:table-cell>
          <table:table-cell table:formula="of:=([.B1702]+[.E1702]+[.H1702])/3" office:value-type="float" office:value="-0.078125" calcext:value-type="float">
            <text:p>-0.078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-0.84375" calcext:value-type="float">
            <text:p>-0.84375</text:p>
          </table:table-cell>
          <table:table-cell/>
          <table:table-cell table:number-columns-repeated="2" office:value-type="float" office:value="0.34375" calcext:value-type="float">
            <text:p>0.34375</text:p>
          </table:table-cell>
          <table:table-cell/>
          <table:table-cell table:formula="of:=([.A1703]+[.D1703]+[.G1703])/3" office:value-type="float" office:value="0.125" calcext:value-type="float">
            <text:p>0.125</text:p>
          </table:table-cell>
          <table:table-cell table:formula="of:=([.B1703]+[.E1703]+[.H1703])/3" office:value-type="float" office:value="-0.390625" calcext:value-type="float">
            <text:p>-0.390625</text:p>
          </table:table-cell>
        </table:table-row>
        <table:table-row table:style-name="ro1">
          <table:table-cell office:value-type="float" office:value="-0.34375" calcext:value-type="float">
            <text:p>-0.3437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-0.171875" calcext:value-type="float">
            <text:p>-0.171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-0.265625" calcext:value-type="float">
            <text:p>-0.265625</text:p>
          </table:table-cell>
          <table:table-cell/>
          <table:table-cell table:formula="of:=([.A1704]+[.D1704]+[.G1704])/3" office:value-type="float" office:value="-0.0625" calcext:value-type="float">
            <text:p>-0.0625</text:p>
          </table:table-cell>
          <table:table-cell table:formula="of:=([.B1704]+[.E1704]+[.H1704])/3" office:value-type="float" office:value="-0.682291666666667" calcext:value-type="float">
            <text:p>-0.682291666666667</text:p>
          </table:table-cell>
        </table:table-row>
        <table:table-row table:style-name="ro1">
          <table:table-cell office:value-type="float" office:value="-0.84375" calcext:value-type="float">
            <text:p>-0.8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-0.21875" calcext:value-type="float">
            <text:p>-0.21875</text:p>
          </table:table-cell>
          <table:table-cell/>
          <table:table-cell table:formula="of:=([.A1705]+[.D1705]+[.G1705])/3" office:value-type="float" office:value="-0.302083333333333" calcext:value-type="float">
            <text:p>-0.302083333333333</text:p>
          </table:table-cell>
          <table:table-cell table:formula="of:=([.B1705]+[.E1705]+[.H1705])/3" office:value-type="float" office:value="-0.619791666666667" calcext:value-type="float">
            <text:p>-0.619791666666667</text:p>
          </table:table-cell>
        </table:table-row>
        <table:table-row table:style-name="ro1">
          <table:table-cell office:value-type="float" office:value="-1.125" calcext:value-type="float">
            <text:p>-1.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-0.609375" calcext:value-type="float">
            <text:p>-0.6093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06]+[.D1706]+[.G1706])/3" office:value-type="float" office:value="-0.604166666666667" calcext:value-type="float">
            <text:p>-0.604166666666667</text:p>
          </table:table-cell>
          <table:table-cell table:formula="of:=([.B1706]+[.E1706]+[.H1706])/3" office:value-type="float" office:value="-0.276041666666667" calcext:value-type="float">
            <text:p>-0.276041666666667</text:p>
          </table:table-cell>
        </table:table-row>
        <table:table-row table:style-name="ro1">
          <table:table-cell office:value-type="float" office:value="-1.21875" calcext:value-type="float">
            <text:p>-1.21875</text:p>
          </table:table-cell>
          <table:table-cell office:value-type="float" office:value="-0.0625" calcext:value-type="float">
            <text:p>-0.062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-0.15625" calcext:value-type="float">
            <text:p>-0.1562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707]+[.D1707]+[.G1707])/3" office:value-type="float" office:value="-0.65625" calcext:value-type="float">
            <text:p>-0.65625</text:p>
          </table:table-cell>
          <table:table-cell table:formula="of:=([.B1707]+[.E1707]+[.H1707])/3" office:value-type="float" office:value="-0.078125" calcext:value-type="float">
            <text:p>-0.078125</text:p>
          </table:table-cell>
        </table:table-row>
        <table:table-row table:style-name="ro1">
          <table:table-cell office:value-type="float" office:value="-1.09375" calcext:value-type="float">
            <text:p>-1.093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708]+[.D1708]+[.G1708])/3" office:value-type="float" office:value="-0.645833333333333" calcext:value-type="float">
            <text:p>-0.645833333333333</text:p>
          </table:table-cell>
          <table:table-cell table:formula="of:=([.B1708]+[.E1708]+[.H1708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-0.78125" calcext:value-type="float">
            <text:p>-0.78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953125" calcext:value-type="float">
            <text:p>-0.9531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([.A1709]+[.D1709]+[.G1709])/3" office:value-type="float" office:value="-0.578125" calcext:value-type="float">
            <text:p>-0.578125</text:p>
          </table:table-cell>
          <table:table-cell table:formula="of:=([.B1709]+[.E1709]+[.H1709])/3" office:value-type="float" office:value="-0.244791666666667" calcext:value-type="float">
            <text:p>-0.244791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710]+[.D1710]+[.G1710])/3" office:value-type="float" office:value="-0.130208333333333" calcext:value-type="float">
            <text:p>-0.130208333333333</text:p>
          </table:table-cell>
          <table:table-cell table:formula="of:=([.B1710]+[.E1710]+[.H1710])/3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([.A1711]+[.D1711]+[.G1711])/3" office:value-type="float" office:value="0.0885416666666667" calcext:value-type="float">
            <text:p>0.088541666666667</text:p>
          </table:table-cell>
          <table:table-cell table:formula="of:=([.B1711]+[.E1711]+[.H1711])/3" office:value-type="float" office:value="0.0677083333333333" calcext:value-type="float">
            <text:p>0.067708333333333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12]+[.D1712]+[.G1712])/3" office:value-type="float" office:value="0.354166666666667" calcext:value-type="float">
            <text:p>0.354166666666667</text:p>
          </table:table-cell>
          <table:table-cell table:formula="of:=([.B1712]+[.E1712]+[.H1712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13]+[.D1713]+[.G1713])/3" office:value-type="float" office:value="0.395833333333333" calcext:value-type="float">
            <text:p>0.395833333333333</text:p>
          </table:table-cell>
          <table:table-cell table:formula="of:=([.B1713]+[.E1713]+[.H1713])/3" office:value-type="float" office:value="0.0260416666666667" calcext:value-type="float">
            <text:p>0.026041666666667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14]+[.D1714]+[.G1714])/3" office:value-type="float" office:value="-0.125" calcext:value-type="float">
            <text:p>-0.125</text:p>
          </table:table-cell>
          <table:table-cell table:formula="of:=([.B1714]+[.E1714]+[.H1714])/3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484375" calcext:value-type="float">
            <text:p>-0.484375</text:p>
          </table:table-cell>
          <table:table-cell/>
          <table:table-cell office:value-type="float" office:value="-0.96875" calcext:value-type="float">
            <text:p>-0.96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1715]+[.D1715]+[.G1715])/3" office:value-type="float" office:value="-0.208333333333333" calcext:value-type="float">
            <text:p>-0.208333333333333</text:p>
          </table:table-cell>
          <table:table-cell table:formula="of:=([.B1715]+[.E1715]+[.H1715])/3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-0.6875" calcext:value-type="float">
            <text:p>-0.68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-0.671875" calcext:value-type="float">
            <text:p>-0.67187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-0.203125" calcext:value-type="float">
            <text:p>-0.203125</text:p>
          </table:table-cell>
          <table:table-cell/>
          <table:table-cell table:formula="of:=([.A1716]+[.D1716]+[.G1716])/3" office:value-type="float" office:value="-0.322916666666667" calcext:value-type="float">
            <text:p>-0.322916666666667</text:p>
          </table:table-cell>
          <table:table-cell table:formula="of:=([.B1716]+[.E1716]+[.H1716])/3" office:value-type="float" office:value="-0.557291666666667" calcext:value-type="float">
            <text:p>-0.557291666666667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([.A1717]+[.D1717]+[.G1717])/3" office:value-type="float" office:value="-0.5" calcext:value-type="float">
            <text:p>-0.5</text:p>
          </table:table-cell>
          <table:table-cell table:formula="of:=([.B1717]+[.E1717]+[.H1717])/3" office:value-type="float" office:value="-0.453125" calcext:value-type="float">
            <text:p>-0.453125</text:p>
          </table:table-cell>
        </table:table-row>
        <table:table-row table:style-name="ro1">
          <table:table-cell office:value-type="float" office:value="-1.234375" calcext:value-type="float">
            <text:p>-1.234375</text:p>
          </table:table-cell>
          <table:table-cell office:value-type="float" office:value="-0.4375" calcext:value-type="float">
            <text:p>-0.43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1718]+[.D1718]+[.G1718])/3" office:value-type="float" office:value="-0.729166666666667" calcext:value-type="float">
            <text:p>-0.729166666666667</text:p>
          </table:table-cell>
          <table:table-cell table:formula="of:=([.B1718]+[.E1718]+[.H171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1.375" calcext:value-type="float">
            <text:p>-1.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719]+[.D1719]+[.G1719])/3" office:value-type="float" office:value="-0.71875" calcext:value-type="float">
            <text:p>-0.71875</text:p>
          </table:table-cell>
          <table:table-cell table:formula="of:=([.B1719]+[.E1719]+[.H1719])/3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-0.671875" calcext:value-type="float">
            <text:p>-0.671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20]+[.D1720]+[.G1720])/3" office:value-type="float" office:value="-0.401041666666667" calcext:value-type="float">
            <text:p>-0.401041666666667</text:p>
          </table:table-cell>
          <table:table-cell table:formula="of:=([.B1720]+[.E1720]+[.H1720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21]+[.D1721]+[.G1721])/3" office:value-type="float" office:value="-0.255208333333333" calcext:value-type="float">
            <text:p>-0.255208333333333</text:p>
          </table:table-cell>
          <table:table-cell table:formula="of:=([.B1721]+[.E1721]+[.H1721])/3" office:value-type="float" office:value="0.151041666666667" calcext:value-type="float">
            <text:p>0.151041666666667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22]+[.D1722]+[.G1722])/3" office:value-type="float" office:value="0.078125" calcext:value-type="float">
            <text:p>0.078125</text:p>
          </table:table-cell>
          <table:table-cell table:formula="of:=([.B1722]+[.E1722]+[.H1722])/3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1723]+[.D1723]+[.G1723])/3" office:value-type="float" office:value="0.3125" calcext:value-type="float">
            <text:p>0.3125</text:p>
          </table:table-cell>
          <table:table-cell table:formula="of:=([.B1723]+[.E1723]+[.H1723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([.A1724]+[.D1724]+[.G1724])/3" office:value-type="float" office:value="0.192708333333333" calcext:value-type="float">
            <text:p>0.192708333333333</text:p>
          </table:table-cell>
          <table:table-cell table:formula="of:=([.B1724]+[.E1724]+[.H1724])/3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-1.078125" calcext:value-type="float">
            <text:p>-1.07812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-0.03125" calcext:value-type="float">
            <text:p>-0.03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725]+[.D1725]+[.G1725])/3" office:value-type="float" office:value="-0.177083333333333" calcext:value-type="float">
            <text:p>-0.177083333333333</text:p>
          </table:table-cell>
          <table:table-cell table:formula="of:=([.B1725]+[.E1725]+[.H1725])/3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1726]+[.D1726]+[.G1726])/3" office:value-type="float" office:value="-0.182291666666667" calcext:value-type="float">
            <text:p>-0.182291666666667</text:p>
          </table:table-cell>
          <table:table-cell table:formula="of:=([.B1726]+[.E1726]+[.H1726])/3" office:value-type="float" office:value="-0.453125" calcext:value-type="float">
            <text:p>-0.45312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/>
          <table:table-cell table:number-columns-repeated="2" office:value-type="float" office:value="-0.71875" calcext:value-type="float">
            <text:p>-0.7187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727]+[.D1727]+[.G1727])/3" office:value-type="float" office:value="-0.276041666666667" calcext:value-type="float">
            <text:p>-0.276041666666667</text:p>
          </table:table-cell>
          <table:table-cell table:formula="of:=([.B1727]+[.E1727]+[.H1727])/3" office:value-type="float" office:value="-0.489583333333333" calcext:value-type="float">
            <text:p>-0.489583333333333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([.A1728]+[.D1728]+[.G1728])/3" office:value-type="float" office:value="-0.671875" calcext:value-type="float">
            <text:p>-0.671875</text:p>
          </table:table-cell>
          <table:table-cell table:formula="of:=([.B1728]+[.E1728]+[.H1728])/3" office:value-type="float" office:value="-0.453125" calcext:value-type="float">
            <text:p>-0.453125</text:p>
          </table:table-cell>
        </table:table-row>
        <table:table-row table:style-name="ro1">
          <table:table-cell office:value-type="float" office:value="-1.21875" calcext:value-type="float">
            <text:p>-1.218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729]+[.D1729]+[.G1729])/3" office:value-type="float" office:value="-0.651041666666667" calcext:value-type="float">
            <text:p>-0.651041666666667</text:p>
          </table:table-cell>
          <table:table-cell table:formula="of:=([.B1729]+[.E1729]+[.H1729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1.171875" calcext:value-type="float">
            <text:p>-1.171875</text:p>
          </table:table-cell>
          <table:table-cell office:value-type="float" office:value="-0.015625" calcext:value-type="float">
            <text:p>-0.015625</text:p>
          </table:table-cell>
          <table:table-cell/>
          <table:table-cell table:number-columns-repeated="2" office:value-type="float" office:value="-0.75" calcext:value-type="float">
            <text:p>-0.7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1730]+[.D1730]+[.G1730])/3" office:value-type="float" office:value="-0.572916666666667" calcext:value-type="float">
            <text:p>-0.572916666666667</text:p>
          </table:table-cell>
          <table:table-cell table:formula="of:=([.B1730]+[.E1730]+[.H1730])/3" office:value-type="float" office:value="-0.0364583333333333" calcext:value-type="float">
            <text:p>-0.036458333333333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31]+[.D1731]+[.G1731])/3" office:value-type="float" office:value="-0.395833333333333" calcext:value-type="float">
            <text:p>-0.395833333333333</text:p>
          </table:table-cell>
          <table:table-cell table:formula="of:=([.B1731]+[.E1731]+[.H1731])/3" office:value-type="float" office:value="-0.00520833333333337" calcext:value-type="float">
            <text:p>-0.00520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96875" calcext:value-type="float">
            <text:p>-0.96875</text:p>
          </table:table-cell>
          <table:table-cell office:value-type="float" office:value="-0.796875" calcext:value-type="float">
            <text:p>-0.79687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32]+[.D1732]+[.G1732])/3" office:value-type="float" office:value="-0.276041666666667" calcext:value-type="float">
            <text:p>-0.276041666666667</text:p>
          </table:table-cell>
          <table:table-cell table:formula="of:=([.B1732]+[.E1732]+[.H1732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733]+[.D1733]+[.G1733])/3" office:value-type="float" office:value="0.0833333333333333" calcext:value-type="float">
            <text:p>0.083333333333333</text:p>
          </table:table-cell>
          <table:table-cell table:formula="of:=([.B1733]+[.E1733]+[.H1733])/3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34]+[.D1734]+[.G1734])/3" office:value-type="float" office:value="0.213541666666667" calcext:value-type="float">
            <text:p>0.213541666666667</text:p>
          </table:table-cell>
          <table:table-cell table:formula="of:=([.B1734]+[.E1734]+[.H1734])/3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1735]+[.D1735]+[.G1735])/3" office:value-type="float" office:value="-0.03125" calcext:value-type="float">
            <text:p>-0.03125</text:p>
          </table:table-cell>
          <table:table-cell table:formula="of:=([.B1735]+[.E1735]+[.H1735])/3" office:value-type="float" office:value="0.229166666666667" calcext:value-type="float">
            <text:p>0.229166666666667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736]+[.D1736]+[.G1736])/3" office:value-type="float" office:value="-0.0520833333333333" calcext:value-type="float">
            <text:p>-0.052083333333333</text:p>
          </table:table-cell>
          <table:table-cell table:formula="of:=([.B1736]+[.E1736]+[.H1736])/3" office:value-type="float" office:value="-0.255208333333333" calcext:value-type="float">
            <text:p>-0.25520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-0.03125" calcext:value-type="float">
            <text:p>-0.03125</text:p>
          </table:table-cell>
          <table:table-cell/>
          <table:table-cell table:formula="of:=([.A1737]+[.D1737]+[.G1737])/3" office:value-type="float" office:value="-0.109375" calcext:value-type="float">
            <text:p>-0.109375</text:p>
          </table:table-cell>
          <table:table-cell table:formula="of:=([.B1737]+[.E1737]+[.H1737])/3" office:value-type="float" office:value="-0.546875" calcext:value-type="float">
            <text:p>-0.546875</text:p>
          </table:table-cell>
        </table:table-row>
        <table:table-row table:style-name="ro1">
          <table:table-cell office:value-type="float" office:value="-0.578125" calcext:value-type="float">
            <text:p>-0.5781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671875" calcext:value-type="float">
            <text:p>-0.671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-0.046875" calcext:value-type="float">
            <text:p>-0.046875</text:p>
          </table:table-cell>
          <table:table-cell/>
          <table:table-cell table:formula="of:=([.A1738]+[.D1738]+[.G1738])/3" office:value-type="float" office:value="-0.359375" calcext:value-type="float">
            <text:p>-0.359375</text:p>
          </table:table-cell>
          <table:table-cell table:formula="of:=([.B1738]+[.E1738]+[.H1738])/3" office:value-type="float" office:value="-0.484375" calcext:value-type="float">
            <text:p>-0.484375</text:p>
          </table:table-cell>
        </table:table-row>
        <table:table-row table:style-name="ro1">
          <table:table-cell office:value-type="float" office:value="-1.15625" calcext:value-type="float">
            <text:p>-1.156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71875" calcext:value-type="float">
            <text:p>-0.718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([.A1739]+[.D1739]+[.G1739])/3" office:value-type="float" office:value="-0.703125" calcext:value-type="float">
            <text:p>-0.703125</text:p>
          </table:table-cell>
          <table:table-cell table:formula="of:=([.B1739]+[.E1739]+[.H1739])/3" office:value-type="float" office:value="-0.338541666666667" calcext:value-type="float">
            <text:p>-0.338541666666667</text:p>
          </table:table-cell>
        </table:table-row>
        <table:table-row table:style-name="ro1">
          <table:table-cell office:value-type="float" office:value="-1.15625" calcext:value-type="float">
            <text:p>-1.15625</text:p>
          </table:table-cell>
          <table:table-cell office:value-type="float" office:value="-0.03125" calcext:value-type="float">
            <text:p>-0.03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40]+[.D1740]+[.G1740])/3" office:value-type="float" office:value="-0.630208333333333" calcext:value-type="float">
            <text:p>-0.630208333333333</text:p>
          </table:table-cell>
          <table:table-cell table:formula="of:=([.B1740]+[.E1740]+[.H1740])/3" office:value-type="float" office:value="-0.0364583333333333" calcext:value-type="float">
            <text:p>-0.036458333333333</text:p>
          </table:table-cell>
        </table:table-row>
        <table:table-row table:style-name="ro1">
          <table:table-cell office:value-type="float" office:value="-0.84375" calcext:value-type="float">
            <text:p>-0.8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741]+[.D1741]+[.G1741])/3" office:value-type="float" office:value="-0.479166666666667" calcext:value-type="float">
            <text:p>-0.479166666666667</text:p>
          </table:table-cell>
          <table:table-cell table:formula="of:=([.B1741]+[.E1741]+[.H1741])/3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742]+[.D1742]+[.G1742])/3" office:value-type="float" office:value="-0.291666666666667" calcext:value-type="float">
            <text:p>-0.291666666666667</text:p>
          </table:table-cell>
          <table:table-cell table:formula="of:=([.B1742]+[.E1742]+[.H1742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43]+[.D1743]+[.G1743])/3" office:value-type="float" office:value="-0.0520833333333333" calcext:value-type="float">
            <text:p>-0.052083333333333</text:p>
          </table:table-cell>
          <table:table-cell table:formula="of:=([.B1743]+[.E1743]+[.H1743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1744]+[.D1744]+[.G1744])/3" office:value-type="float" office:value="0.15625" calcext:value-type="float">
            <text:p>0.15625</text:p>
          </table:table-cell>
          <table:table-cell table:formula="of:=([.B1744]+[.E1744]+[.H1744])/3"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1745]+[.D1745]+[.G1745])/3" office:value-type="float" office:value="0.015625" calcext:value-type="float">
            <text:p>0.015625</text:p>
          </table:table-cell>
          <table:table-cell table:formula="of:=([.B1745]+[.E1745]+[.H1745])/3" office:value-type="float" office:value="0.213541666666667" calcext:value-type="float">
            <text:p>0.213541666666667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([.A1746]+[.D1746]+[.G1746])/3" office:value-type="float" office:value="0.114583333333333" calcext:value-type="float">
            <text:p>0.114583333333333</text:p>
          </table:table-cell>
          <table:table-cell table:formula="of:=([.B1746]+[.E1746]+[.H1746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47]+[.D1747]+[.G1747])/3" office:value-type="float" office:value="0.046875" calcext:value-type="float">
            <text:p>0.046875</text:p>
          </table:table-cell>
          <table:table-cell table:formula="of:=([.B1747]+[.E1747]+[.H1747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formula="of:=([.A1748]+[.D1748]+[.G1748])/3" office:value-type="float" office:value="-0.317708333333333" calcext:value-type="float">
            <text:p>-0.317708333333333</text:p>
          </table:table-cell>
          <table:table-cell table:formula="of:=([.B1748]+[.E1748]+[.H1748])/3" office:value-type="float" office:value="-0.359375" calcext:value-type="float">
            <text:p>-0.359375</text:p>
          </table:table-cell>
        </table:table-row>
        <table:table-row table:style-name="ro1">
          <table:table-cell office:value-type="float" office:value="-1.21875" calcext:value-type="float">
            <text:p>-1.21875</text:p>
          </table:table-cell>
          <table:table-cell office:value-type="float" office:value="-0.78125" calcext:value-type="float">
            <text:p>-0.78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453125" calcext:value-type="float">
            <text:p>-0.4531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015625" calcext:value-type="float">
            <text:p>0.015625</text:p>
          </table:table-cell>
          <table:table-cell/>
          <table:table-cell table:formula="of:=([.A1749]+[.D1749]+[.G1749])/3" office:value-type="float" office:value="-0.578125" calcext:value-type="float">
            <text:p>-0.578125</text:p>
          </table:table-cell>
          <table:table-cell table:formula="of:=([.B1749]+[.E1749]+[.H1749])/3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-0.90625" calcext:value-type="float">
            <text:p>-0.90625</text:p>
          </table:table-cell>
          <table:table-cell office:value-type="float" office:value="-0.625" calcext:value-type="float">
            <text:p>-0.6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50]+[.D1750]+[.G1750])/3" office:value-type="float" office:value="-0.541666666666667" calcext:value-type="float">
            <text:p>-0.541666666666667</text:p>
          </table:table-cell>
          <table:table-cell table:formula="of:=([.B1750]+[.E1750]+[.H1750])/3" office:value-type="float" office:value="-0.140625" calcext:value-type="float">
            <text:p>-0.140625</text:p>
          </table:table-cell>
        </table:table-row>
        <table:table-row table:style-name="ro1">
          <table:table-cell office:value-type="float" office:value="-0.984375" calcext:value-type="float">
            <text:p>-0.98437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078125" calcext:value-type="float">
            <text:p>0.07812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1751]+[.D1751]+[.G1751])/3" office:value-type="float" office:value="-0.5625" calcext:value-type="float">
            <text:p>-0.5625</text:p>
          </table:table-cell>
          <table:table-cell table:formula="of:=([.B1751]+[.E1751]+[.H1751])/3" office:value-type="float" office:value="0.0364583333333333" calcext:value-type="float">
            <text:p>0.036458333333333</text:p>
          </table:table-cell>
        </table:table-row>
        <table:table-row table:style-name="ro1">
          <table:table-cell office:value-type="float" office:value="-0.515625" calcext:value-type="float">
            <text:p>-0.515625</text:p>
          </table:table-cell>
          <table:table-cell office:value-type="float" office:value="-0.21875" calcext:value-type="float">
            <text:p>-0.21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1752]+[.D1752]+[.G1752])/3" office:value-type="float" office:value="-0.421875" calcext:value-type="float">
            <text:p>-0.421875</text:p>
          </table:table-cell>
          <table:table-cell table:formula="of:=([.B1752]+[.E1752]+[.H1752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-0.953125" calcext:value-type="float">
            <text:p>-0.9531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1753]+[.D1753]+[.G1753])/3" office:value-type="float" office:value="-0.296875" calcext:value-type="float">
            <text:p>-0.296875</text:p>
          </table:table-cell>
          <table:table-cell table:formula="of:=([.B1753]+[.E1753]+[.H1753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1754]+[.D1754]+[.G1754])/3" office:value-type="float" office:value="0.0625" calcext:value-type="float">
            <text:p>0.0625</text:p>
          </table:table-cell>
          <table:table-cell table:formula="of:=([.B1754]+[.E1754]+[.H1754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755]+[.D1755]+[.G1755])/3" office:value-type="float" office:value="0.0572916666666667" calcext:value-type="float">
            <text:p>0.057291666666667</text:p>
          </table:table-cell>
          <table:table-cell table:formula="of:=([.B1755]+[.E1755]+[.H1755])/3" office:value-type="float" office:value="0.192708333333333" calcext:value-type="float">
            <text:p>0.192708333333333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-0.609375" calcext:value-type="float">
            <text:p>-0.60937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1756]+[.D1756]+[.G1756])/3" office:value-type="float" office:value="0.114583333333333" calcext:value-type="float">
            <text:p>0.114583333333333</text:p>
          </table:table-cell>
          <table:table-cell table:formula="of:=([.B1756]+[.E1756]+[.H1756])/3"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([.A1757]+[.D1757]+[.G1757])/3" office:value-type="float" office:value="-0.0885416666666667" calcext:value-type="float">
            <text:p>-0.088541666666667</text:p>
          </table:table-cell>
          <table:table-cell table:formula="of:=([.B1757]+[.E1757]+[.H1757])/3" office:value-type="float" office:value="0.427083333333333" calcext:value-type="float">
            <text:p>0.42708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1.09375" calcext:value-type="float">
            <text:p>1.09375</text:p>
          </table:table-cell>
          <table:table-cell/>
          <table:table-cell table:formula="of:=([.A1758]+[.D1758]+[.G1758])/3" office:value-type="float" office:value="-0.0520833333333333" calcext:value-type="float">
            <text:p>-0.052083333333333</text:p>
          </table:table-cell>
          <table:table-cell table:formula="of:=([.B1758]+[.E1758]+[.H1758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-0.484375" calcext:value-type="float">
            <text:p>-0.4843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1759]+[.D1759]+[.G1759])/3" office:value-type="float" office:value="-0.171875" calcext:value-type="float">
            <text:p>-0.171875</text:p>
          </table:table-cell>
          <table:table-cell table:formula="of:=([.B1759]+[.E1759]+[.H175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([.A1760]+[.D1760]+[.G1760])/3" office:value-type="float" office:value="-0.260416666666667" calcext:value-type="float">
            <text:p>-0.260416666666667</text:p>
          </table:table-cell>
          <table:table-cell table:formula="of:=([.B1760]+[.E1760]+[.H1760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-0.671875" calcext:value-type="float">
            <text:p>-0.6718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-0.046875" calcext:value-type="float">
            <text:p>-0.046875</text:p>
          </table:table-cell>
          <table:table-cell office:value-type="float" office:value="1.03125" calcext:value-type="float">
            <text:p>1.03125</text:p>
          </table:table-cell>
          <table:table-cell/>
          <table:table-cell table:formula="of:=([.A1761]+[.D1761]+[.G1761])/3" office:value-type="float" office:value="-0.510416666666667" calcext:value-type="float">
            <text:p>-0.510416666666667</text:p>
          </table:table-cell>
          <table:table-cell table:formula="of:=([.B1761]+[.E1761]+[.H1761])/3"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-1.046875" calcext:value-type="float">
            <text:p>-1.04687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([.A1762]+[.D1762]+[.G1762])/3" office:value-type="float" office:value="-0.671875" calcext:value-type="float">
            <text:p>-0.671875</text:p>
          </table:table-cell>
          <table:table-cell table:formula="of:=([.B1762]+[.E1762]+[.H1762])/3" office:value-type="float" office:value="0.822916666666667" calcext:value-type="float">
            <text:p>0.82291666666666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.046875" calcext:value-type="float">
            <text:p>1.046875</text:p>
          </table:table-cell>
          <table:table-cell/>
          <table:table-cell table:formula="of:=([.A1763]+[.D1763]+[.G1763])/3" office:value-type="float" office:value="-0.359375" calcext:value-type="float">
            <text:p>-0.359375</text:p>
          </table:table-cell>
          <table:table-cell table:formula="of:=([.B1763]+[.E1763]+[.H1763])/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764]+[.D1764]+[.G1764])/3" office:value-type="float" office:value="-0.125" calcext:value-type="float">
            <text:p>-0.125</text:p>
          </table:table-cell>
          <table:table-cell table:formula="of:=([.B1764]+[.E1764]+[.H1764])/3" office:value-type="float" office:value="0.614583333333333" calcext:value-type="float">
            <text:p>0.614583333333333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([.A1765]+[.D1765]+[.G1765])/3" office:value-type="float" office:value="0.114583333333333" calcext:value-type="float">
            <text:p>0.114583333333333</text:p>
          </table:table-cell>
          <table:table-cell table:formula="of:=([.B1765]+[.E1765]+[.H1765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([.A1766]+[.D1766]+[.G1766])/3" office:value-type="float" office:value="0.177083333333333" calcext:value-type="float">
            <text:p>0.177083333333333</text:p>
          </table:table-cell>
          <table:table-cell table:formula="of:=([.B1766]+[.E1766]+[.H1766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-0.625" calcext:value-type="float">
            <text:p>-0.6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9375" calcext:value-type="float">
            <text:p>0.9375</text:p>
          </table:table-cell>
          <table:table-cell/>
          <table:table-cell table:formula="of:=([.A1767]+[.D1767]+[.G1767])/3" office:value-type="float" office:value="0.0208333333333333" calcext:value-type="float">
            <text:p>0.020833333333333</text:p>
          </table:table-cell>
          <table:table-cell table:formula="of:=([.B1767]+[.E1767]+[.H1767])/3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([.A1768]+[.D1768]+[.G1768])/3" office:value-type="float" office:value="-0.046875" calcext:value-type="float">
            <text:p>-0.046875</text:p>
          </table:table-cell>
          <table:table-cell table:formula="of:=([.B1768]+[.E1768]+[.H1768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769]+[.D1769]+[.G1769])/3" office:value-type="float" office:value="0.0208333333333333" calcext:value-type="float">
            <text:p>0.020833333333333</text:p>
          </table:table-cell>
          <table:table-cell table:formula="of:=([.B1769]+[.E1769]+[.H1769])/3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1.09375" calcext:value-type="float">
            <text:p>1.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70]+[.D1770]+[.G1770])/3" office:value-type="float" office:value="-0.0416666666666667" calcext:value-type="float">
            <text:p>-0.041666666666667</text:p>
          </table:table-cell>
          <table:table-cell table:formula="of:=([.B1770]+[.E1770]+[.H1770])/3" office:value-type="float" office:value="0.729166666666667" calcext:value-type="float">
            <text:p>0.729166666666667</text:p>
          </table:table-cell>
        </table:table-row>
        <table:table-row table:style-name="ro1">
          <table:table-cell office:value-type="float" office:value="-0.46875" calcext:value-type="float">
            <text:p>-0.468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1771]+[.D1771]+[.G1771])/3" office:value-type="float" office:value="-0.359375" calcext:value-type="float">
            <text:p>-0.359375</text:p>
          </table:table-cell>
          <table:table-cell table:formula="of:=([.B1771]+[.E1771]+[.H1771])/3" office:value-type="float" office:value="0.651041666666667" calcext:value-type="float">
            <text:p>0.651041666666667</text:p>
          </table:table-cell>
        </table:table-row>
        <table:table-row table:style-name="ro1">
          <table:table-cell office:value-type="float" office:value="-0.515625" calcext:value-type="float">
            <text:p>-0.5156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-0.125" calcext:value-type="float">
            <text:p>-0.12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([.A1772]+[.D1772]+[.G1772])/3" office:value-type="float" office:value="-0.489583333333333" calcext:value-type="float">
            <text:p>-0.489583333333333</text:p>
          </table:table-cell>
          <table:table-cell table:formula="of:=([.B1772]+[.E1772]+[.H1772])/3" office:value-type="float" office:value="0.682291666666667" calcext:value-type="float">
            <text:p>0.682291666666667</text:p>
          </table:table-cell>
        </table:table-row>
        <table:table-row table:style-name="ro1">
          <table:table-cell office:value-type="float" office:value="-1.015625" calcext:value-type="float">
            <text:p>-1.0156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1773]+[.D1773]+[.G1773])/3" office:value-type="float" office:value="-0.588541666666667" calcext:value-type="float">
            <text:p>-0.588541666666667</text:p>
          </table:table-cell>
          <table:table-cell table:formula="of:=([.B1773]+[.E1773]+[.H177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65625" calcext:value-type="float">
            <text:p>-0.6562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84375" calcext:value-type="float">
            <text:p>0.84375</text:p>
          </table:table-cell>
          <table:table-cell/>
          <table:table-cell table:formula="of:=([.A1774]+[.D1774]+[.G1774])/3" office:value-type="float" office:value="-0.364583333333333" calcext:value-type="float">
            <text:p>-0.364583333333333</text:p>
          </table:table-cell>
          <table:table-cell table:formula="of:=([.B1774]+[.E1774]+[.H1774])/3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([.A1775]+[.D1775]+[.G1775])/3" office:value-type="float" office:value="-0.0364583333333333" calcext:value-type="float">
            <text:p>-0.036458333333333</text:p>
          </table:table-cell>
          <table:table-cell table:formula="of:=([.B1775]+[.E1775]+[.H1775])/3"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1776]+[.D1776]+[.G1776])/3" office:value-type="float" office:value="0.0364583333333333" calcext:value-type="float">
            <text:p>0.036458333333333</text:p>
          </table:table-cell>
          <table:table-cell table:formula="of:=([.B1776]+[.E1776]+[.H1776])/3" office:value-type="float" office:value="0.677083333333333" calcext:value-type="float">
            <text:p>0.677083333333333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-0.734375" calcext:value-type="float">
            <text:p>-0.73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777]+[.D1777]+[.G1777])/3" office:value-type="float" office:value="0.182291666666667" calcext:value-type="float">
            <text:p>0.182291666666667</text:p>
          </table:table-cell>
          <table:table-cell table:formula="of:=([.B1777]+[.E1777]+[.H1777])/3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703125" calcext:value-type="float">
            <text:p>-0.70312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778]+[.D1778]+[.G1778])/3" office:value-type="float" office:value="0.0260416666666667" calcext:value-type="float">
            <text:p>0.026041666666667</text:p>
          </table:table-cell>
          <table:table-cell table:formula="of:=([.B1778]+[.E1778]+[.H177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779]+[.D1779]+[.G1779])/3" office:value-type="float" office:value="0.109375" calcext:value-type="float">
            <text:p>0.109375</text:p>
          </table:table-cell>
          <table:table-cell table:formula="of:=([.B1779]+[.E1779]+[.H177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0]+[.D1780]+[.G1780])/3" office:value-type="float" office:value="0.0208333333333333" calcext:value-type="float">
            <text:p>0.020833333333333</text:p>
          </table:table-cell>
          <table:table-cell table:formula="of:=([.B1780]+[.E1780]+[.H178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359375" calcext:value-type="float">
            <text:p>-0.35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81]+[.D1781]+[.G1781])/3" office:value-type="float" office:value="-0.171875" calcext:value-type="float">
            <text:p>-0.171875</text:p>
          </table:table-cell>
          <table:table-cell table:formula="of:=([.B1781]+[.E1781]+[.H17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2]+[.D1782]+[.G1782])/3" office:value-type="float" office:value="-0.505208333333333" calcext:value-type="float">
            <text:p>-0.505208333333333</text:p>
          </table:table-cell>
          <table:table-cell table:formula="of:=([.B1782]+[.E1782]+[.H178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-0.921875" calcext:value-type="float">
            <text:p>-0.9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171875" calcext:value-type="float">
            <text:p>-0.17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3]+[.D1783]+[.G1783])/3" office:value-type="float" office:value="-0.614583333333333" calcext:value-type="float">
            <text:p>-0.614583333333333</text:p>
          </table:table-cell>
          <table:table-cell table:formula="of:=([.B1783]+[.E1783]+[.H178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765625" calcext:value-type="float">
            <text:p>-0.7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84]+[.D1784]+[.G1784])/3" office:value-type="float" office:value="-0.432291666666667" calcext:value-type="float">
            <text:p>-0.432291666666667</text:p>
          </table:table-cell>
          <table:table-cell table:formula="of:=([.B1784]+[.E1784]+[.H178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-0.578125" calcext:value-type="float">
            <text:p>-0.5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85]+[.D1785]+[.G1785])/3" office:value-type="float" office:value="-0.276041666666667" calcext:value-type="float">
            <text:p>-0.276041666666667</text:p>
          </table:table-cell>
          <table:table-cell table:formula="of:=([.B1785]+[.E1785]+[.H178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6]+[.D1786]+[.G1786])/3" office:value-type="float" office:value="-0.109375" calcext:value-type="float">
            <text:p>-0.109375</text:p>
          </table:table-cell>
          <table:table-cell table:formula="of:=([.B1786]+[.E1786]+[.H1786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7]+[.D1787]+[.G1787])/3" office:value-type="float" office:value="-0.0885416666666667" calcext:value-type="float">
            <text:p>-0.088541666666667</text:p>
          </table:table-cell>
          <table:table-cell table:formula="of:=([.B1787]+[.E1787]+[.H178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8]+[.D1788]+[.G1788])/3" office:value-type="float" office:value="0.0520833333333334" calcext:value-type="float">
            <text:p>0.052083333333333</text:p>
          </table:table-cell>
          <table:table-cell table:formula="of:=([.B1788]+[.E1788]+[.H178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89]+[.D1789]+[.G1789])/3" office:value-type="float" office:value="0.21875" calcext:value-type="float">
            <text:p>0.21875</text:p>
          </table:table-cell>
          <table:table-cell table:formula="of:=([.B1789]+[.E1789]+[.H178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1790]+[.D1790]+[.G1790])/3" office:value-type="float" office:value="0.0989583333333333" calcext:value-type="float">
            <text:p>0.098958333333333</text:p>
          </table:table-cell>
          <table:table-cell table:formula="of:=([.B1790]+[.E1790]+[.H1790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91]+[.D1791]+[.G1791])/3" office:value-type="float" office:value="0.114583333333333" calcext:value-type="float">
            <text:p>0.114583333333333</text:p>
          </table:table-cell>
          <table:table-cell table:formula="of:=([.B1791]+[.E1791]+[.H179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71875" calcext:value-type="float">
            <text:p>-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171875" calcext:value-type="float">
            <text:p>0.17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92]+[.D1792]+[.G1792])/3" office:value-type="float" office:value="-0.0729166666666667" calcext:value-type="float">
            <text:p>-0.072916666666667</text:p>
          </table:table-cell>
          <table:table-cell table:formula="of:=([.B1792]+[.E1792]+[.H1792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640625" calcext:value-type="float">
            <text:p>-0.6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93]+[.D1793]+[.G1793])/3" office:value-type="float" office:value="-0.119791666666667" calcext:value-type="float">
            <text:p>-0.119791666666667</text:p>
          </table:table-cell>
          <table:table-cell table:formula="of:=([.B1793]+[.E1793]+[.H179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1794]+[.D1794]+[.G1794])/3" office:value-type="float" office:value="-0.114583333333333" calcext:value-type="float">
            <text:p>-0.114583333333333</text:p>
          </table:table-cell>
          <table:table-cell table:formula="of:=([.B1794]+[.E1794]+[.H1794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-0.46875" calcext:value-type="float">
            <text:p>-0.4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95]+[.D1795]+[.G1795])/3" office:value-type="float" office:value="-0.046875" calcext:value-type="float">
            <text:p>-0.046875</text:p>
          </table:table-cell>
          <table:table-cell table:formula="of:=([.B1795]+[.E1795]+[.H1795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3125" calcext:value-type="float">
            <text:p>-0.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96]+[.D1796]+[.G1796])/3" office:value-type="float" office:value="0.1875" calcext:value-type="float">
            <text:p>0.1875</text:p>
          </table:table-cell>
          <table:table-cell table:formula="of:=([.B1796]+[.E1796]+[.H179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97]+[.D1797]+[.G1797])/3" office:value-type="float" office:value="0.46875" calcext:value-type="float">
            <text:p>0.46875</text:p>
          </table:table-cell>
          <table:table-cell table:formula="of:=([.B1797]+[.E1797]+[.H179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798]+[.D1798]+[.G1798])/3" office:value-type="float" office:value="0.369791666666667" calcext:value-type="float">
            <text:p>0.369791666666667</text:p>
          </table:table-cell>
          <table:table-cell table:formula="of:=([.B1798]+[.E1798]+[.H179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799]+[.D1799]+[.G1799])/3" office:value-type="float" office:value="0.213541666666667" calcext:value-type="float">
            <text:p>0.213541666666667</text:p>
          </table:table-cell>
          <table:table-cell table:formula="of:=([.B1799]+[.E1799]+[.H1799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0]+[.D1800]+[.G1800])/3" office:value-type="float" office:value="0.427083333333333" calcext:value-type="float">
            <text:p>0.427083333333333</text:p>
          </table:table-cell>
          <table:table-cell table:formula="of:=([.B1800]+[.E1800]+[.H180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1875" calcext:value-type="float">
            <text:p>1.2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1]+[.D1801]+[.G1801])/3" office:value-type="float" office:value="0.734375" calcext:value-type="float">
            <text:p>0.734375</text:p>
          </table:table-cell>
          <table:table-cell table:formula="of:=([.B1801]+[.E1801]+[.H180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8125" calcext:value-type="float">
            <text:p>1.2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2]+[.D1802]+[.G1802])/3" office:value-type="float" office:value="0.71875" calcext:value-type="float">
            <text:p>0.71875</text:p>
          </table:table-cell>
          <table:table-cell table:formula="of:=([.B1802]+[.E1802]+[.H180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3]+[.D1803]+[.G1803])/3" office:value-type="float" office:value="0.541666666666667" calcext:value-type="float">
            <text:p>0.541666666666667</text:p>
          </table:table-cell>
          <table:table-cell table:formula="of:=([.B1803]+[.E1803]+[.H180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4]+[.D1804]+[.G1804])/3" office:value-type="float" office:value="0.40625" calcext:value-type="float">
            <text:p>0.40625</text:p>
          </table:table-cell>
          <table:table-cell table:formula="of:=([.B1804]+[.E1804]+[.H1804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296875" calcext:value-type="float">
            <text:p>0.29687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1.140625" calcext:value-type="float">
            <text:p>1.14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5]+[.D1805]+[.G1805])/3" office:value-type="float" office:value="0.739583333333333" calcext:value-type="float">
            <text:p>0.739583333333333</text:p>
          </table:table-cell>
          <table:table-cell table:formula="of:=([.B1805]+[.E1805]+[.H180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6]+[.D1806]+[.G1806])/3" office:value-type="float" office:value="0.713541666666667" calcext:value-type="float">
            <text:p>0.713541666666667</text:p>
          </table:table-cell>
          <table:table-cell table:formula="of:=([.B1806]+[.E1806]+[.H180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07]+[.D1807]+[.G1807])/3" office:value-type="float" office:value="0.635416666666667" calcext:value-type="float">
            <text:p>0.635416666666667</text:p>
          </table:table-cell>
          <table:table-cell table:formula="of:=([.B1807]+[.E1807]+[.H180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08]+[.D1808]+[.G1808])/3" office:value-type="float" office:value="0.791666666666667" calcext:value-type="float">
            <text:p>0.791666666666667</text:p>
          </table:table-cell>
          <table:table-cell table:formula="of:=([.B1808]+[.E1808]+[.H180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15625" calcext:value-type="float">
            <text:p>1.1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09]+[.D1809]+[.G1809])/3" office:value-type="float" office:value="0.807291666666667" calcext:value-type="float">
            <text:p>0.807291666666667</text:p>
          </table:table-cell>
          <table:table-cell table:formula="of:=([.B1809]+[.E1809]+[.H180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10]+[.D1810]+[.G1810])/3" office:value-type="float" office:value="0.588541666666667" calcext:value-type="float">
            <text:p>0.588541666666667</text:p>
          </table:table-cell>
          <table:table-cell table:formula="of:=([.B1810]+[.E1810]+[.H181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1]+[.D1811]+[.G1811])/3" office:value-type="float" office:value="0.588541666666667" calcext:value-type="float">
            <text:p>0.588541666666667</text:p>
          </table:table-cell>
          <table:table-cell table:formula="of:=([.B1811]+[.E1811]+[.H18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2]+[.D1812]+[.G1812])/3" office:value-type="float" office:value="0.552083333333333" calcext:value-type="float">
            <text:p>0.552083333333333</text:p>
          </table:table-cell>
          <table:table-cell table:formula="of:=([.B1812]+[.E1812]+[.H181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3]+[.D1813]+[.G1813])/3" office:value-type="float" office:value="0.546875" calcext:value-type="float">
            <text:p>0.546875</text:p>
          </table:table-cell>
          <table:table-cell table:formula="of:=([.B1813]+[.E1813]+[.H181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14]+[.D1814]+[.G1814])/3" office:value-type="float" office:value="0.614583333333333" calcext:value-type="float">
            <text:p>0.614583333333333</text:p>
          </table:table-cell>
          <table:table-cell table:formula="of:=([.B1814]+[.E1814]+[.H181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15]+[.D1815]+[.G1815])/3" office:value-type="float" office:value="0.583333333333333" calcext:value-type="float">
            <text:p>0.583333333333333</text:p>
          </table:table-cell>
          <table:table-cell table:formula="of:=([.B1815]+[.E1815]+[.H18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6]+[.D1816]+[.G1816])/3" office:value-type="float" office:value="0.552083333333333" calcext:value-type="float">
            <text:p>0.552083333333333</text:p>
          </table:table-cell>
          <table:table-cell table:formula="of:=([.B1816]+[.E1816]+[.H1816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7]+[.D1817]+[.G1817])/3" office:value-type="float" office:value="0.552083333333333" calcext:value-type="float">
            <text:p>0.552083333333333</text:p>
          </table:table-cell>
          <table:table-cell table:formula="of:=([.B1817]+[.E1817]+[.H181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18]+[.D1818]+[.G1818])/3" office:value-type="float" office:value="0.505208333333333" calcext:value-type="float">
            <text:p>0.505208333333333</text:p>
          </table:table-cell>
          <table:table-cell table:formula="of:=([.B1818]+[.E1818]+[.H1818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19]+[.D1819]+[.G1819])/3" office:value-type="float" office:value="0.541666666666667" calcext:value-type="float">
            <text:p>0.541666666666667</text:p>
          </table:table-cell>
          <table:table-cell table:formula="of:=([.B1819]+[.E1819]+[.H181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20]+[.D1820]+[.G1820])/3" office:value-type="float" office:value="0.515625" calcext:value-type="float">
            <text:p>0.515625</text:p>
          </table:table-cell>
          <table:table-cell table:formula="of:=([.B1820]+[.E1820]+[.H182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1]+[.D1821]+[.G1821])/3" office:value-type="float" office:value="0.46875" calcext:value-type="float">
            <text:p>0.46875</text:p>
          </table:table-cell>
          <table:table-cell table:formula="of:=([.B1821]+[.E1821]+[.H182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2]+[.D1822]+[.G1822])/3" office:value-type="float" office:value="0.505208333333333" calcext:value-type="float">
            <text:p>0.505208333333333</text:p>
          </table:table-cell>
          <table:table-cell table:formula="of:=([.B1822]+[.E1822]+[.H182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3]+[.D1823]+[.G1823])/3" office:value-type="float" office:value="0.505208333333333" calcext:value-type="float">
            <text:p>0.505208333333333</text:p>
          </table:table-cell>
          <table:table-cell table:formula="of:=([.B1823]+[.E1823]+[.H18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4]+[.D1824]+[.G1824])/3" office:value-type="float" office:value="0.489583333333333" calcext:value-type="float">
            <text:p>0.489583333333333</text:p>
          </table:table-cell>
          <table:table-cell table:formula="of:=([.B1824]+[.E1824]+[.H182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5]+[.D1825]+[.G1825])/3" office:value-type="float" office:value="0.520833333333333" calcext:value-type="float">
            <text:p>0.520833333333333</text:p>
          </table:table-cell>
          <table:table-cell table:formula="of:=([.B1825]+[.E1825]+[.H182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26]+[.D1826]+[.G1826])/3" office:value-type="float" office:value="0.505208333333333" calcext:value-type="float">
            <text:p>0.505208333333333</text:p>
          </table:table-cell>
          <table:table-cell table:formula="of:=([.B1826]+[.E1826]+[.H18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7]+[.D1827]+[.G1827])/3" office:value-type="float" office:value="0.5" calcext:value-type="float">
            <text:p>0.5</text:p>
          </table:table-cell>
          <table:table-cell table:formula="of:=([.B1827]+[.E1827]+[.H182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28]+[.D1828]+[.G1828])/3" office:value-type="float" office:value="0.494791666666667" calcext:value-type="float">
            <text:p>0.494791666666667</text:p>
          </table:table-cell>
          <table:table-cell table:formula="of:=([.B1828]+[.E1828]+[.H182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29]+[.D1829]+[.G1829])/3" office:value-type="float" office:value="0.510416666666667" calcext:value-type="float">
            <text:p>0.510416666666667</text:p>
          </table:table-cell>
          <table:table-cell table:formula="of:=([.B1829]+[.E1829]+[.H182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0]+[.D1830]+[.G1830])/3" office:value-type="float" office:value="0.520833333333333" calcext:value-type="float">
            <text:p>0.520833333333333</text:p>
          </table:table-cell>
          <table:table-cell table:formula="of:=([.B1830]+[.E1830]+[.H183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31]+[.D1831]+[.G1831])/3" office:value-type="float" office:value="0.520833333333333" calcext:value-type="float">
            <text:p>0.520833333333333</text:p>
          </table:table-cell>
          <table:table-cell table:formula="of:=([.B1831]+[.E1831]+[.H183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32]+[.D1832]+[.G1832])/3" office:value-type="float" office:value="0.526041666666667" calcext:value-type="float">
            <text:p>0.526041666666667</text:p>
          </table:table-cell>
          <table:table-cell table:formula="of:=([.B1832]+[.E1832]+[.H183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3]+[.D1833]+[.G1833])/3" office:value-type="float" office:value="0.515625" calcext:value-type="float">
            <text:p>0.515625</text:p>
          </table:table-cell>
          <table:table-cell table:formula="of:=([.B1833]+[.E1833]+[.H183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4]+[.D1834]+[.G1834])/3" office:value-type="float" office:value="0.526041666666667" calcext:value-type="float">
            <text:p>0.526041666666667</text:p>
          </table:table-cell>
          <table:table-cell table:formula="of:=([.B1834]+[.E1834]+[.H183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5]+[.D1835]+[.G1835])/3" office:value-type="float" office:value="0.53125" calcext:value-type="float">
            <text:p>0.53125</text:p>
          </table:table-cell>
          <table:table-cell table:formula="of:=([.B1835]+[.E1835]+[.H183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6]+[.D1836]+[.G1836])/3" office:value-type="float" office:value="0.53125" calcext:value-type="float">
            <text:p>0.53125</text:p>
          </table:table-cell>
          <table:table-cell table:formula="of:=([.B1836]+[.E1836]+[.H183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7]+[.D1837]+[.G1837])/3" office:value-type="float" office:value="0.515625" calcext:value-type="float">
            <text:p>0.515625</text:p>
          </table:table-cell>
          <table:table-cell table:formula="of:=([.B1837]+[.E1837]+[.H183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38]+[.D1838]+[.G1838])/3" office:value-type="float" office:value="0.53125" calcext:value-type="float">
            <text:p>0.53125</text:p>
          </table:table-cell>
          <table:table-cell table:formula="of:=([.B1838]+[.E1838]+[.H183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1839]+[.D1839]+[.G1839])/3" office:value-type="float" office:value="0.53125" calcext:value-type="float">
            <text:p>0.53125</text:p>
          </table:table-cell>
          <table:table-cell table:formula="of:=([.B1839]+[.E1839]+[.H183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40]+[.D1840]+[.G1840])/3" office:value-type="float" office:value="0.515625" calcext:value-type="float">
            <text:p>0.515625</text:p>
          </table:table-cell>
          <table:table-cell table:formula="of:=([.B1840]+[.E1840]+[.H184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41]+[.D1841]+[.G1841])/3" office:value-type="float" office:value="0.53125" calcext:value-type="float">
            <text:p>0.53125</text:p>
          </table:table-cell>
          <table:table-cell table:formula="of:=([.B1841]+[.E1841]+[.H1841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2]+[.D1842]+[.G1842])/3" office:value-type="float" office:value="0.546875" calcext:value-type="float">
            <text:p>0.546875</text:p>
          </table:table-cell>
          <table:table-cell table:formula="of:=([.B1842]+[.E1842]+[.H184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3]+[.D1843]+[.G1843])/3" office:value-type="float" office:value="0.515625" calcext:value-type="float">
            <text:p>0.515625</text:p>
          </table:table-cell>
          <table:table-cell table:formula="of:=([.B1843]+[.E1843]+[.H184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4]+[.D1844]+[.G1844])/3" office:value-type="float" office:value="0.526041666666667" calcext:value-type="float">
            <text:p>0.526041666666667</text:p>
          </table:table-cell>
          <table:table-cell table:formula="of:=([.B1844]+[.E1844]+[.H184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5]+[.D1845]+[.G1845])/3" office:value-type="float" office:value="0.536458333333333" calcext:value-type="float">
            <text:p>0.536458333333333</text:p>
          </table:table-cell>
          <table:table-cell table:formula="of:=([.B1845]+[.E1845]+[.H184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46]+[.D1846]+[.G1846])/3" office:value-type="float" office:value="0.526041666666667" calcext:value-type="float">
            <text:p>0.526041666666667</text:p>
          </table:table-cell>
          <table:table-cell table:formula="of:=([.B1846]+[.E1846]+[.H184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7]+[.D1847]+[.G1847])/3" office:value-type="float" office:value="0.536458333333333" calcext:value-type="float">
            <text:p>0.536458333333333</text:p>
          </table:table-cell>
          <table:table-cell table:formula="of:=([.B1847]+[.E1847]+[.H184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48]+[.D1848]+[.G1848])/3" office:value-type="float" office:value="0.53125" calcext:value-type="float">
            <text:p>0.53125</text:p>
          </table:table-cell>
          <table:table-cell table:formula="of:=([.B1848]+[.E1848]+[.H184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49]+[.D1849]+[.G1849])/3" office:value-type="float" office:value="0.53125" calcext:value-type="float">
            <text:p>0.53125</text:p>
          </table:table-cell>
          <table:table-cell table:formula="of:=([.B1849]+[.E1849]+[.H184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0]+[.D1850]+[.G1850])/3" office:value-type="float" office:value="0.526041666666667" calcext:value-type="float">
            <text:p>0.526041666666667</text:p>
          </table:table-cell>
          <table:table-cell table:formula="of:=([.B1850]+[.E1850]+[.H185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1]+[.D1851]+[.G1851])/3" office:value-type="float" office:value="0.53125" calcext:value-type="float">
            <text:p>0.53125</text:p>
          </table:table-cell>
          <table:table-cell table:formula="of:=([.B1851]+[.E1851]+[.H185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2]+[.D1852]+[.G1852])/3" office:value-type="float" office:value="0.53125" calcext:value-type="float">
            <text:p>0.53125</text:p>
          </table:table-cell>
          <table:table-cell table:formula="of:=([.B1852]+[.E1852]+[.H18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3]+[.D1853]+[.G1853])/3" office:value-type="float" office:value="0.53125" calcext:value-type="float">
            <text:p>0.53125</text:p>
          </table:table-cell>
          <table:table-cell table:formula="of:=([.B1853]+[.E1853]+[.H18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4]+[.D1854]+[.G1854])/3" office:value-type="float" office:value="0.536458333333333" calcext:value-type="float">
            <text:p>0.536458333333333</text:p>
          </table:table-cell>
          <table:table-cell table:formula="of:=([.B1854]+[.E1854]+[.H185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1855]+[.D1855]+[.G1855])/3" office:value-type="float" office:value="0.53125" calcext:value-type="float">
            <text:p>0.53125</text:p>
          </table:table-cell>
          <table:table-cell table:formula="of:=([.B1855]+[.E1855]+[.H185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6]+[.D1856]+[.G1856])/3" office:value-type="float" office:value="0.53125" calcext:value-type="float">
            <text:p>0.53125</text:p>
          </table:table-cell>
          <table:table-cell table:formula="of:=([.B1856]+[.E1856]+[.H185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7]+[.D1857]+[.G1857])/3" office:value-type="float" office:value="0.53125" calcext:value-type="float">
            <text:p>0.53125</text:p>
          </table:table-cell>
          <table:table-cell table:formula="of:=([.B1857]+[.E1857]+[.H185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8]+[.D1858]+[.G1858])/3" office:value-type="float" office:value="0.536458333333333" calcext:value-type="float">
            <text:p>0.536458333333333</text:p>
          </table:table-cell>
          <table:table-cell table:formula="of:=([.B1858]+[.E1858]+[.H185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59]+[.D1859]+[.G1859])/3" office:value-type="float" office:value="0.53125" calcext:value-type="float">
            <text:p>0.53125</text:p>
          </table:table-cell>
          <table:table-cell table:formula="of:=([.B1859]+[.E1859]+[.H185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0]+[.D1860]+[.G1860])/3" office:value-type="float" office:value="0.526041666666667" calcext:value-type="float">
            <text:p>0.526041666666667</text:p>
          </table:table-cell>
          <table:table-cell table:formula="of:=([.B1860]+[.E1860]+[.H18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61]+[.D1861]+[.G1861])/3" office:value-type="float" office:value="0.536458333333333" calcext:value-type="float">
            <text:p>0.536458333333333</text:p>
          </table:table-cell>
          <table:table-cell table:formula="of:=([.B1861]+[.E1861]+[.H186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2]+[.D1862]+[.G1862])/3" office:value-type="float" office:value="0.526041666666667" calcext:value-type="float">
            <text:p>0.526041666666667</text:p>
          </table:table-cell>
          <table:table-cell table:formula="of:=([.B1862]+[.E1862]+[.H186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63]+[.D1863]+[.G1863])/3" office:value-type="float" office:value="0.536458333333333" calcext:value-type="float">
            <text:p>0.536458333333333</text:p>
          </table:table-cell>
          <table:table-cell table:formula="of:=([.B1863]+[.E1863]+[.H186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4]+[.D1864]+[.G1864])/3" office:value-type="float" office:value="0.53125" calcext:value-type="float">
            <text:p>0.53125</text:p>
          </table:table-cell>
          <table:table-cell table:formula="of:=([.B1864]+[.E1864]+[.H186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5]+[.D1865]+[.G1865])/3" office:value-type="float" office:value="0.526041666666667" calcext:value-type="float">
            <text:p>0.526041666666667</text:p>
          </table:table-cell>
          <table:table-cell table:formula="of:=([.B1865]+[.E1865]+[.H1865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66]+[.D1866]+[.G1866])/3" office:value-type="float" office:value="0.541666666666667" calcext:value-type="float">
            <text:p>0.541666666666667</text:p>
          </table:table-cell>
          <table:table-cell table:formula="of:=([.B1866]+[.E1866]+[.H1866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7]+[.D1867]+[.G1867])/3" office:value-type="float" office:value="0.541666666666667" calcext:value-type="float">
            <text:p>0.541666666666667</text:p>
          </table:table-cell>
          <table:table-cell table:formula="of:=([.B1867]+[.E1867]+[.H186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68]+[.D1868]+[.G1868])/3" office:value-type="float" office:value="0.520833333333333" calcext:value-type="float">
            <text:p>0.520833333333333</text:p>
          </table:table-cell>
          <table:table-cell table:formula="of:=([.B1868]+[.E1868]+[.H186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69]+[.D1869]+[.G1869])/3" office:value-type="float" office:value="0.541666666666667" calcext:value-type="float">
            <text:p>0.541666666666667</text:p>
          </table:table-cell>
          <table:table-cell table:formula="of:=([.B1869]+[.E1869]+[.H1869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70]+[.D1870]+[.G1870])/3" office:value-type="float" office:value="0.536458333333333" calcext:value-type="float">
            <text:p>0.536458333333333</text:p>
          </table:table-cell>
          <table:table-cell table:formula="of:=([.B1870]+[.E1870]+[.H187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71]+[.D1871]+[.G1871])/3" office:value-type="float" office:value="0.53125" calcext:value-type="float">
            <text:p>0.53125</text:p>
          </table:table-cell>
          <table:table-cell table:formula="of:=([.B1871]+[.E1871]+[.H187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72]+[.D1872]+[.G1872])/3" office:value-type="float" office:value="0.53125" calcext:value-type="float">
            <text:p>0.53125</text:p>
          </table:table-cell>
          <table:table-cell table:formula="of:=([.B1872]+[.E1872]+[.H1872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73]+[.D1873]+[.G1873])/3" office:value-type="float" office:value="0.536458333333333" calcext:value-type="float">
            <text:p>0.536458333333333</text:p>
          </table:table-cell>
          <table:table-cell table:formula="of:=([.B1873]+[.E1873]+[.H1873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74]+[.D1874]+[.G1874])/3" office:value-type="float" office:value="0.536458333333333" calcext:value-type="float">
            <text:p>0.536458333333333</text:p>
          </table:table-cell>
          <table:table-cell table:formula="of:=([.B1874]+[.E1874]+[.H187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15625" calcext:value-type="float">
            <text:p>0.515625</text:p>
          </table:table-cell>
          <table:table-cell/>
          <table:table-cell table:formula="of:=([.A1875]+[.D1875]+[.G1875])/3" office:value-type="float" office:value="0.53125" calcext:value-type="float">
            <text:p>0.53125</text:p>
          </table:table-cell>
          <table:table-cell table:formula="of:=([.B1875]+[.E1875]+[.H18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76]+[.D1876]+[.G1876])/3" office:value-type="float" office:value="0.53125" calcext:value-type="float">
            <text:p>0.53125</text:p>
          </table:table-cell>
          <table:table-cell table:formula="of:=([.B1876]+[.E1876]+[.H1876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table:formula="of:=([.A1877]+[.D1877]+[.G1877])/3" office:value-type="float" office:value="0.536458333333333" calcext:value-type="float">
            <text:p>0.536458333333333</text:p>
          </table:table-cell>
          <table:table-cell table:formula="of:=([.B1877]+[.E1877]+[.H187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78]+[.D1878]+[.G1878])/3" office:value-type="float" office:value="0.53125" calcext:value-type="float">
            <text:p>0.53125</text:p>
          </table:table-cell>
          <table:table-cell table:formula="of:=([.B1878]+[.E1878]+[.H1878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table:formula="of:=([.A1879]+[.D1879]+[.G1879])/3" office:value-type="float" office:value="0.53125" calcext:value-type="float">
            <text:p>0.53125</text:p>
          </table:table-cell>
          <table:table-cell table:formula="of:=([.B1879]+[.E1879]+[.H1879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80]+[.D1880]+[.G1880])/3" office:value-type="float" office:value="0.552083333333333" calcext:value-type="float">
            <text:p>0.552083333333333</text:p>
          </table:table-cell>
          <table:table-cell table:formula="of:=([.B1880]+[.E1880]+[.H1880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81]+[.D1881]+[.G1881])/3" office:value-type="float" office:value="0.536458333333333" calcext:value-type="float">
            <text:p>0.536458333333333</text:p>
          </table:table-cell>
          <table:table-cell table:formula="of:=([.B1881]+[.E1881]+[.H188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82]+[.D1882]+[.G1882])/3" office:value-type="float" office:value="0.536458333333333" calcext:value-type="float">
            <text:p>0.536458333333333</text:p>
          </table:table-cell>
          <table:table-cell table:formula="of:=([.B1882]+[.E1882]+[.H188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83]+[.D1883]+[.G1883])/3" office:value-type="float" office:value="0.53125" calcext:value-type="float">
            <text:p>0.53125</text:p>
          </table:table-cell>
          <table:table-cell table:formula="of:=([.B1883]+[.E1883]+[.H188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84]+[.D1884]+[.G1884])/3" office:value-type="float" office:value="0.536458333333333" calcext:value-type="float">
            <text:p>0.536458333333333</text:p>
          </table:table-cell>
          <table:table-cell table:formula="of:=([.B1884]+[.E1884]+[.H188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85]+[.D1885]+[.G1885])/3" office:value-type="float" office:value="0.53125" calcext:value-type="float">
            <text:p>0.53125</text:p>
          </table:table-cell>
          <table:table-cell table:formula="of:=([.B1885]+[.E1885]+[.H188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86]+[.D1886]+[.G1886])/3" office:value-type="float" office:value="0.515625" calcext:value-type="float">
            <text:p>0.515625</text:p>
          </table:table-cell>
          <table:table-cell table:formula="of:=([.B1886]+[.E1886]+[.H188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87]+[.D1887]+[.G1887])/3" office:value-type="float" office:value="0.536458333333333" calcext:value-type="float">
            <text:p>0.536458333333333</text:p>
          </table:table-cell>
          <table:table-cell table:formula="of:=([.B1887]+[.E1887]+[.H188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88]+[.D1888]+[.G1888])/3" office:value-type="float" office:value="0.541666666666667" calcext:value-type="float">
            <text:p>0.541666666666667</text:p>
          </table:table-cell>
          <table:table-cell table:formula="of:=([.B1888]+[.E1888]+[.H188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89]+[.D1889]+[.G1889])/3" office:value-type="float" office:value="0.536458333333333" calcext:value-type="float">
            <text:p>0.536458333333333</text:p>
          </table:table-cell>
          <table:table-cell table:formula="of:=([.B1889]+[.E1889]+[.H1889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90]+[.D1890]+[.G1890])/3" office:value-type="float" office:value="0.536458333333333" calcext:value-type="float">
            <text:p>0.536458333333333</text:p>
          </table:table-cell>
          <table:table-cell table:formula="of:=([.B1890]+[.E1890]+[.H1890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91]+[.D1891]+[.G1891])/3" office:value-type="float" office:value="0.541666666666667" calcext:value-type="float">
            <text:p>0.541666666666667</text:p>
          </table:table-cell>
          <table:table-cell table:formula="of:=([.B1891]+[.E1891]+[.H1891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92]+[.D1892]+[.G1892])/3" office:value-type="float" office:value="0.546875" calcext:value-type="float">
            <text:p>0.546875</text:p>
          </table:table-cell>
          <table:table-cell table:formula="of:=([.B1892]+[.E1892]+[.H18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893]+[.D1893]+[.G1893])/3" office:value-type="float" office:value="0.536458333333333" calcext:value-type="float">
            <text:p>0.536458333333333</text:p>
          </table:table-cell>
          <table:table-cell table:formula="of:=([.B1893]+[.E1893]+[.H1893])/3" office:value-type="float" office:value="0.541666666666667" calcext:value-type="float">
            <text:p>0.541666666666667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4]+[.D1894]+[.G1894])/3" office:value-type="float" office:value="0.53125" calcext:value-type="float">
            <text:p>0.53125</text:p>
          </table:table-cell>
          <table:table-cell table:formula="of:=([.B1894]+[.E1894]+[.H1894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5]+[.D1895]+[.G1895])/3" office:value-type="float" office:value="0.541666666666667" calcext:value-type="float">
            <text:p>0.541666666666667</text:p>
          </table:table-cell>
          <table:table-cell table:formula="of:=([.B1895]+[.E1895]+[.H189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6]+[.D1896]+[.G1896])/3" office:value-type="float" office:value="0.541666666666667" calcext:value-type="float">
            <text:p>0.541666666666667</text:p>
          </table:table-cell>
          <table:table-cell table:formula="of:=([.B1896]+[.E1896]+[.H189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7]+[.D1897]+[.G1897])/3" office:value-type="float" office:value="0.536458333333333" calcext:value-type="float">
            <text:p>0.536458333333333</text:p>
          </table:table-cell>
          <table:table-cell table:formula="of:=([.B1897]+[.E1897]+[.H189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8]+[.D1898]+[.G1898])/3" office:value-type="float" office:value="0.536458333333333" calcext:value-type="float">
            <text:p>0.536458333333333</text:p>
          </table:table-cell>
          <table:table-cell table:formula="of:=([.B1898]+[.E1898]+[.H189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899]+[.D1899]+[.G1899])/3" office:value-type="float" office:value="0.53125" calcext:value-type="float">
            <text:p>0.53125</text:p>
          </table:table-cell>
          <table:table-cell table:formula="of:=([.B1899]+[.E1899]+[.H18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0]+[.D1900]+[.G1900])/3" office:value-type="float" office:value="0.53125" calcext:value-type="float">
            <text:p>0.53125</text:p>
          </table:table-cell>
          <table:table-cell table:formula="of:=([.B1900]+[.E1900]+[.H190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1]+[.D1901]+[.G1901])/3" office:value-type="float" office:value="0.526041666666667" calcext:value-type="float">
            <text:p>0.526041666666667</text:p>
          </table:table-cell>
          <table:table-cell table:formula="of:=([.B1901]+[.E1901]+[.H190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2]+[.D1902]+[.G1902])/3" office:value-type="float" office:value="0.53125" calcext:value-type="float">
            <text:p>0.53125</text:p>
          </table:table-cell>
          <table:table-cell table:formula="of:=([.B1902]+[.E1902]+[.H190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3]+[.D1903]+[.G1903])/3" office:value-type="float" office:value="0.53125" calcext:value-type="float">
            <text:p>0.53125</text:p>
          </table:table-cell>
          <table:table-cell table:formula="of:=([.B1903]+[.E1903]+[.H190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4]+[.D1904]+[.G1904])/3" office:value-type="float" office:value="0.536458333333333" calcext:value-type="float">
            <text:p>0.536458333333333</text:p>
          </table:table-cell>
          <table:table-cell table:formula="of:=([.B1904]+[.E1904]+[.H190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5]+[.D1905]+[.G1905])/3" office:value-type="float" office:value="0.53125" calcext:value-type="float">
            <text:p>0.53125</text:p>
          </table:table-cell>
          <table:table-cell table:formula="of:=([.B1905]+[.E1905]+[.H190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6]+[.D1906]+[.G1906])/3" office:value-type="float" office:value="0.526041666666667" calcext:value-type="float">
            <text:p>0.526041666666667</text:p>
          </table:table-cell>
          <table:table-cell table:formula="of:=([.B1906]+[.E1906]+[.H190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7]+[.D1907]+[.G1907])/3" office:value-type="float" office:value="0.541666666666667" calcext:value-type="float">
            <text:p>0.541666666666667</text:p>
          </table:table-cell>
          <table:table-cell table:formula="of:=([.B1907]+[.E1907]+[.H190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908]+[.D1908]+[.G1908])/3" office:value-type="float" office:value="0.541666666666667" calcext:value-type="float">
            <text:p>0.541666666666667</text:p>
          </table:table-cell>
          <table:table-cell table:formula="of:=([.B1908]+[.E1908]+[.H190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09]+[.D1909]+[.G1909])/3" office:value-type="float" office:value="0.53125" calcext:value-type="float">
            <text:p>0.53125</text:p>
          </table:table-cell>
          <table:table-cell table:formula="of:=([.B1909]+[.E1909]+[.H190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0]+[.D1910]+[.G1910])/3" office:value-type="float" office:value="0.541666666666667" calcext:value-type="float">
            <text:p>0.541666666666667</text:p>
          </table:table-cell>
          <table:table-cell table:formula="of:=([.B1910]+[.E1910]+[.H1910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1]+[.D1911]+[.G1911])/3" office:value-type="float" office:value="0.546875" calcext:value-type="float">
            <text:p>0.546875</text:p>
          </table:table-cell>
          <table:table-cell table:formula="of:=([.B1911]+[.E1911]+[.H191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2]+[.D1912]+[.G1912])/3" office:value-type="float" office:value="0.546875" calcext:value-type="float">
            <text:p>0.546875</text:p>
          </table:table-cell>
          <table:table-cell table:formula="of:=([.B1912]+[.E1912]+[.H191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3]+[.D1913]+[.G1913])/3" office:value-type="float" office:value="0.536458333333333" calcext:value-type="float">
            <text:p>0.536458333333333</text:p>
          </table:table-cell>
          <table:table-cell table:formula="of:=([.B1913]+[.E1913]+[.H191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4]+[.D1914]+[.G1914])/3" office:value-type="float" office:value="0.53125" calcext:value-type="float">
            <text:p>0.53125</text:p>
          </table:table-cell>
          <table:table-cell table:formula="of:=([.B1914]+[.E1914]+[.H191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5]+[.D1915]+[.G1915])/3" office:value-type="float" office:value="0.546875" calcext:value-type="float">
            <text:p>0.546875</text:p>
          </table:table-cell>
          <table:table-cell table:formula="of:=([.B1915]+[.E1915]+[.H19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6]+[.D1916]+[.G1916])/3" office:value-type="float" office:value="0.541666666666667" calcext:value-type="float">
            <text:p>0.541666666666667</text:p>
          </table:table-cell>
          <table:table-cell table:formula="of:=([.B1916]+[.E1916]+[.H191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7]+[.D1917]+[.G1917])/3" office:value-type="float" office:value="0.520833333333333" calcext:value-type="float">
            <text:p>0.520833333333333</text:p>
          </table:table-cell>
          <table:table-cell table:formula="of:=([.B1917]+[.E1917]+[.H191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8]+[.D1918]+[.G1918])/3" office:value-type="float" office:value="0.53125" calcext:value-type="float">
            <text:p>0.53125</text:p>
          </table:table-cell>
          <table:table-cell table:formula="of:=([.B1918]+[.E1918]+[.H19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19]+[.D1919]+[.G1919])/3" office:value-type="float" office:value="0.53125" calcext:value-type="float">
            <text:p>0.53125</text:p>
          </table:table-cell>
          <table:table-cell table:formula="of:=([.B1919]+[.E1919]+[.H1919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0]+[.D1920]+[.G1920])/3" office:value-type="float" office:value="0.536458333333333" calcext:value-type="float">
            <text:p>0.536458333333333</text:p>
          </table:table-cell>
          <table:table-cell table:formula="of:=([.B1920]+[.E1920]+[.H192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1]+[.D1921]+[.G1921])/3" office:value-type="float" office:value="0.53125" calcext:value-type="float">
            <text:p>0.53125</text:p>
          </table:table-cell>
          <table:table-cell table:formula="of:=([.B1921]+[.E1921]+[.H192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2]+[.D1922]+[.G1922])/3" office:value-type="float" office:value="0.536458333333333" calcext:value-type="float">
            <text:p>0.536458333333333</text:p>
          </table:table-cell>
          <table:table-cell table:formula="of:=([.B1922]+[.E1922]+[.H1922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3]+[.D1923]+[.G1923])/3" office:value-type="float" office:value="0.541666666666667" calcext:value-type="float">
            <text:p>0.541666666666667</text:p>
          </table:table-cell>
          <table:table-cell table:formula="of:=([.B1923]+[.E1923]+[.H19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4]+[.D1924]+[.G1924])/3" office:value-type="float" office:value="0.546875" calcext:value-type="float">
            <text:p>0.546875</text:p>
          </table:table-cell>
          <table:table-cell table:formula="of:=([.B1924]+[.E1924]+[.H192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5]+[.D1925]+[.G1925])/3" office:value-type="float" office:value="0.546875" calcext:value-type="float">
            <text:p>0.546875</text:p>
          </table:table-cell>
          <table:table-cell table:formula="of:=([.B1925]+[.E1925]+[.H192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6]+[.D1926]+[.G1926])/3" office:value-type="float" office:value="0.536458333333333" calcext:value-type="float">
            <text:p>0.536458333333333</text:p>
          </table:table-cell>
          <table:table-cell table:formula="of:=([.B1926]+[.E1926]+[.H192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7]+[.D1927]+[.G1927])/3" office:value-type="float" office:value="0.536458333333333" calcext:value-type="float">
            <text:p>0.536458333333333</text:p>
          </table:table-cell>
          <table:table-cell table:formula="of:=([.B1927]+[.E1927]+[.H192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8]+[.D1928]+[.G1928])/3" office:value-type="float" office:value="0.541666666666667" calcext:value-type="float">
            <text:p>0.541666666666667</text:p>
          </table:table-cell>
          <table:table-cell table:formula="of:=([.B1928]+[.E1928]+[.H192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29]+[.D1929]+[.G1929])/3" office:value-type="float" office:value="0.546875" calcext:value-type="float">
            <text:p>0.546875</text:p>
          </table:table-cell>
          <table:table-cell table:formula="of:=([.B1929]+[.E1929]+[.H19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0]+[.D1930]+[.G1930])/3" office:value-type="float" office:value="0.526041666666667" calcext:value-type="float">
            <text:p>0.526041666666667</text:p>
          </table:table-cell>
          <table:table-cell table:formula="of:=([.B1930]+[.E1930]+[.H193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1]+[.D1931]+[.G1931])/3" office:value-type="float" office:value="0.526041666666667" calcext:value-type="float">
            <text:p>0.526041666666667</text:p>
          </table:table-cell>
          <table:table-cell table:formula="of:=([.B1931]+[.E1931]+[.H1931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2]+[.D1932]+[.G1932])/3" office:value-type="float" office:value="0.552083333333333" calcext:value-type="float">
            <text:p>0.552083333333333</text:p>
          </table:table-cell>
          <table:table-cell table:formula="of:=([.B1932]+[.E1932]+[.H193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3]+[.D1933]+[.G1933])/3" office:value-type="float" office:value="0.536458333333333" calcext:value-type="float">
            <text:p>0.536458333333333</text:p>
          </table:table-cell>
          <table:table-cell table:formula="of:=([.B1933]+[.E1933]+[.H193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4]+[.D1934]+[.G1934])/3" office:value-type="float" office:value="0.536458333333333" calcext:value-type="float">
            <text:p>0.536458333333333</text:p>
          </table:table-cell>
          <table:table-cell table:formula="of:=([.B1934]+[.E1934]+[.H193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5]+[.D1935]+[.G1935])/3" office:value-type="float" office:value="0.546875" calcext:value-type="float">
            <text:p>0.546875</text:p>
          </table:table-cell>
          <table:table-cell table:formula="of:=([.B1935]+[.E1935]+[.H1935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6]+[.D1936]+[.G1936])/3" office:value-type="float" office:value="0.541666666666667" calcext:value-type="float">
            <text:p>0.541666666666667</text:p>
          </table:table-cell>
          <table:table-cell table:formula="of:=([.B1936]+[.E1936]+[.H1936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7]+[.D1937]+[.G1937])/3" office:value-type="float" office:value="0.541666666666667" calcext:value-type="float">
            <text:p>0.541666666666667</text:p>
          </table:table-cell>
          <table:table-cell table:formula="of:=([.B1937]+[.E1937]+[.H193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8]+[.D1938]+[.G1938])/3" office:value-type="float" office:value="0.541666666666667" calcext:value-type="float">
            <text:p>0.541666666666667</text:p>
          </table:table-cell>
          <table:table-cell table:formula="of:=([.B1938]+[.E1938]+[.H19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39]+[.D1939]+[.G1939])/3" office:value-type="float" office:value="0.536458333333333" calcext:value-type="float">
            <text:p>0.536458333333333</text:p>
          </table:table-cell>
          <table:table-cell table:formula="of:=([.B1939]+[.E1939]+[.H193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40]+[.D1940]+[.G1940])/3" office:value-type="float" office:value="0.557291666666667" calcext:value-type="float">
            <text:p>0.557291666666667</text:p>
          </table:table-cell>
          <table:table-cell table:formula="of:=([.B1940]+[.E1940]+[.H1940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1]+[.D1941]+[.G1941])/3" office:value-type="float" office:value="0.546875" calcext:value-type="float">
            <text:p>0.546875</text:p>
          </table:table-cell>
          <table:table-cell table:formula="of:=([.B1941]+[.E1941]+[.H194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42]+[.D1942]+[.G1942])/3" office:value-type="float" office:value="0.541666666666667" calcext:value-type="float">
            <text:p>0.541666666666667</text:p>
          </table:table-cell>
          <table:table-cell table:formula="of:=([.B1942]+[.E1942]+[.H1942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3]+[.D1943]+[.G1943])/3" office:value-type="float" office:value="0.541666666666667" calcext:value-type="float">
            <text:p>0.541666666666667</text:p>
          </table:table-cell>
          <table:table-cell table:formula="of:=([.B1943]+[.E1943]+[.H194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4]+[.D1944]+[.G1944])/3" office:value-type="float" office:value="0.53125" calcext:value-type="float">
            <text:p>0.53125</text:p>
          </table:table-cell>
          <table:table-cell table:formula="of:=([.B1944]+[.E1944]+[.H1944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5]+[.D1945]+[.G1945])/3" office:value-type="float" office:value="0.546875" calcext:value-type="float">
            <text:p>0.546875</text:p>
          </table:table-cell>
          <table:table-cell table:formula="of:=([.B1945]+[.E1945]+[.H194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6]+[.D1946]+[.G1946])/3" office:value-type="float" office:value="0.541666666666667" calcext:value-type="float">
            <text:p>0.541666666666667</text:p>
          </table:table-cell>
          <table:table-cell table:formula="of:=([.B1946]+[.E1946]+[.H1946])/3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1947]+[.D1947]+[.G1947])/3" office:value-type="float" office:value="0.53125" calcext:value-type="float">
            <text:p>0.53125</text:p>
          </table:table-cell>
          <table:table-cell table:formula="of:=([.B1947]+[.E1947]+[.H194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8]+[.D1948]+[.G1948])/3" office:value-type="float" office:value="0.546875" calcext:value-type="float">
            <text:p>0.546875</text:p>
          </table:table-cell>
          <table:table-cell table:formula="of:=([.B1948]+[.E1948]+[.H194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49]+[.D1949]+[.G1949])/3" office:value-type="float" office:value="0.541666666666667" calcext:value-type="float">
            <text:p>0.541666666666667</text:p>
          </table:table-cell>
          <table:table-cell table:formula="of:=([.B1949]+[.E1949]+[.H194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0]+[.D1950]+[.G1950])/3" office:value-type="float" office:value="0.510416666666667" calcext:value-type="float">
            <text:p>0.510416666666667</text:p>
          </table:table-cell>
          <table:table-cell table:formula="of:=([.B1950]+[.E1950]+[.H195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1]+[.D1951]+[.G1951])/3" office:value-type="float" office:value="0.557291666666667" calcext:value-type="float">
            <text:p>0.557291666666667</text:p>
          </table:table-cell>
          <table:table-cell table:formula="of:=([.B1951]+[.E1951]+[.H195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2]+[.D1952]+[.G1952])/3" office:value-type="float" office:value="0.583333333333333" calcext:value-type="float">
            <text:p>0.583333333333333</text:p>
          </table:table-cell>
          <table:table-cell table:formula="of:=([.B1952]+[.E1952]+[.H195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53]+[.D1953]+[.G1953])/3" office:value-type="float" office:value="0.515625" calcext:value-type="float">
            <text:p>0.515625</text:p>
          </table:table-cell>
          <table:table-cell table:formula="of:=([.B1953]+[.E1953]+[.H19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54]+[.D1954]+[.G1954])/3" office:value-type="float" office:value="0.536458333333333" calcext:value-type="float">
            <text:p>0.536458333333333</text:p>
          </table:table-cell>
          <table:table-cell table:formula="of:=([.B1954]+[.E1954]+[.H195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55]+[.D1955]+[.G1955])/3" office:value-type="float" office:value="0.552083333333333" calcext:value-type="float">
            <text:p>0.552083333333333</text:p>
          </table:table-cell>
          <table:table-cell table:formula="of:=([.B1955]+[.E1955]+[.H195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6]+[.D1956]+[.G1956])/3" office:value-type="float" office:value="0.583333333333333" calcext:value-type="float">
            <text:p>0.583333333333333</text:p>
          </table:table-cell>
          <table:table-cell table:formula="of:=([.B1956]+[.E1956]+[.H195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7]+[.D1957]+[.G1957])/3" office:value-type="float" office:value="0.515625" calcext:value-type="float">
            <text:p>0.515625</text:p>
          </table:table-cell>
          <table:table-cell table:formula="of:=([.B1957]+[.E1957]+[.H1957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58]+[.D1958]+[.G1958])/3" office:value-type="float" office:value="0.520833333333333" calcext:value-type="float">
            <text:p>0.520833333333333</text:p>
          </table:table-cell>
          <table:table-cell table:formula="of:=([.B1958]+[.E1958]+[.H195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59]+[.D1959]+[.G1959])/3" office:value-type="float" office:value="0.5" calcext:value-type="float">
            <text:p>0.5</text:p>
          </table:table-cell>
          <table:table-cell table:formula="of:=([.B1959]+[.E1959]+[.H195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0]+[.D1960]+[.G1960])/3" office:value-type="float" office:value="0.536458333333333" calcext:value-type="float">
            <text:p>0.536458333333333</text:p>
          </table:table-cell>
          <table:table-cell table:formula="of:=([.B1960]+[.E1960]+[.H196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1]+[.D1961]+[.G1961])/3" office:value-type="float" office:value="0.505208333333333" calcext:value-type="float">
            <text:p>0.505208333333333</text:p>
          </table:table-cell>
          <table:table-cell table:formula="of:=([.B1961]+[.E1961]+[.H196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2]+[.D1962]+[.G1962])/3" office:value-type="float" office:value="0.505208333333333" calcext:value-type="float">
            <text:p>0.505208333333333</text:p>
          </table:table-cell>
          <table:table-cell table:formula="of:=([.B1962]+[.E1962]+[.H196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3]+[.D1963]+[.G1963])/3" office:value-type="float" office:value="0.526041666666667" calcext:value-type="float">
            <text:p>0.526041666666667</text:p>
          </table:table-cell>
          <table:table-cell table:formula="of:=([.B1963]+[.E1963]+[.H196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4]+[.D1964]+[.G1964])/3" office:value-type="float" office:value="0.526041666666667" calcext:value-type="float">
            <text:p>0.526041666666667</text:p>
          </table:table-cell>
          <table:table-cell table:formula="of:=([.B1964]+[.E1964]+[.H196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65]+[.D1965]+[.G1965])/3" office:value-type="float" office:value="0.552083333333333" calcext:value-type="float">
            <text:p>0.552083333333333</text:p>
          </table:table-cell>
          <table:table-cell table:formula="of:=([.B1965]+[.E1965]+[.H196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6]+[.D1966]+[.G1966])/3" office:value-type="float" office:value="0.546875" calcext:value-type="float">
            <text:p>0.546875</text:p>
          </table:table-cell>
          <table:table-cell table:formula="of:=([.B1966]+[.E1966]+[.H196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7]+[.D1967]+[.G1967])/3" office:value-type="float" office:value="0.526041666666667" calcext:value-type="float">
            <text:p>0.526041666666667</text:p>
          </table:table-cell>
          <table:table-cell table:formula="of:=([.B1967]+[.E1967]+[.H196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8]+[.D1968]+[.G1968])/3" office:value-type="float" office:value="0.59375" calcext:value-type="float">
            <text:p>0.59375</text:p>
          </table:table-cell>
          <table:table-cell table:formula="of:=([.B1968]+[.E1968]+[.H19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69]+[.D1969]+[.G1969])/3" office:value-type="float" office:value="0.546875" calcext:value-type="float">
            <text:p>0.546875</text:p>
          </table:table-cell>
          <table:table-cell table:formula="of:=([.B1969]+[.E1969]+[.H196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0]+[.D1970]+[.G1970])/3" office:value-type="float" office:value="0.505208333333333" calcext:value-type="float">
            <text:p>0.505208333333333</text:p>
          </table:table-cell>
          <table:table-cell table:formula="of:=([.B1970]+[.E1970]+[.H197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1]+[.D1971]+[.G1971])/3" office:value-type="float" office:value="0.520833333333333" calcext:value-type="float">
            <text:p>0.520833333333333</text:p>
          </table:table-cell>
          <table:table-cell table:formula="of:=([.B1971]+[.E1971]+[.H1971])/3" office:value-type="float" office:value="0.536458333333333" calcext:value-type="float">
            <text:p>0.536458333333333</text:p>
          </table:table-cell>
        </table:table-row>
        <table:table-row table:style-name="ro1">
          <table:table-cell table:number-columns-repeated="2" office:value-type="float" office:value="0.328125" calcext:value-type="float">
            <text:p>0.32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2]+[.D1972]+[.G1972])/3" office:value-type="float" office:value="0.604166666666667" calcext:value-type="float">
            <text:p>0.604166666666667</text:p>
          </table:table-cell>
          <table:table-cell table:formula="of:=([.B1972]+[.E1972]+[.H197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3]+[.D1973]+[.G1973])/3" office:value-type="float" office:value="0.552083333333333" calcext:value-type="float">
            <text:p>0.552083333333333</text:p>
          </table:table-cell>
          <table:table-cell table:formula="of:=([.B1973]+[.E1973]+[.H197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4]+[.D1974]+[.G1974])/3" office:value-type="float" office:value="0.515625" calcext:value-type="float">
            <text:p>0.515625</text:p>
          </table:table-cell>
          <table:table-cell table:formula="of:=([.B1974]+[.E1974]+[.H197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5]+[.D1975]+[.G1975])/3" office:value-type="float" office:value="0.489583333333333" calcext:value-type="float">
            <text:p>0.489583333333333</text:p>
          </table:table-cell>
          <table:table-cell table:formula="of:=([.B1975]+[.E1975]+[.H197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6]+[.D1976]+[.G1976])/3" office:value-type="float" office:value="0.515625" calcext:value-type="float">
            <text:p>0.515625</text:p>
          </table:table-cell>
          <table:table-cell table:formula="of:=([.B1976]+[.E1976]+[.H197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7]+[.D1977]+[.G1977])/3" office:value-type="float" office:value="0.53125" calcext:value-type="float">
            <text:p>0.53125</text:p>
          </table:table-cell>
          <table:table-cell table:formula="of:=([.B1977]+[.E1977]+[.H197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1978]+[.D1978]+[.G1978])/3" office:value-type="float" office:value="0.510416666666667" calcext:value-type="float">
            <text:p>0.510416666666667</text:p>
          </table:table-cell>
          <table:table-cell table:formula="of:=([.B1978]+[.E1978]+[.H197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79]+[.D1979]+[.G1979])/3" office:value-type="float" office:value="0.541666666666667" calcext:value-type="float">
            <text:p>0.541666666666667</text:p>
          </table:table-cell>
          <table:table-cell table:formula="of:=([.B1979]+[.E1979]+[.H197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0]+[.D1980]+[.G1980])/3" office:value-type="float" office:value="0.536458333333333" calcext:value-type="float">
            <text:p>0.536458333333333</text:p>
          </table:table-cell>
          <table:table-cell table:formula="of:=([.B1980]+[.E1980]+[.H198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1]+[.D1981]+[.G1981])/3" office:value-type="float" office:value="0.520833333333333" calcext:value-type="float">
            <text:p>0.520833333333333</text:p>
          </table:table-cell>
          <table:table-cell table:formula="of:=([.B1981]+[.E1981]+[.H1981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2]+[.D1982]+[.G1982])/3" office:value-type="float" office:value="0.515625" calcext:value-type="float">
            <text:p>0.515625</text:p>
          </table:table-cell>
          <table:table-cell table:formula="of:=([.B1982]+[.E1982]+[.H198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3]+[.D1983]+[.G1983])/3" office:value-type="float" office:value="0.515625" calcext:value-type="float">
            <text:p>0.515625</text:p>
          </table:table-cell>
          <table:table-cell table:formula="of:=([.B1983]+[.E1983]+[.H198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4]+[.D1984]+[.G1984])/3" office:value-type="float" office:value="0.505208333333333" calcext:value-type="float">
            <text:p>0.505208333333333</text:p>
          </table:table-cell>
          <table:table-cell table:formula="of:=([.B1984]+[.E1984]+[.H198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5]+[.D1985]+[.G1985])/3" office:value-type="float" office:value="0.510416666666667" calcext:value-type="float">
            <text:p>0.510416666666667</text:p>
          </table:table-cell>
          <table:table-cell table:formula="of:=([.B1985]+[.E1985]+[.H198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6]+[.D1986]+[.G1986])/3" office:value-type="float" office:value="0.494791666666667" calcext:value-type="float">
            <text:p>0.494791666666667</text:p>
          </table:table-cell>
          <table:table-cell table:formula="of:=([.B1986]+[.E1986]+[.H198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7]+[.D1987]+[.G1987])/3" office:value-type="float" office:value="0.5" calcext:value-type="float">
            <text:p>0.5</text:p>
          </table:table-cell>
          <table:table-cell table:formula="of:=([.B1987]+[.E1987]+[.H198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8]+[.D1988]+[.G1988])/3" office:value-type="float" office:value="0.520833333333333" calcext:value-type="float">
            <text:p>0.520833333333333</text:p>
          </table:table-cell>
          <table:table-cell table:formula="of:=([.B1988]+[.E1988]+[.H198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89]+[.D1989]+[.G1989])/3" office:value-type="float" office:value="0.510416666666667" calcext:value-type="float">
            <text:p>0.510416666666667</text:p>
          </table:table-cell>
          <table:table-cell table:formula="of:=([.B1989]+[.E1989]+[.H198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0]+[.D1990]+[.G1990])/3" office:value-type="float" office:value="0.473958333333333" calcext:value-type="float">
            <text:p>0.473958333333333</text:p>
          </table:table-cell>
          <table:table-cell table:formula="of:=([.B1990]+[.E1990]+[.H199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1]+[.D1991]+[.G1991])/3" office:value-type="float" office:value="0.494791666666667" calcext:value-type="float">
            <text:p>0.494791666666667</text:p>
          </table:table-cell>
          <table:table-cell table:formula="of:=([.B1991]+[.E1991]+[.H199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2]+[.D1992]+[.G1992])/3" office:value-type="float" office:value="0.494791666666667" calcext:value-type="float">
            <text:p>0.494791666666667</text:p>
          </table:table-cell>
          <table:table-cell table:formula="of:=([.B1992]+[.E1992]+[.H199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3]+[.D1993]+[.G1993])/3" office:value-type="float" office:value="0.5" calcext:value-type="float">
            <text:p>0.5</text:p>
          </table:table-cell>
          <table:table-cell table:formula="of:=([.B1993]+[.E1993]+[.H199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4]+[.D1994]+[.G1994])/3" office:value-type="float" office:value="0.484375" calcext:value-type="float">
            <text:p>0.484375</text:p>
          </table:table-cell>
          <table:table-cell table:formula="of:=([.B1994]+[.E1994]+[.H199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5]+[.D1995]+[.G1995])/3" office:value-type="float" office:value="0.494791666666667" calcext:value-type="float">
            <text:p>0.494791666666667</text:p>
          </table:table-cell>
          <table:table-cell table:formula="of:=([.B1995]+[.E1995]+[.H1995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6]+[.D1996]+[.G1996])/3" office:value-type="float" office:value="0.489583333333333" calcext:value-type="float">
            <text:p>0.489583333333333</text:p>
          </table:table-cell>
          <table:table-cell table:formula="of:=([.B1996]+[.E1996]+[.H199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7]+[.D1997]+[.G1997])/3" office:value-type="float" office:value="0.479166666666667" calcext:value-type="float">
            <text:p>0.479166666666667</text:p>
          </table:table-cell>
          <table:table-cell table:formula="of:=([.B1997]+[.E1997]+[.H199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8]+[.D1998]+[.G1998])/3" office:value-type="float" office:value="0.5" calcext:value-type="float">
            <text:p>0.5</text:p>
          </table:table-cell>
          <table:table-cell table:formula="of:=([.B1998]+[.E1998]+[.H199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1999]+[.D1999]+[.G1999])/3" office:value-type="float" office:value="0.5" calcext:value-type="float">
            <text:p>0.5</text:p>
          </table:table-cell>
          <table:table-cell table:formula="of:=([.B1999]+[.E1999]+[.H199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0]+[.D2000]+[.G2000])/3" office:value-type="float" office:value="0.489583333333333" calcext:value-type="float">
            <text:p>0.489583333333333</text:p>
          </table:table-cell>
          <table:table-cell table:formula="of:=([.B2000]+[.E2000]+[.H200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1]+[.D2001]+[.G2001])/3" office:value-type="float" office:value="0.5" calcext:value-type="float">
            <text:p>0.5</text:p>
          </table:table-cell>
          <table:table-cell table:formula="of:=([.B2001]+[.E2001]+[.H200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2]+[.D2002]+[.G2002])/3" office:value-type="float" office:value="0.505208333333333" calcext:value-type="float">
            <text:p>0.505208333333333</text:p>
          </table:table-cell>
          <table:table-cell table:formula="of:=([.B2002]+[.E2002]+[.H200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3]+[.D2003]+[.G2003])/3" office:value-type="float" office:value="0.494791666666667" calcext:value-type="float">
            <text:p>0.494791666666667</text:p>
          </table:table-cell>
          <table:table-cell table:formula="of:=([.B2003]+[.E2003]+[.H200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4]+[.D2004]+[.G2004])/3" office:value-type="float" office:value="0.489583333333333" calcext:value-type="float">
            <text:p>0.489583333333333</text:p>
          </table:table-cell>
          <table:table-cell table:formula="of:=([.B2004]+[.E2004]+[.H200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5]+[.D2005]+[.G2005])/3" office:value-type="float" office:value="0.494791666666667" calcext:value-type="float">
            <text:p>0.494791666666667</text:p>
          </table:table-cell>
          <table:table-cell table:formula="of:=([.B2005]+[.E2005]+[.H200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6]+[.D2006]+[.G2006])/3" office:value-type="float" office:value="0.5" calcext:value-type="float">
            <text:p>0.5</text:p>
          </table:table-cell>
          <table:table-cell table:formula="of:=([.B2006]+[.E2006]+[.H200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7]+[.D2007]+[.G2007])/3" office:value-type="float" office:value="0.505208333333333" calcext:value-type="float">
            <text:p>0.505208333333333</text:p>
          </table:table-cell>
          <table:table-cell table:formula="of:=([.B2007]+[.E2007]+[.H200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8]+[.D2008]+[.G2008])/3" office:value-type="float" office:value="0.489583333333333" calcext:value-type="float">
            <text:p>0.489583333333333</text:p>
          </table:table-cell>
          <table:table-cell table:formula="of:=([.B2008]+[.E2008]+[.H200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09]+[.D2009]+[.G2009])/3" office:value-type="float" office:value="0.5" calcext:value-type="float">
            <text:p>0.5</text:p>
          </table:table-cell>
          <table:table-cell table:formula="of:=([.B2009]+[.E2009]+[.H2009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0]+[.D2010]+[.G2010])/3" office:value-type="float" office:value="0.489583333333333" calcext:value-type="float">
            <text:p>0.489583333333333</text:p>
          </table:table-cell>
          <table:table-cell table:formula="of:=([.B2010]+[.E2010]+[.H201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1]+[.D2011]+[.G2011])/3" office:value-type="float" office:value="0.484375" calcext:value-type="float">
            <text:p>0.484375</text:p>
          </table:table-cell>
          <table:table-cell table:formula="of:=([.B2011]+[.E2011]+[.H20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2]+[.D2012]+[.G2012])/3" office:value-type="float" office:value="0.484375" calcext:value-type="float">
            <text:p>0.484375</text:p>
          </table:table-cell>
          <table:table-cell table:formula="of:=([.B2012]+[.E2012]+[.H2012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3]+[.D2013]+[.G2013])/3" office:value-type="float" office:value="0.484375" calcext:value-type="float">
            <text:p>0.484375</text:p>
          </table:table-cell>
          <table:table-cell table:formula="of:=([.B2013]+[.E2013]+[.H201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4]+[.D2014]+[.G2014])/3" office:value-type="float" office:value="0.484375" calcext:value-type="float">
            <text:p>0.484375</text:p>
          </table:table-cell>
          <table:table-cell table:formula="of:=([.B2014]+[.E2014]+[.H2014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5]+[.D2015]+[.G2015])/3" office:value-type="float" office:value="0.515625" calcext:value-type="float">
            <text:p>0.515625</text:p>
          </table:table-cell>
          <table:table-cell table:formula="of:=([.B2015]+[.E2015]+[.H201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6]+[.D2016]+[.G2016])/3" office:value-type="float" office:value="0.473958333333333" calcext:value-type="float">
            <text:p>0.473958333333333</text:p>
          </table:table-cell>
          <table:table-cell table:formula="of:=([.B2016]+[.E2016]+[.H2016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17]+[.D2017]+[.G2017])/3" office:value-type="float" office:value="0.5" calcext:value-type="float">
            <text:p>0.5</text:p>
          </table:table-cell>
          <table:table-cell table:formula="of:=([.B2017]+[.E2017]+[.H201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18]+[.D2018]+[.G2018])/3" office:value-type="float" office:value="0.489583333333333" calcext:value-type="float">
            <text:p>0.489583333333333</text:p>
          </table:table-cell>
          <table:table-cell table:formula="of:=([.B2018]+[.E2018]+[.H201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19]+[.D2019]+[.G2019])/3" office:value-type="float" office:value="0.484375" calcext:value-type="float">
            <text:p>0.484375</text:p>
          </table:table-cell>
          <table:table-cell table:formula="of:=([.B2019]+[.E2019]+[.H201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0]+[.D2020]+[.G2020])/3" office:value-type="float" office:value="0.489583333333333" calcext:value-type="float">
            <text:p>0.489583333333333</text:p>
          </table:table-cell>
          <table:table-cell table:formula="of:=([.B2020]+[.E2020]+[.H202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21]+[.D2021]+[.G2021])/3" office:value-type="float" office:value="0.5" calcext:value-type="float">
            <text:p>0.5</text:p>
          </table:table-cell>
          <table:table-cell table:formula="of:=([.B2021]+[.E2021]+[.H202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22]+[.D2022]+[.G2022])/3" office:value-type="float" office:value="0.489583333333333" calcext:value-type="float">
            <text:p>0.489583333333333</text:p>
          </table:table-cell>
          <table:table-cell table:formula="of:=([.B2022]+[.E2022]+[.H20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3]+[.D2023]+[.G2023])/3" office:value-type="float" office:value="0.489583333333333" calcext:value-type="float">
            <text:p>0.489583333333333</text:p>
          </table:table-cell>
          <table:table-cell table:formula="of:=([.B2023]+[.E2023]+[.H202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4]+[.D2024]+[.G2024])/3" office:value-type="float" office:value="0.484375" calcext:value-type="float">
            <text:p>0.484375</text:p>
          </table:table-cell>
          <table:table-cell table:formula="of:=([.B2024]+[.E2024]+[.H2024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8125" calcext:value-type="float">
            <text:p>0.28125</text:p>
          </table:table-cell>
          <table:table-cell/>
          <table:table-cell table:number-columns-repeated="2" office:value-type="float" office:value="0.75" calcext:value-type="float">
            <text:p>0.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5]+[.D2025]+[.G2025])/3" office:value-type="float" office:value="0.5" calcext:value-type="float">
            <text:p>0.5</text:p>
          </table:table-cell>
          <table:table-cell table:formula="of:=([.B2025]+[.E2025]+[.H202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26]+[.D2026]+[.G2026])/3" office:value-type="float" office:value="0.484375" calcext:value-type="float">
            <text:p>0.484375</text:p>
          </table:table-cell>
          <table:table-cell table:formula="of:=([.B2026]+[.E2026]+[.H202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7]+[.D2027]+[.G2027])/3" office:value-type="float" office:value="0.494791666666667" calcext:value-type="float">
            <text:p>0.494791666666667</text:p>
          </table:table-cell>
          <table:table-cell table:formula="of:=([.B2027]+[.E2027]+[.H202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28]+[.D2028]+[.G2028])/3" office:value-type="float" office:value="0.5" calcext:value-type="float">
            <text:p>0.5</text:p>
          </table:table-cell>
          <table:table-cell table:formula="of:=([.B2028]+[.E2028]+[.H202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125" calcext:value-type="float">
            <text:p>0.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2029]+[.D2029]+[.G2029])/3" office:value-type="float" office:value="0.505208333333333" calcext:value-type="float">
            <text:p>0.505208333333333</text:p>
          </table:table-cell>
          <table:table-cell table:formula="of:=([.B2029]+[.E2029]+[.H20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2030]+[.D2030]+[.G2030])/3" office:value-type="float" office:value="0.494791666666667" calcext:value-type="float">
            <text:p>0.494791666666667</text:p>
          </table:table-cell>
          <table:table-cell table:formula="of:=([.B2030]+[.E2030]+[.H2030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2031]+[.D2031]+[.G2031])/3" office:value-type="float" office:value="0.53125" calcext:value-type="float">
            <text:p>0.53125</text:p>
          </table:table-cell>
          <table:table-cell table:formula="of:=([.B2031]+[.E2031]+[.H203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32]+[.D2032]+[.G2032])/3" office:value-type="float" office:value="0.520833333333333" calcext:value-type="float">
            <text:p>0.520833333333333</text:p>
          </table:table-cell>
          <table:table-cell table:formula="of:=([.B2032]+[.E2032]+[.H203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33]+[.D2033]+[.G2033])/3" office:value-type="float" office:value="0.411458333333333" calcext:value-type="float">
            <text:p>0.411458333333333</text:p>
          </table:table-cell>
          <table:table-cell table:formula="of:=([.B2033]+[.E2033]+[.H203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2034]+[.D2034]+[.G2034])/3" office:value-type="float" office:value="0.453125" calcext:value-type="float">
            <text:p>0.453125</text:p>
          </table:table-cell>
          <table:table-cell table:formula="of:=([.B2034]+[.E2034]+[.H203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28125" calcext:value-type="float">
            <text:p>0.3281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35]+[.D2035]+[.G2035])/3" office:value-type="float" office:value="0.526041666666667" calcext:value-type="float">
            <text:p>0.526041666666667</text:p>
          </table:table-cell>
          <table:table-cell table:formula="of:=([.B2035]+[.E2035]+[.H203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2036]+[.D2036]+[.G2036])/3" office:value-type="float" office:value="0.494791666666667" calcext:value-type="float">
            <text:p>0.494791666666667</text:p>
          </table:table-cell>
          <table:table-cell table:formula="of:=([.B2036]+[.E2036]+[.H203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37]+[.D2037]+[.G2037])/3" office:value-type="float" office:value="0.5" calcext:value-type="float">
            <text:p>0.5</text:p>
          </table:table-cell>
          <table:table-cell table:formula="of:=([.B2037]+[.E2037]+[.H2037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38]+[.D2038]+[.G2038])/3" office:value-type="float" office:value="0.484375" calcext:value-type="float">
            <text:p>0.484375</text:p>
          </table:table-cell>
          <table:table-cell table:formula="of:=([.B2038]+[.E2038]+[.H203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39]+[.D2039]+[.G2039])/3" office:value-type="float" office:value="0.510416666666667" calcext:value-type="float">
            <text:p>0.510416666666667</text:p>
          </table:table-cell>
          <table:table-cell table:formula="of:=([.B2039]+[.E2039]+[.H203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40]+[.D2040]+[.G2040])/3" office:value-type="float" office:value="0.479166666666667" calcext:value-type="float">
            <text:p>0.479166666666667</text:p>
          </table:table-cell>
          <table:table-cell table:formula="of:=([.B2040]+[.E2040]+[.H204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41]+[.D2041]+[.G2041])/3" office:value-type="float" office:value="0.479166666666667" calcext:value-type="float">
            <text:p>0.479166666666667</text:p>
          </table:table-cell>
          <table:table-cell table:formula="of:=([.B2041]+[.E2041]+[.H2041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2042]+[.D2042]+[.G2042])/3" office:value-type="float" office:value="0.526041666666667" calcext:value-type="float">
            <text:p>0.526041666666667</text:p>
          </table:table-cell>
          <table:table-cell table:formula="of:=([.B2042]+[.E2042]+[.H2042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43]+[.D2043]+[.G2043])/3" office:value-type="float" office:value="0.494791666666667" calcext:value-type="float">
            <text:p>0.494791666666667</text:p>
          </table:table-cell>
          <table:table-cell table:formula="of:=([.B2043]+[.E2043]+[.H2043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44]+[.D2044]+[.G2044])/3" office:value-type="float" office:value="0.479166666666667" calcext:value-type="float">
            <text:p>0.479166666666667</text:p>
          </table:table-cell>
          <table:table-cell table:formula="of:=([.B2044]+[.E2044]+[.H2044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045]+[.D2045]+[.G2045])/3" office:value-type="float" office:value="0.494791666666667" calcext:value-type="float">
            <text:p>0.494791666666667</text:p>
          </table:table-cell>
          <table:table-cell table:formula="of:=([.B2045]+[.E2045]+[.H2045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2046]+[.D2046]+[.G2046])/3" office:value-type="float" office:value="0.479166666666667" calcext:value-type="float">
            <text:p>0.479166666666667</text:p>
          </table:table-cell>
          <table:table-cell table:formula="of:=([.B2046]+[.E2046]+[.H2046])/3" office:value-type="float" office:value="0.604166666666667" calcext:value-type="float">
            <text:p>0.6041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47]+[.D2047]+[.G2047])/3" office:value-type="float" office:value="0.484375" calcext:value-type="float">
            <text:p>0.484375</text:p>
          </table:table-cell>
          <table:table-cell table:formula="of:=([.B2047]+[.E2047]+[.H2047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48]+[.D2048]+[.G2048])/3" office:value-type="float" office:value="0.552083333333333" calcext:value-type="float">
            <text:p>0.552083333333333</text:p>
          </table:table-cell>
          <table:table-cell table:formula="of:=([.B2048]+[.E2048]+[.H204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number-columns-repeated="2" office:value-type="float" office:value="0.765625" calcext:value-type="float">
            <text:p>0.765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49]+[.D2049]+[.G2049])/3" office:value-type="float" office:value="0.494791666666667" calcext:value-type="float">
            <text:p>0.494791666666667</text:p>
          </table:table-cell>
          <table:table-cell table:formula="of:=([.B2049]+[.E2049]+[.H2049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050]+[.D2050]+[.G2050])/3" office:value-type="float" office:value="0.505208333333333" calcext:value-type="float">
            <text:p>0.505208333333333</text:p>
          </table:table-cell>
          <table:table-cell table:formula="of:=([.B2050]+[.E2050]+[.H205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051]+[.D2051]+[.G2051])/3" office:value-type="float" office:value="0.536458333333333" calcext:value-type="float">
            <text:p>0.536458333333333</text:p>
          </table:table-cell>
          <table:table-cell table:formula="of:=([.B2051]+[.E2051]+[.H205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52]+[.D2052]+[.G2052])/3" office:value-type="float" office:value="0.515625" calcext:value-type="float">
            <text:p>0.515625</text:p>
          </table:table-cell>
          <table:table-cell table:formula="of:=([.B2052]+[.E2052]+[.H205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53]+[.D2053]+[.G2053])/3" office:value-type="float" office:value="0.494791666666667" calcext:value-type="float">
            <text:p>0.494791666666667</text:p>
          </table:table-cell>
          <table:table-cell table:formula="of:=([.B2053]+[.E2053]+[.H205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54]+[.D2054]+[.G2054])/3" office:value-type="float" office:value="0.489583333333333" calcext:value-type="float">
            <text:p>0.489583333333333</text:p>
          </table:table-cell>
          <table:table-cell table:formula="of:=([.B2054]+[.E2054]+[.H2054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55]+[.D2055]+[.G2055])/3" office:value-type="float" office:value="0.526041666666667" calcext:value-type="float">
            <text:p>0.526041666666667</text:p>
          </table:table-cell>
          <table:table-cell table:formula="of:=([.B2055]+[.E2055]+[.H205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56]+[.D2056]+[.G2056])/3" office:value-type="float" office:value="0.5" calcext:value-type="float">
            <text:p>0.5</text:p>
          </table:table-cell>
          <table:table-cell table:formula="of:=([.B2056]+[.E2056]+[.H205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57]+[.D2057]+[.G2057])/3" office:value-type="float" office:value="0.505208333333333" calcext:value-type="float">
            <text:p>0.505208333333333</text:p>
          </table:table-cell>
          <table:table-cell table:formula="of:=([.B2057]+[.E2057]+[.H2057])/3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2058]+[.D2058]+[.G2058])/3" office:value-type="float" office:value="0.510416666666667" calcext:value-type="float">
            <text:p>0.510416666666667</text:p>
          </table:table-cell>
          <table:table-cell table:formula="of:=([.B2058]+[.E2058]+[.H2058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59]+[.D2059]+[.G2059])/3" office:value-type="float" office:value="0.505208333333333" calcext:value-type="float">
            <text:p>0.505208333333333</text:p>
          </table:table-cell>
          <table:table-cell table:formula="of:=([.B2059]+[.E2059]+[.H2059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60]+[.D2060]+[.G2060])/3" office:value-type="float" office:value="0.510416666666667" calcext:value-type="float">
            <text:p>0.510416666666667</text:p>
          </table:table-cell>
          <table:table-cell table:formula="of:=([.B2060]+[.E2060]+[.H2060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61]+[.D2061]+[.G2061])/3" office:value-type="float" office:value="0.510416666666667" calcext:value-type="float">
            <text:p>0.510416666666667</text:p>
          </table:table-cell>
          <table:table-cell table:formula="of:=([.B2061]+[.E2061]+[.H2061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62]+[.D2062]+[.G2062])/3" office:value-type="float" office:value="0.5" calcext:value-type="float">
            <text:p>0.5</text:p>
          </table:table-cell>
          <table:table-cell table:formula="of:=([.B2062]+[.E2062]+[.H206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63]+[.D2063]+[.G2063])/3" office:value-type="float" office:value="0.526041666666667" calcext:value-type="float">
            <text:p>0.526041666666667</text:p>
          </table:table-cell>
          <table:table-cell table:formula="of:=([.B2063]+[.E2063]+[.H2063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064]+[.D2064]+[.G2064])/3" office:value-type="float" office:value="0.546875" calcext:value-type="float">
            <text:p>0.546875</text:p>
          </table:table-cell>
          <table:table-cell table:formula="of:=([.B2064]+[.E2064]+[.H2064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2065]+[.D2065]+[.G2065])/3" office:value-type="float" office:value="0.515625" calcext:value-type="float">
            <text:p>0.515625</text:p>
          </table:table-cell>
          <table:table-cell table:formula="of:=([.B2065]+[.E2065]+[.H2065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66]+[.D2066]+[.G2066])/3" office:value-type="float" office:value="0.5" calcext:value-type="float">
            <text:p>0.5</text:p>
          </table:table-cell>
          <table:table-cell table:formula="of:=([.B2066]+[.E2066]+[.H206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67]+[.D2067]+[.G2067])/3" office:value-type="float" office:value="0.53125" calcext:value-type="float">
            <text:p>0.53125</text:p>
          </table:table-cell>
          <table:table-cell table:formula="of:=([.B2067]+[.E2067]+[.H206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68]+[.D2068]+[.G2068])/3" office:value-type="float" office:value="0.53125" calcext:value-type="float">
            <text:p>0.53125</text:p>
          </table:table-cell>
          <table:table-cell table:formula="of:=([.B2068]+[.E2068]+[.H2068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69]+[.D2069]+[.G2069])/3" office:value-type="float" office:value="0.484375" calcext:value-type="float">
            <text:p>0.484375</text:p>
          </table:table-cell>
          <table:table-cell table:formula="of:=([.B2069]+[.E2069]+[.H206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70]+[.D2070]+[.G2070])/3" office:value-type="float" office:value="0.494791666666667" calcext:value-type="float">
            <text:p>0.494791666666667</text:p>
          </table:table-cell>
          <table:table-cell table:formula="of:=([.B2070]+[.E2070]+[.H207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1]+[.D2071]+[.G2071])/3" office:value-type="float" office:value="0.510416666666667" calcext:value-type="float">
            <text:p>0.510416666666667</text:p>
          </table:table-cell>
          <table:table-cell table:formula="of:=([.B2071]+[.E2071]+[.H2071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2]+[.D2072]+[.G2072])/3" office:value-type="float" office:value="0.510416666666667" calcext:value-type="float">
            <text:p>0.510416666666667</text:p>
          </table:table-cell>
          <table:table-cell table:formula="of:=([.B2072]+[.E2072]+[.H2072])/3" office:value-type="float" office:value="0.557291666666667" calcext:value-type="float">
            <text:p>0.557291666666667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73]+[.D2073]+[.G2073])/3" office:value-type="float" office:value="0.510416666666667" calcext:value-type="float">
            <text:p>0.510416666666667</text:p>
          </table:table-cell>
          <table:table-cell table:formula="of:=([.B2073]+[.E2073]+[.H2073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4]+[.D2074]+[.G2074])/3" office:value-type="float" office:value="0.510416666666667" calcext:value-type="float">
            <text:p>0.510416666666667</text:p>
          </table:table-cell>
          <table:table-cell table:formula="of:=([.B2074]+[.E2074]+[.H207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5]+[.D2075]+[.G2075])/3" office:value-type="float" office:value="0.526041666666667" calcext:value-type="float">
            <text:p>0.526041666666667</text:p>
          </table:table-cell>
          <table:table-cell table:formula="of:=([.B2075]+[.E2075]+[.H207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2076]+[.D2076]+[.G2076])/3" office:value-type="float" office:value="0.505208333333333" calcext:value-type="float">
            <text:p>0.505208333333333</text:p>
          </table:table-cell>
          <table:table-cell table:formula="of:=([.B2076]+[.E2076]+[.H2076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7]+[.D2077]+[.G2077])/3" office:value-type="float" office:value="0.5" calcext:value-type="float">
            <text:p>0.5</text:p>
          </table:table-cell>
          <table:table-cell table:formula="of:=([.B2077]+[.E2077]+[.H207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78]+[.D2078]+[.G2078])/3" office:value-type="float" office:value="0.515625" calcext:value-type="float">
            <text:p>0.515625</text:p>
          </table:table-cell>
          <table:table-cell table:formula="of:=([.B2078]+[.E2078]+[.H207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79]+[.D2079]+[.G2079])/3" office:value-type="float" office:value="0.520833333333333" calcext:value-type="float">
            <text:p>0.520833333333333</text:p>
          </table:table-cell>
          <table:table-cell table:formula="of:=([.B2079]+[.E2079]+[.H2079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080]+[.D2080]+[.G2080])/3" office:value-type="float" office:value="0.510416666666667" calcext:value-type="float">
            <text:p>0.510416666666667</text:p>
          </table:table-cell>
          <table:table-cell table:formula="of:=([.B2080]+[.E2080]+[.H208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81]+[.D2081]+[.G2081])/3" office:value-type="float" office:value="0.510416666666667" calcext:value-type="float">
            <text:p>0.510416666666667</text:p>
          </table:table-cell>
          <table:table-cell table:formula="of:=([.B2081]+[.E2081]+[.H208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082]+[.D2082]+[.G2082])/3" office:value-type="float" office:value="0.526041666666667" calcext:value-type="float">
            <text:p>0.526041666666667</text:p>
          </table:table-cell>
          <table:table-cell table:formula="of:=([.B2082]+[.E2082]+[.H2082])/3" office:value-type="float" office:value="0.53125" calcext:value-type="float">
            <text:p>0.5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33:45.611000000</meta:creation-date>
    <dc:date>2018-07-09T15:32:14.435000000</dc:date>
    <meta:editing-duration>PT11M40S</meta:editing-duration>
    <meta:editing-cycles>2</meta:editing-cycles>
    <meta:generator>LibreOffice/6.0.4.2$Windows_X86_64 LibreOffice_project/9b0d9b32d5dcda91d2f1a96dc04c645c450872bf</meta:generator>
    <meta:document-statistic meta:table-count="1" meta:cell-count="16656" meta:object-count="0"/>
  </office:meta>
</office:document-meta>
</file>